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Bitstream Vera Sans Mono" svg:font-family="'Bitstream Vera Sans Mono', 'Courier New', monospace"/>
    <style:font-face style:name="Lohit Devanagari1" svg:font-family="'Lohit Devanagari'"/>
    <style:font-face style:name="OpenSymbol" svg:font-family="OpenSymbol"/>
    <style:font-face style:name="Tahoma" svg:font-family="Tahoma, Verdana, Arial, Helvetica, 'Bitstream Vera Sans', sans-serif"/>
    <style:font-face style:name="DejaVu Sans Mono" svg:font-family="'DejaVu Sans Mono'" style:font-family-generic="modern" style:font-pitch="fixed"/>
    <style:font-face style:name="Lohit Devanagari2" svg:font-family="'Lohit Devanagari'"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able1" style:family="table">
      <style:table-properties style:width="1.1549in" table:align="left"/>
    </style:style>
    <style:style style:name="Table1.A" style:family="table-column">
      <style:table-column-properties style:column-width="1.1549in"/>
    </style:style>
    <style:style style:name="Table1.A1" style:family="table-cell">
      <style:table-cell-properties style:vertical-align="middle" fo:padding="0.0194in" fo:border="0.05pt dashed #bbbbbb"/>
    </style:style>
    <style:style style:name="P1" style:family="paragraph" style:parent-style-name="Standard">
      <style:paragraph-properties fo:margin-top="0in" fo:margin-bottom="0in"/>
      <style:text-properties fo:font-size="2pt" style:font-size-asian="2pt" style:font-size-complex="2pt"/>
    </style:style>
    <style:style style:name="P2" style:family="paragraph" style:parent-style-name="Text_20_body">
      <style:paragraph-properties fo:margin-left="0in" fo:margin-right="0in" fo:orphans="2" fo:widows="2" fo:text-indent="0in" style:auto-text-indent="false"/>
    </style:style>
    <style:style style:name="P3" style:family="paragraph" style:parent-style-name="Text_20_body">
      <style:paragraph-properties fo:margin-left="0in" fo:margin-right="0in" fo:orphans="2" fo:widows="2" fo:text-indent="0in" style:auto-text-indent="false"/>
      <style:text-properties fo:font-variant="normal" fo:text-transform="none" fo:color="#000000" fo:letter-spacing="normal"/>
    </style:style>
    <style:style style:name="P4" style:family="paragraph" style:parent-style-name="Text_20_body">
      <style:paragraph-properties fo:margin-left="0in" fo:margin-right="0in" fo:orphans="2" fo:widows="2" fo:text-indent="0in" style:auto-text-indent="false"/>
      <style:text-properties fo:font-variant="normal" fo:text-transform="none" fo:color="#000000" style:font-name="Tahoma" fo:font-size="12pt" fo:letter-spacing="normal" fo:font-style="normal" fo:font-weight="normal"/>
    </style:style>
    <style:style style:name="P5" style:family="paragraph" style:parent-style-name="Text_20_body">
      <style:paragraph-properties fo:margin-left="0in" fo:margin-right="0in" fo:orphans="2" fo:widows="2" fo:text-indent="0in" style:auto-text-indent="false"/>
      <style:text-properties fo:font-variant="normal" fo:text-transform="none" fo:color="#000000" style:font-name="Tahoma" fo:font-size="18pt" fo:letter-spacing="normal" fo:font-style="normal" fo:font-weight="normal"/>
    </style:style>
    <style:style style:name="P6" style:family="paragraph" style:parent-style-name="Text_20_body">
      <style:paragraph-properties fo:margin-left="0in" fo:margin-right="0in" fo:orphans="2" fo:widows="2" fo:text-indent="0in" style:auto-text-indent="false"/>
      <style:text-properties fo:font-variant="normal" fo:text-transform="none" fo:color="#4d4d4d" style:font-name="Tahoma" fo:font-size="18pt" fo:letter-spacing="normal" fo:font-style="normal" fo:font-weight="normal"/>
    </style:style>
    <style:style style:name="P7" style:family="paragraph" style:parent-style-name="Text_20_body">
      <style:paragraph-properties fo:margin-left="0in" fo:margin-right="0in" fo:orphans="2" fo:widows="2" fo:text-indent="0in" style:auto-text-indent="false"/>
      <style:text-properties fo:font-variant="normal" fo:text-transform="none" fo:color="#4d4d4d" fo:letter-spacing="normal"/>
    </style:style>
    <style:style style:name="P8" style:family="paragraph" style:parent-style-name="Text_20_body" style:list-style-name="L2">
      <style:paragraph-properties fo:margin-left="0in" fo:margin-right="0in" fo:margin-top="0in" fo:margin-bottom="0in" fo:orphans="2" fo:widows="2" fo:text-indent="0in" style:auto-text-indent="false" fo:padding="0in" fo:border="none"/>
      <style:text-properties fo:font-variant="normal" fo:text-transform="none" fo:color="#4d4d4d" style:font-name="Tahoma" fo:font-size="18pt" fo:letter-spacing="normal" fo:font-style="normal" fo:font-weight="normal"/>
    </style:style>
    <style:style style:name="P9" style:family="paragraph" style:parent-style-name="Text_20_body" style:list-style-name="L3">
      <style:paragraph-properties fo:margin-left="0in" fo:margin-right="0in" fo:margin-top="0in" fo:margin-bottom="0in" fo:orphans="2" fo:widows="2" fo:text-indent="0in" style:auto-text-indent="false" fo:padding="0in" fo:border="none"/>
      <style:text-properties fo:font-variant="normal" fo:text-transform="none" fo:color="#4d4d4d" style:font-name="Tahoma" fo:font-size="18pt" fo:letter-spacing="normal" fo:font-style="normal" fo:font-weight="normal"/>
    </style:style>
    <style:style style:name="P10" style:family="paragraph" style:parent-style-name="Text_20_body" style:list-style-name="L5">
      <style:paragraph-properties fo:margin-left="0in" fo:margin-right="0in" fo:margin-top="0in" fo:margin-bottom="0in" fo:orphans="2" fo:widows="2" fo:text-indent="0in" style:auto-text-indent="false" fo:padding="0in" fo:border="none"/>
      <style:text-properties fo:font-variant="normal" fo:text-transform="none" fo:color="#4d4d4d" style:font-name="Tahoma" fo:font-size="18pt" fo:letter-spacing="normal" fo:font-style="normal" fo:font-weight="normal"/>
    </style:style>
    <style:style style:name="P11" style:family="paragraph" style:parent-style-name="Text_20_body" style:list-style-name="L6">
      <style:paragraph-properties fo:margin-left="0in" fo:margin-right="0in" fo:margin-top="0in" fo:margin-bottom="0in" fo:orphans="2" fo:widows="2" fo:text-indent="0in" style:auto-text-indent="false" fo:padding="0in" fo:border="none"/>
      <style:text-properties fo:font-variant="normal" fo:text-transform="none" fo:color="#4d4d4d" style:font-name="Tahoma" fo:font-size="18pt" fo:letter-spacing="normal" fo:font-style="normal" fo:font-weight="normal"/>
    </style:style>
    <style:style style:name="P12" style:family="paragraph" style:parent-style-name="Text_20_body" style:list-style-name="L7">
      <style:paragraph-properties fo:margin-left="0in" fo:margin-right="0in" fo:margin-top="0in" fo:margin-bottom="0in" fo:orphans="2" fo:widows="2" fo:text-indent="0in" style:auto-text-indent="false" fo:padding="0in" fo:border="none"/>
      <style:text-properties fo:font-variant="normal" fo:text-transform="none" fo:color="#4d4d4d" style:font-name="Tahoma" fo:font-size="18pt" fo:letter-spacing="normal" fo:font-style="normal" fo:font-weight="normal"/>
    </style:style>
    <style:style style:name="P13" style:family="paragraph" style:parent-style-name="Text_20_body" style:list-style-name="L2">
      <style:paragraph-properties fo:margin-left="0in" fo:margin-right="0in" fo:margin-top="0in" fo:margin-bottom="0in" fo:orphans="2" fo:widows="2" fo:text-indent="0in" style:auto-text-indent="false" fo:padding="0in" fo:border="none"/>
      <style:text-properties fo:font-variant="normal" fo:text-transform="none" fo:color="#000000" fo:letter-spacing="normal"/>
    </style:style>
    <style:style style:name="P14" style:family="paragraph" style:parent-style-name="Text_20_body" style:list-style-name="L3">
      <style:paragraph-properties fo:margin-left="0in" fo:margin-right="0in" fo:margin-top="0in" fo:margin-bottom="0in" fo:orphans="2" fo:widows="2" fo:text-indent="0in" style:auto-text-indent="false" fo:padding="0in" fo:border="none"/>
      <style:text-properties fo:font-variant="normal" fo:text-transform="none" fo:color="#000000" fo:letter-spacing="normal"/>
    </style:style>
    <style:style style:name="P15" style:family="paragraph" style:parent-style-name="Text_20_body" style:list-style-name="L5">
      <style:paragraph-properties fo:margin-left="0in" fo:margin-right="0in" fo:margin-top="0in" fo:margin-bottom="0in" fo:orphans="2" fo:widows="2" fo:text-indent="0in" style:auto-text-indent="false" fo:padding="0in" fo:border="none"/>
      <style:text-properties fo:font-variant="normal" fo:text-transform="none" fo:color="#000000" fo:letter-spacing="normal"/>
    </style:style>
    <style:style style:name="P16" style:family="paragraph" style:parent-style-name="Text_20_body" style:list-style-name="L20">
      <style:paragraph-properties fo:margin-left="0in" fo:margin-right="0in" fo:margin-top="0in" fo:margin-bottom="0in" fo:orphans="2" fo:widows="2" fo:text-indent="0in" style:auto-text-indent="false" fo:padding="0in" fo:border="none"/>
      <style:text-properties fo:font-variant="normal" fo:text-transform="none" fo:color="#000000" fo:letter-spacing="normal"/>
    </style:style>
    <style:style style:name="P17" style:family="paragraph" style:parent-style-name="Text_20_body" style:list-style-name="L23">
      <style:paragraph-properties fo:margin-left="0in" fo:margin-right="0in" fo:margin-top="0in" fo:margin-bottom="0in" fo:orphans="2" fo:widows="2" fo:text-indent="0in" style:auto-text-indent="false" fo:padding="0in" fo:border="none"/>
      <style:text-properties fo:font-variant="normal" fo:text-transform="none" fo:color="#000000" fo:letter-spacing="normal"/>
    </style:style>
    <style:style style:name="P18" style:family="paragraph" style:parent-style-name="Text_20_body" style:list-style-name="L24">
      <style:paragraph-properties fo:margin-left="0in" fo:margin-right="0in" fo:margin-top="0in" fo:margin-bottom="0in" fo:orphans="2" fo:widows="2" fo:text-indent="0in" style:auto-text-indent="false" fo:padding="0in" fo:border="none"/>
      <style:text-properties fo:font-variant="normal" fo:text-transform="none" fo:color="#000000" fo:letter-spacing="normal"/>
    </style:style>
    <style:style style:name="P19" style:family="paragraph" style:parent-style-name="Text_20_body" style:list-style-name="L26">
      <style:paragraph-properties fo:margin-left="0in" fo:margin-right="0in" fo:margin-top="0in" fo:margin-bottom="0in" fo:orphans="2" fo:widows="2" fo:text-indent="0in" style:auto-text-indent="false" fo:padding="0in" fo:border="none"/>
      <style:text-properties fo:font-variant="normal" fo:text-transform="none" fo:color="#000000" fo:letter-spacing="normal"/>
    </style:style>
    <style:style style:name="P20" style:family="paragraph" style:parent-style-name="Text_20_body" style:list-style-name="L41">
      <style:paragraph-properties fo:margin-left="0in" fo:margin-right="0in" fo:margin-top="0in" fo:margin-bottom="0in" fo:orphans="2" fo:widows="2" fo:text-indent="0in" style:auto-text-indent="false" fo:padding="0in" fo:border="none"/>
      <style:text-properties fo:font-variant="normal" fo:text-transform="none" fo:color="#000000" fo:letter-spacing="normal"/>
    </style:style>
    <style:style style:name="P21" style:family="paragraph" style:parent-style-name="Text_20_body" style:list-style-name="L4">
      <style:paragraph-properties fo:margin-left="0in" fo:margin-right="0in" fo:margin-top="0in" fo:margin-bottom="0in" fo:orphans="2" fo:widows="2" fo:text-indent="0in" style:auto-text-indent="false" fo:padding="0in" fo:border="none"/>
      <style:text-properties fo:font-variant="normal" fo:text-transform="none" fo:color="#000000" style:font-name="Tahoma" fo:font-size="12pt" fo:letter-spacing="normal" fo:font-style="normal" fo:font-weight="normal"/>
    </style:style>
    <style:style style:name="P22" style:family="paragraph" style:parent-style-name="Text_20_body" style:list-style-name="L9">
      <style:paragraph-properties fo:margin-left="0in" fo:margin-right="0in" fo:margin-top="0in" fo:margin-bottom="0in" fo:orphans="2" fo:widows="2" fo:text-indent="0in" style:auto-text-indent="false" fo:padding="0in" fo:border="none"/>
      <style:text-properties fo:font-variant="normal" fo:text-transform="none" fo:color="#000000" style:font-name="Tahoma" fo:font-size="12pt" fo:letter-spacing="normal" fo:font-style="normal" fo:font-weight="normal"/>
    </style:style>
    <style:style style:name="P23" style:family="paragraph" style:parent-style-name="Text_20_body" style:list-style-name="L16">
      <style:paragraph-properties fo:margin-left="0in" fo:margin-right="0in" fo:margin-top="0in" fo:margin-bottom="0in" fo:orphans="2" fo:widows="2" fo:text-indent="0in" style:auto-text-indent="false" fo:padding="0in" fo:border="none"/>
      <style:text-properties fo:font-variant="normal" fo:text-transform="none" fo:color="#000000" style:font-name="Tahoma" fo:font-size="12pt" fo:letter-spacing="normal" fo:font-style="normal" fo:font-weight="normal"/>
    </style:style>
    <style:style style:name="P24" style:family="paragraph" style:parent-style-name="Text_20_body" style:list-style-name="L32">
      <style:paragraph-properties fo:margin-left="0in" fo:margin-right="0in" fo:margin-top="0in" fo:margin-bottom="0in" fo:orphans="2" fo:widows="2" fo:text-indent="0in" style:auto-text-indent="false" fo:padding="0in" fo:border="none"/>
      <style:text-properties fo:font-variant="normal" fo:text-transform="none" fo:color="#000000" style:font-name="Tahoma" fo:font-size="12pt" fo:letter-spacing="normal" fo:font-style="normal" fo:font-weight="normal"/>
    </style:style>
    <style:style style:name="P25" style:family="paragraph" style:parent-style-name="Text_20_body" style:list-style-name="L39">
      <style:paragraph-properties fo:margin-left="0in" fo:margin-right="0in" fo:margin-top="0in" fo:margin-bottom="0in" fo:orphans="2" fo:widows="2" fo:text-indent="0in" style:auto-text-indent="false" fo:padding="0in" fo:border="none"/>
      <style:text-properties fo:font-variant="normal" fo:text-transform="none" fo:color="#000000" style:font-name="Tahoma" fo:font-size="12pt" fo:letter-spacing="normal" fo:font-style="normal" fo:font-weight="normal"/>
    </style:style>
    <style:style style:name="P26" style:family="paragraph" style:parent-style-name="Text_20_body" style:list-style-name="L41">
      <style:paragraph-properties fo:margin-left="0in" fo:margin-right="0in" fo:margin-top="0in" fo:margin-bottom="0in" fo:orphans="2" fo:widows="2" fo:text-indent="0in" style:auto-text-indent="false" fo:padding="0in" fo:border="none"/>
      <style:text-properties fo:font-variant="normal" fo:text-transform="none" fo:color="#000000" style:font-name="Tahoma" fo:font-size="12pt" fo:letter-spacing="normal" fo:font-style="normal" fo:font-weight="normal"/>
    </style:style>
    <style:style style:name="P27" style:family="paragraph" style:parent-style-name="Text_20_body" style:list-style-name="L42">
      <style:paragraph-properties fo:margin-left="0in" fo:margin-right="0in" fo:margin-top="0in" fo:margin-bottom="0in" fo:orphans="2" fo:widows="2" fo:text-indent="0in" style:auto-text-indent="false" fo:padding="0in" fo:border="none"/>
      <style:text-properties fo:font-variant="normal" fo:text-transform="none" fo:color="#000000" style:font-name="Tahoma" fo:font-size="12pt" fo:letter-spacing="normal" fo:font-style="normal" fo:font-weight="normal"/>
    </style:style>
    <style:style style:name="P28" style:family="paragraph" style:parent-style-name="Text_20_body" style:list-style-name="L46">
      <style:paragraph-properties fo:margin-left="0in" fo:margin-right="0in" fo:margin-top="0in" fo:margin-bottom="0in" fo:orphans="2" fo:widows="2" fo:text-indent="0in" style:auto-text-indent="false" fo:padding="0in" fo:border="none"/>
      <style:text-properties fo:font-variant="normal" fo:text-transform="none" fo:color="#000000" style:font-name="Tahoma" fo:font-size="12pt" fo:letter-spacing="normal" fo:font-style="normal" fo:font-weight="normal"/>
    </style:style>
    <style:style style:name="P29" style:family="paragraph" style:parent-style-name="Text_20_body" style:list-style-name="L47">
      <style:paragraph-properties fo:margin-left="0in" fo:margin-right="0in" fo:margin-top="0in" fo:margin-bottom="0in" fo:orphans="2" fo:widows="2" fo:text-indent="0in" style:auto-text-indent="false" fo:padding="0in" fo:border="none"/>
      <style:text-properties fo:font-variant="normal" fo:text-transform="none" fo:color="#000000" style:font-name="Tahoma" fo:font-size="12pt" fo:letter-spacing="normal" fo:font-style="normal" fo:font-weight="normal"/>
    </style:style>
    <style:style style:name="P30" style:family="paragraph" style:parent-style-name="Text_20_body" style:list-style-name="L14">
      <style:paragraph-properties fo:margin-left="0in" fo:margin-right="0in" fo:margin-top="0in" fo:margin-bottom="0in" fo:orphans="2" fo:widows="2" fo:text-indent="0in" style:auto-text-indent="false" fo:padding="0in" fo:border="none"/>
      <style:text-properties fo:font-variant="normal" fo:text-transform="none" fo:color="#000000" style:font-name="Tahoma" fo:font-size="18pt" fo:letter-spacing="normal" fo:font-style="normal" fo:font-weight="normal"/>
    </style:style>
    <style:style style:name="P31" style:family="paragraph" style:parent-style-name="Text_20_body" style:list-style-name="L17">
      <style:paragraph-properties fo:margin-left="0in" fo:margin-right="0in" fo:margin-top="0in" fo:margin-bottom="0in" fo:orphans="2" fo:widows="2" fo:text-indent="0in" style:auto-text-indent="false" fo:padding="0in" fo:border="none"/>
      <style:text-properties fo:font-variant="normal" fo:text-transform="none" fo:color="#000000" style:font-name="Tahoma" fo:font-size="18pt" fo:letter-spacing="normal" fo:font-style="normal" fo:font-weight="normal"/>
    </style:style>
    <style:style style:name="P32" style:family="paragraph" style:parent-style-name="Text_20_body" style:list-style-name="L19">
      <style:paragraph-properties fo:margin-left="0in" fo:margin-right="0in" fo:margin-top="0in" fo:margin-bottom="0in" fo:orphans="2" fo:widows="2" fo:text-indent="0in" style:auto-text-indent="false" fo:padding="0in" fo:border="none"/>
      <style:text-properties fo:font-variant="normal" fo:text-transform="none" fo:color="#000000" style:font-name="Tahoma" fo:font-size="18pt" fo:letter-spacing="normal" fo:font-style="normal" fo:font-weight="normal"/>
    </style:style>
    <style:style style:name="P33" style:family="paragraph" style:parent-style-name="Text_20_body" style:list-style-name="L20">
      <style:paragraph-properties fo:margin-left="0in" fo:margin-right="0in" fo:margin-top="0in" fo:margin-bottom="0in" fo:orphans="2" fo:widows="2" fo:text-indent="0in" style:auto-text-indent="false" fo:padding="0in" fo:border="none"/>
      <style:text-properties fo:font-variant="normal" fo:text-transform="none" fo:color="#000000" style:font-name="Tahoma" fo:font-size="18pt" fo:letter-spacing="normal" fo:font-style="normal" fo:font-weight="normal"/>
    </style:style>
    <style:style style:name="P34" style:family="paragraph" style:parent-style-name="Text_20_body" style:list-style-name="L23">
      <style:paragraph-properties fo:margin-left="0in" fo:margin-right="0in" fo:margin-top="0in" fo:margin-bottom="0in" fo:orphans="2" fo:widows="2" fo:text-indent="0in" style:auto-text-indent="false" fo:padding="0in" fo:border="none"/>
      <style:text-properties fo:font-variant="normal" fo:text-transform="none" fo:color="#000000" style:font-name="Tahoma" fo:font-size="18pt" fo:letter-spacing="normal" fo:font-style="normal" fo:font-weight="normal"/>
    </style:style>
    <style:style style:name="P35" style:family="paragraph" style:parent-style-name="Text_20_body" style:list-style-name="L27">
      <style:paragraph-properties fo:margin-left="0in" fo:margin-right="0in" fo:margin-top="0in" fo:margin-bottom="0in" fo:orphans="2" fo:widows="2" fo:text-indent="0in" style:auto-text-indent="false" fo:padding="0in" fo:border="none"/>
      <style:text-properties fo:font-variant="normal" fo:text-transform="none" fo:color="#000000" style:font-name="Tahoma" fo:font-size="18pt" fo:letter-spacing="normal" fo:font-style="normal" fo:font-weight="normal"/>
    </style:style>
    <style:style style:name="P36" style:family="paragraph" style:parent-style-name="Text_20_body" style:list-style-name="L29">
      <style:paragraph-properties fo:margin-left="0in" fo:margin-right="0in" fo:margin-top="0in" fo:margin-bottom="0in" fo:orphans="2" fo:widows="2" fo:text-indent="0in" style:auto-text-indent="false" fo:padding="0in" fo:border="none"/>
      <style:text-properties fo:font-variant="normal" fo:text-transform="none" fo:color="#000000" style:font-name="Tahoma" fo:font-size="18pt" fo:letter-spacing="normal" fo:font-style="normal" fo:font-weight="normal"/>
    </style:style>
    <style:style style:name="P37" style:family="paragraph" style:parent-style-name="Text_20_body" style:list-style-name="L3">
      <style:paragraph-properties fo:margin-left="0in" fo:margin-right="0in" fo:margin-top="0in" fo:margin-bottom="0in" fo:orphans="2" fo:widows="2" fo:text-indent="0in" style:auto-text-indent="false" fo:padding="0in" fo:border="none"/>
    </style:style>
    <style:style style:name="P38" style:family="paragraph" style:parent-style-name="Text_20_body" style:list-style-name="L5">
      <style:paragraph-properties fo:margin-left="0in" fo:margin-right="0in" fo:margin-top="0in" fo:margin-bottom="0in" fo:orphans="2" fo:widows="2" fo:text-indent="0in" style:auto-text-indent="false" fo:padding="0in" fo:border="none"/>
    </style:style>
    <style:style style:name="P39" style:family="paragraph" style:parent-style-name="Text_20_body" style:list-style-name="L6">
      <style:paragraph-properties fo:margin-left="0in" fo:margin-right="0in" fo:margin-top="0in" fo:margin-bottom="0in" fo:orphans="2" fo:widows="2" fo:text-indent="0in" style:auto-text-indent="false" fo:padding="0in" fo:border="none"/>
    </style:style>
    <style:style style:name="P40" style:family="paragraph" style:parent-style-name="Text_20_body" style:list-style-name="L7">
      <style:paragraph-properties fo:margin-left="0in" fo:margin-right="0in" fo:margin-top="0in" fo:margin-bottom="0in" fo:orphans="2" fo:widows="2" fo:text-indent="0in" style:auto-text-indent="false" fo:padding="0in" fo:border="none"/>
    </style:style>
    <style:style style:name="P41" style:family="paragraph" style:parent-style-name="Text_20_body" style:list-style-name="L10">
      <style:paragraph-properties fo:margin-left="0in" fo:margin-right="0in" fo:margin-top="0in" fo:margin-bottom="0in" fo:orphans="2" fo:widows="2" fo:text-indent="0in" style:auto-text-indent="false" fo:padding="0in" fo:border="none"/>
    </style:style>
    <style:style style:name="P42" style:family="paragraph" style:parent-style-name="Text_20_body" style:list-style-name="L13">
      <style:paragraph-properties fo:margin-left="0in" fo:margin-right="0in" fo:margin-top="0in" fo:margin-bottom="0in" fo:orphans="2" fo:widows="2" fo:text-indent="0in" style:auto-text-indent="false" fo:padding="0in" fo:border="none"/>
    </style:style>
    <style:style style:name="P43" style:family="paragraph" style:parent-style-name="Text_20_body" style:list-style-name="L16">
      <style:paragraph-properties fo:margin-left="0in" fo:margin-right="0in" fo:margin-top="0in" fo:margin-bottom="0in" fo:orphans="2" fo:widows="2" fo:text-indent="0in" style:auto-text-indent="false" fo:padding="0in" fo:border="none"/>
    </style:style>
    <style:style style:name="P44" style:family="paragraph" style:parent-style-name="Text_20_body" style:list-style-name="L17">
      <style:paragraph-properties fo:margin-left="0in" fo:margin-right="0in" fo:margin-top="0in" fo:margin-bottom="0in" fo:orphans="2" fo:widows="2" fo:text-indent="0in" style:auto-text-indent="false" fo:padding="0in" fo:border="none"/>
    </style:style>
    <style:style style:name="P45" style:family="paragraph" style:parent-style-name="Text_20_body" style:list-style-name="L19">
      <style:paragraph-properties fo:margin-left="0in" fo:margin-right="0in" fo:margin-top="0in" fo:margin-bottom="0in" fo:orphans="2" fo:widows="2" fo:text-indent="0in" style:auto-text-indent="false" fo:padding="0in" fo:border="none"/>
    </style:style>
    <style:style style:name="P46" style:family="paragraph" style:parent-style-name="Text_20_body" style:list-style-name="L20">
      <style:paragraph-properties fo:margin-left="0in" fo:margin-right="0in" fo:margin-top="0in" fo:margin-bottom="0in" fo:orphans="2" fo:widows="2" fo:text-indent="0in" style:auto-text-indent="false" fo:padding="0in" fo:border="none"/>
    </style:style>
    <style:style style:name="P47" style:family="paragraph" style:parent-style-name="Text_20_body" style:list-style-name="L23">
      <style:paragraph-properties fo:margin-left="0in" fo:margin-right="0in" fo:margin-top="0in" fo:margin-bottom="0in" fo:orphans="2" fo:widows="2" fo:text-indent="0in" style:auto-text-indent="false" fo:padding="0in" fo:border="none"/>
    </style:style>
    <style:style style:name="P48" style:family="paragraph" style:parent-style-name="Text_20_body" style:list-style-name="L25">
      <style:paragraph-properties fo:margin-left="0in" fo:margin-right="0in" fo:margin-top="0in" fo:margin-bottom="0in" fo:orphans="2" fo:widows="2" fo:text-indent="0in" style:auto-text-indent="false" fo:padding="0in" fo:border="none"/>
    </style:style>
    <style:style style:name="P49" style:family="paragraph" style:parent-style-name="Text_20_body" style:list-style-name="L26">
      <style:paragraph-properties fo:margin-left="0in" fo:margin-right="0in" fo:margin-top="0in" fo:margin-bottom="0in" fo:orphans="2" fo:widows="2" fo:text-indent="0in" style:auto-text-indent="false" fo:padding="0in" fo:border="none"/>
    </style:style>
    <style:style style:name="P50" style:family="paragraph" style:parent-style-name="Text_20_body" style:list-style-name="L29">
      <style:paragraph-properties fo:margin-left="0in" fo:margin-right="0in" fo:margin-top="0in" fo:margin-bottom="0in" fo:orphans="2" fo:widows="2" fo:text-indent="0in" style:auto-text-indent="false" fo:padding="0in" fo:border="none"/>
    </style:style>
    <style:style style:name="P51" style:family="paragraph" style:parent-style-name="Text_20_body" style:list-style-name="L30">
      <style:paragraph-properties fo:margin-left="0in" fo:margin-right="0in" fo:margin-top="0in" fo:margin-bottom="0in" fo:orphans="2" fo:widows="2" fo:text-indent="0in" style:auto-text-indent="false" fo:padding="0in" fo:border="none"/>
    </style:style>
    <style:style style:name="P52" style:family="paragraph" style:parent-style-name="Text_20_body" style:list-style-name="L32">
      <style:paragraph-properties fo:margin-left="0in" fo:margin-right="0in" fo:margin-top="0in" fo:margin-bottom="0in" fo:orphans="2" fo:widows="2" fo:text-indent="0in" style:auto-text-indent="false" fo:padding="0in" fo:border="none"/>
    </style:style>
    <style:style style:name="P53" style:family="paragraph" style:parent-style-name="Text_20_body" style:list-style-name="L34">
      <style:paragraph-properties fo:margin-left="0in" fo:margin-right="0in" fo:margin-top="0in" fo:margin-bottom="0in" fo:orphans="2" fo:widows="2" fo:text-indent="0in" style:auto-text-indent="false" fo:padding="0in" fo:border="none"/>
    </style:style>
    <style:style style:name="P54" style:family="paragraph" style:parent-style-name="Text_20_body" style:list-style-name="L40">
      <style:paragraph-properties fo:margin-left="0in" fo:margin-right="0in" fo:margin-top="0in" fo:margin-bottom="0in" fo:orphans="2" fo:widows="2" fo:text-indent="0in" style:auto-text-indent="false" fo:padding="0in" fo:border="none"/>
    </style:style>
    <style:style style:name="P55" style:family="paragraph" style:parent-style-name="Text_20_body" style:list-style-name="L41">
      <style:paragraph-properties fo:margin-left="0in" fo:margin-right="0in" fo:margin-top="0in" fo:margin-bottom="0in" fo:orphans="2" fo:widows="2" fo:text-indent="0in" style:auto-text-indent="false" fo:padding="0in" fo:border="none"/>
    </style:style>
    <style:style style:name="P56" style:family="paragraph" style:parent-style-name="Text_20_body" style:list-style-name="L43">
      <style:paragraph-properties fo:margin-left="0in" fo:margin-right="0in" fo:margin-top="0in" fo:margin-bottom="0in" fo:orphans="2" fo:widows="2" fo:text-indent="0in" style:auto-text-indent="false" fo:padding="0in" fo:border="none"/>
    </style:style>
    <style:style style:name="P57" style:family="paragraph" style:parent-style-name="Text_20_body" style:list-style-name="L45">
      <style:paragraph-properties fo:margin-left="0in" fo:margin-right="0in" fo:margin-top="0in" fo:margin-bottom="0in" fo:orphans="2" fo:widows="2" fo:text-indent="0in" style:auto-text-indent="false" fo:padding="0in" fo:border="none"/>
    </style:style>
    <style:style style:name="P58" style:family="paragraph" style:parent-style-name="Text_20_body" style:list-style-name="L46">
      <style:paragraph-properties fo:margin-left="0in" fo:margin-right="0in" fo:margin-top="0in" fo:margin-bottom="0in" fo:orphans="2" fo:widows="2" fo:text-indent="0in" style:auto-text-indent="false" fo:padding="0in" fo:border="none"/>
    </style:style>
    <style:style style:name="P59" style:family="paragraph" style:parent-style-name="Text_20_body" style:list-style-name="L50">
      <style:paragraph-properties fo:margin-left="0in" fo:margin-right="0in" fo:margin-top="0in" fo:margin-bottom="0in" fo:orphans="2" fo:widows="2" fo:text-indent="0in" style:auto-text-indent="false" fo:padding="0in" fo:border="none"/>
    </style:style>
    <style:style style:name="P60" style:family="paragraph" style:parent-style-name="Text_20_body" style:list-style-name="L52">
      <style:paragraph-properties fo:margin-left="0in" fo:margin-right="0in" fo:margin-top="0in" fo:margin-bottom="0in" fo:orphans="2" fo:widows="2" fo:text-indent="0in" style:auto-text-indent="false" fo:padding="0in" fo:border="none"/>
    </style:style>
    <style:style style:name="P61" style:family="paragraph" style:parent-style-name="Text_20_body" style:list-style-name="L20">
      <style:paragraph-properties fo:margin-left="0in" fo:margin-right="0in" fo:margin-top="0in" fo:margin-bottom="0in" fo:text-align="start" style:justify-single-word="false" fo:orphans="2" fo:widows="2" fo:text-indent="0in" style:auto-text-indent="false" fo:padding="0in" fo:border="none"/>
    </style:style>
    <style:style style:name="P62" style:family="paragraph" style:parent-style-name="Text_20_body">
      <style:paragraph-properties fo:margin-left="0in" fo:margin-right="0in" fo:margin-top="0in" fo:margin-bottom="0in" fo:orphans="2" fo:widows="2" fo:text-indent="0in" style:auto-text-indent="false"/>
      <style:text-properties fo:font-variant="normal" fo:text-transform="none" fo:color="#000000" style:font-name="Tahoma" fo:font-size="12pt" fo:letter-spacing="normal" fo:font-style="normal" fo:font-weight="normal"/>
    </style:style>
    <style:style style:name="P63" style:family="paragraph" style:parent-style-name="Text_20_body">
      <style:paragraph-properties fo:margin-left="0in" fo:margin-right="0in" fo:margin-top="0in" fo:margin-bottom="0in" fo:orphans="2" fo:widows="2" fo:text-indent="0in" style:auto-text-indent="false"/>
      <style:text-properties fo:font-variant="normal" fo:text-transform="none" fo:color="#000000" fo:letter-spacing="normal"/>
    </style:style>
    <style:style style:name="P64" style:family="paragraph" style:parent-style-name="Text_20_body">
      <style:paragraph-properties fo:margin-left="0in" fo:margin-right="0in" fo:margin-top="0in" fo:margin-bottom="0in" fo:orphans="2" fo:widows="2" fo:text-indent="0in" style:auto-text-indent="false"/>
    </style:style>
    <style:style style:name="P65" style:family="paragraph" style:parent-style-name="Text_20_body" style:list-style-name="L4">
      <style:paragraph-properties fo:margin-left="0in" fo:margin-right="0in" fo:orphans="2" fo:widows="2" fo:text-indent="0in" style:auto-text-indent="false" fo:padding="0in" fo:border="none"/>
      <style:text-properties fo:font-variant="normal" fo:text-transform="none" fo:color="#000000" style:font-name="Tahoma" fo:font-size="12pt" fo:letter-spacing="normal" fo:font-style="normal" fo:font-weight="normal"/>
    </style:style>
    <style:style style:name="P66" style:family="paragraph" style:parent-style-name="Text_20_body" style:list-style-name="L31">
      <style:paragraph-properties fo:margin-left="0in" fo:margin-right="0in" fo:orphans="2" fo:widows="2" fo:text-indent="0in" style:auto-text-indent="false" fo:padding="0in" fo:border="none"/>
      <style:text-properties fo:font-variant="normal" fo:text-transform="none" fo:color="#000000" style:font-name="Tahoma" fo:font-size="12pt" fo:letter-spacing="normal" fo:font-style="normal" fo:font-weight="normal"/>
    </style:style>
    <style:style style:name="P67" style:family="paragraph" style:parent-style-name="Text_20_body" style:list-style-name="L33">
      <style:paragraph-properties fo:margin-left="0in" fo:margin-right="0in" fo:orphans="2" fo:widows="2" fo:text-indent="0in" style:auto-text-indent="false" fo:padding="0in" fo:border="none"/>
      <style:text-properties fo:font-variant="normal" fo:text-transform="none" fo:color="#000000" style:font-name="Tahoma" fo:font-size="12pt" fo:letter-spacing="normal" fo:font-style="normal" fo:font-weight="normal"/>
    </style:style>
    <style:style style:name="P68" style:family="paragraph" style:parent-style-name="Text_20_body" style:list-style-name="L38">
      <style:paragraph-properties fo:margin-left="0in" fo:margin-right="0in" fo:orphans="2" fo:widows="2" fo:text-indent="0in" style:auto-text-indent="false" fo:padding="0in" fo:border="none"/>
      <style:text-properties fo:font-variant="normal" fo:text-transform="none" fo:color="#000000" style:font-name="Tahoma" fo:font-size="12pt" fo:letter-spacing="normal" fo:font-style="normal" fo:font-weight="normal"/>
    </style:style>
    <style:style style:name="P69" style:family="paragraph" style:parent-style-name="Text_20_body" style:list-style-name="L39">
      <style:paragraph-properties fo:margin-left="0in" fo:margin-right="0in" fo:orphans="2" fo:widows="2" fo:text-indent="0in" style:auto-text-indent="false" fo:padding="0in" fo:border="none"/>
      <style:text-properties fo:font-variant="normal" fo:text-transform="none" fo:color="#000000" style:font-name="Tahoma" fo:font-size="12pt" fo:letter-spacing="normal" fo:font-style="normal" fo:font-weight="normal"/>
    </style:style>
    <style:style style:name="P70" style:family="paragraph" style:parent-style-name="Text_20_body" style:list-style-name="L46">
      <style:paragraph-properties fo:margin-left="0in" fo:margin-right="0in" fo:orphans="2" fo:widows="2" fo:text-indent="0in" style:auto-text-indent="false" fo:padding="0in" fo:border="none"/>
      <style:text-properties fo:font-variant="normal" fo:text-transform="none" fo:color="#000000" style:font-name="Tahoma" fo:font-size="12pt" fo:letter-spacing="normal" fo:font-style="normal" fo:font-weight="normal"/>
    </style:style>
    <style:style style:name="P71" style:family="paragraph" style:parent-style-name="Text_20_body" style:list-style-name="L49">
      <style:paragraph-properties fo:margin-left="0in" fo:margin-right="0in" fo:orphans="2" fo:widows="2" fo:text-indent="0in" style:auto-text-indent="false" fo:padding="0in" fo:border="none"/>
      <style:text-properties fo:font-variant="normal" fo:text-transform="none" fo:color="#000000" style:font-name="Tahoma" fo:font-size="12pt" fo:letter-spacing="normal" fo:font-style="normal" fo:font-weight="normal"/>
    </style:style>
    <style:style style:name="P72" style:family="paragraph" style:parent-style-name="Text_20_body" style:list-style-name="L28">
      <style:paragraph-properties fo:margin-left="0in" fo:margin-right="0in" fo:orphans="2" fo:widows="2" fo:text-indent="0in" style:auto-text-indent="false" fo:padding="0in" fo:border="none"/>
      <style:text-properties fo:font-variant="normal" fo:text-transform="none" fo:color="#000000" fo:letter-spacing="normal"/>
    </style:style>
    <style:style style:name="P73" style:family="paragraph" style:parent-style-name="Text_20_body" style:list-style-name="L35">
      <style:paragraph-properties fo:margin-left="0in" fo:margin-right="0in" fo:orphans="2" fo:widows="2" fo:text-indent="0in" style:auto-text-indent="false" fo:padding="0in" fo:border="none"/>
      <style:text-properties fo:font-variant="normal" fo:text-transform="none" fo:color="#000000" fo:letter-spacing="normal"/>
    </style:style>
    <style:style style:name="P74" style:family="paragraph" style:parent-style-name="Text_20_body" style:list-style-name="L9">
      <style:paragraph-properties fo:margin-left="0in" fo:margin-right="0in" fo:orphans="2" fo:widows="2" fo:text-indent="0in" style:auto-text-indent="false" fo:padding="0in" fo:border="none"/>
      <style:text-properties fo:font-variant="normal" fo:text-transform="none" fo:color="#4d4d4d" style:font-name="Tahoma" fo:font-size="18pt" fo:letter-spacing="normal" fo:font-style="normal" fo:font-weight="normal"/>
    </style:style>
    <style:style style:name="P75" style:family="paragraph" style:parent-style-name="Text_20_body">
      <style:paragraph-properties fo:margin-left="0in" fo:margin-right="0in" fo:orphans="2" fo:widows="2" fo:text-indent="0in" style:auto-text-indent="false" fo:padding="0in" fo:border="none"/>
    </style:style>
    <style:style style:name="P76" style:family="paragraph" style:parent-style-name="Text_20_body" style:list-style-name="L8">
      <style:paragraph-properties fo:margin-left="0in" fo:margin-right="0in" fo:orphans="2" fo:widows="2" fo:text-indent="0in" style:auto-text-indent="false" fo:padding="0in" fo:border="none"/>
    </style:style>
    <style:style style:name="P77" style:family="paragraph" style:parent-style-name="Text_20_body" style:list-style-name="L11">
      <style:paragraph-properties fo:margin-left="0in" fo:margin-right="0in" fo:orphans="2" fo:widows="2" fo:text-indent="0in" style:auto-text-indent="false" fo:padding="0in" fo:border="none"/>
    </style:style>
    <style:style style:name="P78" style:family="paragraph" style:parent-style-name="Text_20_body" style:list-style-name="L12">
      <style:paragraph-properties fo:margin-left="0in" fo:margin-right="0in" fo:orphans="2" fo:widows="2" fo:text-indent="0in" style:auto-text-indent="false" fo:padding="0in" fo:border="none"/>
    </style:style>
    <style:style style:name="P79" style:family="paragraph" style:parent-style-name="Text_20_body" style:list-style-name="L13">
      <style:paragraph-properties fo:margin-left="0in" fo:margin-right="0in" fo:orphans="2" fo:widows="2" fo:text-indent="0in" style:auto-text-indent="false" fo:padding="0in" fo:border="none"/>
    </style:style>
    <style:style style:name="P80" style:family="paragraph" style:parent-style-name="Text_20_body" style:list-style-name="L15">
      <style:paragraph-properties fo:margin-left="0in" fo:margin-right="0in" fo:orphans="2" fo:widows="2" fo:text-indent="0in" style:auto-text-indent="false" fo:padding="0in" fo:border="none"/>
    </style:style>
    <style:style style:name="P81" style:family="paragraph" style:parent-style-name="Text_20_body" style:list-style-name="L18">
      <style:paragraph-properties fo:margin-left="0in" fo:margin-right="0in" fo:orphans="2" fo:widows="2" fo:text-indent="0in" style:auto-text-indent="false" fo:padding="0in" fo:border="none"/>
    </style:style>
    <style:style style:name="P82" style:family="paragraph" style:parent-style-name="Text_20_body" style:list-style-name="L21">
      <style:paragraph-properties fo:margin-left="0in" fo:margin-right="0in" fo:orphans="2" fo:widows="2" fo:text-indent="0in" style:auto-text-indent="false" fo:padding="0in" fo:border="none"/>
    </style:style>
    <style:style style:name="P83" style:family="paragraph" style:parent-style-name="Text_20_body" style:list-style-name="L22">
      <style:paragraph-properties fo:margin-left="0in" fo:margin-right="0in" fo:orphans="2" fo:widows="2" fo:text-indent="0in" style:auto-text-indent="false" fo:padding="0in" fo:border="none"/>
    </style:style>
    <style:style style:name="P84" style:family="paragraph" style:parent-style-name="Text_20_body" style:list-style-name="L24">
      <style:paragraph-properties fo:margin-left="0in" fo:margin-right="0in" fo:orphans="2" fo:widows="2" fo:text-indent="0in" style:auto-text-indent="false" fo:padding="0in" fo:border="none"/>
    </style:style>
    <style:style style:name="P85" style:family="paragraph" style:parent-style-name="Text_20_body" style:list-style-name="L25">
      <style:paragraph-properties fo:margin-left="0in" fo:margin-right="0in" fo:orphans="2" fo:widows="2" fo:text-indent="0in" style:auto-text-indent="false" fo:padding="0in" fo:border="none"/>
    </style:style>
    <style:style style:name="P86" style:family="paragraph" style:parent-style-name="Text_20_body" style:list-style-name="L32">
      <style:paragraph-properties fo:margin-left="0in" fo:margin-right="0in" fo:orphans="2" fo:widows="2" fo:text-indent="0in" style:auto-text-indent="false" fo:padding="0in" fo:border="none"/>
    </style:style>
    <style:style style:name="P87" style:family="paragraph" style:parent-style-name="Text_20_body" style:list-style-name="L34">
      <style:paragraph-properties fo:margin-left="0in" fo:margin-right="0in" fo:orphans="2" fo:widows="2" fo:text-indent="0in" style:auto-text-indent="false" fo:padding="0in" fo:border="none"/>
    </style:style>
    <style:style style:name="P88" style:family="paragraph" style:parent-style-name="Text_20_body" style:list-style-name="L36">
      <style:paragraph-properties fo:margin-left="0in" fo:margin-right="0in" fo:orphans="2" fo:widows="2" fo:text-indent="0in" style:auto-text-indent="false" fo:padding="0in" fo:border="none"/>
    </style:style>
    <style:style style:name="P89" style:family="paragraph" style:parent-style-name="Text_20_body" style:list-style-name="L37">
      <style:paragraph-properties fo:margin-left="0in" fo:margin-right="0in" fo:orphans="2" fo:widows="2" fo:text-indent="0in" style:auto-text-indent="false" fo:padding="0in" fo:border="none"/>
    </style:style>
    <style:style style:name="P90" style:family="paragraph" style:parent-style-name="Text_20_body" style:list-style-name="L40">
      <style:paragraph-properties fo:margin-left="0in" fo:margin-right="0in" fo:orphans="2" fo:widows="2" fo:text-indent="0in" style:auto-text-indent="false" fo:padding="0in" fo:border="none"/>
    </style:style>
    <style:style style:name="P91" style:family="paragraph" style:parent-style-name="Text_20_body" style:list-style-name="L41">
      <style:paragraph-properties fo:margin-left="0in" fo:margin-right="0in" fo:orphans="2" fo:widows="2" fo:text-indent="0in" style:auto-text-indent="false" fo:padding="0in" fo:border="none"/>
    </style:style>
    <style:style style:name="P92" style:family="paragraph" style:parent-style-name="Text_20_body" style:list-style-name="L42">
      <style:paragraph-properties fo:margin-left="0in" fo:margin-right="0in" fo:orphans="2" fo:widows="2" fo:text-indent="0in" style:auto-text-indent="false" fo:padding="0in" fo:border="none"/>
    </style:style>
    <style:style style:name="P93" style:family="paragraph" style:parent-style-name="Text_20_body" style:list-style-name="L43">
      <style:paragraph-properties fo:margin-left="0in" fo:margin-right="0in" fo:orphans="2" fo:widows="2" fo:text-indent="0in" style:auto-text-indent="false" fo:padding="0in" fo:border="none"/>
    </style:style>
    <style:style style:name="P94" style:family="paragraph" style:parent-style-name="Text_20_body" style:list-style-name="L44">
      <style:paragraph-properties fo:margin-left="0in" fo:margin-right="0in" fo:orphans="2" fo:widows="2" fo:text-indent="0in" style:auto-text-indent="false" fo:padding="0in" fo:border="none"/>
    </style:style>
    <style:style style:name="P95" style:family="paragraph" style:parent-style-name="Text_20_body" style:list-style-name="L45">
      <style:paragraph-properties fo:margin-left="0in" fo:margin-right="0in" fo:orphans="2" fo:widows="2" fo:text-indent="0in" style:auto-text-indent="false" fo:padding="0in" fo:border="none"/>
    </style:style>
    <style:style style:name="P96" style:family="paragraph" style:parent-style-name="Text_20_body" style:list-style-name="L48">
      <style:paragraph-properties fo:margin-left="0in" fo:margin-right="0in" fo:orphans="2" fo:widows="2" fo:text-indent="0in" style:auto-text-indent="false" fo:padding="0in" fo:border="none"/>
    </style:style>
    <style:style style:name="P97" style:family="paragraph" style:parent-style-name="Text_20_body" style:list-style-name="L50">
      <style:paragraph-properties fo:margin-left="0in" fo:margin-right="0in" fo:orphans="2" fo:widows="2" fo:text-indent="0in" style:auto-text-indent="false" fo:padding="0in" fo:border="none"/>
    </style:style>
    <style:style style:name="P98" style:family="paragraph" style:parent-style-name="Text_20_body" style:list-style-name="L51">
      <style:paragraph-properties fo:margin-left="0in" fo:margin-right="0in" fo:orphans="2" fo:widows="2" fo:text-indent="0in" style:auto-text-indent="false" fo:padding="0in" fo:border="none"/>
    </style:style>
    <style:style style:name="P99" style:family="paragraph" style:parent-style-name="Text_20_body" style:list-style-name="L52">
      <style:paragraph-properties fo:margin-left="0in" fo:margin-right="0in" fo:orphans="2" fo:widows="2" fo:text-indent="0in" style:auto-text-indent="false" fo:padding="0in" fo:border="none"/>
    </style:style>
    <style:style style:name="P100" style:family="paragraph" style:parent-style-name="Text_20_body" style:list-style-name="L41">
      <style:paragraph-properties fo:margin-top="0in" fo:margin-bottom="0in" fo:orphans="2" fo:widows="2" fo:padding="0in" fo:border="none"/>
    </style:style>
    <style:style style:name="P101" style:family="paragraph" style:parent-style-name="Text_20_body" style:list-style-name="L16">
      <style:paragraph-properties fo:orphans="2" fo:widows="2" fo:padding="0in" fo:border="none"/>
    </style:style>
    <style:style style:name="P102" style:family="paragraph" style:parent-style-name="Heading_20_2">
      <style:paragraph-properties fo:margin-left="0in" fo:margin-right="0in" fo:orphans="2" fo:widows="2" fo:text-indent="0in" style:auto-text-indent="false"/>
    </style:style>
    <style:style style:name="P103" style:family="paragraph" style:parent-style-name="Heading_20_2">
      <style:paragraph-properties fo:margin-left="0in" fo:margin-right="0in" fo:orphans="2" fo:widows="2" fo:text-indent="0in" style:auto-text-indent="false"/>
      <style:text-properties fo:font-variant="normal" fo:text-transform="none" fo:color="#000000" style:font-name="Tahoma" fo:letter-spacing="normal" fo:font-style="normal"/>
    </style:style>
    <style:style style:name="P104" style:family="paragraph" style:parent-style-name="Heading_20_2">
      <style:paragraph-properties fo:margin-left="0in" fo:margin-right="0in" fo:orphans="2" fo:widows="2" fo:text-indent="0in" style:auto-text-indent="false"/>
      <style:text-properties fo:font-variant="normal" fo:text-transform="none" fo:color="#000000" style:font-name="Tahoma" fo:letter-spacing="normal" fo:font-style="normal" style:text-underline-style="solid" style:text-underline-width="auto" style:text-underline-color="font-color"/>
    </style:style>
    <style:style style:name="P105" style:family="paragraph" style:parent-style-name="Heading_20_2">
      <style:paragraph-properties fo:margin-left="0.0835in" fo:margin-right="0.0835in" fo:text-indent="0in" style:auto-text-indent="false"/>
    </style:style>
    <style:style style:name="P106" style:family="paragraph" style:parent-style-name="Table_20_Contents" style:list-style-name="L1">
      <style:paragraph-properties fo:margin-left="0.0835in" fo:margin-right="0.0835in" fo:margin-top="0in" fo:margin-bottom="0in" fo:text-indent="0in" style:auto-text-indent="false" fo:padding="0in" fo:border="none"/>
    </style:style>
    <style:style style:name="P107" style:family="paragraph" style:parent-style-name="Heading_20_1">
      <style:paragraph-properties fo:margin-left="0in" fo:margin-right="0in" fo:margin-top="0in" fo:margin-bottom="0.0835in" fo:orphans="2" fo:widows="2" fo:text-indent="0in" style:auto-text-indent="false"/>
      <style:text-properties fo:font-variant="normal" fo:text-transform="none" fo:color="#000000" style:font-name="Tahoma" fo:letter-spacing="normal" fo:font-style="normal" fo:font-weight="normal"/>
    </style:style>
    <style:style style:name="P108" style:family="paragraph" style:parent-style-name="Heading_20_1">
      <style:paragraph-properties fo:margin-left="0in" fo:margin-right="0in" fo:margin-top="0in" fo:margin-bottom="0.0835in" fo:orphans="2" fo:widows="2" fo:text-indent="0in" style:auto-text-indent="false"/>
      <style:text-properties fo:font-variant="normal" fo:text-transform="none" fo:color="#000000" fo:letter-spacing="normal"/>
    </style:style>
    <style:style style:name="P109" style:family="paragraph" style:parent-style-name="List_20_Contents">
      <style:paragraph-properties fo:margin-left="0in" fo:margin-right="0in" fo:margin-top="0in" fo:margin-bottom="0.1965in" fo:orphans="2" fo:widows="2" fo:text-indent="0in" style:auto-text-indent="false" fo:padding="0in" fo:border="none"/>
      <style:text-properties fo:font-variant="normal" fo:text-transform="none" fo:color="#000000" style:font-name="Tahoma" fo:font-size="12pt" fo:letter-spacing="normal" fo:font-style="normal" fo:font-weight="normal"/>
    </style:style>
    <style:style style:name="P110" style:family="paragraph" style:parent-style-name="Heading_20_3">
      <style:paragraph-properties fo:margin-left="0in" fo:margin-right="0in" fo:orphans="2" fo:widows="2" fo:text-indent="0in" style:auto-text-indent="false"/>
      <style:text-properties fo:font-variant="normal" fo:text-transform="none" fo:color="#000000" style:font-name="Tahoma" fo:letter-spacing="normal" fo:font-style="normal"/>
    </style:style>
    <style:style style:name="P111" style:family="paragraph" style:parent-style-name="Heading_20_3">
      <style:paragraph-properties fo:margin-left="0in" fo:margin-right="0in" fo:orphans="2" fo:widows="2" fo:text-indent="0in" style:auto-text-indent="false"/>
    </style:style>
    <style:style style:name="P112" style:family="paragraph" style:parent-style-name="Preformatted_20_Text">
      <style:paragraph-properties fo:margin-left="0in" fo:margin-right="0in" fo:margin-top="0in" fo:margin-bottom="0.1965in" fo:orphans="2" fo:widows="2" fo:text-indent="0in" style:auto-text-indent="false"/>
      <style:text-properties fo:font-variant="normal" fo:text-transform="none" fo:color="#000000" fo:letter-spacing="normal"/>
    </style:style>
    <style:style style:name="T1" style:family="text">
      <style:text-properties style:font-name="Tahoma" fo:font-size="12pt" fo:font-style="normal" fo:font-weight="normal"/>
    </style:style>
    <style:style style:name="T2" style:family="text">
      <style:text-properties style:font-name="Tahoma" fo:font-size="18pt" fo:font-style="normal" fo:font-weight="normal"/>
    </style:style>
    <style:style style:name="T3" style:family="text">
      <style:text-properties fo:color="#000000"/>
    </style:style>
    <style:style style:name="T4" style:family="text">
      <style:text-properties fo:color="#000000" style:font-name="Tahoma" fo:font-size="7.5pt"/>
    </style:style>
    <style:style style:name="T5" style:family="text">
      <style:text-properties fo:color="#000000" style:font-name="Tahoma" fo:font-size="7.5pt" style:font-name-asian="Tahoma" style:font-size-asian="7.5pt" style:font-name-complex="Tahoma" style:font-size-complex="7.5pt"/>
    </style:style>
    <style:style style:name="T6" style:family="text">
      <style:text-properties fo:color="#000000" style:font-name="Tahoma" fo:font-size="18pt"/>
    </style:style>
    <style:style style:name="T7" style:family="text">
      <style:text-properties fo:font-variant="normal" fo:text-transform="none" fo:color="#000000" style:font-name="Tahoma" fo:font-size="12pt" fo:letter-spacing="normal" fo:font-style="normal" fo:font-weight="normal"/>
    </style:style>
    <style:style style:name="T8" style:family="text">
      <style:text-properties fo:font-variant="normal" fo:text-transform="none" fo:color="#000000" style:font-name="Tahoma" fo:font-size="12pt" fo:letter-spacing="normal" fo:font-style="normal" style:text-underline-style="solid" style:text-underline-width="auto" style:text-underline-color="font-color"/>
    </style:style>
    <style:style style:name="T9" style:family="text">
      <style:text-properties fo:font-variant="normal" fo:text-transform="none" fo:color="#000000" style:font-name="Tahoma" fo:font-size="12pt" fo:letter-spacing="normal" fo:font-style="normal" style:text-underline-style="solid" style:text-underline-width="auto" style:text-underline-color="font-color" fo:font-weight="normal"/>
    </style:style>
    <style:style style:name="T10" style:family="text">
      <style:text-properties fo:font-variant="normal" fo:text-transform="none" fo:color="#000000" style:font-name="Tahoma" fo:letter-spacing="normal" fo:font-style="normal"/>
    </style:style>
    <style:style style:name="T11" style:family="text">
      <style:text-properties fo:font-variant="normal" fo:text-transform="none" fo:color="#000000" style:font-name="Tahoma" fo:letter-spacing="normal" fo:font-style="normal" style:text-underline-style="solid" style:text-underline-width="auto" style:text-underline-color="font-color"/>
    </style:style>
    <style:style style:name="T12" style:family="text">
      <style:text-properties fo:font-variant="normal" fo:text-transform="none" fo:color="#000000" style:font-name="Tahoma" fo:font-size="18pt" fo:letter-spacing="normal" fo:font-style="normal" style:text-underline-style="solid" style:text-underline-width="auto" style:text-underline-color="font-color"/>
    </style:style>
    <style:style style:name="T13" style:family="text">
      <style:text-properties fo:font-variant="normal" fo:text-transform="none" fo:color="#000000" style:font-name="Tahoma" fo:font-size="18pt" fo:letter-spacing="normal" fo:font-style="normal" fo:font-weight="normal"/>
    </style:style>
    <style:style style:name="T14" style:family="text">
      <style:text-properties fo:font-variant="normal" fo:text-transform="none" fo:color="#000000" fo:letter-spacing="normal"/>
    </style:style>
    <style:style style:name="T15" style:family="text">
      <style:text-properties fo:font-variant="normal" fo:text-transform="none" fo:color="#000000" fo:letter-spacing="normal" style:text-underline-style="solid" style:text-underline-width="auto" style:text-underline-color="font-color"/>
    </style:style>
    <style:style style:name="T16" style:family="text">
      <style:text-properties fo:font-variant="normal" fo:text-transform="none" fo:color="#000000" style:font-name="Bitstream Vera Sans Mono" fo:letter-spacing="normal" fo:font-style="normal"/>
    </style:style>
    <style:style style:name="T17" style:family="text">
      <style:text-properties fo:font-variant="normal" fo:text-transform="none" fo:color="#336699" style:font-name="Tahoma" fo:font-size="12pt" fo:letter-spacing="normal" fo:font-style="normal" fo:font-weight="normal"/>
    </style:style>
    <style:style style:name="T18" style:family="text">
      <style:text-properties fo:font-variant="normal" fo:text-transform="none" fo:color="#336699" style:font-name="Tahoma" fo:letter-spacing="normal" fo:font-style="normal"/>
    </style:style>
    <style:style style:name="T19" style:family="text">
      <style:text-properties fo:font-variant="normal" fo:text-transform="none" fo:color="#336699" style:font-name="Tahoma" fo:font-size="18pt" fo:letter-spacing="normal" fo:font-style="normal" fo:font-weight="normal"/>
    </style:style>
    <style:style style:name="T20" style:family="text">
      <style:text-properties fo:font-variant="normal" fo:text-transform="none" fo:color="#336699" fo:letter-spacing="normal"/>
    </style:style>
    <style:style style:name="T21" style:family="text">
      <style:text-properties fo:font-variant="normal" fo:text-transform="none" fo:color="#4d4d4d" style:font-name="Tahoma" fo:font-size="18pt" fo:letter-spacing="normal" fo:font-style="normal" style:text-underline-style="solid" style:text-underline-width="auto" style:text-underline-color="font-color"/>
    </style:style>
    <style:style style:name="T22" style:family="text">
      <style:text-properties fo:font-variant="normal" fo:text-transform="none" fo:color="#4d4d4d" style:font-name="Tahoma" fo:font-size="18pt" fo:letter-spacing="normal" fo:font-style="normal" fo:font-weight="normal"/>
    </style:style>
    <style:style style:name="T23" style:family="text">
      <style:text-properties fo:font-variant="normal" fo:text-transform="none" fo:color="#4d4d4d" style:font-name="Tahoma" fo:font-size="12pt" fo:letter-spacing="normal" fo:font-style="normal" fo:font-weight="normal"/>
    </style:style>
    <style:style style:name="T24" style:family="text">
      <style:text-properties fo:font-variant="normal" fo:text-transform="none" fo:color="#4d4d4d" fo:letter-spacing="normal"/>
    </style:style>
    <style:style style:name="T25" style:family="text">
      <style:text-properties fo:font-variant="normal" fo:text-transform="none" fo:color="#4d4d4d" style:font-name="Bitstream Vera Sans Mono" fo:font-size="18pt" fo:letter-spacing="normal" fo:font-style="normal" fo:font-weight="normal"/>
    </style:style>
    <style:style style:name="T26" style:family="text">
      <style:text-properties fo:font-variant="normal" fo:text-transform="none" fo:color="#003399" style:font-name="Tahoma" fo:font-size="12pt" fo:letter-spacing="normal" fo:font-style="normal" fo:font-weight="normal"/>
    </style:style>
    <style:style style:name="T27" style:family="text">
      <style:text-properties fo:color="#336699"/>
    </style:style>
    <style:style style:name="T28" style:family="text">
      <style:text-properties fo:color="#336699" style:font-name="Tahoma" fo:font-size="7.5pt"/>
    </style:style>
    <style:style style:name="T29" style:family="text">
      <style:text-properties fo:color="#336699" style:font-name="Tahoma" fo:font-size="7.5pt" style:font-name-asian="Tahoma" style:font-size-asian="7.5pt" style:font-name-complex="Tahoma" style:font-size-complex="7.5pt"/>
    </style:style>
    <style:style style:name="T30" style:family="text">
      <style:text-properties style:text-underline-style="solid" style:text-underline-width="auto" style:text-underline-color="font-color"/>
    </style:style>
    <style:style style:name="T31" style:family="text">
      <style:text-properties fo:font-size="18pt"/>
    </style:style>
    <style:style style:name="T32" style:family="text">
      <style:text-properties fo:color="#4d4d4d" fo:font-size="18pt"/>
    </style:style>
    <style:style style:name="T33" style:family="text">
      <style:text-properties style:font-name="Bitstream Vera Sans Mono"/>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1965in" text:min-label-width="0.1965in"/>
      </text:list-level-style-bullet>
      <text:list-level-style-bullet text:level="3" text:style-name="Bullet_20_Symbols" style:num-suffix="." text:bullet-char="•">
        <style:list-level-properties text:space-before="-0.1965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1">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Strong_20_Emphasis"><text:span text:style-name="T7">by Rami Rosen</text:span></text:span></text:p>
      <text:p text:style-name="P2"><text:span text:style-name="Strong_20_Emphasis"><text:span text:style-name="T14"><draw:frame draw:style-name="fr1" draw:name="graphics1" text:anchor-type="as-char" svg:width="1in" svg:height="1in" draw:z-index="0"><draw:image xlink:href="http://static.wix.com/media/295986_ba454dff2981d37103dfe5feb4fa0555.jpg_srz_96_96_75_22_0.50_1.20_0.00_jpg_srz" xlink:type="simple" xlink:show="embed" xlink:actuate="onLoad"/><svg:title>Rami Rosen pic</svg:title></draw:frame></text:span></text:span></text:p>
      <text:p text:style-name="P2"><text:a xlink:type="simple" xlink:href="http://ramirose.wix.com/ramirosen" office:target-frame-name="_blank" xlink:show="new"><text:span text:style-name="Strong_20_Emphasis"><text:span text:style-name="T17">Rami Rosen website</text:span></text:span></text:a></text:p>
      <text:p text:style-name="P2"><text:span text:style-name="Strong_20_Emphasis"><text:span text:style-name="T7">This wiki gives a broad overview of Linux kernel networking, going deep into design and implementation details. It is about 110 pages and is updated every week.</text:span></text:span></text:p>
      <text:h text:style-name="P102" text:outline-level="2"><text:span text:style-name="Strong_20_Emphasis"><text:span text:style-name="T14"> </text:span></text:span><text:span text:style-name="Strong_20_Emphasis"><text:span text:style-name="T10">Last updated: 11.12.12</text:span></text:span></text:h>
      <text:p text:style-name="P2"><text:span text:style-name="Strong_20_Emphasis"><text:span text:style-name="T7">Though it is intended mostly for developers, I do hope and believe that administrators and researchers can get some advice here. </text:span></text:span></text:p>
      <text:p text:style-name="P2"><text:span text:style-name="Strong_20_Emphasis"><text:span text:style-name="T7">This wiki also deals with Linux 802.11 wireless subsystem.</text:span></text:span></text:p>
      <text:p text:style-name="P2"><text:span text:style-name="Strong_20_Emphasis"><text:span text:style-name="T7">For a more detailed info about  Neighboring subsystem, please look in </text:span></text:span><text:a xlink:type="simple" xlink:href="https://www.linuxfoundation.org/collaborate/workgroups/networking/neighboring_subsystem"><text:span text:style-name="Strong_20_Emphasis"><text:span text:style-name="T17">Linux Neighboring Subsystem</text:span></text:span></text:a></text:p>
      <text:p text:style-name="P3"> </text:p>
      <text:p text:style-name="P2"><text:span text:style-name="Strong_20_Emphasis"><text:span text:style-name="T7">It is based on a my practical experience with Linux kernel networking and a series of lectures I gave in the Technion:<text:line-break/>See: <text:line-break/></text:span></text:span><text:a xlink:type="simple" xlink:href="http://www.haifux.org/rami_rosen.html" office:target-frame-name="_blank" xlink:show="new"><text:span text:style-name="Strong_20_Emphasis"><text:span text:style-name="T17">Rami Rosen lectures</text:span></text:span></text:a></text:p>
      <text:h text:style-name="P102" text:outline-level="2"><text:span text:style-name="T10">Please feel free send any feedback or questions or suggestions to Rami Rosen by sending email to: </text:span><text:a xlink:type="simple" xlink:href="mailto:ramirose@gmail.com"><text:span text:style-name="Strong_20_Emphasis"><text:span text:style-name="T18">ramirose@gmail.com</text:span></text:span></text:a></text:h>
      <text:h text:style-name="P103" text:outline-level="2">I will try hard to answer each and every question (though sometimes it takes time)</text:h>
      <text:p text:style-name="P3"> </text:p>
      <text:p text:style-name="P1"><text:bookmark text:name="toc"/></text:p>
      <table:table table:name="Table1" table:style-name="Table1">
        <table:table-column table:style-name="Table1.A"/>
        <text:soft-page-break/>
        <table:table-row>
          <table:table-cell table:style-name="Table1.A1" office:value-type="string">
            <text:section text:style-name="Sect1" text:name="toctitle">
              <text:h text:style-name="P105" text:outline-level="2">Contents</text:h>
            </text:section>
            <text:list xml:id="list1075372877" text:style-name="L1">
              <text:list-item>
                <text:p text:style-name="P106"><text:a xlink:type="simple" xlink:href="https://www.linuxfoundation.org/#Introduction"><text:span text:style-name="T29">1 Introduction</text:span></text:a></text:p>
              </text:list-item>
              <text:list-item>
                <text:p text:style-name="P106"><text:a xlink:type="simple" xlink:href="https://www.linuxfoundation.org/#Hierarchy_of_networking_layers"><text:span text:style-name="T28">2 Hierarchy of networking layers</text:span></text:a></text:p>
              </text:list-item>
              <text:list-item>
                <text:p text:style-name="P106"><text:a xlink:type="simple" xlink:href="https://www.linuxfoundation.org/#Networking_Data_Structures"><text:span text:style-name="T28">3 Networking Data Structures</text:span></text:a></text:p>
                <text:list>
                  <text:list-item>
                    <text:p text:style-name="P106"><text:a xlink:type="simple" xlink:href="https://www.linuxfoundation.org/#SK_BUFF"><text:span text:style-name="T28">3.1 SK_BUFF</text:span></text:a></text:p>
                  </text:list-item>
                  <text:list-item>
                    <text:p text:style-name="P106"><text:a xlink:type="simple" xlink:href="https://www.linuxfoundation.org/#net_device"><text:span text:style-name="T28">3.2 net_device</text:span></text:a></text:p>
                  </text:list-item>
                </text:list>
              </text:list-item>
              <text:list-item>
                <text:p text:style-name="P106"><text:a xlink:type="simple" xlink:href="https://www.linuxfoundation.org/#NAPI"><text:span text:style-name="T28">4 NAPI</text:span></text:a></text:p>
              </text:list-item>
              <text:list-item>
                <text:p text:style-name="P106"><text:a xlink:type="simple" xlink:href="https://www.linuxfoundation.org/#Routing_Subsystem"><text:span text:style-name="T28">5 Routing Subsystem</text:span></text:a></text:p>
                <text:list>
                  <text:list-item>
                    <text:p text:style-name="P106"><text:a xlink:type="simple" xlink:href="https://www.linuxfoundation.org/#Routing_Tables"><text:span text:style-name="T28">5.1 Routing Tables</text:span></text:a></text:p>
                  </text:list-item>
                  <text:list-item>
                    <text:p text:style-name="P106"><text:a xlink:type="simple" xlink:href="https://www.linuxfoundation.org/#Routing_Cache"><text:span text:style-name="T28">5.2 Routing Cache</text:span></text:a></text:p>
                    <text:list>
                      <text:list-item>
                        <text:p text:style-name="P106"><text:a xlink:type="simple" xlink:href="https://www.linuxfoundation.org/#Creating_a_Routing_Cache_Entry"><text:span text:style-name="T28">5.2.1 Creating a Routing Cache Entry</text:span></text:a></text:p>
                      </text:list-item>
                    </text:list>
                  </text:list-item>
                  <text:list-item>
                    <text:p text:style-name="P106"><text:a xlink:type="simple" xlink:href="https://www.linuxfoundation.org/#Policy_Routing_.28multiple_tables.29"><text:span text:style-name="T28">5.3 Policy Routing (multiple tables)</text:span></text:a></text:p>
                    <text:list>
                      <text:list-item>
                        <text:p text:style-name="P106"><text:a xlink:type="simple" xlink:href="https://www.linuxfoundation.org/#Policy_Routing:_add.2Fdelete_a_rule_example"><text:span text:style-name="T28">5.3.1 Policy Routing: add/delete a rule example</text:span></text:a></text:p>
                      </text:list-item>
                    </text:list>
                  </text:list-item>
                  <text:list-item>
                    <text:p text:style-name="P106"><text:a xlink:type="simple" xlink:href="https://www.linuxfoundation.org/#Routing_Table_lookup_algorithm"><text:span text:style-name="T28">5.4 Routing Table lookup algorithm</text:span></text:a></text:p>
                  </text:list-item>
                </text:list>
              </text:list-item>
              <text:list-item>
                <text:p text:style-name="P106"><text:a xlink:type="simple" xlink:href="https://www.linuxfoundation.org/#Receiving_a_packet"><text:span text:style-name="T28">6 Receiving a packet</text:span></text:a></text:p>
                <text:list>
                  <text:list-item>
                    <text:p text:style-name="P106"><text:a xlink:type="simple" xlink:href="https://www.linuxfoundation.org/#Forwarding"><text:span text:style-name="T28">6.1 Forwarding</text:span></text:a></text:p>
                  </text:list-item>
                </text:list>
              </text:list-item>
              <text:list-item>
                <text:p text:style-name="P106"><text:a xlink:type="simple" xlink:href="https://www.linuxfoundation.org/#Sending_a_Packet"><text:span text:style-name="T28">7 Sending a Packet</text:span></text:a></text:p>
              </text:list-item>
              <text:list-item>
                <text:p text:style-name="P106"><text:a xlink:type="simple" xlink:href="https://www.linuxfoundation.org/#Multipath_routing"><text:span text:style-name="T28">8 Multipath routing</text:span></text:a></text:p>
              </text:list-item>
              <text:list-item>
                <text:p text:style-name="P106"><text:a xlink:type="simple" xlink:href="https://www.linuxfoundation.org/#Netfilter"><text:span text:style-name="T28">9 Netfilter</text:span></text:a></text:p>
                <text:list>
                  <text:list-item>
                    <text:p text:style-name="P106"><text:a xlink:type="simple" xlink:href="https://www.linuxfoundation.org/#Netfilter_rule_example"><text:span text:style-name="T28">9.1 Netfilter rule example</text:span></text:a></text:p>
                  </text:list-item>
                </text:list>
              </text:list-item>
              <text:list-item>
                <text:p text:style-name="P106"><text:a xlink:type="simple" xlink:href="https://www.linuxfoundation.org/#ICMP_redirect_message"><text:span text:style-name="T28">10 ICMP redirect message</text:span></text:a></text:p>
              </text:list-item>
              <text:list-item>
                <text:p text:style-name="P106"><text:a xlink:type="simple" xlink:href="https://www.linuxfoundation.org/#Neighboring_Subsystem"><text:span text:style-name="T28">11 Neighboring Subsystem</text:span></text:a></text:p>
              </text:list-item>
              <text:list-item>
                <text:p text:style-name="P106"><text:span text:style-name="T4">12 </text:span><text:a xlink:type="simple" xlink:href="https://www.linuxfoundation.org/#VirtualNetworkDevices" office:target-frame-name="_self" xlink:show="replace"><text:span text:style-name="T28">VirtualNetworkDevices</text:span></text:a></text:p>
              </text:list-item>
              <text:list-item>
                <text:p text:style-name="P106"><text:span text:style-name="T4">13 </text:span><text:a xlink:type="simple" xlink:href="https://www.linuxfoundation.org/IPv6" office:target-frame-name="_self" xlink:show="replace"><text:span text:style-name="T28">IPv6</text:span></text:a></text:p>
              </text:list-item>
              <text:list-item>
                <text:p text:style-name="P106"><text:a xlink:type="simple" xlink:href="https://www.linuxfoundation.org/#VLAN" office:target-frame-name="_self" xlink:show="replace"><text:span text:style-name="T28">14 VLAN</text:span></text:a></text:p>
              </text:list-item>
              <text:list-item>
                <text:p text:style-name="P106"><text:span text:style-name="T4">15 </text:span><text:a xlink:type="simple" xlink:href="https://www.linuxfoundation.org/#BONDING" office:target-frame-name="_self" xlink:show="replace"><text:span text:style-name="T28">Bonding Network device</text:span></text:a></text:p>
              </text:list-item>
              <text:list-item>
                <text:p text:style-name="P106"><text:span text:style-name="T4">16 </text:span><text:a xlink:type="simple" xlink:href="https://www.linuxfoundation.org/#TeamingNetworkDevice" office:target-frame-name="_self" xlink:show="replace"><text:span text:style-name="T28">Teaming Network Device</text:span></text:a></text:p>
              </text:list-item>
              <text:list-item>
                <text:p text:style-name="P106"><text:span text:style-name="T4">17 </text:span><text:a xlink:type="simple" xlink:href="https://www.linuxfoundation.org/#PPP" office:target-frame-name="_self" xlink:show="replace"><text:span text:style-name="T28">PPP</text:span></text:a></text:p>
              </text:list-item>
              <text:list-item>
                <text:p text:style-name="P106"><text:span text:style-name="T4">18 </text:span><text:a xlink:type="simple" xlink:href="https://www.linuxfoundation.org/#TUNTAP"><text:span text:style-name="T28">TUN/TAP</text:span></text:a></text:p>
              </text:list-item>
              <text:list-item>
                <text:p text:style-name="P106"><text:a xlink:type="simple" xlink:href="https://www.linuxfoundation.org/#BLUETOOTH" office:target-frame-name="_self" xlink:show="replace"><text:span text:style-name="T28">19 BLUETOOTH</text:span></text:a></text:p>
              </text:list-item>
              <text:list-item>
                <text:p text:style-name="P106"><text:span text:style-name="T4">20 </text:span><text:a xlink:type="simple" xlink:href="https://www.linuxfoundation.org/#VXLAN" office:target-frame-name="_self" xlink:show="replace"><text:span text:style-name="T28">VXLAN</text:span></text:a></text:p>
              </text:list-item>
              <text:list-item>
                <text:p text:style-name="P106"><text:span text:style-name="T4">21 </text:span><text:a xlink:type="simple" xlink:href="https://www.linuxfoundation.org/#IPSec"><text:span text:style-name="T28">IPSec</text:span></text:a></text:p>
                <text:list>
                  <text:list-item>
                    <text:p text:style-name="P106"><text:span text:style-name="T4">21</text:span><text:a xlink:type="simple" xlink:href="https://www.linuxfoundation.org/#Example:_Host_to_Host_VPN_.28using_openswan.29"><text:span text:style-name="T28">.1 Example: Host to Host VPN (using openswan)</text:span></text:a></text:p>
                  </text:list-item>
                </text:list>
              </text:list-item>
              <text:list-item>
                <text:p text:style-name="P106"><text:span text:style-name="T3"> </text:span><text:span text:style-name="T4">22 </text:span><text:a xlink:type="simple" xlink:href="https://www.linuxfoundation.org/#WIRELESS" office:target-frame-name="_self" xlink:show="replace"><text:span text:style-name="T28">Wireless Subssytem</text:span></text:a></text:p>
              </text:list-item>
              <text:list-item>
                <text:p text:style-name="P106"><text:span text:style-name="T4">23 </text:span><text:a xlink:type="simple" xlink:href="https://www.linuxfoundation.org/#LINKS" office:target-frame-name="_self" xlink:show="replace"><text:span text:style-name="T28">Links and more info</text:span></text:a></text:p>
              </text:list-item>
            </text:list>
          </table:table-cell>
        </table:table-row>
      </table:table>
      <text:h text:style-name="P107" text:outline-level="1"><text:bookmark text:name="Introduction"/><text:soft-page-break/>Introduction</text:h>
      <text:p text:style-name="P3"><text:bookmark text:name="Introduction1"/>● <text:span text:style-name="T1">Understanding a packet walkthrough in the kernel is a key to understanding kernel networking. Understanding it is a must if we want to understand Netfilter or IPSec internals, and more.</text:span></text:p>
      <text:p text:style-name="P3">● <text:span text:style-name="T1">We will deal with this walkthrough in this document (design and implementation details).</text:span></text:p>
      <text:p text:style-name="P3"> </text:p>
      <text:h text:style-name="P107" text:outline-level="1"><text:bookmark text:name="Hierarchy_of_networking_layers"/>Hierarchy of networking layers</text:h>
      <text:p text:style-name="P3"><text:bookmark text:name="Hierarchy_of_networking_layers1"/> </text:p>
      <text:p text:style-name="P3">● <text:span text:style-name="T1">The layers that we will deal with (based on the 7 layers model) are:</text:span></text:p>
      <text:p text:style-name="P4">- Link Layer (L2) (ethernet)</text:p>
      <text:p text:style-name="P4">- Network Layer (L3) (ip4, ipv6)</text:p>
      <text:p text:style-name="P4">- Transport Layer (L4) (udp,tcp...)</text:p>
      <text:h text:style-name="P107" text:outline-level="1"><text:bookmark text:name="Networking_Data_Structures"/>Networking Data Structures</text:h>
      <text:p text:style-name="P3"><text:bookmark text:name="Networking_Data_Structures1"/> </text:p>
      <text:p text:style-name="P3">● <text:span text:style-name="T1">The two most important structures of linux kernel network layer are:</text:span></text:p>
      <text:p text:style-name="P2"><text:span text:style-name="T14">– </text:span><text:span text:style-name="Strong_20_Emphasis"><text:span text:style-name="T7">sk_buff</text:span></text:span><text:span text:style-name="T7"> struct (defined in </text:span><text:a xlink:type="simple" xlink:href="http://lxr.free-electrons.com/source/include/linux/skbuff.h)" office:target-frame-name="_blank" xlink:show="new"><text:span text:style-name="T17">include/linux/skbuff.h)</text:span></text:a></text:p>
      <text:p text:style-name="P2"><text:span text:style-name="T14">– </text:span><text:span text:style-name="Strong_20_Emphasis"><text:span text:style-name="T7">net_device</text:span></text:span><text:span text:style-name="T7"> struct (defined in</text:span><text:a xlink:type="simple" xlink:href="http://lxr.free-electrons.com/source/%20include/linux/netdevice.h" office:target-frame-name="_blank" xlink:show="new"><text:span text:style-name="T17"> include/linux/netdevice.h</text:span></text:a><text:span text:style-name="T7">)</text:span></text:p>
      <text:p text:style-name="P3">● <text:span text:style-name="T1">It is better to know a bit about them before delving into the walkthrough code.</text:span></text:p>
      <text:p text:style-name="P3"> </text:p>
      <text:h text:style-name="P103" text:outline-level="2"><text:bookmark text:name="SK_BUFF"/>SK_BUFF</text:h>
      <text:p text:style-name="P3"><text:bookmark text:name="SK_BUFF1"/> </text:p>
      <text:p text:style-name="P2"><text:span text:style-name="T7">All network-related queues and buffers in the kernel use a common data structure, </text:span><text:a xlink:type="simple" xlink:href="http://lxr.linux.no/linux+v2.6.20/include/linux/skbuff.h#L184"><text:span text:style-name="T17">struct sk_buff</text:span></text:a><text:span text:style-name="T7">. This is a large struct containing all the control information required for the packet (datagram, cell, whatever). The </text:span><text:span text:style-name="Strong_20_Emphasis"><text:span text:style-name="T7">sk_buff</text:span></text:span><text:span text:style-name="T7"> elements are organized as a doubly linked list, in such a way that it is very efficient to move an sk_buff element from the beginning/end of a list to the beginning/end of another list. A queue is defined by </text:span><text:a xlink:type="simple" xlink:href="http://lxr.linux.no/linux+v2.6.20/include/linux/skbuff.h#L108"><text:span text:style-name="T17">struct sk_buff_head</text:span></text:a><text:span text:style-name="T7">, which includes a head and a tail pointer to sk_buff elements.</text:span></text:p>
      <text:p text:style-name="P2"><text:span text:style-name="T7">All the queuing structures include an sk_buff_head representing the queue. For instance, </text:span><text:a xlink:type="simple" xlink:href="http://lxr.linux.no/linux+v2.6.20/include/net/sock.h#L124"><text:span text:style-name="T17">struct sock</text:span></text:a><text:span text:style-name="T7"> includes a receive and send queue. Functions to manage the queues (skb_queue_head(), skb_queue_tail(), skb_dequeue(), skb_dequeue_tail()) operate on an sk_buff_head. In reality, however, the sk_buff_head is included in the doubly linked list of sk_buffs (so it actually forms a ring).</text:span></text:p>
      <text:p text:style-name="P2"><text:soft-page-break/><text:span text:style-name="T7">When a sk_buff is allocated, also its data space is allocated from kernel memory. sk_buff allocation is done with </text:span><text:span text:style-name="Emphasis"><text:span text:style-name="Strong_20_Emphasis"><text:span text:style-name="T7">alloc_skb()</text:span></text:span></text:span><text:span text:style-name="T7"> or</text:span><text:span text:style-name="Emphasis"><text:span text:style-name="Strong_20_Emphasis"><text:span text:style-name="T7"> dev_alloc_skb()</text:span></text:span></text:span><text:span text:style-name="T7">; drivers use dev_alloc_skb();. (free by </text:span><text:span text:style-name="Emphasis"><text:span text:style-name="Strong_20_Emphasis"><text:span text:style-name="T7">kfree_skb()</text:span></text:span></text:span><text:span text:style-name="Emphasis"><text:span text:style-name="T7"> </text:span></text:span><text:span text:style-name="T7">and </text:span><text:span text:style-name="Strong_20_Emphasis"><text:span text:style-name="Emphasis"><text:span text:style-name="T7">dev_kfree_skb()</text:span></text:span></text:span><text:span text:style-name="T7">. However, sk_buff provides an additional management layer. The data space is divided into a head area and a data area. This allows kernel functions to reserve space for the header, so that the data doesn't need to be copied around. Typically, therefore, after allocating an sk_buff, header space is reserved using skb_reserve(). skb_pull(int len) – removes data from the start of a buffer (skipping over an existing header) by advancing data to data+len and by decreasing len.</text:span></text:p>
      <text:p text:style-name="P4">We also handle alignment when allocating sk_buff:</text:p>
      <text:p text:style-name="P2"><text:span text:style-name="T14">  </text:span><text:span text:style-name="T7">- when allocating an sk_buff, by netdev_alloc_skb(), we eventually<text:line-break/>  call __alloc_skb() and in fact, we have two allocations here:<text:line-break/>          - the sk_buff itself (struct sk_buff *skb)<text:line-break/>              <text:line-break/>          this is done by <text:line-break/>          ...<text:line-break/>          skb = kmem_cache_alloc_node(cache, gfp_mask &amp; ~__GFP_DMA, node);<text:line-break/>      ....<text:line-break/>      see __alloc_skb() in </text:span><text:a xlink:type="simple" xlink:href="http://lxr.free-electrons.com/source/net/core/skbuff.c" office:target-frame-name="_blank" xlink:show="new"><text:span text:style-name="T17">net/core/skbuff.c</text:span></text:a><text:span text:style-name="T7"><text:line-break/>      <text:line-break/>      the second is allocating data:<text:line-break/>      ...<text:line-break/>         size = SKB_DATA_ALIGN(size);<text:line-break/>         data = kmalloc_node_track_caller(size + sizeof(struct skb_shared_info),<text:line-break/>                        gfp_mask, node);<text:line-break/>          ...            <text:line-break/>      see also __alloc_skb() in  </text:span><text:a xlink:type="simple" xlink:href="http://lxr.free-electrons.com/source/net/core/skbuff.c" office:target-frame-name="_blank" xlink:show="new"><text:span text:style-name="T17">net/core/skbuff.c</text:span></text:a><text:span text:style-name="T7"><text:line-break/>      the data is for packet headers (layer 2, layer 3 , layer 4) and packet data<text:line-break/>      <text:line-break/>      Now, the data pointer is not fixed; we advance/decrease it as we move from <text:line-break/>      layer to layer. The head pointer </text:span><text:span text:style-name="Strong_20_Emphasis"><text:span text:style-name="T7">is</text:span></text:span><text:span text:style-name="T7"> fixed.<text:line-break/>      <text:line-break/>      The allocation of data above forces alignment.<text:line-break/>      <text:line-break/>      Now, when we call from the network driver to netdev_alloc_skb(), <text:line-break/>      the data points to the ethernet header. The IP header follows immediately<text:line-break/>      after the IP header. Since ethernet header is 14 bytes, this means that<text:line-break/>      assuming   data = kmalloc_node_track_caller() returned a 16-bytes aligned <text:line-break/>      address, as mentioned above, the IP header will **not** be 16 bytes aligned.<text:line-break/>      (it starts on data+14). In order <text:line-break/>      to align it, we should advance data in 2 bytes before putting there the <text:line-break/>      ethernet header. This is done by skb_reserve(skb, NET_IP_ALIGN);<text:line-break/>      </text:span><text:span text:style-name="Strong_20_Emphasis"><text:span text:style-name="T7">NET_IP_ALIGN</text:span></text:span><text:span text:style-name="T7"> is 2, and what skb_reserve() does is increment data in 2 bytes.<text:line-break/>      (let's ignore the increment of the tail, it is not important to this discussion)<text:line-break/>      So now the ip header is 16 bytes aligned. <text:line-break/>      see </text:span><text:span text:style-name="Strong_20_Emphasis"><text:span text:style-name="Emphasis"><text:span text:style-name="T7">netdev_alloc_skb_ip_align()</text:span></text:span></text:span><text:span text:style-name="T7"> in </text:span><text:a xlink:type="simple" xlink:href="http://lxr.free-electrons.com/source/include/linux/skbuff.h" office:target-frame-name="_blank" xlink:show="new"><text:span text:style-name="T17">include/linux/skbuff.h</text:span></text:a></text:p>
      <text:p text:style-name="P3">   </text:p>
      <text:p text:style-name="P6"><text:soft-page-break/>The struct sk_buff objects themselves are private for every network layer. When a packet is passed from one layer to another, the struct sk_buff is cloned. However, the data itself is not copied in that case. Note that struct sk_buff is quite large, but most of its members are unused in most situations. The copy overhead when cloning is therefore limited.</text:p>
      <text:p text:style-name="P3"> </text:p>
      <text:list xml:id="list1171641908" text:style-name="L2">
        <text:list-item>
          <text:p text:style-name="P8">In most cases, sk_buff instances appear as “skb” in the kernel code.</text:p>
        </text:list-item>
        <text:list-item>
          <text:p text:style-name="P13"> </text:p>
        </text:list-item>
      </text:list>
      <text:p text:style-name="P3"> </text:p>
      <text:h text:style-name="P102" text:outline-level="2"><text:span text:style-name="T21">struct </text:span><text:span text:style-name="Strong_20_Emphasis"><text:span text:style-name="T21">sk_buff members:</text:span></text:span></text:h>
      <text:p text:style-name="P6">Note: sk_buff members appear in the same order as in the header file, skbuff.h.</text:p>
      <text:p text:style-name="P2"><text:span text:style-name="Strong_20_Emphasis"><text:span text:style-name="T22">struct sk_buff *next;</text:span></text:span></text:p>
      <text:p text:style-name="P2"><text:span text:style-name="Strong_20_Emphasis"><text:span text:style-name="T22">struct sk_buff *prev;</text:span></text:span></text:p>
      <text:p text:style-name="P2"><text:span text:style-name="Strong_20_Emphasis"><text:span text:style-name="T22">ktime_t tstamp; -</text:span></text:span><text:span text:style-name="T23"> </text:span><text:span text:style-name="T22">time stamp of receiving the packet.</text:span></text:p>
      <text:list xml:id="list994338594" text:style-name="L3">
        <text:list-item>
          <text:p text:style-name="P37"><text:span text:style-name="Strong_20_Emphasis"><text:span text:style-name="Emphasis"><text:span text:style-name="T22">net_enable_timestamp()</text:span></text:span></text:span><text:span text:style-name="T22"> must be called in order to get valid timestamp values.</text:span></text:p>
          <text:p text:style-name="P9">Helper method: static inline ktime_t skb_get_ktime(const struct sk_buff *skb) : returns tstamp of the skb.</text:p>
          <text:p text:style-name="P14"> </text:p>
        </text:list-item>
      </text:list>
      <text:p text:style-name="P2"><text:span text:style-name="Strong_20_Emphasis"><text:span text:style-name="T14"> </text:span></text:span><text:span text:style-name="Strong_20_Emphasis"><text:span text:style-name="T22">struct sock *sk - </text:span></text:span><text:span text:style-name="T22">The socket who owns the skb.</text:span></text:p>
      <text:p text:style-name="P2"><text:span text:style-name="T14"> </text:span><text:span text:style-name="Strong_20_Emphasis"><text:span text:style-name="T7">Helper method: </text:span></text:span><text:span text:style-name="Strong_20_Emphasis"><text:span text:style-name="Emphasis"><text:span text:style-name="T7">static inline void skb_orphan(struct sk_buff *skb)</text:span></text:span></text:span></text:p>
      <text:list xml:id="list1548719952" text:style-name="L4">
        <text:list-item>
          <text:p text:style-name="P21">If the skb has a destructor, call this destructor;  </text:p>
        </text:list-item>
        <text:list-item>
          <text:p text:style-name="P65">set skb-&gt;sk and skb-&gt;destructor to null.</text:p>
        </text:list-item>
      </text:list>
      <text:p text:style-name="P2"><text:soft-page-break/><text:span text:style-name="Strong_20_Emphasis"><text:span text:style-name="T22">struct net_device *dev - </text:span></text:span><text:span text:style-name="T22">The net_device on which the packet was received, or                                    the net_device on which the packet will be transmitted.</text:span></text:p>
      <text:p text:style-name="P2"><text:span text:style-name="Strong_20_Emphasis"><text:span text:style-name="T22">char cb[48] __aligned(8) -</text:span></text:span><text:span text:style-name="T23"> </text:span><text:span text:style-name="T22">control buffer for private variables.</text:span></text:p>
      <text:p text:style-name="P3"> </text:p>
      <text:p text:style-name="P2"><text:span text:style-name="T7">Many network modules define a private skb cb of their own, and use the skb-&gt;cb <text:line-break/>for their own needs. For example, in </text:span><text:a xlink:type="simple" xlink:href="http://lxr.free-electrons.com/source/include/net/bluetooth/bluetooth.h" office:target-frame-name="_blank" xlink:show="new"><text:span text:style-name="T17">include/net/bluetooth/bluetooth.h</text:span></text:a><text:span text:style-name="T7">, we have:<text:line-break/></text:span><text:span text:style-name="Strong_20_Emphasis"><text:span text:style-name="Emphasis"><text:span text:style-name="T7">#define bt_cb(skb) ((struct bt_skb_cb *)((skb)-&gt;cb))</text:span></text:span></text:span></text:p>
      <text:p text:style-name="P7"> </text:p>
      <text:p text:style-name="P2"><text:span text:style-name="T14"> </text:span><text:span text:style-name="Strong_20_Emphasis"><text:span text:style-name="T22">unsigned long skb_refdst;</text:span></text:span></text:p>
      <text:p text:style-name="P3"> </text:p>
      <text:list xml:id="list1416656612" text:style-name="L5">
        <text:list-item>
          <text:p text:style-name="P38"><text:span text:style-name="Strong_20_Emphasis"><text:span text:style-name="T22">helper method:</text:span></text:span></text:p>
        </text:list-item>
        <text:list-item>
          <text:p text:style-name="P38"><text:span text:style-name="Strong_20_Emphasis"><text:span text:style-name="T22">static inline struct dst_entry *skb_dst(const struct sk_buff *skb)</text:span></text:span></text:p>
        </text:list-item>
        <text:list-item>
          <text:p text:style-name="P10">struct dst_entry *dst – the route for this sk_buff; this route is determined by the routing subsystem.</text:p>
          <text:list>
            <text:list-item>
              <text:p text:style-name="P10">It has 2 important function pointers:</text:p>
              <text:list>
                <text:list-item>
                  <text:p text:style-name="P10">int (*input)(struct sk_buff*);</text:p>
                </text:list-item>
                <text:list-item>
                  <text:p text:style-name="P10">int (*output)(struct sk_buff*);</text:p>
                </text:list-item>
              </text:list>
            </text:list-item>
            <text:list-item>
              <text:p text:style-name="P38"><text:span text:style-name="Strong_20_Emphasis"><text:span text:style-name="Emphasis"><text:span text:style-name="T22">input()</text:span></text:span></text:span><text:span text:style-name="T22"> can be assigned to one of the following : ip_local_deliver, ip_forward, ip_mr_input, ip_error or dst_discard_in.</text:span></text:p>
            </text:list-item>
            <text:list-item>
              <text:p text:style-name="P38"><text:span text:style-name="Emphasis"><text:span text:style-name="Strong_20_Emphasis"><text:span text:style-name="T22">output()</text:span></text:span></text:span><text:span text:style-name="Emphasis"><text:span text:style-name="T22"> </text:span></text:span><text:span text:style-name="T22">can be assigned to one of the following :ip_output, ip_mc_output, ip_rt_bug, or dst_discard_out.</text:span></text:p>
            </text:list-item>
            <text:list-item>
              <text:p text:style-name="P10">We will deal more with dst when talking about routing.</text:p>
            </text:list-item>
            <text:list-item>
              <text:p text:style-name="P10">In the usual case, there is only one dst_entry for every skb.</text:p>
            </text:list-item>
            <text:list-item>
              <text:p text:style-name="P10"><text:soft-page-break/>When using IPsec, there is a linked list of dst_entries and only the last one is for routing; all other dst_entries are for IPSec transformers ; these other dst_entries have the DST_NOHASH flag set. These entries , which has this DST_NOHASH flag set are not kept in the routing cache, but are kept instead on the flow cache.</text:p>
            </text:list-item>
            <text:list-item>
              <text:p text:style-name="P15"> </text:p>
            </text:list-item>
          </text:list>
        </text:list-item>
      </text:list>
      <text:p text:style-name="P3">   </text:p>
      <text:p text:style-name="P2"><text:span text:style-name="Strong_20_Emphasis"><text:span text:style-name="T22">struct sec_path *sp -  used by IPSec (xfrm)</text:span></text:span></text:p>
      <text:p text:style-name="P2"><text:span text:style-name="T14"> </text:span><text:span text:style-name="Strong_20_Emphasis"><text:span text:style-name="T22">unsigned int len,</text:span></text:span></text:p>
      <text:p text:style-name="P2"><text:span text:style-name="T14"> </text:span><text:span text:style-name="Strong_20_Emphasis"><text:span text:style-name="T22">unsigned int data_len;</text:span></text:span></text:p>
      <text:p text:style-name="P2"><text:span text:style-name="T22">Helper method: </text:span><text:span text:style-name="Emphasis"><text:span text:style-name="T22">static inline bool skb_is_nonlinear(const struct sk_buff *skb)</text:span></text:span></text:p>
      <text:p text:style-name="P2"><text:span text:style-name="Emphasis"><text:span text:style-name="T22">returns data_len (when data_len is not 0, the skb is nonlinear).</text:span></text:span></text:p>
      <text:p text:style-name="P2"><text:span text:style-name="Strong_20_Emphasis"><text:span text:style-name="T24"> </text:span></text:span></text:p>
      <text:p text:style-name="P2"><text:span text:style-name="T14"> </text:span><text:span text:style-name="Strong_20_Emphasis"><text:span text:style-name="T22">__u16 mac_len: The length of the link layer (L3) header</text:span></text:span></text:p>
      <text:p text:style-name="P2"><text:span text:style-name="T14"> </text:span><text:span text:style-name="Strong_20_Emphasis"><text:span text:style-name="T22">hdr_len;</text:span></text:span></text:p>
      <text:p text:style-name="P2"><text:span text:style-name="T14"> </text:span><text:span text:style-name="Strong_20_Emphasis"><text:span text:style-name="T22">union {</text:span></text:span></text:p>
      <text:p text:style-name="P2"><text:span text:style-name="Strong_20_Emphasis"><text:span text:style-name="T22">__wsum csum;</text:span></text:span></text:p>
      <text:p text:style-name="P2"><text:span text:style-name="Strong_20_Emphasis"><text:span text:style-name="T22">struct {</text:span></text:span></text:p>
      <text:p text:style-name="P2"><text:span text:style-name="Strong_20_Emphasis"><text:span text:style-name="T22">__u16 csum_start;</text:span></text:span></text:p>
      <text:p text:style-name="P2"><text:span text:style-name="Strong_20_Emphasis"><text:span text:style-name="T22">__u16 csum_offset;</text:span></text:span></text:p>
      <text:p text:style-name="P2"><text:span text:style-name="Strong_20_Emphasis"><text:span text:style-name="T24">  </text:span></text:span><text:span text:style-name="Strong_20_Emphasis"><text:span text:style-name="T22">};</text:span></text:span></text:p>
      <text:p text:style-name="P2"><text:span text:style-name="Strong_20_Emphasis"><text:span text:style-name="T22">};</text:span></text:span></text:p>
      <text:p text:style-name="P2"><text:span text:style-name="T14"> </text:span><text:span text:style-name="Strong_20_Emphasis"><text:span text:style-name="T22">__u32 priority;</text:span></text:span></text:p>
      <text:list xml:id="list1402775468" text:style-name="L6">
        <text:list-item>
          <text:list>
            <text:list-item>
              <text:p text:style-name="P39"><text:soft-page-break/><text:span text:style-name="Strong_20_Emphasis"><text:span text:style-name="T22">Packet queueing priority</text:span></text:span></text:p>
            </text:list-item>
            <text:list-item>
              <text:p text:style-name="P39"><text:span text:style-name="Strong_20_Emphasis"><text:span text:style-name="T22">by default the priority of the skb is 0.</text:span></text:span></text:p>
            </text:list-item>
          </text:list>
        </text:list-item>
        <text:list-item>
          <text:p text:style-name="P11">skb-&gt;priority, in the TX path, is set from the socket priority (sk-&gt;sk_priority);</text:p>
        </text:list-item>
      </text:list>
      <text:p text:style-name="P2"><text:span text:style-name="T24">       </text:span><text:span text:style-name="T22">See, for example, </text:span><text:span text:style-name="Strong_20_Emphasis"><text:span text:style-name="Emphasis"><text:span text:style-name="T22">ip_queue_xmit()</text:span></text:span></text:span><text:span text:style-name="Strong_20_Emphasis"><text:span text:style-name="T23"> </text:span></text:span><text:span text:style-name="T22">method in ip_output.c:</text:span></text:p>
      <text:p text:style-name="P2"><text:span text:style-name="Source_20_Text"><text:span text:style-name="T24">        </text:span></text:span><text:span text:style-name="Emphasis"><text:span text:style-name="T25">skb-&gt;priority = sk-&gt;sk_priority;</text:span></text:span></text:p>
      <text:p text:style-name="P3"> </text:p>
      <text:p text:style-name="P2"><text:span text:style-name="T24">      </text:span><text:span text:style-name="T22">You can set </text:span><text:span text:style-name="Strong_20_Emphasis"><text:span text:style-name="T22">sk_priority</text:span></text:span><text:span text:style-name="T23"> </text:span><text:span text:style-name="T22">of sk by setsockopt; for example, thus:</text:span></text:p>
      <text:p text:style-name="P2"><text:span text:style-name="Strong_20_Emphasis"><text:span text:style-name="T24">            </text:span></text:span><text:span text:style-name="Strong_20_Emphasis"><text:span text:style-name="T25">setsockopt(s, SOL_SOCKET, SO_PRIORITY, &amp;prio, sizeof(prio))</text:span></text:span></text:p>
      <text:p text:style-name="P7">      <text:span text:style-name="T2">When we are forwarding the packet, there is no socket attached to the skb.</text:span></text:p>
      <text:p text:style-name="P2"><text:span text:style-name="T24">      </text:span><text:span text:style-name="T22">Therefore, in ip_forward(), we set </text:span><text:span text:style-name="Strong_20_Emphasis"><text:span text:style-name="T22">skb-&gt;priority</text:span></text:span><text:span text:style-name="T23"> </text:span><text:span text:style-name="T22">according to a special table, <text:line-break/>       called </text:span><text:span text:style-name="Strong_20_Emphasis"><text:span text:style-name="T22">ip_tos2prio</text:span></text:span><text:span text:style-name="T22">; this table has 16 entries; see </text:span><text:a xlink:type="simple" xlink:href="http://lxr.free-electrons.com/source/include/net/route.h" office:target-frame-name="_blank" xlink:show="new"><text:span text:style-name="Emphasis"><text:span text:style-name="T19">include/net/route.h</text:span></text:span></text:a><text:span text:style-name="T22"><text:line-break/><text:line-break/>       And we have<text:line-break/>       int ip_forward(struct sk_buff *skb)<text:line-break/>       {<text:line-break/>        ...<text:line-break/><text:line-break/>        skb-&gt;priority = rt_tos2priority(iph-&gt;tos);<text:line-break/>       ...<text:line-break/>       }</text:span></text:p>
      <text:p text:style-name="P3"> </text:p>
      <text:p text:style-name="P6">__u32 priority;</text:p>
      <text:p text:style-name="P3"> </text:p>
      <text:p text:style-name="P2"><text:soft-page-break/><text:span text:style-name="T22">There are other cases when we set the priority of the skb. <text:line-break/>For example, in </text:span><text:span text:style-name="Strong_20_Emphasis"><text:span text:style-name="T22">vlan_do_receive()</text:span></text:span><text:span text:style-name="T23"> </text:span><text:span text:style-name="Emphasis"><text:span text:style-name="T22">(</text:span></text:span><text:a xlink:type="simple" xlink:href="http://lxr.free-electrons.com/source/net/8021q/vlan_core.c" office:target-frame-name="_blank" xlink:show="new"><text:span text:style-name="Emphasis"><text:span text:style-name="T19">net/8021q/vlan_core.c</text:span></text:span></text:a><text:span text:style-name="Emphasis"><text:span text:style-name="T22">).</text:span></text:span></text:p>
      <text:p text:style-name="P2"><text:span text:style-name="T14"> </text:span><text:span text:style-name="Strong_20_Emphasis"><text:span text:style-name="T22">kmemcheck_bitfield_begin(flags1);</text:span></text:span></text:p>
      <text:p text:style-name="P2"><text:span text:style-name="Strong_20_Emphasis"><text:span text:style-name="T22">__u8 local_df:1,</text:span></text:span></text:p>
      <text:p text:style-name="P2"><text:span text:style-name="Strong_20_Emphasis"><text:span text:style-name="T22">cloned:1,</text:span></text:span></text:p>
      <text:p text:style-name="P2"><text:span text:style-name="Strong_20_Emphasis"><text:span text:style-name="T22">ip_summed:2,</text:span></text:span></text:p>
      <text:p text:style-name="P2"><text:span text:style-name="Strong_20_Emphasis"><text:span text:style-name="T22">nohdr:1,</text:span></text:span></text:p>
      <text:p text:style-name="P2"><text:span text:style-name="Strong_20_Emphasis"><text:span text:style-name="T22">nfctinfo:3;</text:span></text:span></text:p>
      <text:p text:style-name="P2"><text:span text:style-name="Strong_20_Emphasis"><text:span text:style-name="T22">__u8 pkt_type:3</text:span></text:span></text:p>
      <text:list xml:id="list126427146" text:style-name="L7">
        <text:list-item>
          <text:p text:style-name="P40"><text:span text:style-name="T22">The packet type is determined in </text:span><text:span text:style-name="Emphasis"><text:span text:style-name="Strong_20_Emphasis"><text:span text:style-name="T22">eth_type_trans()</text:span></text:span></text:span><text:span text:style-name="T23"> </text:span><text:span text:style-name="T22">method.</text:span></text:p>
        </text:list-item>
        <text:list-item>
          <text:p text:style-name="P40"><text:span text:style-name="Emphasis"><text:span text:style-name="Strong_20_Emphasis"><text:span text:style-name="T22">eth_type_trans()</text:span></text:span></text:span><text:span text:style-name="T23"> </text:span><text:span text:style-name="T22">gets skb and net_device as parameters. (see </text:span><text:a xlink:type="simple" xlink:href="http://lxr.free-electrons.com/source/net/ethernet/eth.c" office:target-frame-name="_blank" xlink:show="new"><text:span text:style-name="T19">net/ethernet/eth.c</text:span></text:a><text:span text:style-name="T22">).</text:span></text:p>
        </text:list-item>
        <text:list-item>
          <text:p text:style-name="P12">The packet type depends on the destination mac address in the ethernet header.</text:p>
        </text:list-item>
        <text:list-item>
          <text:p text:style-name="P12">it is PACKET_BROADCAST for broadcast.</text:p>
        </text:list-item>
        <text:list-item>
          <text:p text:style-name="P12">it is PACKET_MULTICAST   for multicast.</text:p>
        </text:list-item>
        <text:list-item>
          <text:p text:style-name="P12">it is PACKET_HOST if the destination mac address is mac address of the device which was passed as a parameter.</text:p>
        </text:list-item>
        <text:list-item>
          <text:p text:style-name="P12">It is PACKET_OTHERHOST if these conditions are not met.</text:p>
        </text:list-item>
        <text:list-item>
          <text:p text:style-name="P40"><text:span text:style-name="T22">(there is another type for outgoing packets, PACKET_OUTGOING, </text:span><text:span text:style-name="Emphasis"><text:span text:style-name="Strong_20_Emphasis"><text:span text:style-name="T22">dev_queue_xmit_nit()</text:span></text:span></text:span><text:span text:style-name="T22">)</text:span></text:p>
        </text:list-item>
        <text:list-item>
          <text:p text:style-name="P40"><text:span text:style-name="T22">Notice that </text:span><text:span text:style-name="Emphasis"><text:span text:style-name="Strong_20_Emphasis"><text:span text:style-name="T22">eth_type_trans()</text:span></text:span></text:span><text:span text:style-name="T22"> is unique to ethernet; for FDDI, for example, we have </text:span><text:span text:style-name="Strong_20_Emphasis"><text:span text:style-name="Emphasis"><text:span text:style-name="T22">fddi_type_trans()</text:span></text:span></text:span><text:span text:style-name="T23"> </text:span><text:span text:style-name="T22">(see </text:span><text:a xlink:type="simple" xlink:href="http://lxr.free-electrons.com/source/net/802/fddi.c" office:target-frame-name="_blank" xlink:show="new"><text:span text:style-name="T19">net/802/fddi.c</text:span></text:a><text:span text:style-name="T22">).</text:span><text:span text:style-name="T7"> </text:span></text:p>
        </text:list-item>
      </text:list>
      <text:p text:style-name="P3"> </text:p>
      <text:p text:style-name="P2"><text:soft-page-break/><text:span text:style-name="Strong_20_Emphasis"><text:span text:style-name="T22">fclone:2,</text:span></text:span></text:p>
      <text:p text:style-name="P2"><text:span text:style-name="Strong_20_Emphasis"><text:span text:style-name="T22">ipvs_property:1,</text:span></text:span></text:p>
      <text:p text:style-name="P2"><text:span text:style-name="Strong_20_Emphasis"><text:span text:style-name="T22">peeked:1,</text:span></text:span></text:p>
      <text:p text:style-name="P2"><text:span text:style-name="Strong_20_Emphasis"><text:span text:style-name="T22">nf_trace:1 - </text:span></text:span><text:span text:style-name="T22">netfilter packet trace flag</text:span></text:p>
      <text:p text:style-name="P2"><text:span text:style-name="T14"> </text:span><text:span text:style-name="Strong_20_Emphasis"><text:span text:style-name="T22">kmemcheck_bitfield_end(flags1);</text:span></text:span></text:p>
      <text:p text:style-name="P2"><text:span text:style-name="T14"> </text:span><text:span text:style-name="Strong_20_Emphasis"><text:span text:style-name="T22">__be16 protocol;</text:span></text:span></text:p>
      <text:list xml:id="list895177161" text:style-name="L8">
        <text:list-item>
          <text:p text:style-name="P76"><text:span text:style-name="Strong_20_Emphasis"><text:span text:style-name="T22">skb-&gt;protocol is set in ethernet network drivers by assigning it to  </text:span></text:span><text:span text:style-name="Strong_20_Emphasis"><text:span text:style-name="Emphasis"><text:span text:style-name="T22">eth_type_trans() return value.</text:span></text:span></text:span></text:p>
        </text:list-item>
      </text:list>
      <text:p text:style-name="P2"><text:span text:style-name="T14"> </text:span><text:span text:style-name="Strong_20_Emphasis"><text:span text:style-name="T22">void (*destructor)(struct sk_buff *skb);</text:span></text:span></text:p>
      <text:p text:style-name="P2"><text:span text:style-name="Strong_20_Emphasis"><text:span text:style-name="T22">Helper method: </text:span></text:span><text:span text:style-name="Strong_20_Emphasis"><text:span text:style-name="Emphasis"><text:span text:style-name="T22">static inline void skb_orphan(struct sk_buff *skb)</text:span></text:span></text:span></text:p>
      <text:list xml:id="list196379639" text:style-name="L9">
        <text:list-item>
          <text:list>
            <text:list-item>
              <text:p text:style-name="P22"><text:span text:style-name="T32">If the skb has a destructor, call this destructor;  </text:span></text:p>
            </text:list-item>
            <text:list-item>
              <text:p text:style-name="P74">set skb-&gt;sk and skb-&gt;destructor to null.</text:p>
            </text:list-item>
          </text:list>
        </text:list-item>
      </text:list>
      <text:p text:style-name="P2"><text:span text:style-name="Strong_20_Emphasis"><text:span text:style-name="Emphasis"><text:span text:style-name="T24"> </text:span></text:span></text:span></text:p>
      <text:p text:style-name="P2"><text:span text:style-name="T14"> </text:span><text:span text:style-name="Strong_20_Emphasis"><text:span text:style-name="T22">struct nf_conntrack *nfct;</text:span></text:span></text:p>
      <text:p text:style-name="P2"><text:span text:style-name="T14"> </text:span><text:span text:style-name="Strong_20_Emphasis"><text:span text:style-name="T22">struct sk_buff *nfct_reasm;</text:span></text:span></text:p>
      <text:p text:style-name="P2"><text:span text:style-name="T14"> </text:span><text:span text:style-name="Strong_20_Emphasis"><text:span text:style-name="T22">struct nf_bridge_info *nf_bridge;</text:span></text:span></text:p>
      <text:p text:style-name="P2"><text:span text:style-name="T14"> </text:span><text:span text:style-name="Strong_20_Emphasis"><text:span text:style-name="T22">int skb_iif; </text:span></text:span><text:span text:style-name="T22">The</text:span><text:span text:style-name="Strong_20_Emphasis"><text:span text:style-name="T23"> </text:span></text:span><text:span text:style-name="T22">ifindex of device we arrived on. </text:span><text:span text:style-name="Emphasis"><text:span text:style-name="Strong_20_Emphasis"><text:span text:style-name="T22">__netif_receive_skb()</text:span></text:span></text:span><text:span text:style-name="T22"> sets the </text:span></text:p>
      <text:p text:style-name="P7">                  <text:span text:style-name="T2">skb_iif to be the ifindex of the device on which we arrived, skb-&gt;dev.</text:span></text:p>
      <text:p text:style-name="P2"><text:span text:style-name="Strong_20_Emphasis"><text:span text:style-name="T22">__u32 rxhash;</text:span></text:span></text:p>
      <text:p text:style-name="P3"> </text:p>
      <text:list xml:id="list870908404" text:style-name="L10">
        <text:list-item>
          <text:p text:style-name="P41"><text:span text:style-name="T22">The rxhash of the skb is calculated in the receive path, in</text:span><text:span text:style-name="Strong_20_Emphasis"><text:span text:style-name="T22"> </text:span></text:span><text:span text:style-name="Strong_20_Emphasis"><text:span text:style-name="Emphasis"><text:span text:style-name="T22">get_rps_cpu()</text:span></text:span></text:span><text:span text:style-name="T22">, <text:line-break/>invoked from both from </text:span><text:span text:style-name="Strong_20_Emphasis"><text:span text:style-name="Emphasis"><text:span text:style-name="T22">netif_receive_skb()</text:span></text:span></text:span><text:span text:style-name="Strong_20_Emphasis"><text:span text:style-name="T23"> </text:span></text:span><text:span text:style-name="T22">and from </text:span><text:span text:style-name="Strong_20_Emphasis"><text:span text:style-name="T22">netif_rx()</text:span></text:span><text:span text:style-name="T22">.<text:line-break/></text:span><text:soft-page-break/><text:span text:style-name="T22">The hash is calculate according to the source and dest address of the <text:line-break/>ip header, and the ports from the transport header. </text:span></text:p>
        </text:list-item>
      </text:list>
      <text:p text:style-name="P3"> </text:p>
      <text:p text:style-name="P2"><text:span text:style-name="Strong_20_Emphasis"><text:span text:style-name="T22">__u16 vlan_tci;</text:span></text:span><text:span text:style-name="Emphasis"><text:span text:style-name="T23">  </text:span></text:span><text:span text:style-name="Emphasis"><text:span text:style-name="T22">- </text:span></text:span><text:span text:style-name="T22">vlan tag control information; (2 bytes). Composed of ID and priority.</text:span></text:p>
      <text:p text:style-name="P2"><text:span text:style-name="T14"> </text:span><text:span text:style-name="Strong_20_Emphasis"><text:span text:style-name="T22">__u16 tc_index; /* traffic control index */</text:span></text:span></text:p>
      <text:p text:style-name="P2"><text:span text:style-name="T14"> </text:span><text:span text:style-name="Strong_20_Emphasis"><text:span text:style-name="T22">__u16 tc_verd; /* traffic control verdict */</text:span></text:span></text:p>
      <text:p text:style-name="P2"><text:span text:style-name="T14"> </text:span><text:span text:style-name="Strong_20_Emphasis"><text:span text:style-name="T22">__u16 queue_mapping;</text:span></text:span></text:p>
      <text:p text:style-name="P2"><text:span text:style-name="T14"> </text:span><text:span text:style-name="Strong_20_Emphasis"><text:span text:style-name="T22">kmemcheck_bitfield_begin(flags2);</text:span></text:span></text:p>
      <text:p text:style-name="P2"><text:span text:style-name="T14"> </text:span><text:span text:style-name="Strong_20_Emphasis"><text:span text:style-name="T22">__u8 ndisc_nodetype:2;</text:span></text:span></text:p>
      <text:p text:style-name="P2"><text:span text:style-name="T14"> </text:span><text:span text:style-name="Strong_20_Emphasis"><text:span text:style-name="T22">__u8 pfmemalloc:1;</text:span></text:span></text:p>
      <text:p text:style-name="P2"><text:span text:style-name="T14"> </text:span><text:span text:style-name="Strong_20_Emphasis"><text:span text:style-name="T22">__u8 ooo_okay:1;</text:span></text:span></text:p>
      <text:p text:style-name="P2"><text:span text:style-name="T14"> </text:span><text:span text:style-name="Strong_20_Emphasis"><text:span text:style-name="T22">__u8 l4_rxhash:1 - </text:span></text:span><text:span text:style-name="T7">A flag which is set when we use 4-tuple hash over transport ports.</text:span></text:p>
      <text:p text:style-name="P3">                                    <text:span text:style-name="T1">__skb_get_rxhash() sets the rxhash. </text:span></text:p>
      <text:p text:style-name="P2"><text:span text:style-name="Strong_20_Emphasis"><text:span text:style-name="T24"> </text:span></text:span><text:span text:style-name="Strong_20_Emphasis"><text:span text:style-name="T22">__u8 wifi_acked_valid:1;</text:span></text:span></text:p>
      <text:p text:style-name="P2"><text:span text:style-name="T14"> </text:span><text:span text:style-name="Strong_20_Emphasis"><text:span text:style-name="T22">__u8 wifi_acked:1;</text:span></text:span></text:p>
      <text:p text:style-name="P2"><text:span text:style-name="T14"> </text:span><text:span text:style-name="Strong_20_Emphasis"><text:span text:style-name="T22">__u8 no_fcs:1;</text:span></text:span></text:p>
      <text:p text:style-name="P2"><text:span text:style-name="T14"> </text:span><text:span text:style-name="Strong_20_Emphasis"><text:span text:style-name="T22">__u8 head_frag:1;</text:span></text:span></text:p>
      <text:p text:style-name="P2"><text:span text:style-name="Strong_20_Emphasis"><text:span text:style-name="T22">__u8 encapsulation:1 -</text:span></text:span><text:span text:style-name="T23"> </text:span><text:span text:style-name="T22">indicates that the skb</text:span><text:span text:style-name="Strong_20_Emphasis"><text:span text:style-name="T23"> </text:span></text:span><text:span text:style-name="T7">contains encapsulated packet. This flag is set, for example, in vxlan_xmit() in the vxlan driver. (</text:span><text:a xlink:type="simple" xlink:href="http://lxr.free-electrons.com/source/drivers/net/vxlan.c" office:target-frame-name="_blank" xlink:show="new"><text:span text:style-name="T17">drivers/net/vxlan.c</text:span></text:a><text:span text:style-name="T7">)</text:span></text:p>
      <text:p text:style-name="P3"> </text:p>
      <text:p text:style-name="P2"><text:span text:style-name="T14"> </text:span><text:span text:style-name="Strong_20_Emphasis"><text:span text:style-name="T22">kmemcheck_bitfield_end(flags2);</text:span></text:span></text:p>
      <text:p text:style-name="P2"><text:span text:style-name="T14"> </text:span><text:span text:style-name="Strong_20_Emphasis"><text:span text:style-name="T22">dma_cookie_t dma_cookie;</text:span></text:span></text:p>
      <text:p text:style-name="P2"><text:span text:style-name="T14"> </text:span><text:span text:style-name="Strong_20_Emphasis"><text:span text:style-name="T22">__u32 secmark;</text:span></text:span></text:p>
      <text:p text:style-name="P2"><text:span text:style-name="T14"> </text:span><text:span text:style-name="Strong_20_Emphasis"><text:span text:style-name="T22">union {</text:span></text:span></text:p>
      <text:p text:style-name="P2"><text:soft-page-break/><text:span text:style-name="T14"> </text:span><text:span text:style-name="Strong_20_Emphasis"><text:span text:style-name="T22">__u32 mark;</text:span></text:span></text:p>
      <text:p text:style-name="P2"><text:span text:style-name="T14"> </text:span><text:span text:style-name="Strong_20_Emphasis"><text:span text:style-name="T22">__u32 dropcount;</text:span></text:span></text:p>
      <text:p text:style-name="P2"><text:span text:style-name="T14"> </text:span><text:span text:style-name="Strong_20_Emphasis"><text:span text:style-name="T22">__u32 avail_size;</text:span></text:span></text:p>
      <text:p text:style-name="P2"><text:span text:style-name="T14"> </text:span><text:span text:style-name="Strong_20_Emphasis"><text:span text:style-name="T22">};</text:span></text:span></text:p>
      <text:p text:style-name="P2"><text:span text:style-name="T14">  </text:span><text:span text:style-name="Strong_20_Emphasis"><text:span text:style-name="T22">sk_buff_data_t transport_header; -</text:span></text:span><text:span text:style-name="T23"> </text:span><text:span text:style-name="T22">the transport layer (L4) header (can be for example tcp header/udp header/icmp header, and more)</text:span></text:p>
      <text:p text:style-name="P3"> </text:p>
      <text:list xml:id="list1742446661" text:style-name="L11">
        <text:list-item>
          <text:p text:style-name="P77"><text:span text:style-name="T22">Helper method: </text:span><text:span text:style-name="Emphasis"><text:span text:style-name="Strong_20_Emphasis"><text:span text:style-name="T22">skb_transport_header().</text:span></text:span></text:span></text:p>
        </text:list-item>
      </text:list>
      <text:p text:style-name="P3"> </text:p>
      <text:p text:style-name="P2"><text:span text:style-name="Strong_20_Emphasis"><text:span text:style-name="T22">sk_buff_data_t network_header; </text:span></text:span><text:span text:style-name="T22">- network layer (L3) header – (can be for example ip header/ipv6 header/arp header).</text:span></text:p>
      <text:p text:style-name="P3"> </text:p>
      <text:p text:style-name="P2"><text:bookmark text:name="__DdeLink__11_173433178"/><text:span text:style-name="T14"> </text:span><text:span text:style-name="T22">Helper method: </text:span><text:span text:style-name="Emphasis"><text:span text:style-name="Strong_20_Emphasis"><text:span text:style-name="T22">skb_network_header(skb).</text:span></text:span></text:span></text:p>
      <text:p text:style-name="P3"> </text:p>
      <text:p text:style-name="P2"><text:span text:style-name="Strong_20_Emphasis"><text:span text:style-name="T22">sk_buff_data_t mac_header; </text:span></text:span><text:span text:style-name="T22">The Link layer (L2) header</text:span></text:p>
      <text:list xml:id="list1140578797" text:style-name="L12">
        <text:list-item>
          <text:p text:style-name="P78"><text:span text:style-name="T22">Helper method:</text:span><text:span text:style-name="Strong_20_Emphasis"><text:span text:style-name="Emphasis"><text:span text:style-name="T22"> skb_mac_header()</text:span></text:span></text:span></text:p>
        </text:list-item>
      </text:list>
      <text:p text:style-name="P2"><text:span text:style-name="Strong_20_Emphasis"><text:span text:style-name="T22">sk_buff_data_t tail;</text:span></text:span></text:p>
      <text:p text:style-name="P2"><text:span text:style-name="Strong_20_Emphasis"><text:span text:style-name="T22">sk_buff_data_t end;</text:span></text:span></text:p>
      <text:p text:style-name="P2"><text:span text:style-name="Strong_20_Emphasis"><text:span text:style-name="T22">unsigned char *head,</text:span></text:span></text:p>
      <text:p text:style-name="P2"><text:span text:style-name="Strong_20_Emphasis"><text:span text:style-name="T22">unsigned char *data;</text:span></text:span></text:p>
      <text:p text:style-name="P2"><text:span text:style-name="Strong_20_Emphasis"><text:span text:style-name="T22">unsigned int truesize;</text:span></text:span></text:p>
      <text:p text:style-name="P2"><text:span text:style-name="Strong_20_Emphasis"><text:span text:style-name="T22">atomic_t users - </text:span></text:span><text:span text:style-name="T22">a reference count. Initialized to 1. Increased in RX path for   each protocol handler in</text:span><text:span text:style-name="Strong_20_Emphasis"><text:span text:style-name="T22"> </text:span></text:span><text:span text:style-name="Emphasis"><text:span text:style-name="Strong_20_Emphasis"><text:span text:style-name="T22">deliver_skb()</text:span></text:span></text:span><text:span text:style-name="Emphasis"><text:span text:style-name="T22">. </text:span></text:span><text:span text:style-name="T22">Decrereased in </text:span><text:span text:style-name="Emphasis"><text:span text:style-name="Strong_20_Emphasis"><text:span text:style-name="T22">kfree_skb().</text:span></text:span></text:span></text:p>
      <text:list xml:id="list1640922055" text:style-name="L13">
        <text:list-item>
          <text:p text:style-name="P42"><text:span text:style-name="Emphasis"><text:span text:style-name="T22">Helper method: </text:span></text:span><text:span text:style-name="Emphasis"><text:span text:style-name="Strong_20_Emphasis"><text:span text:style-name="T22">skb_shared()</text:span></text:span></text:span><text:span text:style-name="Emphasis"><text:span text:style-name="Strong_20_Emphasis"><text:span text:style-name="T23"> </text:span></text:span></text:span><text:span text:style-name="T22">returns</text:span><text:span text:style-name="Emphasis"><text:span text:style-name="T23"> </text:span></text:span><text:span text:style-name="Emphasis"><text:span text:style-name="T22">true if users &gt; 1.</text:span></text:span></text:p>
        </text:list-item>
        <text:list-item>
          <text:p text:style-name="P79"><text:soft-page-break/><text:span text:style-name="Emphasis"><text:span text:style-name="T22">Helper method: </text:span></text:span><text:span text:style-name="Emphasis"><text:span text:style-name="Strong_20_Emphasis"><text:span text:style-name="T22">static inline struct sk_buff *skb_get(struct sk_buff *skb)</text:span></text:span></text:span></text:p>
        </text:list-item>
      </text:list>
      <text:p text:style-name="P2"><text:span text:style-name="Emphasis"><text:span text:style-name="T22">Increments users. </text:span></text:span></text:p>
      <text:h text:style-name="P102" text:outline-level="2"><text:span text:style-name="Strong_20_Emphasis"><text:span text:style-name="T8">Receive Packet Steering (rps)</text:span></text:span></text:h>
      <text:p text:style-name="P2"><text:span text:style-name="T7">There is a global table called </text:span><text:span text:style-name="Emphasis"><text:span text:style-name="Strong_20_Emphasis"><text:span text:style-name="T7">rps_sock_flow_table</text:span></text:span></text:span><text:span text:style-name="T7">. <text:line-break/>Each call to recvmsg or sendmsg updates the rps_sock_flow_table<text:line-break/>by calling</text:span><text:span text:style-name="Emphasis"><text:span text:style-name="Strong_20_Emphasis"><text:span text:style-name="T7"> sock_rps_record_flow()</text:span></text:span></text:span><text:span text:style-name="T7"> which eventually calls <text:line-break/></text:span><text:span text:style-name="Emphasis"><text:span text:style-name="Strong_20_Emphasis"><text:span text:style-name="T7">rps_record_sock_flow().</text:span></text:span></text:span></text:p>
      <text:p text:style-name="P2"><text:span text:style-name="T7">struct </text:span><text:span text:style-name="Strong_20_Emphasis"><text:span text:style-name="T7">rps_sock_flow_table</text:span></text:span><text:span text:style-name="T7"> has an array called "ents". <text:line-break/>- The index to this array is a </text:span><text:span text:style-name="Strong_20_Emphasis"><text:span text:style-name="T7">hash</text:span></text:span><text:span text:style-name="T7"> (sk_rxhash) of the socket (sock) from user space.<text:line-break/>- The value of each element is the (desired) </text:span><text:span text:style-name="Strong_20_Emphasis"><text:span text:style-name="T7">CPU</text:span></text:span><text:span text:style-name="T7">.</text:span></text:p>
      <text:p text:style-name="P4">Each call to send/receive from user space updates the CPU according to the CPU <text:line-break/>on which the call was done.</text:p>
      <text:p text:style-name="P2"><text:span text:style-name="T7">For example, in </text:span><text:a xlink:type="simple" xlink:href="http://lxr.free-electrons.com/source/net/ipv4/af_inet.c" office:target-frame-name="_blank" xlink:show="new"><text:span text:style-name="Emphasis"><text:span text:style-name="T17">net/ipv4/af_inet.c</text:span></text:span></text:a><text:span text:style-name="Emphasis"><text:span text:style-name="T7">:</text:span></text:span></text:p>
      <text:p text:style-name="P4">int inet_recvmsg()<text:line-break/>{<text:line-break/>...<text:line-break/>rps_record_sock_flow()<text:line-break/>...<text:line-break/>}</text:p>
      <text:p text:style-name="P2"><text:span text:style-name="T7">In </text:span><text:a xlink:type="simple" xlink:href="https://www.linuxfoundation.org/%20http://lxr.free-electrons.com/source/net/ipv4/tcp.c" office:target-frame-name="_blank" xlink:show="new"><text:span text:style-name="T17">net/ipv4/tcp.c</text:span></text:a><text:span text:style-name="T7">:</text:span></text:p>
      <text:p text:style-name="P4">ssize_t tcp_splice_read(struct socket *sock, loff_t *ppos,<text:line-break/>struct pipe_inode_info *pipe, size_t len,<text:line-break/>unsigned int flags)<text:line-break/>{<text:line-break/>...<text:line-break/>sock_rps_record_flow(sk);<text:line-break/>...<text:line-break/>}</text:p>
      <text:p text:style-name="P3"> </text:p>
      <text:p text:style-name="P2"><text:span text:style-name="T7">struct </text:span><text:span text:style-name="Strong_20_Emphasis"><text:span text:style-name="T7">rps_flow_table</text:span></text:span><text:span text:style-name="T7"> is per rx queue. It is a member of struct </text:span><text:span text:style-name="Strong_20_Emphasis"><text:span text:style-name="T7">netdev_rx_queue</text:span></text:span><text:span text:style-name="T7">,<text:line-break/>which represents an instance of an RX queue.</text:span></text:p>
      <text:p text:style-name="P4">The number of entries in this table is rps_flow_cnt.</text:p>
      <text:p text:style-name="P4"><text:line-break/>It can be set via: <text:line-break/>cat numEntries &gt; /sys/class/net/&lt;dev&gt;/queues/rx-&lt;n&gt;/rps_flow_cnt</text:p>
      <text:p text:style-name="P3"> </text:p>
      <text:p text:style-name="P2"><text:soft-page-break/><text:span text:style-name="Strong_20_Emphasis"><text:span text:style-name="T9">XPS: Transmit Packet Steering</text:span></text:span><text:span text:style-name="T7"><text:line-break/><text:line-break/></text:span><text:span text:style-name="Strong_20_Emphasis"><text:span text:style-name="Emphasis"><text:span text:style-name="T7">get_xps_queue()</text:span></text:span></text:span><text:span text:style-name="T7"> is called to determine which tx queue to use.<text:line-break/>when </text:span><text:span text:style-name="Strong_20_Emphasis"><text:span text:style-name="T7">CONFIG_XPS</text:span></text:span><text:span text:style-name="T7"> is not set, this method returns -1.<text:line-break/></text:span><text:span text:style-name="Emphasis"><text:span text:style-name="Strong_20_Emphasis"><text:span text:style-name="T7">get_xps_queue()</text:span></text:span></text:span><text:span text:style-name="T7"> is called in the TX path, from </text:span><text:span text:style-name="Emphasis"><text:span text:style-name="Strong_20_Emphasis"><text:span text:style-name="T7">netdev_pick_tx()</text:span></text:span></text:span><text:span text:style-name="T7"> which is invoked <text:line-break/>by </text:span><text:span text:style-name="Emphasis"><text:span text:style-name="Strong_20_Emphasis"><text:span text:style-name="T7">dev_queue_xmit().</text:span></text:span></text:span></text:p>
      <text:p text:style-name="P4">XPS code was written by Tom Herbert from google.</text:p>
      <text:p text:style-name="P2"><text:span text:style-name="T7">Under sysfs we have xps_cpus entry.<text:line-break/>For example, for tx-0:<text:line-break/></text:span><text:span text:style-name="Strong_20_Emphasis"><text:span text:style-name="Emphasis"><text:span text:style-name="T7">/sys/class/net/em1/queues/tx-0/xps_cpus</text:span></text:span></text:span><text:span text:style-name="T7"><text:line-break/><text:line-break/>netdevice structure includes a member called </text:span><text:span text:style-name="Strong_20_Emphasis"><text:span text:style-name="T7">xps_dev_maps</text:span></text:span><text:span text:style-name="T7"> which includes <text:line-break/>maps (</text:span><text:span text:style-name="Strong_20_Emphasis"><text:span text:style-name="T7">xps_map</text:span></text:span><text:span text:style-name="T7">) which are indexed by CPU.</text:span></text:p>
      <text:p text:style-name="P3"> </text:p>
      <text:h text:style-name="P103" text:outline-level="2"><text:bookmark text:name="net_device"/>net_device</text:h>
      <text:p text:style-name="P3"><text:bookmark text:name="net_device1"/> </text:p>
      <text:h text:style-name="P102" text:outline-level="2"><text:span text:style-name="Strong_20_Emphasis"><text:span text:style-name="T12">struct net_device  members</text:span></text:span></text:h>
      <text:p text:style-name="P2"><text:span text:style-name="Strong_20_Emphasis"><text:span text:style-name="T14">● </text:span></text:span><text:span text:style-name="Strong_20_Emphasis"><text:span text:style-name="T13">char name[IFNAMSIZ]; </text:span></text:span></text:p>
      <text:list xml:id="list1681127132" text:style-name="L14">
        <text:list-item>
          <text:p text:style-name="P30">The interfcace name, like eth0, eth1, p2p1, ...</text:p>
        </text:list-item>
        <text:list-item>
          <text:p text:style-name="P30">Can be up to 16 characters (IFNAMSIZ)</text:p>
        </text:list-item>
      </text:list>
      <text:p text:style-name="P2"><text:span text:style-name="Strong_20_Emphasis"><text:span text:style-name="T13">struct hlist_node name_hlist; - device name hash chain.</text:span></text:span></text:p>
      <text:p text:style-name="P2"><text:span text:style-name="Strong_20_Emphasis"><text:span text:style-name="T13">char *ifalias -  </text:span></text:span><text:span text:style-name="T13">snmp alias interface name; its length can be up to 256 (IFALIASZ)</text:span></text:p>
      <text:list xml:id="list1870463063" text:style-name="L15">
        <text:list-item>
          <text:p text:style-name="P80"><text:span text:style-name="T13">Helper method: int dev_set_alias(struct net_device *dev, const char *alias, size_t len).</text:span></text:p>
        </text:list-item>
      </text:list>
      <text:p text:style-name="P2"><text:span text:style-name="Strong_20_Emphasis"><text:span text:style-name="T13">unsigned long mem_end; - shared mem end </text:span></text:span></text:p>
      <text:p text:style-name="P2"><text:span text:style-name="Strong_20_Emphasis"><text:span text:style-name="T13">unsigned long mem_start; - shared mem start </text:span></text:span></text:p>
      <text:p text:style-name="P2"><text:span text:style-name="Strong_20_Emphasis"><text:span text:style-name="T13">unsigned long base_addr; - device I/O address </text:span></text:span></text:p>
      <text:p text:style-name="P2"><text:span text:style-name="Strong_20_Emphasis"><text:span text:style-name="T13">unsigned int irq - device IRQ number (this is the irq number with which we call request_irq()).</text:span></text:span></text:p>
      <text:p text:style-name="P2"><text:soft-page-break/><text:span text:style-name="Strong_20_Emphasis"><text:span text:style-name="T13">unsigned long state; </text:span></text:span></text:p>
      <text:list xml:id="list1073897505" text:style-name="L16">
        <text:list-item>
          <text:p text:style-name="P43"><text:span text:style-name="Strong_20_Emphasis"><text:span text:style-name="T13">A flags which can be one of these values:</text:span></text:span></text:p>
        </text:list-item>
        <text:list-item>
          <text:p text:style-name="P23">__LINK_STATE_START<text:line-break/>__LINK_STATE_PRESENT<text:line-break/>__LINK_STATE_NOCARRIER<text:line-break/>__LINK_STATE_LINKWATCH_PENDING<text:line-break/>__LINK_STATE_DORMANT</text:p>
          <text:p text:style-name="P101"><text:span text:style-name="Strong_20_Emphasis"><text:span text:style-name="T31"/></text:span></text:p>
        </text:list-item>
      </text:list>
      <text:p text:style-name="P2"><text:span text:style-name="Strong_20_Emphasis"><text:span text:style-name="T13">struct list_head dev_list;</text:span></text:span></text:p>
      <text:p text:style-name="P2"><text:span text:style-name="Strong_20_Emphasis"><text:span text:style-name="T13">struct list_head napi_list;</text:span></text:span></text:p>
      <text:p text:style-name="P2"><text:span text:style-name="Strong_20_Emphasis"><text:span text:style-name="T13">struct list_head unreg_list;</text:span></text:span></text:p>
      <text:p text:style-name="P2"><text:span text:style-name="Strong_20_Emphasis"><text:span text:style-name="T13">netdev_features_t features; - currently active device features </text:span></text:span></text:p>
      <text:p text:style-name="P2"><text:span text:style-name="Strong_20_Emphasis"><text:span text:style-name="T13">Two examples:</text:span></text:span></text:p>
      <text:p text:style-name="P2"><text:span text:style-name="Strong_20_Emphasis"><text:span text:style-name="T13">NETIF_F_NETNS_LOCAL</text:span></text:span><text:span text:style-name="T7"> </text:span><text:span text:style-name="T13">is set for devices that are not allowed to move between network namespaces; For example, for loopback device and ppp device , we set </text:span><text:span text:style-name="Strong_20_Emphasis"><text:span text:style-name="T13">NETIF_F_NETNS_LOCAL</text:span></text:span><text:span text:style-name="T13">. If we try to move an interface whose</text:span><text:span text:style-name="Strong_20_Emphasis"><text:span text:style-name="T7"> </text:span></text:span><text:span text:style-name="Strong_20_Emphasis"><text:span text:style-name="T13">NETIF_F_NETNS_LOCAL</text:span></text:span><text:span text:style-name="T7"> </text:span><text:span text:style-name="T13">flag is set to a network namespace we created, we will get "RTNETLINK answers: Invalid argument" error message from </text:span><text:span text:style-name="Strong_20_Emphasis"><text:span text:style-name="Emphasis"><text:span text:style-name="T13">dev_change_net_namespace()</text:span></text:span></text:span><text:span text:style-name="T13"> method (</text:span><text:a xlink:type="simple" xlink:href="http://lxr.free-electrons.com/source/net/core/dev.c" office:target-frame-name="_blank" xlink:show="new"><text:span text:style-name="Emphasis"><text:span text:style-name="T19">net/core/dev.c</text:span></text:span></text:a><text:span text:style-name="T13">). See below in the Network namespaces section.</text:span></text:p>
      <text:p text:style-name="P2"><text:span text:style-name="Strong_20_Emphasis"><text:span text:style-name="T14"> </text:span></text:span></text:p>
      <text:p text:style-name="P2"><text:span text:style-name="Strong_20_Emphasis"><text:span text:style-name="T13">NETIF_F_VLAN_CHALLENGED</text:span></text:span><text:span text:style-name="T7"> </text:span><text:span text:style-name="T13">is set for devices which can't handle with VLAN headers. (usually because of too large MTU due to vlan). For example, some types of Intel e100 (see </text:span><text:span text:style-name="Strong_20_Emphasis"><text:span text:style-name="Emphasis"><text:span text:style-name="T13">e100_probe()</text:span></text:span></text:span><text:span text:style-name="T7"> </text:span><text:span text:style-name="T13">in drivers/net/ethernet/intel/e100.c). </text:span></text:p>
      <text:p text:style-name="P2"><text:soft-page-break/><text:span text:style-name="Strong_20_Emphasis"><text:span text:style-name="T13">NETIF_F_VLAN_CHALLENGED</text:span></text:span><text:span text:style-name="T7"> </text:span><text:span text:style-name="T13">is also set when creating a bonding, before enslaving first ethernet interface to it; </text:span></text:p>
      <text:p text:style-name="P5">bond_setup()<text:line-break/>{<text:line-break/>....<text:line-break/>bond_dev-&gt;features |= NETIF_F_VLAN_CHALLENGED;<text:line-break/>...</text:p>
      <text:p text:style-name="P2"><text:span text:style-name="T13">in </text:span><text:a xlink:type="simple" xlink:href="http://lxr.free-electrons.com/source/drivers/net/bonding/" office:target-frame-name="_blank" xlink:show="new"><text:span text:style-name="T19">drivers/net/bonding/bond_main.c</text:span></text:a></text:p>
      <text:p text:style-name="P4"><text:span text:style-name="T31">This is done to avoid problems that occur when adding VLANs over an empty bond. See also later in the bonding section.</text:span></text:p>
      <text:p text:style-name="P3"> </text:p>
      <text:p text:style-name="P2"><text:span text:style-name="Strong_20_Emphasis"><text:span text:style-name="T13">NETIF_F_LLTX</text:span></text:span><text:span text:style-name="T7"> </text:span><text:span text:style-name="T13">is LockLess TX flag and is considered deprecated. When it is set, we don't use the generic TX lock ( This is why it is called LockLess TX )</text:span></text:p>
      <text:p text:style-name="P2"><text:span text:style-name="T13">See the following macro (</text:span><text:span text:style-name="Strong_20_Emphasis"><text:span text:style-name="T13">HARD_TX_LOCK</text:span></text:span><text:span text:style-name="T13">) from in net/core/dev.c:</text:span></text:p>
      <text:p text:style-name="P5">#define HARD_TX_LOCK(dev, txq, cpu) { \<text:line-break/>if ((dev-&gt;features &amp; NETIF_F_LLTX) == 0) { \<text:line-break/>__netif_tx_lock(txq, cpu); \<text:line-break/>} \<text:line-break/>}</text:p>
      <text:p text:style-name="P2"><text:span text:style-name="Strong_20_Emphasis"><text:span text:style-name="T13">NETIF_F_LLTX</text:span></text:span><text:span text:style-name="T7"> </text:span><text:span text:style-name="T13">is used in tunnel drivers like ipip, vxlan, veth, and in IPv4 over IPSec tunneling driver:</text:span></text:p>
      <text:p text:style-name="P2"><text:span text:style-name="T13">For example, in ipip tunnel (net/ipv4/ipip.c), we have:<text:line-break/><text:line-break/>ipip_tunnel_setup() {<text:line-break/>...<text:line-break/>dev-&gt;features |= NETIF_F_LLTX;<text:line-break/></text:span><text:soft-page-break/><text:span text:style-name="T13">...<text:line-break/>}<text:line-break/><text:line-break/>and in vxlan: (</text:span><text:a xlink:type="simple" xlink:href="http://lxr.free-electrons.com/source/drivers/net/vxlan.c" office:target-frame-name="_blank" xlink:show="new"><text:span text:style-name="T19">drivers/net/vxlan.c</text:span></text:a><text:span text:style-name="T13">) we have:<text:line-break/>static void vxlan_setup(struct net_device *dev) {<text:line-break/>...<text:line-break/>dev-&gt;features |= NETIF_F_LLTX;<text:line-break/>..</text:span></text:p>
      <text:p text:style-name="P5">}</text:p>
      <text:p text:style-name="P5">in veth: (drivers/net/veth.c)</text:p>
      <text:p text:style-name="P5">static void veth_setup(struct net_device *dev)<text:line-break/>{<text:line-break/>...<text:line-break/>dev-&gt;features |= NETIF_F_LLTX;<text:line-break/>...<text:line-break/>}</text:p>
      <text:p text:style-name="P5">and </text:p>
      <text:p text:style-name="P5">also in the IPv4 over IPSec tunneling driver, net/ipv4/ip_vti.c, we have:</text:p>
      <text:p text:style-name="P5">static void vti_tunnel_setup(struct net_device *dev) {<text:line-break/>...<text:line-break/>dev-&gt;features |= NETIF_F_LLTX;<text:line-break/>...<text:line-break/>}</text:p>
      <text:p text:style-name="P2"><text:span text:style-name="Strong_20_Emphasis"><text:span text:style-name="T13">NETIF_F_LLTX</text:span></text:span><text:span text:style-name="T7"> </text:span><text:span text:style-name="T13">is also used in a few drivers which has their own Tx lock, like<text:line-break/>drivers/net/ethernet/chelsio/cxgb:</text:span></text:p>
      <text:p text:style-name="P5">in drivers/net/ethernet/chelsio/cxgb/cxgb2.c, we have:</text:p>
      <text:p text:style-name="P5"><text:soft-page-break/>static int __devinit init_one(struct pci_dev *pdev,<text:line-break/>const struct pci_device_id *ent)<text:line-break/>{<text:line-break/>...<text:line-break/>netdev-&gt;features |= NETIF_F_SG | NETIF_F_IP_CSUM |<text:line-break/>NETIF_F_RXCSUM | NETIF_F_LLTX;<text:line-break/>...<text:line-break/>}</text:p>
      <text:p text:style-name="P5">For the full least of net_device features, look in: include/linux/netdev_features.h.</text:p>
      <text:p text:style-name="P2"><text:span text:style-name="T14"> </text:span><text:span text:style-name="T7">S</text:span><text:span text:style-name="T13">ee more info in </text:span><text:a xlink:type="simple" xlink:href="http://lxr.free-electrons.com/source/Documentation/networking/netdev-features.txt" office:target-frame-name="_blank" xlink:show="new"><text:span text:style-name="T19">Documentation/networking/netdev-features.txt</text:span></text:a><text:span text:style-name="T13"> by Michal Miroslaw.</text:span></text:p>
      <text:p text:style-name="P3"> </text:p>
      <text:p text:style-name="P2"><text:span text:style-name="Strong_20_Emphasis"><text:span text:style-name="T13">netdev_features_t hw_features - </text:span></text:span><text:span text:style-name="T13">user-changeable features </text:span></text:p>
      <text:p text:style-name="P2"><text:span text:style-name="T14">●</text:span><text:span text:style-name="Strong_20_Emphasis"><text:span text:style-name="T14"> </text:span></text:span><text:span text:style-name="Strong_20_Emphasis"><text:span text:style-name="T13">hw_features</text:span></text:span><text:span text:style-name="T7"> </text:span><text:span text:style-name="T13">should be set only in </text:span><text:span text:style-name="Emphasis"><text:span text:style-name="T13">ndo_init</text:span></text:span><text:span text:style-name="T7"> </text:span><text:span text:style-name="T13">callback and not changed later.</text:span></text:p>
      <text:p text:style-name="P2"><text:span text:style-name="T7"><text:line-break/></text:span><text:span text:style-name="Strong_20_Emphasis"><text:span text:style-name="T13">netdev_features_t wanted_features - </text:span></text:span><text:span text:style-name="T13">user-requested features </text:span></text:p>
      <text:p text:style-name="P2"><text:span text:style-name="Strong_20_Emphasis"><text:span text:style-name="T13">netdev_features_t vlan_features; - mask of features inheritable by VLAN</text:span></text:span></text:p>
      <text:p text:style-name="P2"><text:span text:style-name="Strong_20_Emphasis"><text:span text:style-name="T13">devices.</text:span></text:span></text:p>
      <text:p text:style-name="P2"><text:span text:style-name="Strong_20_Emphasis"><text:span text:style-name="T13">int ifindex -  </text:span></text:span><text:span text:style-name="T13">Interface index. A unique device identifier.</text:span></text:p>
      <text:list xml:id="list1006932534" text:style-name="L17">
        <text:list-item>
          <text:p text:style-name="P44"><text:span text:style-name="T13">Helper method:</text:span><text:span text:style-name="Strong_20_Emphasis"><text:span text:style-name="T7"> </text:span></text:span><text:span text:style-name="Strong_20_Emphasis"><text:span text:style-name="Emphasis"><text:span text:style-name="T13">static int dev_new_index(struct net *net)</text:span></text:span></text:span></text:p>
        </text:list-item>
        <text:list-item>
          <text:p text:style-name="P31">When creating a network device, ifindex is set.</text:p>
        </text:list-item>
        <text:list-item>
          <text:p text:style-name="P31">The ifindex is incremented by 1 each time we create a new network device.</text:p>
          <text:p text:style-name="P44"><text:soft-page-break/><text:span text:style-name="T13">This is done by the </text:span><text:span text:style-name="Emphasis"><text:span text:style-name="Strong_20_Emphasis"><text:span text:style-name="T13">dev_new_index()</text:span></text:span></text:span><text:span text:style-name="T13"> method. (Since ifindex is an int,</text:span></text:p>
          <text:p text:style-name="P31">the method takes into account cyclic overflow of integer).</text:p>
        </text:list-item>
        <text:list-item>
          <text:p text:style-name="P31">The first network device we create, which is mostly always the loopback device, has ifindex of 1.</text:p>
        </text:list-item>
        <text:list-item>
          <text:p text:style-name="P31">You can see the ifindex of the loopback device by:</text:p>
          <text:list>
            <text:list-item>
              <text:p text:style-name="P44"><text:span text:style-name="Emphasis"><text:span text:style-name="Strong_20_Emphasis"><text:span text:style-name="T13">cat  /sys/class/net/lo/ifindex</text:span></text:span></text:span></text:p>
            </text:list-item>
          </text:list>
        </text:list-item>
        <text:list-item>
          <text:p text:style-name="P44"><text:span text:style-name="Strong_20_Emphasis"><text:span text:style-name="T13">You can see the ifindex of any other network device, which is named netDeviceName, by:</text:span></text:span></text:p>
          <text:list>
            <text:list-item>
              <text:p text:style-name="P44"><text:span text:style-name="Emphasis"><text:span text:style-name="Strong_20_Emphasis"><text:span text:style-name="T13">cat  /sys/class/net/netDeviceName/ifindex</text:span></text:span></text:span></text:p>
            </text:list-item>
          </text:list>
        </text:list-item>
      </text:list>
      <text:p text:style-name="P2"><text:span text:style-name="Strong_20_Emphasis"><text:span text:style-name="T14"> </text:span></text:span></text:p>
      <text:p text:style-name="P2"><text:span text:style-name="Strong_20_Emphasis"><text:span text:style-name="T13">int iflink;</text:span></text:span></text:p>
      <text:p text:style-name="P2"><text:span text:style-name="T14"> </text:span><text:span text:style-name="Strong_20_Emphasis"><text:span text:style-name="T13">struct net_device_stats stats - </text:span></text:span><text:span text:style-name="T13">device statistics, like number of rx_packets, number of tx_packets, and more.</text:span></text:p>
      <text:p text:style-name="P2"><text:span text:style-name="Strong_20_Emphasis"><text:span text:style-name="T13">atomic_long_t rx_dropped -  dropped packets by core network</text:span></text:span></text:p>
      <text:p text:style-name="P2"><text:span text:style-name="T13">should not be used this in drivers. There are some cases when the stack increments the rx_dropped counter; for example, under certain conditions</text:span><text:span text:style-name="T7"> </text:span><text:span text:style-name="T13">in</text:span><text:span text:style-name="Strong_20_Emphasis"><text:span text:style-name="T7"> </text:span></text:span><text:span text:style-name="Strong_20_Emphasis"><text:span text:style-name="Emphasis"><text:span text:style-name="T13">__netif_receive_skb()</text:span></text:span></text:span></text:p>
      <text:p text:style-name="P2"><text:span text:style-name="Strong_20_Emphasis"><text:span text:style-name="T13">const struct iw_handler_def * wireless_handlers;</text:span></text:span></text:p>
      <text:p text:style-name="P2"><text:span text:style-name="Strong_20_Emphasis"><text:span text:style-name="T13">struct iw_public_data * wireless_data;</text:span></text:span></text:p>
      <text:p text:style-name="P2"><text:span text:style-name="Strong_20_Emphasis"><text:span text:style-name="T13">const struct net_device_ops *netdev_ops;</text:span></text:span></text:p>
      <text:p text:style-name="P2"><text:span text:style-name="T14">    </text:span><text:span text:style-name="Strong_20_Emphasis"><text:span text:style-name="T13">net_device_ops </text:span></text:span><text:span text:style-name="T13">includes pointers with several callback methods which we want to define in case we want to override the default behavior. </text:span><text:span text:style-name="Strong_20_Emphasis"><text:span text:style-name="T13">net_device_ops object MUST be initialized (even to an empty struct) prior to calling </text:span></text:span><text:span text:style-name="Strong_20_Emphasis"><text:span text:style-name="Emphasis"><text:span text:style-name="T13">register_netdevice()</text:span></text:span></text:span><text:span text:style-name="Strong_20_Emphasis"><text:span text:style-name="T13"> ! </text:span></text:span><text:span text:style-name="T13">The reason is </text:span><text:soft-page-break/><text:span text:style-name="T13">that in </text:span><text:span text:style-name="Strong_20_Emphasis"><text:span text:style-name="Emphasis"><text:span text:style-name="T13">register_netdevice()</text:span></text:span></text:span><text:span text:style-name="Strong_20_Emphasis"><text:span text:style-name="T7"> </text:span></text:span><text:span text:style-name="T13">we check if dev-&gt;netdev_ops-&gt;ndo_init exist *without* verifying before that dev-&gt;netdev_ops is not null. In case we won't initialize netdev_ops, we will have here a null pointer exception.</text:span></text:p>
      <text:p text:style-name="P3"> </text:p>
      <text:p text:style-name="P2"><text:span text:style-name="Strong_20_Emphasis"><text:span text:style-name="T13">const struct ethtool_ops *ethtool_ops;</text:span></text:span></text:p>
      <text:list xml:id="list466268851" text:style-name="L18">
        <text:list-item>
          <text:p text:style-name="P81"><text:span text:style-name="Strong_20_Emphasis"><text:span text:style-name="T13">Helper: SET_ETHTOOL_OPS() macro – </text:span></text:span><text:span text:style-name="T13">sets ethtool_ops for a net_device.</text:span></text:p>
        </text:list-item>
      </text:list>
      <text:p text:style-name="P2"><text:span text:style-name="T13">This structure includes callbacks (including offloads). Management of ethtool is done in </text:span><text:span text:style-name="Emphasis"><text:span text:style-name="Strong_20_Emphasis"><text:span text:style-name="T13">net/core/ethtool.c.</text:span></text:span></text:span><text:span text:style-name="T13"> </text:span></text:p>
      <text:list xml:id="list1757935234" text:style-name="L19">
        <text:list-item>
          <text:p text:style-name="P45"><text:span text:style-name="T13">Instead of forcing device drivers to provide empty ethtool_ops, there is a <text:line-break/>generic empty ethtool_ops named </text:span><text:span text:style-name="Strong_20_Emphasis"><text:span text:style-name="T13">default_ethtool_ops </text:span></text:span><text:span text:style-name="Emphasis"><text:span text:style-name="T13">(net/core/dev.c).</text:span></text:span></text:p>
          <text:p text:style-name="P45"><text:span text:style-name="T13">It was added in this patch, </text:span><text:a xlink:type="simple" xlink:href="http://www.spinics.net/lists/netdev/msg210568.html"><text:span text:style-name="T19">http://www.spinics.net/lists/netdev/msg210568.html</text:span></text:a><text:span text:style-name="T13">, from Eric Dumazet.</text:span></text:p>
          <text:p text:style-name="P32">You can get (ethtool user space tool) from:</text:p>
          <text:p text:style-name="P45"><text:a xlink:type="simple" xlink:href="http://www.kernel.org/pub/software/network/ethtool/"><text:span text:style-name="T19">http://www.kernel.org/pub/software/network/ethtool/</text:span></text:a></text:p>
        </text:list-item>
        <text:list-item>
          <text:p text:style-name="P32">The maintainer of ethtool is Ben Hutchings.</text:p>
        </text:list-item>
        <text:list-item>
          <text:p text:style-name="P32">Older versions are available in:</text:p>
        </text:list-item>
        <text:list-item>
          <text:p text:style-name="P45"><text:a xlink:type="simple" xlink:href="http://sourceforge.net/projects/gkernel/"><text:span text:style-name="T19">http://sourceforge.net/projects/gkernel/</text:span></text:a></text:p>
          <text:p text:style-name="P32">or from this git repository:</text:p>
          <text:p text:style-name="P32">git://git.kernel.org/pub/scm/network/ethtool/ethtool.git</text:p>
        </text:list-item>
      </text:list>
      <text:p text:style-name="P2"/>
      <text:p text:style-name="P2"><text:span text:style-name="Strong_20_Emphasis"><text:span text:style-name="T13">const struct header_ops *header_ops;</text:span></text:span></text:p>
      <text:p text:style-name="P2"><text:span text:style-name="T14"> </text:span><text:span text:style-name="Strong_20_Emphasis"><text:span text:style-name="T13">unsigned int flags - interface flags, </text:span></text:span><text:span text:style-name="T13">you see or set from user space using </text:span><text:span text:style-name="Emphasis"><text:span text:style-name="T13">ifconfig</text:span></text:span><text:span text:style-name="T7"> </text:span><text:span text:style-name="T13">utility):</text:span></text:p>
      <text:p text:style-name="P4"><text:soft-page-break/>F<text:span text:style-name="T31">or example, IFF_RUNNING, IFF_NOARP, IFF_POINTOPOINT, IFF_PROMISC, IFF_MASTER.</text:span></text:p>
      <text:p text:style-name="P2"><text:span text:style-name="Strong_20_Emphasis"><text:span text:style-name="T13">IFF_NOARP</text:span></text:span><text:span text:style-name="T7"> </text:span><text:span text:style-name="T13">is set for tunnel devices for example. With tunnel devices, there is no need for sending ARP requests because you can connect only to the other device in the end of the tunnel. So we have, for example, in ipip_tunnel_setup() </text:span><text:span text:style-name="Emphasis"><text:span text:style-name="T13">(</text:span></text:span><text:a xlink:type="simple" xlink:href="http://lxr.free-electrons.com/source/net/ipv4/ipip.c" office:target-frame-name="_blank" xlink:show="new"><text:span text:style-name="Emphasis"><text:span text:style-name="T19">net/ipv4/ipip.c</text:span></text:span></text:a><text:span text:style-name="Emphasis"><text:span text:style-name="T13">)</text:span></text:span><text:span text:style-name="T13">,</text:span></text:p>
      <text:p text:style-name="P5">static void ipip_tunnel_setup(struct net_device *dev)<text:line-break/>{<text:line-break/>...<text:line-break/>dev-&gt;flags = IFF_NOARP;<text:line-break/>...<text:line-break/>}</text:p>
      <text:p text:style-name="P2"><text:span text:style-name="Strong_20_Emphasis"><text:span text:style-name="T13">IFF_POINTOPOINT </text:span></text:span><text:span text:style-name="T13">is set for ppp devices.</text:span></text:p>
      <text:p text:style-name="P2"><text:span text:style-name="T13">For example, in</text:span><text:span text:style-name="Emphasis"><text:span text:style-name="T13"> </text:span></text:span><text:a xlink:type="simple" xlink:href="http://lxr.free-electrons.com/source/drivers/net/ppp/ppp_generic.c" office:target-frame-name="_blank" xlink:show="new"><text:span text:style-name="Emphasis"><text:span text:style-name="T19">drivers/net/ppp/ppp_generic.c</text:span></text:span></text:a><text:span text:style-name="Emphasis"><text:span text:style-name="T13">,</text:span></text:span><text:span text:style-name="T13"> we have:</text:span></text:p>
      <text:p text:style-name="P5">static void ppp_setup(struct net_device *dev)<text:line-break/>{<text:line-break/>...<text:line-break/>dev-&gt;flags = IFF_POINTOPOINT | IFF_NOARP | IFF_MULTICAST;<text:line-break/>...<text:line-break/>}</text:p>
      <text:p text:style-name="P5">IFF_MASTER is set for master devices.</text:p>
      <text:p text:style-name="P2"><text:span text:style-name="T13">For example, for bond devices, we have, in</text:span><text:span text:style-name="Emphasis"><text:span text:style-name="T13"> </text:span></text:span><text:a xlink:type="simple" xlink:href="http://lxr.free-electrons.com/source/net/bonding/bond_main.c" office:target-frame-name="_blank" xlink:show="new"><text:span text:style-name="Emphasis"><text:span text:style-name="T19">net/bonding/bond_main.c</text:span></text:span></text:a><text:span text:style-name="T13">,</text:span></text:p>
      <text:p text:style-name="P5">static void bond_setup(struct net_device *bond_dev)<text:line-break/>{<text:line-break/><text:soft-page-break/>bond_dev-&gt;flags |= IFF_MASTER|IFF_MULTICAST;<text:line-break/>}</text:p>
      <text:p text:style-name="P2"><text:span text:style-name="Strong_20_Emphasis"><text:span text:style-name="T14"> </text:span></text:span><text:span text:style-name="Strong_20_Emphasis"><text:span text:style-name="T13">unsigned int priv_flags;</text:span></text:span></text:p>
      <text:list xml:id="list202534341" text:style-name="L20">
        <text:list-item>
          <text:p text:style-name="P33">These are flags you cannot see from user space with ifconfig or other utils.</text:p>
        </text:list-item>
        <text:list-item>
          <text:p text:style-name="P33">Some examples of priv_flags:</text:p>
        </text:list-item>
        <text:list-item>
          <text:p text:style-name="P46"><text:span text:style-name="Strong_20_Emphasis"><text:span text:style-name="T13">IFF_EBRIDGE</text:span></text:span><text:span text:style-name="T7"> </text:span><text:span text:style-name="T13">for a bridge interface.</text:span></text:p>
          <text:list>
            <text:list-item>
              <text:p text:style-name="P46"><text:span text:style-name="T13">This flag is set in </text:span><text:span text:style-name="Strong_20_Emphasis"><text:span text:style-name="Emphasis"><text:span text:style-name="T13">br_dev_setup()</text:span></text:span></text:span><text:span text:style-name="T7"> </text:span><text:span text:style-name="T13">in </text:span><text:a xlink:type="simple" xlink:href="http://lxr.free-electrons.com/source/net/bridge/br_device.c"><text:span text:style-name="Emphasis"><text:span text:style-name="T19">net/bridge/br_device.c</text:span></text:span></text:a></text:p>
            </text:list-item>
          </text:list>
        </text:list-item>
        <text:list-item>
          <text:p text:style-name="P61"><text:span text:style-name="Strong_20_Emphasis"><text:span text:style-name="T13">IFF_BONDING</text:span></text:span></text:p>
          <text:list>
            <text:list-item>
              <text:p text:style-name="P61"><text:span text:style-name="T13">This flag is set in</text:span><text:span text:style-name="Emphasis"><text:span text:style-name="T7"> </text:span></text:span><text:span text:style-name="Emphasis"><text:span text:style-name="T13">bond_setup()</text:span></text:span><text:span text:style-name="T7"> </text:span><text:span text:style-name="T13">method.</text:span></text:p>
            </text:list-item>
          </text:list>
        </text:list-item>
        <text:list-item>
          <text:p text:style-name="P61"><text:span text:style-name="T13">This flag is set also in </text:span><text:span text:style-name="Emphasis"><text:span text:style-name="T13">bond_enslave()</text:span></text:span><text:span text:style-name="T7"> </text:span><text:span text:style-name="T13">method.</text:span></text:p>
        </text:list-item>
        <text:list-item>
          <text:p text:style-name="P61"><text:span text:style-name="T13">both methods are in </text:span><text:a xlink:type="simple" xlink:href="http://lxr.free-electrons.com/source/drivers/net/bonding/bond_main.c"><text:span text:style-name="Emphasis"><text:span text:style-name="T19">drivers/net/bonding/bond_main.c.</text:span></text:span></text:a></text:p>
        </text:list-item>
        <text:list-item>
          <text:p text:style-name="P61"><text:span text:style-name="Strong_20_Emphasis"><text:span text:style-name="T13">IFF_802_1Q_VLAN</text:span></text:span></text:p>
          <text:list>
            <text:list-item>
              <text:p text:style-name="P61"><text:span text:style-name="T13">This flag is set in </text:span><text:span text:style-name="Emphasis"><text:span text:style-name="T13">vlan_setup()</text:span></text:span><text:span text:style-name="T7"> </text:span><text:span text:style-name="T13">in </text:span><text:a xlink:type="simple" xlink:href="http://lxr.free-electrons.com/source/net/8021q/vlan_dev.c" office:target-frame-name="_blank" xlink:show="new"><text:span text:style-name="Emphasis"><text:span text:style-name="T19">net/8021q/vlan_dev.c</text:span></text:span></text:a></text:p>
            </text:list-item>
          </text:list>
        </text:list-item>
        <text:list-item>
          <text:p text:style-name="P46"><text:span text:style-name="Strong_20_Emphasis"><text:span text:style-name="T13">IFF_TX_SKB_SHARING</text:span></text:span></text:p>
          <text:list>
            <text:list-item>
              <text:p text:style-name="P46"><text:span text:style-name="T13">In</text:span><text:span text:style-name="Emphasis"><text:span text:style-name="T7"> </text:span></text:span><text:span text:style-name="Emphasis"><text:span text:style-name="T13">ieee80211_if_setup()</text:span></text:span><text:span text:style-name="Strong_20_Emphasis"><text:span text:style-name="T7"> </text:span></text:span><text:span text:style-name="Strong_20_Emphasis"><text:span text:style-name="T13">, </text:span></text:span><text:a xlink:type="simple" xlink:href="https://www.linuxfoundation.org/net/mac80211/iface.c" office:target-frame-name="_blank" xlink:show="new"><text:span text:style-name="Emphasis"><text:span text:style-name="T19">net/mac80211/iface.c</text:span></text:span></text:a><text:span text:style-name="Emphasis"><text:span text:style-name="Strong_20_Emphasis"><text:span text:style-name="T7"> </text:span></text:span></text:span><text:span text:style-name="T13">we have:</text:span></text:p>
              <text:list>
                <text:list-item>
                  <text:p text:style-name="P16"> <text:span text:style-name="T2">dev-&gt;priv_flags &amp;= ~IFF_TX_SKB_SHARING;</text:span></text:p>
                </text:list-item>
              </text:list>
            </text:list-item>
          </text:list>
        </text:list-item>
        <text:list-item>
          <text:p text:style-name="P46"><text:span text:style-name="Strong_20_Emphasis"><text:span text:style-name="T13">IFF_TEAM_PORT</text:span></text:span><text:span text:style-name="T7"> </text:span></text:p>
          <text:p text:style-name="P46"><text:span text:style-name="T13">This flag is set in </text:span><text:span text:style-name="Emphasis"><text:span text:style-name="Strong_20_Emphasis"><text:span text:style-name="T13">team_port_enter()</text:span></text:span></text:span><text:span text:style-name="Emphasis"><text:span text:style-name="T7"> </text:span></text:span><text:span text:style-name="T13">method in </text:span><text:a xlink:type="simple" xlink:href="http://lxr.free-electrons.com/source/drivers/net/team/team.c" office:target-frame-name="_blank" xlink:show="new"><text:span text:style-name="T19">drivers/net/team/team.c</text:span></text:a></text:p>
          <text:p text:style-name="P16"> </text:p>
        </text:list-item>
        <text:list-item>
          <text:p text:style-name="P46"><text:span text:style-name="Strong_20_Emphasis"><text:span text:style-name="T13">IFF_UNICAST_FLT</text:span></text:span><text:span text:style-name="T7"> </text:span></text:p>
          <text:list>
            <text:list-item>
              <text:p text:style-name="P33">Specifies that the driver handles unicast address filtering.</text:p>
            </text:list-item>
            <text:list-item>
              <text:p text:style-name="P46"><text:span text:style-name="T13">In mv643xx_eth_probe(), </text:span><text:a xlink:type="simple" xlink:href="https://www.linuxfoundation.org/drivers/net/ethernet/marvell/mv643xx_eth.c" office:target-frame-name="_blank" xlink:show="new"><text:span text:style-name="T19">drivers/net/ethernet/marvell/mv643xx_eth.c</text:span></text:a><text:span text:style-name="T13">,</text:span></text:p>
              <text:list>
                <text:list-item>
                  <text:p text:style-name="P33">...</text:p>
                </text:list-item>
                <text:list-item>
                  <text:p text:style-name="P33">dev-&gt;priv_flags |= IFF_UNICAST_FLT;</text:p>
                </text:list-item>
                <text:list-item>
                  <text:p text:style-name="P33">...</text:p>
                </text:list-item>
              </text:list>
            </text:list-item>
            <text:list-item>
              <text:p text:style-name="P46"><text:soft-page-break/><text:span text:style-name="T13">The patch which added </text:span><text:span text:style-name="Strong_20_Emphasis"><text:span text:style-name="T13">IFF_UNICAST_FLT</text:span></text:span><text:span text:style-name="T13">: </text:span><text:a xlink:type="simple" xlink:href="http://www.spinics.net/lists/netdev/msg172606.html"><text:span text:style-name="T19">http://www.spinics.net/lists/netdev/msg172606.html</text:span></text:a></text:p>
            </text:list-item>
          </text:list>
        </text:list-item>
      </text:list>
      <text:p text:style-name="P2"/>
      <text:p text:style-name="P3"> </text:p>
      <text:p text:style-name="P2"><text:bookmark text:name="__DdeLink__84_173433178"/><text:span text:style-name="T14"> </text:span><text:span text:style-name="Strong_20_Emphasis"><text:span text:style-name="T13">unsigned short gflags;</text:span></text:span></text:p>
      <text:p text:style-name="P2"><text:span text:style-name="Strong_20_Emphasis"><text:span text:style-name="T13">unsigned short padded -  How much padding added by </text:span></text:span><text:span text:style-name="Strong_20_Emphasis"><text:span text:style-name="Emphasis"><text:span text:style-name="T13">alloc_netdev() </text:span></text:span></text:span></text:p>
      <text:p text:style-name="P2"><text:span text:style-name="Strong_20_Emphasis"><text:span text:style-name="T13">unsigned char operstate - RFC2863 operstate</text:span></text:span></text:p>
      <text:p text:style-name="P2"><text:span text:style-name="Strong_20_Emphasis"><text:span text:style-name="T13">Can be one of the following:</text:span></text:span></text:p>
      <text:p text:style-name="P4">IF_OPER_UNKNOWN<text:line-break/>IF_OPER_NOTPRESENT<text:line-break/>IF_OPER_DOWN<text:line-break/>IF_OPER_LOWERLAYERDOWN<text:line-break/>IF_OPER_TESTING<text:line-break/>IF_OPER_DORMANT<text:line-break/>IF_OPER_UP</text:p>
      <text:p text:style-name="P2"><text:span text:style-name="Strong_20_Emphasis"><text:span text:style-name="T13">unsigned char link_mode -  mapping policy to operstate.</text:span></text:span></text:p>
      <text:p text:style-name="P2"><text:span text:style-name="Strong_20_Emphasis"><text:span text:style-name="T13">unsigned char if_port - Selectable AUI, TP,...</text:span></text:span></text:p>
      <text:p text:style-name="P2"><text:span text:style-name="Strong_20_Emphasis"><text:span text:style-name="T13">unsigned char dma - DMA channel</text:span></text:span></text:p>
      <text:p text:style-name="P2"><text:span text:style-name="Strong_20_Emphasis"><text:span text:style-name="T13">unsigned int mtu -  interface MTU value</text:span></text:span></text:p>
      <text:p text:style-name="P2"><text:span text:style-name="Strong_20_Emphasis"><text:span text:style-name="T14"> </text:span></text:span><text:span text:style-name="T7">Helper method: </text:span><text:span text:style-name="Strong_20_Emphasis"><text:span text:style-name="Emphasis"><text:span text:style-name="T7">int eth_change_mtu(struct net_device *dev, int new_mtu)</text:span></text:span></text:span></text:p>
      <text:p text:style-name="P2"><text:span text:style-name="T13">Maximum Transmission Unit: the maximum size of frame the device can handle. RFC 791 sets 68 as a minimum for internet module MTU. The </text:span><text:span text:style-name="Strong_20_Emphasis"><text:span text:style-name="Emphasis"><text:span text:style-name="T13">eth_change_mtu() </text:span></text:span></text:span><text:span text:style-name="T13">method above does not permit sertting mtu which are lower then 68. It should not be confused with path MTU, which is 576 (also according to  RFC 791).</text:span></text:p>
      <text:p text:style-name="P3"> </text:p>
      <text:list xml:id="list2122717175" text:style-name="L21">
        <text:list-item>
          <text:p text:style-name="P82"><text:soft-page-break/><text:span text:style-name="Strong_20_Emphasis"><text:span text:style-name="T13">int dev_set_mtu(struct net_device *dev, int new_mtu)  - </text:span></text:span><text:span text:style-name="T13">helper method to set new mtu. In case ndo_change_mtu is defined, we also call ndo_change_mtu of net_dev_ops. </text:span><text:span text:style-name="Strong_20_Emphasis"><text:span text:style-name="T13">NETDEV_CHANGEMTU</text:span></text:span><text:span text:style-name="T7"> </text:span><text:span text:style-name="T13">message is sent.</text:span></text:p>
        </text:list-item>
      </text:list>
      <text:p text:style-name="P3">● <text:span text:style-name="T2">Each protocol has mtu of its own; the default is 1500 for Ethernet.</text:span></text:p>
      <text:p text:style-name="P3">● <text:span text:style-name="T2">you can change the mtu from user space with  ifconfig or with ip or via sysfs; for example,like this:</text:span></text:p>
      <text:p text:style-name="P2"><text:span text:style-name="Emphasis"><text:span text:style-name="T14">– </text:span></text:span><text:span text:style-name="Emphasis"><text:span text:style-name="T13">ifconfig eth0 mtu 1400</text:span></text:span></text:p>
      <text:p text:style-name="P2"><text:span text:style-name="Strong_20_Emphasis"><text:span text:style-name="T14">–</text:span></text:span><text:span text:style-name="Emphasis"><text:span text:style-name="T14"> </text:span></text:span><text:span text:style-name="Emphasis"><text:span text:style-name="T13">ip link set eth0 mtu 1400</text:span></text:span></text:p>
      <text:p text:style-name="P2"><text:span text:style-name="Emphasis"><text:span text:style-name="T13">- echo 1400 &gt;   /sys/class/net/eth0/mtu</text:span></text:span></text:p>
      <text:p text:style-name="P2"><text:span text:style-name="Emphasis"><text:span text:style-name="T14"> </text:span></text:span><text:span text:style-name="Emphasis"><text:span text:style-name="T13">you can show the mtu of interface eth0 by:</text:span></text:span></text:p>
      <text:p text:style-name="P2"><text:span text:style-name="Emphasis"><text:span text:style-name="Strong_20_Emphasis"><text:span text:style-name="T13">ifconfig eth0</text:span></text:span></text:span><text:span text:style-name="Emphasis"><text:span text:style-name="T13"> </text:span></text:span></text:p>
      <text:p text:style-name="P5">or by:</text:p>
      <text:p text:style-name="P2"><text:span text:style-name="Emphasis"><text:span text:style-name="Strong_20_Emphasis"><text:span text:style-name="T13">ip link show</text:span></text:span></text:span></text:p>
      <text:p text:style-name="P5">or by:</text:p>
      <text:p text:style-name="P2"><text:span text:style-name="Strong_20_Emphasis"><text:span text:style-name="Emphasis"><text:span text:style-name="T13">cat /sys/class/net/eth0/mtu</text:span></text:span></text:span></text:p>
      <text:list xml:id="list961566881" text:style-name="L22">
        <text:list-item>
          <text:p text:style-name="P83"><text:span text:style-name="T13">You cannot of course, change it to values higher than 1500 on 10Mb/s network: – ifconfig eth0 mtu 1501 will give: "</text:span><text:span text:style-name="Strong_20_Emphasis"><text:span text:style-name="T13">SIOCSIFMTU: Invalid argument.</text:span></text:span><text:span text:style-name="T7"> </text:span></text:p>
        </text:list-item>
      </text:list>
      <text:p text:style-name="P2"/>
      <text:p text:style-name="P2"><text:span text:style-name="Strong_20_Emphasis"><text:span text:style-name="T13">unsigned short type -  interface hardware type.</text:span></text:span></text:p>
      <text:p text:style-name="P2"><text:span text:style-name="T14">  </text:span><text:span text:style-name="Strong_20_Emphasis"><text:span text:style-name="T13">type</text:span></text:span><text:span text:style-name="T7"> </text:span><text:span text:style-name="T13">is the hw type of the device.</text:span></text:p>
      <text:list xml:id="list875098762" text:style-name="L23">
        <text:list-item>
          <text:p text:style-name="P47"><text:span text:style-name="T13">For ethernet it is </text:span><text:span text:style-name="Strong_20_Emphasis"><text:span text:style-name="T13">ARPHRD_ETHER</text:span></text:span></text:p>
        </text:list-item>
        <text:list-item>
          <text:p text:style-name="P47"><text:span text:style-name="T13">In ethernet, the device type </text:span><text:span text:style-name="Strong_20_Emphasis"><text:span text:style-name="T13">ARPHRD_ETHER</text:span></text:span><text:span text:style-name="T7"> </text:span><text:span text:style-name="T13">is assigned in </text:span><text:span text:style-name="Strong_20_Emphasis"><text:span text:style-name="Emphasis"><text:span text:style-name="T13">ether_setup()</text:span></text:span></text:span><text:span text:style-name="T13">. see: </text:span><text:a xlink:type="simple" xlink:href="http://lxr.free-electrons.com/source/net/ethernet/eth.c" office:target-frame-name="_blank" xlink:show="new"><text:span text:style-name="Emphasis"><text:span text:style-name="T19">net/ethernet/eth.c</text:span></text:span></text:a></text:p>
        </text:list-item>
        <text:list-item>
          <text:p text:style-name="P47"><text:soft-page-break/><text:span text:style-name="T13">For ppp, the device type </text:span><text:span text:style-name="Strong_20_Emphasis"><text:span text:style-name="T13">ARPHRD_PPP</text:span></text:span><text:span text:style-name="T7"> </text:span><text:span text:style-name="T13">is assigned in </text:span><text:span text:style-name="Emphasis"><text:span text:style-name="Strong_20_Emphasis"><text:span text:style-name="T13">ppp_setup()</text:span></text:span></text:span><text:span text:style-name="Emphasis"><text:span text:style-name="T13">. see </text:span></text:span><text:a xlink:type="simple" xlink:href="http://lxr.free-electrons.com/source/drivers/net/ppp/ppp_generic.c" office:target-frame-name="_blank" xlink:show="new"><text:span text:style-name="Emphasis"><text:span text:style-name="T19">drivers/net/ppp/ppp_generic.c</text:span></text:span></text:a><text:span text:style-name="Emphasis"><text:span text:style-name="T13">.</text:span></text:span></text:p>
        </text:list-item>
        <text:list-item>
          <text:p text:style-name="P47"><text:span text:style-name="T13">For IPv4 tunnels, the type is </text:span><text:span text:style-name="Strong_20_Emphasis"><text:span text:style-name="T13">ARPHRD_TUNNEL </text:span></text:span><text:span text:style-name="T13">.</text:span></text:p>
          <text:p text:style-name="P47"><text:span text:style-name="T13">For IPv6 tunnels, the type is </text:span><text:span text:style-name="Strong_20_Emphasis"><text:span text:style-name="T13">ARPHRD_TUNNEL6 </text:span></text:span><text:span text:style-name="T13">.</text:span></text:p>
          <text:p text:style-name="P47"><text:span text:style-name="T13">For example, for ip in ip tunnel in IPv4 (</text:span><text:a xlink:type="simple" xlink:href="http://lxr.free-electrons.com/source/net/ipv4/ipip.c" office:target-frame-name="_blank" xlink:show="new"><text:span text:style-name="T19">net/net/ipv4/ipip.c</text:span></text:a><text:span text:style-name="T13">), we have:<text:line-break/>static void ipip_tunnel_setup(struct net_device *dev) {<text:line-break/>...<text:line-break/>dev-&gt;type = ARPHRD_TUNNEL;<text:line-break/>...<text:line-break/>}</text:span></text:p>
          <text:p text:style-name="P34">And for ip in ip tunnel in IPv6, we have:</text:p>
          <text:p text:style-name="P34">static void ip6_tnl_dev_setup(struct net_device *dev)<text:line-break/>{<text:line-break/>...<text:line-break/>dev-&gt;type = ARPHRD_TUNNEL6;<text:line-break/>...<text:line-break/>}</text:p>
          <text:p text:style-name="P34"><text:line-break/> </text:p>
          <text:p text:style-name="P47"><text:span text:style-name="T13">For example, in </text:span><text:span text:style-name="Strong_20_Emphasis"><text:span text:style-name="Emphasis"><text:span text:style-name="T13">vti_tunnel_setup()</text:span></text:span></text:span><text:span text:style-name="T13">, </text:span><text:a xlink:type="simple" xlink:href="http://lxr.free-electrons.com/source/net/ipv4/ip_vti.c"><text:span text:style-name="T19">net/ipv4/ip_vti.c</text:span></text:a><text:span text:style-name="T13">, we have</text:span></text:p>
          <text:p text:style-name="P34">static void vti_tunnel_setup(struct net_device *dev) {<text:line-break/>...<text:line-break/>dev-&gt;type = ARPHRD_TUNNEL;<text:line-break/>...<text:line-break/>}</text:p>
          <text:p text:style-name="P47"><text:span text:style-name="T13">for tun devices, the type is </text:span><text:span text:style-name="Strong_20_Emphasis"><text:span text:style-name="T13">ARPHRD_NONE. </text:span></text:span><text:span text:style-name="T13">(see </text:span><text:a xlink:type="simple" xlink:href="http://lxr.free-electrons.com/source/drivers/net/tun.c"><text:span text:style-name="T19">drivers/net/tun.c</text:span></text:a><text:span text:style-name="T13">)</text:span></text:p>
          <text:p text:style-name="P34">static void tun_net_init(struct net_device *dev) {<text:line-break/>...<text:line-break/>case TUN_TUN_DEV:<text:line-break/><text:soft-page-break/>dev-&gt;type = ARPHRD_NONE;<text:line-break/>...<text:line-break/>}</text:p>
          <text:p text:style-name="P17"> </text:p>
          <text:p text:style-name="P47"><text:span text:style-name="Strong_20_Emphasis"><text:span text:style-name="T14"> </text:span></text:span></text:p>
        </text:list-item>
      </text:list>
      <text:p text:style-name="P2"><text:span text:style-name="Strong_20_Emphasis"><text:span text:style-name="T13">unsigned short hard_header_len; T</text:span></text:span><text:span text:style-name="T13">his is the hardware header length. In case of ethernet, it is 14 (MAC SA + MAC DA + TYPE) . It is set to 14 (ETH_HLEN) in </text:span><text:span text:style-name="Emphasis"><text:span text:style-name="Strong_20_Emphasis"><text:span text:style-name="T13">ether_setup()</text:span></text:span></text:span><text:span text:style-name="Emphasis"><text:span text:style-name="T13">:</text:span></text:span></text:p>
      <text:p text:style-name="P5">void ether_setup(struct net_device *dev)<text:line-break/>{<text:line-break/>...<text:line-break/>dev-&gt;hard_header_len = ETH_HLEN;<text:line-break/>...<text:line-break/>}</text:p>
      <text:p text:style-name="P2"><text:span text:style-name="T13">In case of tunnel devices, it is set to different values, according to the tunnel specifics. So in case of vxlan, we have, in </text:span><text:a xlink:type="simple" xlink:href="http://lxr.free-electrons.com/source/drivers/net/vxlan.c" office:target-frame-name="_blank" xlink:show="new"><text:span text:style-name="T19">drivers/net/vxlan.c</text:span></text:a></text:p>
      <text:p text:style-name="P5">static void vxlan_setup(struct net_device *dev)<text:line-break/>{<text:line-break/>...<text:line-break/>dev-&gt;hard_header_len = ETH_HLEN + VXLAN_HEADROOM;<text:line-break/>...<text:line-break/>}</text:p>
      <text:p text:style-name="P5">where VXLAN_HEADROOM is sizo of IP header (20) + sizeof UDP header (20) + size of VXLAN header (8)  + size of Ethernet header (14); so VXLAN_HEADROOM is 50 bytes in total.</text:p>
      <text:p text:style-name="P2"><text:span text:style-name="T13">With ipip tunnel we have in </text:span><text:span text:style-name="Strong_20_Emphasis"><text:span text:style-name="T13">ipip_tunnel_setup(), (</text:span></text:span><text:a xlink:type="simple" xlink:href="http://lxr.free-electrons.com/source/net/ipv4/ipip.c" office:target-frame-name="_blank" xlink:show="new"><text:span text:style-name="Emphasis"><text:span text:style-name="T19">net/ipv4/ipip.c</text:span></text:span></text:a><text:span text:style-name="Emphasis"><text:span text:style-name="T13">)</text:span></text:span></text:p>
      <text:p text:style-name="P5"><text:soft-page-break/>static void ipip_tunnel_setup(struct net_device *dev)<text:line-break/>{<text:line-break/>...<text:line-break/>dev-&gt;hard_header_len = LL_MAX_HEADER + sizeof(struct iphdr);<text:line-break/>...<text:line-break/>}</text:p>
      <text:p text:style-name="P3"> </text:p>
      <text:p text:style-name="P2"><text:span text:style-name="Strong_20_Emphasis"><text:span text:style-name="T13">/* extra head- and tailroom the hardware may need, but not in all cases</text:span></text:span></text:p>
      <text:p text:style-name="P2"><text:span text:style-name="Strong_20_Emphasis"><text:span text:style-name="T13">* can this be guaranteed, especially tailroom. Some cases also use</text:span></text:span></text:p>
      <text:p text:style-name="P2"><text:span text:style-name="Strong_20_Emphasis"><text:span text:style-name="T13">* LL_MAX_HEADER instead to allocate the skb.</text:span></text:span></text:p>
      <text:p text:style-name="P2"><text:span text:style-name="Strong_20_Emphasis"><text:span text:style-name="T13">*/</text:span></text:span></text:p>
      <text:p text:style-name="P2"><text:span text:style-name="Strong_20_Emphasis"><text:span text:style-name="T13">unsigned short needed_headroom;</text:span></text:span></text:p>
      <text:p text:style-name="P2"><text:span text:style-name="Strong_20_Emphasis"><text:span text:style-name="T13">unsigned short needed_tailroom;</text:span></text:span></text:p>
      <text:p text:style-name="P2"><text:span text:style-name="T14"> </text:span><text:span text:style-name="Strong_20_Emphasis"><text:span text:style-name="T13">/* Interface address info. */</text:span></text:span></text:p>
      <text:p text:style-name="P2"><text:span text:style-name="Strong_20_Emphasis"><text:span text:style-name="T13">unsigned char perm_addr[MAX_ADDR_LEN]; -  permanent hw address </text:span></text:span></text:p>
      <text:p text:style-name="P2"><text:span text:style-name="Strong_20_Emphasis"><text:span text:style-name="T13">unsigned char addr_assign_type - hw address assignment type.</text:span></text:span></text:p>
      <text:p text:style-name="P2"><text:span text:style-name="T13">By default, the mac address is permanent (NET_ADDR_PERM). In case the mac address was generated with a helper method called </text:span><text:span text:style-name="Emphasis"><text:span text:style-name="Strong_20_Emphasis"><text:span text:style-name="T13">eth_hw_addr_random()</text:span></text:span></text:span><text:span text:style-name="T13">, the type of the mac address is  NET_ADD_RANDOM. There is also a type called NET_ADDR_STOLEN, which is not used. The type of the mac address is stored in addr_assign_type member of the net_device. Also when we change the </text:span><text:soft-page-break/><text:span text:style-name="T13">mac address of the device, with </text:span><text:span text:style-name="Strong_20_Emphasis"><text:span text:style-name="T13">eth_mac_addr()</text:span></text:span><text:span text:style-name="T13">, we reset the addr_assign_type with ~NET_ADDR_RANDOM (in case it was marked as NET_ADDR_RANDOM before).</text:span></text:p>
      <text:p text:style-name="P2"/>
      <text:p text:style-name="P2"><text:span text:style-name="Strong_20_Emphasis"><text:span text:style-name="T13">unsigned char addr_len -  hardware address length</text:span></text:span></text:p>
      <text:p text:style-name="P2"><text:span text:style-name="Strong_20_Emphasis"><text:span text:style-name="T13">unsigned char neigh_priv_len;</text:span></text:span></text:p>
      <text:p text:style-name="P2"><text:span text:style-name="Strong_20_Emphasis"><text:span text:style-name="T13">unsigned short dev_id - for shared network cards.</text:span></text:span></text:p>
      <text:p text:style-name="P2"><text:span text:style-name="T14"> </text:span><text:span text:style-name="Strong_20_Emphasis"><text:span text:style-name="T13">spinlock_t addr_list_lock;</text:span></text:span></text:p>
      <text:p text:style-name="P2"><text:span text:style-name="Strong_20_Emphasis"><text:span text:style-name="T13">struct netdev_hw_addr_list uc - </text:span></text:span><text:span text:style-name="T13">Unicast mac addresses.</text:span></text:p>
      <text:p text:style-name="P3"> </text:p>
      <text:p text:style-name="P2"><text:span text:style-name="T7">Helper method: </text:span><text:span text:style-name="Emphasis"><text:span text:style-name="Strong_20_Emphasis"><text:span text:style-name="T7">int dev_uc_add(struct net_device *dev, const unsigned char *addr)</text:span></text:span></text:span><text:span text:style-name="T7"><text:line-break/>Add a unicast address to the device; in case this address already exists, <text:line-break/>increase the reference count.</text:span></text:p>
      <text:p text:style-name="P2"><text:span text:style-name="T7">Helper method: </text:span><text:span text:style-name="Emphasis"><text:span text:style-name="Strong_20_Emphasis"><text:span text:style-name="T7">void dev_uc_flush(struct net_device *dev)</text:span></text:span></text:span></text:p>
      <text:p text:style-name="P4">Flush unicast addresses of the device and zeroes the reference count.</text:p>
      <text:p text:style-name="P2"><text:span text:style-name="Strong_20_Emphasis"><text:span text:style-name="T14"> </text:span></text:span></text:p>
      <text:p text:style-name="P2"><text:span text:style-name="Strong_20_Emphasis"><text:span text:style-name="T13">struct netdev_hw_addr_list mc -  Multicast mac addresses.</text:span></text:span></text:p>
      <text:p text:style-name="P2"><text:span text:style-name="Strong_20_Emphasis"><text:span text:style-name="T13">bool uc_promisc;</text:span></text:span></text:p>
      <text:p text:style-name="P2"><text:span text:style-name="Strong_20_Emphasis"><text:span text:style-name="T13">unsigned int promiscuity; </text:span></text:span></text:p>
      <text:p text:style-name="P2"><text:span text:style-name="T13">a counter of the times a NIC is told to set to work in  promiscuous mode; used to enable more than one sniffing client; it is used also in the bridging subsystem, when adding a bridge interface; see the call to </text:span><text:span text:style-name="Strong_20_Emphasis"><text:span text:style-name="Emphasis"><text:span text:style-name="T13">dev_set_promiscuity()</text:span></text:span></text:span><text:span text:style-name="T7"> </text:span><text:span text:style-name="T13">in </text:span><text:span text:style-name="Emphasis"><text:span text:style-name="Strong_20_Emphasis"><text:span text:style-name="T13">br_add_if()</text:span></text:span></text:span><text:span text:style-name="Emphasis"><text:span text:style-name="T13">, </text:span></text:span><text:a xlink:type="simple" xlink:href="http://lxr.free-electrons.com/source/net/bridge/br_if.c" office:target-frame-name="_blank" xlink:show="new"><text:span text:style-name="Emphasis"><text:span text:style-name="T19">net/bridge/br_if.c</text:span></text:span></text:a><text:a xlink:type="simple" xlink:href="http://lxr.free-electrons.com/source/net/bridge/br_if.c" office:target-frame-name="_blank" xlink:show="new"><text:span text:style-name="T17"> </text:span></text:a><text:span text:style-name="T13">). </text:span><text:span text:style-name="Emphasis"><text:span text:style-name="Strong_20_Emphasis"><text:span text:style-name="T13">dev_set_promiscuity()</text:span></text:span></text:span><text:span text:style-name="Emphasis"><text:span text:style-name="T7"> </text:span></text:span><text:span text:style-name="T13">sets the IFF_PROMISC flag of the netdevice</text:span><text:span text:style-name="Emphasis"><text:span text:style-name="T13">. S</text:span></text:span><text:span text:style-name="T13">ince promiscuity is an </text:span><text:soft-page-break/><text:span text:style-name="T13">int, </text:span><text:span text:style-name="Strong_20_Emphasis"><text:span text:style-name="Emphasis"><text:span text:style-name="T13">dev_set_promiscuity()</text:span></text:span></text:span><text:span text:style-name="T7"> </text:span><text:span text:style-name="T13">takes into account cyclic overflow of integer.</text:span></text:p>
      <text:p text:style-name="P3"> </text:p>
      <text:p text:style-name="P2"><text:span text:style-name="Strong_20_Emphasis"><text:span text:style-name="T13">unsigned int allmulti - a counter of allmulti.</text:span></text:span></text:p>
      <text:p text:style-name="P2"><text:span text:style-name="Emphasis"><text:span text:style-name="T13">Helper method: </text:span></text:span><text:span text:style-name="Emphasis"><text:span text:style-name="Strong_20_Emphasis"><text:span text:style-name="T13">dev_set_allmulti()</text:span></text:span></text:span><text:span text:style-name="Emphasis"><text:span text:style-name="T13"> </text:span></text:span><text:span text:style-name="T13">updates allmulti count on a device.</text:span></text:p>
      <text:p text:style-name="P5">Moreover, it sets (or removes) the IFF_ALLMULTI flag.</text:p>
      <text:p text:style-name="P2"><text:span text:style-name="T13">You set allmulti by:</text:span><text:span text:style-name="Strong_20_Emphasis"><text:span text:style-name="T7"> </text:span></text:span><text:span text:style-name="Emphasis"><text:span text:style-name="T13">ifconfig  eth0 allmulti. (This invokes </text:span></text:span><text:span text:style-name="Strong_20_Emphasis"><text:span text:style-name="T13">dev_set_allmulti()</text:span></text:span><text:span text:style-name="Emphasis"><text:span text:style-name="T7"> </text:span></text:span><text:span text:style-name="Emphasis"><text:span text:style-name="T13">kernel </text:span></text:span></text:p>
      <text:p text:style-name="P2"><text:span text:style-name="Emphasis"><text:span text:style-name="T13">method, with inc=1, in </text:span></text:span><text:a xlink:type="simple" xlink:href="http://lxr.free-electrons.com/source/net/core/dev.c" office:target-frame-name="_blank" xlink:show="new"><text:span text:style-name="Emphasis"><text:span text:style-name="T19">net/core/dev.c</text:span></text:span></text:a><text:span text:style-name="Emphasis"><text:span text:style-name="T13">)</text:span></text:span></text:p>
      <text:p text:style-name="P2"><text:span text:style-name="Emphasis"><text:span text:style-name="T14"> </text:span></text:span></text:p>
      <text:p text:style-name="P2"><text:span text:style-name="T13">You remove allmulti by:</text:span><text:span text:style-name="Strong_20_Emphasis"><text:span text:style-name="T7"> </text:span></text:span><text:span text:style-name="Emphasis"><text:span text:style-name="T13">ifconfig  eth0 -allmulti </text:span></text:span></text:p>
      <text:p text:style-name="P2"><text:span text:style-name="T13">(This invokes </text:span><text:span text:style-name="Emphasis"><text:span text:style-name="Strong_20_Emphasis"><text:span text:style-name="T13">dev_set_allmulti()</text:span></text:span></text:span><text:span text:style-name="Emphasis"><text:span text:style-name="T7"> </text:span></text:span><text:span text:style-name="T13">kernel method, with inc=-1, in net/core/dev.c)</text:span></text:p>
      <text:p text:style-name="P5">"allmulti" counter in netdevice enables or disables all-multicast mode. When selected, all multicast packets on the network will be received by the interface.</text:p>
      <text:p text:style-name="P2"><text:span text:style-name="T13">Note that in case that the flags of the device did not include </text:span><text:span text:style-name="Strong_20_Emphasis"><text:span text:style-name="T13">IFF_ALLMULTI</text:span></text:span><text:span text:style-name="T7"> </text:span><text:span text:style-name="T13">(when enabling allmulti) or did not include </text:span><text:span text:style-name="Strong_20_Emphasis"><text:span text:style-name="T13">~IFF_ALLMULTI</text:span></text:span><text:span text:style-name="T13"> (when disabling allmulti) then we also call :</text:span></text:p>
      <text:p text:style-name="P2"><text:span text:style-name="T14">  </text:span><text:span text:style-name="Emphasis"><text:span text:style-name="T13">dev_change_rx_flags(dev, IFF_ALLMULTI);                                                  dev_set_rx_mode(dev);</text:span></text:span><text:span text:style-name="T7">                                                                              </text:span></text:p>
      <text:p text:style-name="P2"/>
      <text:p text:style-name="P2"><text:span text:style-name="Strong_20_Emphasis"><text:span text:style-name="T13">/* Protocol specific pointers */</text:span></text:span></text:p>
      <text:p text:style-name="P2"><text:span text:style-name="Strong_20_Emphasis"><text:span text:style-name="T13">struct vlan_info __rcu *vlan_info -  VLAN info</text:span></text:span></text:p>
      <text:p text:style-name="P2"><text:span text:style-name="Strong_20_Emphasis"><text:span text:style-name="T13">struct dsa_switch_tree *dsa_ptr - dsa specific data</text:span></text:span></text:p>
      <text:p text:style-name="P2"><text:soft-page-break/><text:span text:style-name="Strong_20_Emphasis"><text:span text:style-name="T13">void *atalk_ptr; -  AppleTalk link </text:span></text:span></text:p>
      <text:p text:style-name="P2"><text:span text:style-name="Strong_20_Emphasis"><text:span text:style-name="T13">struct in_device __rcu *ip_ptr - IPv4 specific data </text:span></text:span></text:p>
      <text:p text:style-name="P2"><text:span text:style-name="Strong_20_Emphasis"><text:span text:style-name="T14">● </text:span></text:span><text:span text:style-name="Strong_20_Emphasis"><text:span text:style-name="T13">This pointer is assigned to a pointer to struct in_device in </text:span></text:span><text:span text:style-name="Strong_20_Emphasis"><text:span text:style-name="Emphasis"><text:span text:style-name="T13">inetdev_init()</text:span></text:span></text:span><text:span text:style-name="Strong_20_Emphasis"><text:span text:style-name="T13"> (</text:span></text:span><text:span text:style-name="Strong_20_Emphasis"><text:span text:style-name="Emphasis"><text:span text:style-name="T13">net/ipv4/devinet.c</text:span></text:span></text:span><text:span text:style-name="Strong_20_Emphasis"><text:span text:style-name="T13">)</text:span></text:span></text:p>
      <text:p text:style-name="P3"> </text:p>
      <text:p text:style-name="P3"> </text:p>
      <text:p text:style-name="P2"><text:span text:style-name="Strong_20_Emphasis"><text:span text:style-name="T13">struct dn_dev __rcu *dn_ptr; - DECnet specific data </text:span></text:span></text:p>
      <text:p text:style-name="P2"><text:span text:style-name="Strong_20_Emphasis"><text:span text:style-name="T13">struct inet6_dev __rcu *ip6_ptr; /* IPv6 specific data </text:span></text:span></text:p>
      <text:p text:style-name="P2"><text:span text:style-name="Strong_20_Emphasis"><text:span text:style-name="T13">void *ax25_ptr; -  AX.25 specific data </text:span></text:span></text:p>
      <text:p text:style-name="P2"><text:span text:style-name="Strong_20_Emphasis"><text:span text:style-name="T13">struct wireless_dev *ieee80211_ptr; - IEEE 802.11 specific data</text:span></text:span></text:p>
      <text:p text:style-name="P2"><text:span text:style-name="Strong_20_Emphasis"><text:span text:style-name="T13">should be assigned before registering.</text:span></text:span></text:p>
      <text:p text:style-name="P2"><text:span text:style-name="T14"> </text:span><text:span text:style-name="Strong_20_Emphasis"><text:span text:style-name="T13">unsigned long last_rx;</text:span></text:span></text:p>
      <text:p text:style-name="P2"><text:span text:style-name="Strong_20_Emphasis"><text:span text:style-name="T14"> </text:span></text:span><text:span text:style-name="Strong_20_Emphasis"><text:span text:style-name="T13">Time of last Rx;</text:span></text:span><text:span text:style-name="Strong_20_Emphasis"><text:span text:style-name="T7"> </text:span></text:span><text:span text:style-name="Strong_20_Emphasis"><text:span text:style-name="T13">This should not be set in</text:span></text:span><text:span text:style-name="Strong_20_Emphasis"><text:span text:style-name="T7"> </text:span></text:span><text:span text:style-name="Strong_20_Emphasis"><text:span text:style-name="T13">drivers, unless really needed, because network stack (bonding)</text:span></text:span><text:span text:style-name="Strong_20_Emphasis"><text:span text:style-name="T7"> </text:span></text:span><text:span text:style-name="Strong_20_Emphasis"><text:span text:style-name="T13">use it if/when necessary, to</text:span></text:span><text:span text:style-name="Strong_20_Emphasis"><text:span text:style-name="T7"> </text:span></text:span><text:span text:style-name="Strong_20_Emphasis"><text:span text:style-name="T13">avoid dirtying this cache line.</text:span></text:span></text:p>
      <text:p text:style-name="P3"> </text:p>
      <text:p text:style-name="P2"><text:span text:style-name="Strong_20_Emphasis"><text:span text:style-name="T13">struct net_device *master;</text:span></text:span></text:p>
      <text:p text:style-name="P2"><text:span text:style-name="T14"> </text:span><text:span text:style-name="T13">Pointer to master device of a group,</text:span><text:span text:style-name="T7"> </text:span><text:span text:style-name="T13">which this device is member of.</text:span><text:span text:style-name="Strong_20_Emphasis"><text:span text:style-name="T7"> </text:span></text:span><text:span text:style-name="T13">This is used in bonding driver for example. </text:span></text:p>
      <text:p text:style-name="P2"><text:span text:style-name="Strong_20_Emphasis"><text:span text:style-name="Emphasis"><text:span text:style-name="T13">netdev_set_master(struct net_device *slave, struct net_device *master)</text:span></text:span></text:span><text:span text:style-name="Strong_20_Emphasis"><text:span text:style-name="T13">:</text:span></text:span><text:span text:style-name="T7"> </text:span><text:span text:style-name="T13">This helper method changes the master device of the slave. The caller must hold the RTNL semaphore.</text:span></text:p>
      <text:p text:style-name="P3"> </text:p>
      <text:p text:style-name="P2"><text:span text:style-name="Strong_20_Emphasis"><text:span text:style-name="T13">unsigned char *dev_addr; </text:span></text:span></text:p>
      <text:list xml:id="list439878109" text:style-name="L24">
        <text:list-item>
          <text:p text:style-name="P18"><text:soft-page-break/> <text:span text:style-name="T2">The MAC address of the device (6 bytes).</text:span></text:p>
        </text:list-item>
        <text:list-item>
          <text:p text:style-name="P84"><text:span text:style-name="Emphasis"><text:span text:style-name="Strong_20_Emphasis"><text:span text:style-name="T13">dev_set_mac_address(struct net_device *dev, struct sockaddr *sa)</text:span></text:span></text:span><text:span text:style-name="T7"> </text:span><text:span text:style-name="T13">- helper method. Changes the mac address (dev_addr member) by invoking the </text:span><text:span text:style-name="Emphasis"><text:span text:style-name="Strong_20_Emphasis"><text:span text:style-name="T13">ndo_set_mac_address()</text:span></text:span></text:span><text:span text:style-name="Emphasis"><text:span text:style-name="T7"> </text:span></text:span><text:span text:style-name="T13">callback and sends </text:span><text:span text:style-name="Strong_20_Emphasis"><text:span text:style-name="T13">NETDEV_CHANGEADDR</text:span></text:span><text:span text:style-name="T7"> </text:span><text:span text:style-name="T13">notification. Many drivers use the ethernet generic </text:span><text:span text:style-name="Emphasis"><text:span text:style-name="Strong_20_Emphasis"><text:span text:style-name="T13">eth_mac_addr()</text:span></text:span></text:span><text:span text:style-name="T7"> </text:span><text:span text:style-name="T13">method </text:span><text:span text:style-name="Emphasis"><text:span text:style-name="T13">(</text:span></text:span><text:a xlink:type="simple" xlink:href="http://lxr.free-electrons.com/source/net/ethernet/eth.c" office:target-frame-name="_blank" xlink:show="new"><text:span text:style-name="Emphasis"><text:span text:style-name="T19">net/ethernet/eth.c)</text:span></text:span></text:a><text:span text:style-name="Emphasis"><text:span text:style-name="T7"> </text:span></text:span><text:span text:style-name="T13">as the </text:span><text:span text:style-name="Emphasis"><text:span text:style-name="Strong_20_Emphasis"><text:span text:style-name="T13">ndo_set_mac_address()</text:span></text:span></text:span><text:span text:style-name="T7"> </text:span><text:span text:style-name="T13">callback.</text:span></text:p>
        </text:list-item>
      </text:list>
      <text:p text:style-name="P2"><text:span text:style-name="T14"> </text:span><text:span text:style-name="Strong_20_Emphasis"><text:span text:style-name="T13">struct netdev_hw_addr_list dev_addrs; - list of device hw addresses </text:span></text:span></text:p>
      <text:p text:style-name="P2"><text:span text:style-name="Strong_20_Emphasis"><text:span text:style-name="T13">unsigned char broadcast[MAX_ADDR_LEN]; /* hw bcast add */</text:span></text:span></text:p>
      <text:p text:style-name="P2"><text:span text:style-name="Strong_20_Emphasis"><text:span text:style-name="T13">struct kset *queues_kset;</text:span></text:span></text:p>
      <text:p text:style-name="P2"><text:span text:style-name="Strong_20_Emphasis"><text:span text:style-name="T13">struct netdev_rx_queue *_rx;</text:span></text:span></text:p>
      <text:p text:style-name="P2"><text:span text:style-name="Strong_20_Emphasis"><text:span text:style-name="T14">● </text:span></text:span><text:span text:style-name="Strong_20_Emphasis"><text:span text:style-name="T13">unsigned int num_rx_queues - </text:span></text:span></text:p>
      <text:p text:style-name="P2"><text:span text:style-name="T13">number of RX queues allocated at </text:span><text:span text:style-name="Strong_20_Emphasis"><text:span text:style-name="Emphasis"><text:span text:style-name="T13">register_netdev()</text:span></text:span></text:span><text:span text:style-name="T7"> </text:span><text:span text:style-name="T13">time</text:span></text:p>
      <text:p text:style-name="P2"><text:span text:style-name="Strong_20_Emphasis"><text:span text:style-name="T14"> </text:span></text:span></text:p>
      <text:p text:style-name="P2"><text:span text:style-name="Strong_20_Emphasis"><text:span text:style-name="T14">● </text:span></text:span><text:span text:style-name="Strong_20_Emphasis"><text:span text:style-name="T13">unsigned int real_num_rx_queues - </text:span></text:span></text:p>
      <text:p text:style-name="P5">Number of RX queues currently active in device.</text:p>
      <text:p text:style-name="P2"><text:span text:style-name="Strong_20_Emphasis"><text:span text:style-name="T13">netif_set_real_num_rx_queues()</text:span></text:span><text:span text:style-name="T7"> </text:span><text:span text:style-name="T13">sets real_num_rx_queues and updates sysfs entries.</text:span></text:p>
      <text:p text:style-name="P2"><text:span text:style-name="Strong_20_Emphasis"><text:span text:style-name="T13">(/sys/class/net/deviceName/queues/*)</text:span></text:span></text:p>
      <text:p text:style-name="P2"><text:span text:style-name="T13">Notice that </text:span><text:span text:style-name="Strong_20_Emphasis"><text:span text:style-name="T13">alloc_netdev_mq()</text:span></text:span><text:span text:style-name="T7"> </text:span><text:span text:style-name="T13">initializes num_rx_queues, real_num_rx_queues,  num_tx_queues and real_num_tx_queues to the same value.</text:span></text:p>
      <text:p text:style-name="P2"><text:soft-page-break/><text:span text:style-name="T14"> </text:span><text:span text:style-name="T13">You can set the number of tx queues and rx queues by </text:span><text:span text:style-name="Strong_20_Emphasis"><text:span text:style-name="T13">"ip link"</text:span></text:span><text:span text:style-name="T7"> </text:span><text:span text:style-name="T13">when adding a device.</text:span></text:p>
      <text:p text:style-name="P5">For example, if we want to create a vlan device with 6 tx queues and 7 rx <text:line-break/>queues, we can run:</text:p>
      <text:p text:style-name="P2"><text:span text:style-name="Strong_20_Emphasis"><text:span text:style-name="Emphasis"><text:span text:style-name="T13">ip link add link p2p1 name p2p1.100 numtxqueues 6 numrxqueues 7 type vlan id 100</text:span></text:span></text:span></text:p>
      <text:p text:style-name="P2"><text:span text:style-name="Strong_20_Emphasis"><text:span text:style-name="T13">Under corresponding sysfs p2p1.100 entry, we will see indeed <text:line-break/>7 rx queues (numbered from 0 to 6) and 6 tx queues (numbered from 0 to 5).<text:line-break/><text:line-break/>ls /sys/class/net/p2p1.100/queues</text:span></text:span></text:p>
      <text:p text:style-name="P5">rx-0 rx-1 rx-2 rx-3 rx-4 rx-5 rx-6 <text:line-break/>tx-0 tx-1 tx-2 tx-3 tx-4 tx-5</text:p>
      <text:p text:style-name="P2"/>
      <text:p text:style-name="P2"><text:span text:style-name="Strong_20_Emphasis"><text:span text:style-name="T13">/* CPU reverse-mapping for RX completion interrupts, indexed</text:span></text:span></text:p>
      <text:p text:style-name="P2"><text:span text:style-name="Strong_20_Emphasis"><text:span text:style-name="T13">* by RX queue number. Assigned by driver. This must only be</text:span></text:span></text:p>
      <text:p text:style-name="P2"><text:span text:style-name="Strong_20_Emphasis"><text:span text:style-name="T13">* set if the ndo_rx_flow_steer operation is defined. */</text:span></text:span></text:p>
      <text:p text:style-name="P2"><text:span text:style-name="Strong_20_Emphasis"><text:span text:style-name="T13">struct cpu_rmap *rx_cpu_rmap;</text:span></text:span></text:p>
      <text:p text:style-name="P2"><text:span text:style-name="T7"><text:line-break/></text:span><text:span text:style-name="Strong_20_Emphasis"><text:span text:style-name="T13">rx_handler_func_t __rcu *rx_handler;</text:span></text:span></text:p>
      <text:p text:style-name="P3"> </text:p>
      <text:p text:style-name="P4">Helper method: netdev_rx_handler_register(struct net_device *dev,<text:line-break/>                                                                    rx_handler_func_t *rx_handler,<text:line-break/>                                                                     void *rx_handler_data)</text:p>
      <text:p text:style-name="P2"><text:span text:style-name="Strong_20_Emphasis"><text:span text:style-name="T14"> </text:span></text:span></text:p>
      <text:p text:style-name="P3"> </text:p>
      <text:p text:style-name="P2"><text:soft-page-break/><text:span text:style-name="T7">rx_handler is set by </text:span><text:span text:style-name="Strong_20_Emphasis"><text:span text:style-name="Emphasis"><text:span text:style-name="T7">netdev_rx_handler_register().</text:span></text:span></text:span><text:span text:style-name="T7"><text:line-break/>It is used in bonding, team, openvswitch, macvlan, and bridge devices.</text:span></text:p>
      <text:p text:style-name="P2"><text:span text:style-name="Strong_20_Emphasis"><text:span text:style-name="T14"> </text:span></text:span></text:p>
      <text:p text:style-name="P2"><text:span text:style-name="Strong_20_Emphasis"><text:span text:style-name="T13">void __rcu *rx_handler_data;</text:span></text:span></text:p>
      <text:p text:style-name="P2"><text:span text:style-name="Emphasis"><text:span text:style-name="T7">rx_handler_data</text:span></text:span><text:span text:style-name="Emphasis"><text:span text:style-name="Strong_20_Emphasis"><text:span text:style-name="T7"> </text:span></text:span></text:span><text:span text:style-name="T7">is also set by </text:span><text:span text:style-name="Strong_20_Emphasis"><text:span text:style-name="Emphasis"><text:span text:style-name="T7">netdev_rx_handler_register(); </text:span></text:span></text:span><text:span text:style-name="Emphasis"><text:span text:style-name="T7">see here above.</text:span></text:span></text:p>
      <text:p text:style-name="P2"><text:span text:style-name="Strong_20_Emphasis"><text:span text:style-name="T13">struct netdev_queue __rcu *ingress_queue;</text:span></text:span></text:p>
      <text:p text:style-name="P3"> </text:p>
      <text:p text:style-name="P2"><text:span text:style-name="Strong_20_Emphasis"><text:span text:style-name="T13">/*</text:span></text:span></text:p>
      <text:p text:style-name="P2"><text:span text:style-name="Strong_20_Emphasis"><text:span text:style-name="T13">* Cache lines mostly used on transmit path</text:span></text:span></text:p>
      <text:p text:style-name="P2"><text:span text:style-name="Strong_20_Emphasis"><text:span text:style-name="T13">*/</text:span></text:span></text:p>
      <text:p text:style-name="P2"><text:span text:style-name="Strong_20_Emphasis"><text:span text:style-name="T13">struct netdev_queue *_tx ____cacheline_aligned_in_smp;</text:span></text:span></text:p>
      <text:p text:style-name="P2"/>
      <text:p text:style-name="P2"><text:span text:style-name="Strong_20_Emphasis"><text:span text:style-name="T13">unsigned int num_tx_queues; /* Number of TX queues allocated at alloc_netdev_mq() time */</text:span></text:span></text:p>
      <text:p text:style-name="P2"><text:span text:style-name="T7"><text:line-break/></text:span><text:span text:style-name="Strong_20_Emphasis"><text:span text:style-name="T13">/* Number of TX queues currently active in device */</text:span></text:span></text:p>
      <text:p text:style-name="P2"><text:span text:style-name="Strong_20_Emphasis"><text:span text:style-name="T13">unsigned int real_num_tx_queues;</text:span></text:span></text:p>
      <text:p text:style-name="P2"><text:span text:style-name="Strong_20_Emphasis"><text:span text:style-name="T13">Helper method: netif_set_real_num_tx_queues()</text:span></text:span><text:span text:style-name="T7"> </text:span><text:span text:style-name="T13">sets real_num_tx_queues and updates sysfs entries.</text:span></text:p>
      <text:p text:style-name="P3"> </text:p>
      <text:p text:style-name="P3"> </text:p>
      <text:p text:style-name="P2"><text:span text:style-name="Strong_20_Emphasis"><text:span text:style-name="T13">struct Qdisc *qdisc; -  root qdisc from userspace point of view.</text:span></text:span></text:p>
      <text:p text:style-name="P2"><text:span text:style-name="Strong_20_Emphasis"><text:span text:style-name="Emphasis"><text:span text:style-name="T13">dev_init_scheduler()</text:span></text:span></text:span><text:span text:style-name="Strong_20_Emphasis"><text:span text:style-name="T13"> method intilizes qdisc in </text:span></text:span><text:span text:style-name="Strong_20_Emphasis"><text:span text:style-name="Emphasis"><text:span text:style-name="T13">register_netdevice().</text:span></text:span></text:span></text:p>
      <text:p text:style-name="P2"><text:span text:style-name="Strong_20_Emphasis"><text:span text:style-name="T14"> </text:span></text:span></text:p>
      <text:p text:style-name="P2"><text:span text:style-name="Strong_20_Emphasis"><text:span text:style-name="T13">unsigned long tx_queue_len;</text:span></text:span></text:p>
      <text:p text:style-name="P2"><text:soft-page-break/><text:span text:style-name="Strong_20_Emphasis"><text:span text:style-name="T13">- Max frames per queue allowed; can be set by ifconfig, for example:</text:span></text:span></text:p>
      <text:p text:style-name="P2"><text:span text:style-name="Emphasis"><text:span text:style-name="Strong_20_Emphasis"><text:span text:style-name="T13">ifconfig  p2p1 txqueuelen 1600</text:span></text:span></text:span></text:p>
      <text:p text:style-name="P2"><text:span text:style-name="Strong_20_Emphasis"><text:span text:style-name="T13">spinlock_t tx_global_lock;</text:span></text:span></text:p>
      <text:p text:style-name="P3"> </text:p>
      <text:p text:style-name="P2"><text:span text:style-name="Strong_20_Emphasis"><text:span text:style-name="T13">struct xps_dev_maps __rcu *xps_maps;</text:span></text:span></text:p>
      <text:p text:style-name="P2"><text:span text:style-name="T7"><text:line-break/></text:span><text:span text:style-name="Strong_20_Emphasis"><text:span text:style-name="T13">unsigned long trans_start; /* Time (in jiffies) of last Tx */</text:span></text:span></text:p>
      <text:p text:style-name="P2"><text:span text:style-name="Strong_20_Emphasis"><text:span text:style-name="T13">int watchdog_timeo; /* used by dev_watchdog() */</text:span></text:span></text:p>
      <text:p text:style-name="P2"><text:span text:style-name="Strong_20_Emphasis"><text:span text:style-name="T13">struct timer_list watchdog_timer;</text:span></text:span></text:p>
      <text:p text:style-name="P2"><text:span text:style-name="T7"><text:line-break/></text:span><text:span text:style-name="Strong_20_Emphasis"><text:span text:style-name="T13">int __percpu *pcpu_refcnt; - </text:span></text:span><text:span text:style-name="T13">Number of references to this device </text:span></text:p>
      <text:p text:style-name="P3"> </text:p>
      <text:p text:style-name="P2"><text:span text:style-name="T7">helper methods:<text:line-break/></text:span><text:span text:style-name="Emphasis"><text:span text:style-name="Strong_20_Emphasis"><text:span text:style-name="T7">static inline void dev_hold(struct net_device *dev)</text:span></text:span></text:span><text:span text:style-name="T7"><text:line-break/>  increments reference count of the device.<text:line-break/></text:span><text:span text:style-name="Emphasis"><text:span text:style-name="Strong_20_Emphasis"><text:span text:style-name="T7">static inline void dev_put(struct net_device *dev)</text:span></text:span></text:span><text:span text:style-name="T7"><text:line-break/>  decrements reference count of the device.<text:line-break/></text:span><text:span text:style-name="Emphasis"><text:span text:style-name="Strong_20_Emphasis"><text:span text:style-name="T7">int netdev_refcnt_read(const struct net_device *dev)</text:span></text:span></text:span><text:span text:style-name="T7"><text:line-break/>  reads sum of all CPUs reference counts of this device.</text:span></text:p>
      <text:p text:style-name="P2"><text:span text:style-name="Strong_20_Emphasis"><text:span text:style-name="T14"> </text:span></text:span></text:p>
      <text:p text:style-name="P2"><text:span text:style-name="Strong_20_Emphasis"><text:span text:style-name="T13">/* delayed register/unregister */</text:span></text:span></text:p>
      <text:p text:style-name="P2"><text:span text:style-name="Strong_20_Emphasis"><text:span text:style-name="T13">struct list_head todo_list;</text:span></text:span></text:p>
      <text:p text:style-name="P2"><text:span text:style-name="Strong_20_Emphasis"><text:span text:style-name="T13">/* device index hash chain */</text:span></text:span></text:p>
      <text:p text:style-name="P2"><text:span text:style-name="Strong_20_Emphasis"><text:span text:style-name="T13">struct hlist_node index_hlist;</text:span></text:span></text:p>
      <text:p text:style-name="P2"><text:span text:style-name="T7"><text:line-break/></text:span><text:span text:style-name="Strong_20_Emphasis"><text:span text:style-name="T13">struct list_head link_watch_list;</text:span></text:span></text:p>
      <text:p text:style-name="P2"><text:span text:style-name="Strong_20_Emphasis"><text:span text:style-name="T13">/* register/unregister state machine */</text:span></text:span></text:p>
      <text:p text:style-name="P2"><text:span text:style-name="Strong_20_Emphasis"><text:span text:style-name="T13">enum { NETREG_UNINITIALIZED=0,</text:span></text:span></text:p>
      <text:p text:style-name="P2"><text:soft-page-break/><text:span text:style-name="Strong_20_Emphasis"><text:span text:style-name="T13">NETREG_REGISTERED, /* completed register_netdevice */</text:span></text:span></text:p>
      <text:p text:style-name="P2"><text:span text:style-name="Strong_20_Emphasis"><text:span text:style-name="T13">NETREG_UNREGISTERING, /* called unregister_netdevice */</text:span></text:span></text:p>
      <text:p text:style-name="P2"><text:span text:style-name="Strong_20_Emphasis"><text:span text:style-name="T13">NETREG_UNREGISTERED, /* completed unregister todo */</text:span></text:span></text:p>
      <text:p text:style-name="P2"><text:span text:style-name="Strong_20_Emphasis"><text:span text:style-name="T13">NETREG_RELEASED, /* called free_netdev */</text:span></text:span></text:p>
      <text:p text:style-name="P2"><text:span text:style-name="Strong_20_Emphasis"><text:span text:style-name="T13">NETREG_DUMMY, /* dummy device for NAPI poll */</text:span></text:span></text:p>
      <text:p text:style-name="P2"><text:span text:style-name="Strong_20_Emphasis"><text:span text:style-name="T13">} reg_state:8;</text:span></text:span></text:p>
      <text:p text:style-name="P2"/>
      <text:p text:style-name="P2"><text:span text:style-name="Strong_20_Emphasis"><text:span text:style-name="T13">bool dismantle - </text:span></text:span><text:span text:style-name="T13">device is going do be freed.</text:span></text:p>
      <text:p text:style-name="P2"><text:span text:style-name="Strong_20_Emphasis"><text:span text:style-name="T13">enum rtnl_link_state - </text:span></text:span></text:p>
      <text:list xml:id="list1626651038" text:style-name="L25">
        <text:list-item>
          <text:p text:style-name="P48"><text:span text:style-name="T13">rtnl_link_state can be </text:span><text:span text:style-name="Strong_20_Emphasis"><text:span text:style-name="T13">RTNL_LINK_INITIALIZING </text:span></text:span><text:span text:style-name="T13">or</text:span><text:span text:style-name="Strong_20_Emphasis"><text:span text:style-name="T7"> </text:span></text:span><text:span text:style-name="Strong_20_Emphasis"><text:span text:style-name="T13">RTNL_LINK_INITIALIZED.</text:span></text:span></text:p>
        </text:list-item>
        <text:list-item>
          <text:p text:style-name="P85"><text:span text:style-name="T7">When creating a new link, in </text:span><text:span text:style-name="Emphasis"><text:span text:style-name="Strong_20_Emphasis"><text:span text:style-name="T7">rtnl_newlink()</text:span></text:span></text:span><text:span text:style-name="T7">, the rtnl_link_state is set to be </text:span><text:span text:style-name="Strong_20_Emphasis"><text:span text:style-name="T7">RTNL_LINK_INITIALIZING</text:span></text:span><text:span text:style-name="T7"> (this is done by </text:span><text:span text:style-name="Emphasis"><text:span text:style-name="Strong_20_Emphasis"><text:span text:style-name="T7">rtnl_create_link()</text:span></text:span></text:span><text:span text:style-name="T7">, which is invoked from </text:span><text:span text:style-name="Emphasis"><text:span text:style-name="Strong_20_Emphasis"><text:span text:style-name="T7">rtnl_newlink())</text:span></text:span></text:span><text:span text:style-name="T7">; later on, when calling </text:span><text:span text:style-name="Emphasis"><text:span text:style-name="Strong_20_Emphasis"><text:span text:style-name="T7">rtnl_configure_link()</text:span></text:span></text:span><text:span text:style-name="T7">, the rtnl_link_state is set to be </text:span><text:span text:style-name="Strong_20_Emphasis"><text:span text:style-name="T7">RTNL_LINK_INITIALIZED.</text:span></text:span></text:p>
        </text:list-item>
      </text:list>
      <text:p text:style-name="P3"> </text:p>
      <text:p text:style-name="P2"><text:span text:style-name="Strong_20_Emphasis"><text:span text:style-name="T14"> </text:span></text:span></text:p>
      <text:p text:style-name="P2"><text:span text:style-name="Strong_20_Emphasis"><text:span text:style-name="T13">/* Called from unregister, can be used to call free_netdev */</text:span></text:span></text:p>
      <text:p text:style-name="P2"><text:span text:style-name="Strong_20_Emphasis"><text:span text:style-name="T13">void (*destructor)(struct net_device *dev);</text:span></text:span></text:p>
      <text:p text:style-name="P3"> </text:p>
      <text:p text:style-name="P2"><text:span text:style-name="Strong_20_Emphasis"><text:span text:style-name="T13">struct netpoll_info *npinfo;</text:span></text:span></text:p>
      <text:p text:style-name="P2"><text:span text:style-name="T14"> </text:span><text:span text:style-name="Strong_20_Emphasis"><text:span text:style-name="T13">struct net *nd_net;</text:span></text:span></text:p>
      <text:p text:style-name="P2"><text:span text:style-name="T14">● </text:span><text:span text:style-name="Strong_20_Emphasis"><text:span text:style-name="T13">nd_net:</text:span></text:span><text:span text:style-name="T7"> </text:span><text:span text:style-name="T13">The network namespace this network device is inside.</text:span></text:p>
      <text:p text:style-name="P2"><text:soft-page-break/><text:span text:style-name="Strong_20_Emphasis"><text:span text:style-name="Emphasis"><text:span text:style-name="T13">dev_net_set(struct net_device *dev, struct net *net) - </text:span></text:span></text:span><text:span text:style-name="T13">a helper method which sets the nd_net of net_device to the specifed net namespace. (include/linux/netdevice.h)</text:span></text:p>
      <text:list xml:id="list470949533" text:style-name="L26">
        <text:list-item>
          <text:p text:style-name="P49"><text:span text:style-name="Emphasis"><text:span text:style-name="Strong_20_Emphasis"><text:span text:style-name="T13">dev_change_net_namespace() - </text:span></text:span></text:span><text:span text:style-name="T13">a helper method. <text:line-break/>move the network device to a different nethost namespace.<text:line-break/>If the </text:span><text:span text:style-name="Strong_20_Emphasis"><text:span text:style-name="T13">NETIF_F_NETNS_LOCAL</text:span></text:span><text:span text:style-name="T7"> </text:span><text:span text:style-name="T13">flag of the net device is set, the operation is not performed and an error is retured.  Callers of this method must hold the rtnl semaphore. This method returns 0 upon success.</text:span></text:p>
          <text:p text:style-name="P19"> </text:p>
        </text:list-item>
      </text:list>
      <text:p text:style-name="P2"><text:span text:style-name="Strong_20_Emphasis"><text:span text:style-name="T13">/* mid-layer private */</text:span></text:span></text:p>
      <text:p text:style-name="P2"><text:span text:style-name="Strong_20_Emphasis"><text:span text:style-name="T13">union {</text:span></text:span></text:p>
      <text:p text:style-name="P2"><text:span text:style-name="Strong_20_Emphasis"><text:span text:style-name="T13">void *ml_priv;</text:span></text:span></text:p>
      <text:p text:style-name="P2"><text:span text:style-name="Strong_20_Emphasis"><text:span text:style-name="T13">struct pcpu_lstats __percpu *lstats; /* loopback stats */</text:span></text:span></text:p>
      <text:p text:style-name="P2"><text:span text:style-name="Strong_20_Emphasis"><text:span text:style-name="T13">struct pcpu_tstats __percpu *tstats; /* tunnel stats */</text:span></text:span></text:p>
      <text:p text:style-name="P2"><text:span text:style-name="Strong_20_Emphasis"><text:span text:style-name="T13">struct pcpu_dstats __percpu *dstats; /* dummy stats */</text:span></text:span></text:p>
      <text:p text:style-name="P2"><text:span text:style-name="Strong_20_Emphasis"><text:span text:style-name="T13">};</text:span></text:span></text:p>
      <text:p text:style-name="P2"><text:span text:style-name="Strong_20_Emphasis"><text:span text:style-name="T13">struct garp_port __rcu *garp_port;</text:span></text:span></text:p>
      <text:p text:style-name="P3"> </text:p>
      <text:p text:style-name="P2"><text:span text:style-name="Strong_20_Emphasis"><text:span text:style-name="T13">struct device dev - </text:span></text:span><text:span text:style-name="T13">used for class/net/name entry.</text:span></text:p>
      <text:p text:style-name="P2"><text:span text:style-name="Strong_20_Emphasis"><text:span text:style-name="T13">/* space for optional device, statistics, and wireless sysfs groups */</text:span></text:span></text:p>
      <text:p text:style-name="P2"><text:span text:style-name="Strong_20_Emphasis"><text:span text:style-name="T13">const struct attribute_group *sysfs_groups[4];</text:span></text:span></text:p>
      <text:p text:style-name="P2"><text:span text:style-name="Strong_20_Emphasis"><text:span text:style-name="T13">const struct rtnl_link_ops *rtnl_link_ops;</text:span></text:span></text:p>
      <text:p text:style-name="P3">           <text:span text:style-name="T2">rtnetlink link ops instance.</text:span></text:p>
      <text:p text:style-name="P2"><text:soft-page-break/><text:span text:style-name="T13">We can use </text:span><text:span text:style-name="Strong_20_Emphasis"><text:span text:style-name="T13">rtnl_link_ops</text:span></text:span><text:span text:style-name="T7"> </text:span><text:span text:style-name="T13">in a network driver or network software <text:line-break/>module, and declare methods which we want to call when <text:line-break/>for example we create a new link with "ip link" command. <text:line-break/>In case we use rtnl_link_ops, we should register it with </text:span><text:span text:style-name="Emphasis"><text:span text:style-name="Strong_20_Emphasis"><text:span text:style-name="T13">rtnl_link_register()</text:span></text:span></text:span><text:span text:style-name="T13"><text:line-break/>in the driver in its init method, and unregister it in module exit by </text:span><text:span text:style-name="Strong_20_Emphasis"><text:span text:style-name="Emphasis"><text:span text:style-name="T13">rtnl_link_unregister()</text:span></text:span></text:span><text:span text:style-name="Strong_20_Emphasis"><text:span text:style-name="T13">. </text:span></text:span><text:span text:style-name="T13">See for exanple in the vxlan driver code,  </text:span><text:a xlink:type="simple" xlink:href="http://lxr.free-electrons.com/source/drivers/net/vxlan.c" office:target-frame-name="_blank" xlink:show="new"><text:span text:style-name="T19">drivers/net/vxlan.c</text:span></text:a><text:span text:style-name="T13">.</text:span></text:p>
      <text:p text:style-name="P2"><text:span text:style-name="T13"><text:line-break/>In case we do not use </text:span><text:span text:style-name="Strong_20_Emphasis"><text:span text:style-name="T13">rtnl_link_ops</text:span></text:span><text:span text:style-name="T13">, then we will use the generic rtnetlink <text:line-break/>callbacks which are called upon receiving certain messages.<text:line-break/><text:line-break/>For example, in </text:span><text:span text:style-name="Emphasis"><text:span text:style-name="Strong_20_Emphasis"><text:span text:style-name="T13">register_netdevice()</text:span></text:span></text:span><text:span text:style-name="T13">, in case dev-&gt;rtnl_link_ops is NULL, <text:line-break/>we send an </text:span><text:span text:style-name="Strong_20_Emphasis"><text:span text:style-name="T13">RTM_NEWLINK</text:span></text:span><text:span text:style-name="T13"> message. This message is handled by </text:span><text:span text:style-name="Emphasis"><text:span text:style-name="Strong_20_Emphasis"><text:span text:style-name="T13">rtnl_newlink() </text:span></text:span></text:span><text:span text:style-name="T13">callback in </text:span><text:span text:style-name="Strong_20_Emphasis"><text:span text:style-name="Emphasis"><text:span text:style-name="T13">net/core/rtnetlink.c</text:span></text:span></text:span><text:span text:style-name="T13">.</text:span><text:span text:style-name="Strong_20_Emphasis"><text:span text:style-name="T13"><text:line-break/><text:line-break/></text:span></text:span></text:p>
      <text:p text:style-name="P2"><text:span text:style-name="Strong_20_Emphasis"><text:span text:style-name="T13">/* for setting kernel sock attribute on TCP connection setup */</text:span></text:span></text:p>
      <text:p text:style-name="P2"><text:span text:style-name="Strong_20_Emphasis"><text:span text:style-name="T13">#define GSO_MAX_SIZE 65536</text:span></text:span></text:p>
      <text:p text:style-name="P2"><text:span text:style-name="Strong_20_Emphasis"><text:span text:style-name="T13">unsigned int gso_max_size;</text:span></text:span></text:p>
      <text:p text:style-name="P2"><text:span text:style-name="Strong_20_Emphasis"><text:span text:style-name="T13">#define GSO_MAX_SEGS 65535</text:span></text:span></text:p>
      <text:p text:style-name="P2"><text:span text:style-name="Strong_20_Emphasis"><text:span text:style-name="T13">u16 gso_max_segs;</text:span></text:span></text:p>
      <text:p text:style-name="P2"><text:soft-page-break/><text:span text:style-name="T7"><text:line-break/></text:span><text:span text:style-name="Strong_20_Emphasis"><text:span text:style-name="T13">const struct dcbnl_rtnl_ops *dcbnl_ops; -</text:span></text:span><text:span text:style-name="T13">Data Center Bridging netlink ops </text:span></text:p>
      <text:p text:style-name="P2"><text:span text:style-name="Strong_20_Emphasis"><text:span text:style-name="T13">u8 num_tc;</text:span></text:span></text:p>
      <text:p text:style-name="P2"><text:span text:style-name="Strong_20_Emphasis"><text:span text:style-name="T13">struct netdev_tc_txq tc_to_txq[TC_MAX_QUEUE];</text:span></text:span></text:p>
      <text:p text:style-name="P2"><text:span text:style-name="Strong_20_Emphasis"><text:span text:style-name="T13">u8 prio_tc_map[TC_BITMASK + 1];</text:span></text:span></text:p>
      <text:p text:style-name="P2"><text:span text:style-name="Strong_20_Emphasis"><text:span text:style-name="T13">/* max exchange id for FCoE LRO by ddp */</text:span></text:span></text:p>
      <text:p text:style-name="P2"><text:span text:style-name="Strong_20_Emphasis"><text:span text:style-name="T13">unsigned int fcoe_ddp_xid;</text:span></text:span></text:p>
      <text:p text:style-name="P2"><text:span text:style-name="Strong_20_Emphasis"><text:span text:style-name="T13">struct netprio_map __rcu *priomap;</text:span></text:span></text:p>
      <text:p text:style-name="P2"><text:span text:style-name="Strong_20_Emphasis"><text:span text:style-name="T13">/* phy device may attach itself for hardware timestamping */</text:span></text:span></text:p>
      <text:p text:style-name="P2"><text:span text:style-name="Strong_20_Emphasis"><text:span text:style-name="T13">struct phy_device *phydev;</text:span></text:span></text:p>
      <text:list xml:id="list1289111568" text:style-name="L27">
        <text:list-item>
          <text:p text:style-name="P35">The phy device associated with the network device.</text:p>
          <text:p text:style-name="P35">see phy_device struct definition in include/linux/phy.h.</text:p>
        </text:list-item>
      </text:list>
      <text:p text:style-name="P2"><text:span text:style-name="Strong_20_Emphasis"><text:span text:style-name="T13">struct lock_class_key *qdisc_tx_busylock;</text:span></text:span></text:p>
      <text:p text:style-name="P3"> </text:p>
      <text:p text:style-name="P2"><text:span text:style-name="Strong_20_Emphasis"><text:span text:style-name="T13">int group;</text:span></text:span></text:p>
      <text:list xml:id="list512147958" text:style-name="L28">
        <text:list-item>
          <text:p text:style-name="P72"> <text:span text:style-name="T2">The group the device belongs to.</text:span></text:p>
        </text:list-item>
      </text:list>
      <text:p text:style-name="P3">●  <text:span text:style-name="T2">Helper method: void dev_set_group(struct net_device *dev, int new_group: a helper method to set new group.</text:span></text:p>
      <text:p text:style-name="P2"><text:span text:style-name="Strong_20_Emphasis"><text:span text:style-name="T13">struct pm_qos_request pm_qos_req; - </text:span></text:span><text:span text:style-name="T13">for power management requests.</text:span></text:p>
      <text:p text:style-name="P2"><text:span text:style-name="Strong_20_Emphasis"><text:span text:style-name="T13">}</text:span></text:span></text:p>
      <text:p text:style-name="P2"><text:span text:style-name="T13"><text:line-break/></text:span><text:span text:style-name="T7">● </text:span><text:span text:style-name="T13">macros starting with IN_DEV like: IN_DEV_FORWARD() or IN_DEV_RX_REDIRECTS() are related to net_device. struct </text:span><text:span text:style-name="Strong_20_Emphasis"><text:span text:style-name="T13">in_device</text:span></text:span><text:span text:style-name="T7"> </text:span><text:span text:style-name="T13">has a member </text:span><text:soft-page-break/><text:span text:style-name="T13">named conf (instance of ipv4_devconf). Setting /proc/sys/net/ipv4/conf/all/forwarding eventually sets the forwarding member of in_device to 1. The same is true to </text:span><text:span text:style-name="Strong_20_Emphasis"><text:span text:style-name="T13">accept_redirects</text:span></text:span><text:span text:style-name="T7"> </text:span><text:span text:style-name="T13">and</text:span><text:span text:style-name="Strong_20_Emphasis"><text:span text:style-name="T7"> </text:span></text:span><text:span text:style-name="Strong_20_Emphasis"><text:span text:style-name="T13">send_redirects</text:span></text:span><text:span text:style-name="T13">; both are also members of cnf (ipv4_devconf).</text:span></text:p>
      <text:p text:style-name="P3"> </text:p>
      <text:p text:style-name="P2"><text:span text:style-name="T14">● </text:span><text:span text:style-name="T13">In most distros, </text:span><text:span text:style-name="Strong_20_Emphasis"><text:span text:style-name="T13">/proc/sys/net/ipv4/conf/all/forwarding=0</text:span></text:span></text:p>
      <text:p text:style-name="P3">● <text:span text:style-name="T2">There are cases when we work with virtual devices.</text:span></text:p>
      <text:p text:style-name="P3">– <text:span text:style-name="T2">For example, bonding (setting the same IP for two or more NICs, for load balancing and for high availability.)</text:span></text:p>
      <text:p text:style-name="P3">– <text:span text:style-name="T2">Many times this is implemented using the private data of the device (the void *priv member of net_device);</text:span></text:p>
      <text:list xml:id="list1660567481" text:style-name="L29">
        <text:list-item>
          <text:p text:style-name="P50"><text:span text:style-name="T13">struct </text:span><text:span text:style-name="Strong_20_Emphasis"><text:span text:style-name="T13">net_device_ops has methods for network device management:</text:span></text:span></text:p>
          <text:list>
            <text:list-item>
              <text:p text:style-name="P50"><text:span text:style-name="Emphasis"><text:span text:style-name="T13">ndo_set_rx_mode()</text:span></text:span><text:span text:style-name="Strong_20_Emphasis"><text:span text:style-name="T7"> </text:span></text:span><text:span text:style-name="T13">is used to initialize multicast addresses (It was done in the past by </text:span><text:span text:style-name="Emphasis"><text:span text:style-name="T13">set_multicast_list()</text:span></text:span><text:span text:style-name="T7"> </text:span><text:span text:style-name="T13">method, which is now deprecated).</text:span></text:p>
            </text:list-item>
            <text:list-item>
              <text:p text:style-name="P50"><text:span text:style-name="Strong_20_Emphasis"><text:span text:style-name="T13">ndo_change_mtu()</text:span></text:span><text:span text:style-name="Emphasis"><text:span text:style-name="T7"> </text:span></text:span><text:span text:style-name="T13">is for setting mtu.</text:span></text:p>
            </text:list-item>
            <text:list-item>
              <text:p text:style-name="P36">Recently, three methods were added to support bridge operations: (John Fastabend)</text:p>
            </text:list-item>
            <text:list-item>
              <text:p text:style-name="P50"><text:span text:style-name="Emphasis"><text:span text:style-name="T13">ndo_fdb_add()</text:span></text:span></text:p>
            </text:list-item>
            <text:list-item>
              <text:p text:style-name="P50"><text:span text:style-name="Emphasis"><text:span text:style-name="T13">ndo_fdb_del()</text:span></text:span></text:p>
            </text:list-item>
            <text:list-item>
              <text:p text:style-name="P50"><text:span text:style-name="Emphasis"><text:span text:style-name="T13">ndo_fdb_dump()</text:span></text:span></text:p>
            </text:list-item>
            <text:list-item>
              <text:p text:style-name="P36">Intel ixgbe driver uses these methods.</text:p>
            </text:list-item>
            <text:list-item>
              <text:p text:style-name="P50"><text:span text:style-name="T13">See </text:span><text:span text:style-name="Emphasis"><text:span text:style-name="T13">drivers/net/ethernet/intel/ixgbe/ixgbe_main.c</text:span></text:span></text:p>
            </text:list-item>
            <text:list-item>
              <text:p text:style-name="P36"><text:soft-page-break/>Also, a new command which uses these methods is to be added to iproute2 package; this command is called "bridge'.</text:p>
            </text:list-item>
            <text:list-item>
              <text:p text:style-name="P36">see http://patchwork.ozlabs.org/patch/117664/</text:p>
            </text:list-item>
          </text:list>
        </text:list-item>
      </text:list>
      <text:p text:style-name="P5">There are some macros which operate on net_device struct and which are defined in include/linux/netdevice.h:</text:p>
      <text:p text:style-name="P2"><text:span text:style-name="Strong_20_Emphasis"><text:span text:style-name="T13">SET_NETDEV_DEVTYPE(net, devtype): </text:span></text:span></text:p>
      <text:p text:style-name="P5">SET_NETDEV_DEVTYPE() is used, for example, in br_dev_setup(), in /net/bridge/br_device.c:</text:p>
      <text:p text:style-name="P5">static struct device_type br_type = {</text:p>
      <text:p text:style-name="P5">.name = "bridge",</text:p>
      <text:p text:style-name="P5">};</text:p>
      <text:p text:style-name="P3"> </text:p>
      <text:p text:style-name="P5">br_dev_setup()</text:p>
      <text:p text:style-name="P5">{</text:p>
      <text:p text:style-name="P5">SET_NETDEV_DEVTYPE(dev, &amp;br_type);</text:p>
      <text:p text:style-name="P5">}</text:p>
      <text:p text:style-name="P5">Calling thus SET_NETDEV_DEVTYPE() enables us to see DEVTYPE=bridge when running </text:p>
      <text:p text:style-name="P5">udevadm command on the bridge sysfs entry:</text:p>
      <text:p text:style-name="P2"><text:span text:style-name="Strong_20_Emphasis"><text:span text:style-name="T13">udevadm info -q all -p /sys/devices/virtual/net/mybr</text:span></text:span></text:p>
      <text:p text:style-name="P5">P: /devices/virtual/net/mybr</text:p>
      <text:p text:style-name="P5">E: DEVPATH=/devices/virtual/net/mybr</text:p>
      <text:p text:style-name="P5">E: DEVTYPE=bridge</text:p>
      <text:p text:style-name="P5">E: ID_MM_CANDIDATE=1</text:p>
      <text:p text:style-name="P5">E: IFINDEX=7</text:p>
      <text:p text:style-name="P5"><text:soft-page-break/>E: INTERFACE=mybr</text:p>
      <text:p text:style-name="P5">E: SUBSYSTEM=net</text:p>
      <text:p text:style-name="P5">E: SYSTEMD_ALIAS=/sys/subsystem/net/devices/mybr</text:p>
      <text:p text:style-name="P5">E: TAGS=:systemd:</text:p>
      <text:p text:style-name="P5">E: USEC_INITIALIZED=4288173427</text:p>
      <text:p text:style-name="P3"> </text:p>
      <text:p text:style-name="P5">The following patch from  Doug Goldstein (which was applied) adds sysfs type to vlan: </text:p>
      <text:p text:style-name="P5">The patch itself:</text:p>
      <text:p text:style-name="P2"><text:a xlink:type="simple" xlink:href="http://www.spinics.net/lists/netdev/msg214013.html"><text:span text:style-name="T19">http://www.spinics.net/lists/netdev/msg214013.html</text:span></text:a></text:p>
      <text:p text:style-name="P5">The patch approval:</text:p>
      <text:p text:style-name="P2"><text:a xlink:type="simple" xlink:href="http://www.spinics.net/lists/netdev/msg216184.html"><text:span text:style-name="T19">http://www.spinics.net/lists/netdev/msg216184.html</text:span></text:a></text:p>
      <text:p text:style-name="P2"><text:span text:style-name="Strong_20_Emphasis"><text:span text:style-name="T13">Another example of usage of SET_NETDEV_DEVTYPE() macro is in </text:span></text:span></text:p>
      <text:p text:style-name="P2"><text:span text:style-name="Strong_20_Emphasis"><text:span text:style-name="T13">cfg80211_netdev_notifier_call() in net/wireless/core.c </text:span></text:span></text:p>
      <text:p text:style-name="P2"><text:span text:style-name="Strong_20_Emphasis"><text:span text:style-name="T14"> </text:span></text:span></text:p>
      <text:p text:style-name="P5">static struct device_type wiphy_type = {<text:line-break/>.name = "wlan",<text:line-break/>};</text:p>
      <text:p text:style-name="P5">cfg80211_netdev_notifier_call() {</text:p>
      <text:p text:style-name="P5">...</text:p>
      <text:p text:style-name="P5">SET_NETDEV_DEVTYPE(dev, &amp;wiphy_type);</text:p>
      <text:p text:style-name="P5">...</text:p>
      <text:p text:style-name="P3"> </text:p>
      <text:p text:style-name="P2"><text:span text:style-name="Strong_20_Emphasis"><text:span text:style-name="T13">Another macro is SET_NETDEV_DEV(net, pdev)</text:span></text:span></text:p>
      <text:list xml:id="list1763213034" text:style-name="L30">
        <text:list-item>
          <text:p text:style-name="P51"><text:span text:style-name="Strong_20_Emphasis"><text:span text:style-name="T14"> </text:span></text:span><text:span text:style-name="T13">It sets the sysfs physical device reference for the network logical device.</text:span></text:p>
        </text:list-item>
      </text:list>
      <text:p text:style-name="P2"><text:soft-page-break/></text:p>
      <text:h text:style-name="P102" text:outline-level="2"><text:span text:style-name="Strong_20_Emphasis"><text:span text:style-name="T11">Network interface drivers</text:span></text:span></text:h>
      <text:p text:style-name="P3">● <text:span text:style-name="T1">Most of the nics are PCI devices; There are cases, especially with SoC (System On Chip) vendors, where the network interfaces are not PCI devices. There are also some USB network devices.</text:span></text:p>
      <text:p text:style-name="P2"><text:span text:style-name="T14">● </text:span><text:span text:style-name="T7">The drivers for network PCI devices use the generic PCI calls, like </text:span><text:span text:style-name="Strong_20_Emphasis"><text:span text:style-name="Emphasis"><text:span text:style-name="T7">pci_register_driver()</text:span></text:span></text:span><text:span text:style-name="T7"> and </text:span><text:span text:style-name="Emphasis"><text:span text:style-name="Strong_20_Emphasis"><text:span text:style-name="T7">pci_enable_device()</text:span></text:span></text:span><text:span text:style-name="T7">.</text:span></text:p>
      <text:p text:style-name="P3">● <text:span text:style-name="T1">For more info on nic drives see the article “Writing Network Device Driver for Linux” (link no. 9 in links) and chap17 in ldd3.</text:span></text:p>
      <text:p text:style-name="P3">● <text:span text:style-name="T1">There are two modes in which a NIC can receive a packet.</text:span></text:p>
      <text:p text:style-name="P3">– <text:span text:style-name="T1">The traditional way is interrupt driven</text:span></text:p>
      <text:p text:style-name="P109">each received packet is an asynchronous event which causes an interrupt.</text:p>
      <text:p text:style-name="P3"> </text:p>
      <text:h text:style-name="P107" text:outline-level="1"><text:bookmark text:name="NAPI"/>NAPI</text:h>
      <text:p text:style-name="P3"><text:bookmark text:name="NAPI1"/> </text:p>
      <text:p text:style-name="P2"><text:span text:style-name="T14">●</text:span><text:span text:style-name="Strong_20_Emphasis"><text:span text:style-name="T14"> </text:span></text:span><text:span text:style-name="Strong_20_Emphasis"><text:span text:style-name="T7">NAPI (new API)</text:span></text:span><text:span text:style-name="T7">.</text:span></text:p>
      <text:p text:style-name="P3">– <text:span text:style-name="T1">The NIC works in polling mode.</text:span></text:p>
      <text:p text:style-name="P3">– <text:span text:style-name="T1">In order that the nic will work in polling mode it should be built with a proper flag. – Most of the new drivers support this feature. – When working with NAPI and when there is a very high load, packets are lost; but this occurs before they are fed into the network stack. (in the nonNAPI driver they pass into the stack)</text:span></text:p>
      <text:p text:style-name="P2"><text:span text:style-name="T7">The initial change to napi_struct is explained in:<text:line-break/></text:span><text:a xlink:type="simple" xlink:href="http://lwn.net/Articles/244640/" office:target-frame-name="_blank" xlink:show="new"><text:span text:style-name="T17">http://lwn.net/Articles/244640/</text:span></text:a></text:p>
      <text:p text:style-name="P3"> </text:p>
      <text:p text:style-name="P2"><text:span text:style-name="Strong_20_Emphasis"><text:span text:style-name="T9">User Space Tools:</text:span></text:span></text:p>
      <text:p text:style-name="P2"><text:span text:style-name="T14">● </text:span><text:span text:style-name="Emphasis"><text:span text:style-name="Strong_20_Emphasis"><text:span text:style-name="T7">iputils</text:span></text:span></text:span><text:span text:style-name="T7"> (including ping, arping, tracepath, tracepath6, ifenslave and more)</text:span></text:p>
      <text:p text:style-name="P2"><text:span text:style-name="T14">● </text:span><text:span text:style-name="Emphasis"><text:span text:style-name="Strong_20_Emphasis"><text:span text:style-name="T7">net tools</text:span></text:span></text:span><text:span text:style-name="T7"> (ifconfig, netstat, route, arp and more)</text:span></text:p>
      <text:p text:style-name="P2"><text:span text:style-name="T14">● </text:span><text:span text:style-name="Emphasis"><text:span text:style-name="Strong_20_Emphasis"><text:span text:style-name="T7">IPROUTE2</text:span></text:span></text:span><text:span text:style-name="T7"> (ip command with many options)</text:span></text:p>
      <text:p text:style-name="P3">– <text:span text:style-name="T1">Uses rtnetlink API.</text:span></text:p>
      <text:p text:style-name="P3">– <text:span text:style-name="T1">Has much wider functionalities the net tools; for example, you can create tunnels with “ip” command. – Note: no need for “n” flag when using IPROUTE2 (because it does not work with DNS).</text:span></text:p>
      <text:p text:style-name="P3"> </text:p>
      <text:h text:style-name="P107" text:outline-level="1"><text:bookmark text:name="Routing_Subsystem"/><text:soft-page-break/>Routing Subsystem</text:h>
      <text:p text:style-name="P3"><text:bookmark text:name="Routing_Subsystem1"/> </text:p>
      <text:p text:style-name="P3">● <text:span text:style-name="T1">The routing table and the routing cache enable us to find the net device and the address of the host to which a packet will be sent.</text:span></text:p>
      <text:p text:style-name="P3">● <text:span text:style-name="T1">Reading entries in the routing table is done by calling fib_lookup(const struct flowi *flp, struct fib_result *res)</text:span></text:p>
      <text:p text:style-name="P2"><text:span text:style-name="T14">● </text:span><text:span text:style-name="Strong_20_Emphasis"><text:span text:style-name="T7">FIB</text:span></text:span><text:span text:style-name="T7"> is the “Forwarding Information Base”.</text:span></text:p>
      <text:p text:style-name="P3">● <text:span text:style-name="T1">There are two routing tables by default: (non Policy Routing case)</text:span></text:p>
      <text:p text:style-name="P3">– <text:span text:style-name="T1">local FIB table (ip_fib_local_table ; ID 255).</text:span></text:p>
      <text:p text:style-name="P3">– <text:span text:style-name="T1">main FIB table (ip_fib_main_table ; ID 254) – See : include/net/ip_fib.h.</text:span></text:p>
      <text:p text:style-name="P3">● <text:span text:style-name="T1">Routes can be added into the main routing table in one of 3 ways:</text:span></text:p>
      <text:p text:style-name="P3">– <text:span text:style-name="T1">By sys admin command (route add/ip route).</text:span></text:p>
      <text:p text:style-name="P3">– <text:span text:style-name="T1">By routing daemons.</text:span></text:p>
      <text:p text:style-name="P3">– <text:span text:style-name="T1">As a result of ICMP (REDIRECT).</text:span></text:p>
      <text:p text:style-name="P3">● <text:span text:style-name="T1">A routing table is implemented by struct fib_table.</text:span></text:p>
      <text:p text:style-name="P3"> </text:p>
      <text:h text:style-name="P103" text:outline-level="2"><text:bookmark text:name="Routing_Tables"/>Routing Tables</text:h>
      <text:p text:style-name="P3"><text:bookmark text:name="Routing_Tables1"/> </text:p>
      <text:p text:style-name="P2"><text:span text:style-name="T14">● </text:span><text:span text:style-name="Strong_20_Emphasis"><text:span text:style-name="Emphasis"><text:span text:style-name="T7">fib_lookup()</text:span></text:span></text:span><text:span text:style-name="Strong_20_Emphasis"><text:span text:style-name="T7"> </text:span></text:span><text:span text:style-name="T7">first searches the local FIB table (ip_fib_local_table).</text:span></text:p>
      <text:p text:style-name="P3">● <text:span text:style-name="T1">In case it does not find an entry, it looks in the main FIB table (ip_fib_main_table).</text:span></text:p>
      <text:p text:style-name="P3">● <text:span text:style-name="T1">Why is it in this order ?</text:span></text:p>
      <text:p text:style-name="P3">● <text:span text:style-name="T1">There is one routing cache, regardless of how many routing tables there are.</text:span></text:p>
      <text:p text:style-name="P3">● <text:span text:style-name="T1">You can see the routing cache by running ”route -C”.</text:span></text:p>
      <text:p text:style-name="P3">● <text:span text:style-name="T1">Alternatively, you can see it by : “cat /proc/net/rt_cache”.</text:span></text:p>
      <text:p text:style-name="P3">– <text:span text:style-name="T1">con: this way, the addresses are in hex format.</text:span></text:p>
      <text:p text:style-name="P3"> </text:p>
      <text:h text:style-name="P103" text:outline-level="2"><text:bookmark text:name="Routing_Cache"/>Routing Cache</text:h>
      <text:p text:style-name="P3"><text:bookmark text:name="Routing_Cache1"/> </text:p>
      <text:p text:style-name="P3">● <text:span text:style-name="T1">The routing cache is built of rtable elements:</text:span></text:p>
      <text:p text:style-name="P2"><text:span text:style-name="T14">● </text:span><text:span text:style-name="T7">struct rtable (see:</text:span><text:a xlink:type="simple" xlink:href="http://lxr.free-electrons.com/source/include/net/route.h" office:target-frame-name="_blank" xlink:show="new"><text:span text:style-name="T17"> </text:span></text:a><text:a xlink:type="simple" xlink:href="http://lxr.free-electrons.com/source/include/net/route.h" office:target-frame-name="_blank" xlink:show="new"><text:span text:style-name="Emphasis"><text:span text:style-name="T17">include/net/route.h</text:span></text:span></text:a><text:span text:style-name="T7">)</text:span></text:p>
      <text:p text:style-name="P4">The first member of rtable is dst (struct dst_entry dst).</text:p>
      <text:p text:style-name="P2"><text:soft-page-break/><text:span text:style-name="T14">● </text:span><text:span text:style-name="T7">The </text:span><text:span text:style-name="Strong_20_Emphasis"><text:span text:style-name="T7">dst_entry</text:span></text:span><text:span text:style-name="T7"> is the protocol independent part.</text:span></text:p>
      <text:p text:style-name="P2"><text:span text:style-name="T14">– </text:span><text:span text:style-name="T7">Thus, for example, we have a first member called dst also in rt6_info in IPv6; rt6_info is the parallel of rtable for IPv6  </text:span><text:span text:style-name="Emphasis"><text:span text:style-name="T7">(</text:span></text:span><text:a xlink:type="simple" xlink:href="http://lxr.free-electrons.com/source/include/net/ip6_fib.h" office:target-frame-name="_blank" xlink:show="new"><text:span text:style-name="Emphasis"><text:span text:style-name="T17">include/net/ip6_fib.h</text:span></text:span></text:a><text:span text:style-name="Emphasis"><text:span text:style-name="T7">).</text:span></text:span></text:p>
      <text:p text:style-name="P2"><text:span text:style-name="Emphasis"><text:span text:style-name="T14">● </text:span></text:span><text:span text:style-name="Emphasis"><text:span text:style-name="T7">rtable is created in </text:span></text:span><text:span text:style-name="Emphasis"><text:span text:style-name="Strong_20_Emphasis"><text:span text:style-name="T7">__mkroute_input()</text:span></text:span></text:span><text:span text:style-name="Emphasis"><text:span text:style-name="T7"> and in </text:span></text:span><text:span text:style-name="Emphasis"><text:span text:style-name="Strong_20_Emphasis"><text:span text:style-name="T7">__mkroute_output().</text:span></text:span></text:span><text:span text:style-name="Emphasis"><text:span text:style-name="T7"> (</text:span></text:span><text:a xlink:type="simple" xlink:href="http://lxr.free-electrons.com/source/net/ipv4/route.c" office:target-frame-name="_blank" xlink:show="new"><text:span text:style-name="Emphasis"><text:span text:style-name="T17">net/ipv4/route.c</text:span></text:span></text:a><text:span text:style-name="Emphasis"><text:span text:style-name="T7">)</text:span></text:span></text:p>
      <text:p text:style-name="P2"><text:span text:style-name="Emphasis"><text:span text:style-name="T14">●</text:span></text:span><text:span text:style-name="T7">There is a member in rtable called</text:span><text:span text:style-name="Strong_20_Emphasis"><text:span text:style-name="Emphasis"><text:span text:style-name="T7"> rt_is_input</text:span></text:span></text:span><text:span text:style-name="T7">, specifying whether it is input route or output route.</text:span></text:p>
      <text:p text:style-name="P2"><text:span text:style-name="T14">● </text:span><text:span text:style-name="T7">There are also two helper methods,</text:span><text:span text:style-name="Emphasis"><text:span text:style-name="Strong_20_Emphasis"><text:span text:style-name="T7"> rt_is_input_route()</text:span></text:span></text:span><text:span text:style-name="Emphasis"><text:span text:style-name="T7"> </text:span></text:span><text:span text:style-name="T7">and </text:span><text:span text:style-name="Strong_20_Emphasis"><text:span text:style-name="Emphasis"><text:span text:style-name="T7">rt_is_output_route()</text:span></text:span></text:span><text:span text:style-name="T7">, which return whether the route is input route or output route.</text:span></text:p>
      <text:p text:style-name="P2"><text:span text:style-name="Emphasis"><text:span text:style-name="T14"> </text:span></text:span></text:p>
      <text:p text:style-name="P2"><text:span text:style-name="Emphasis"><text:span text:style-name="T14"> </text:span></text:span></text:p>
      <text:p text:style-name="P3">● <text:span text:style-name="T1">The key for a lookup operation in the routing cache is an IP address (whereas in the routing table the key is a subnet).</text:span></text:p>
      <text:p text:style-name="P3">● <text:span text:style-name="T1">Inserting elements into the routing cache by : rt_intern_hash()</text:span></text:p>
      <text:p text:style-name="P2"><text:span text:style-name="T14">● </text:span><text:span text:style-name="T7">There is an alternate mechanism for route cache lookup, called fib_trie, which is inside the kernel tree (</text:span><text:a xlink:type="simple" xlink:href="http://lxr.free-electrons.com/source/net/ipv4/fib_trie.c" office:target-frame-name="_blank" xlink:show="new"><text:span text:style-name="Emphasis"><text:span text:style-name="T17">net/ipv4/fib_trie.c</text:span></text:span></text:a><text:span text:style-name="T7">)</text:span></text:p>
      <text:p text:style-name="P3">● <text:span text:style-name="T1">It is based on extending the lookup key.</text:span></text:p>
      <text:p text:style-name="P3">● <text:span text:style-name="T1">You should set: CONFIG_IP_FIB_TRIE (=y) – (instead of CONFIG_IP_FIB_HASH)</text:span></text:p>
      <text:p text:style-name="P3">● <text:span text:style-name="T1">By Robert Olsson et al (see links).</text:span></text:p>
      <text:p text:style-name="P3">– <text:span text:style-name="T1">TRASH (trie + hash)</text:span></text:p>
      <text:p text:style-name="P3">– <text:span text:style-name="T1">Active Garbage Collection</text:span></text:p>
      <text:p text:style-name="P3">● <text:span text:style-name="T1">You can flush the routing cache by: ip route flush cache</text:span></text:p>
      <text:p text:style-name="P4">caveat: it sometimes takes 2-3 seconds or more; it depends on your machine.</text:p>
      <text:p text:style-name="P3">● <text:span text:style-name="T1">You can show the routing cache by:</text:span></text:p>
      <text:p text:style-name="P2"><text:span text:style-name="Emphasis"><text:span text:style-name="Strong_20_Emphasis"><text:span text:style-name="T7">ip route show cache</text:span></text:span></text:span></text:p>
      <text:p text:style-name="P3"> </text:p>
      <text:h text:style-name="P110" text:outline-level="3"><text:bookmark text:name="Creating_a_Routing_Cache_Entry"/>Creating a Routing Cache Entry</text:h>
      <text:p text:style-name="P3"><text:bookmark text:name="Creating_a_Routing_Cache_Entry1"/> </text:p>
      <text:p text:style-name="P2"><text:span text:style-name="T14">● </text:span><text:span text:style-name="T7">Allocation of rtable instance (rth) is done by: </text:span><text:span text:style-name="Emphasis"><text:span text:style-name="Strong_20_Emphasis"><text:span text:style-name="T7">dst_alloc().</text:span></text:span></text:span></text:p>
      <text:p text:style-name="P2"><text:span text:style-name="T14">– </text:span><text:span text:style-name="Emphasis"><text:span text:style-name="Strong_20_Emphasis"><text:span text:style-name="T7">dst_alloc()</text:span></text:span></text:span><text:span text:style-name="T7"> in fact creates and returns a pointer to dst_entry and we cast it to rtable (</text:span><text:a xlink:type="simple" xlink:href="http://lxr.free-electrons.com/source/net/core/dst.c" office:target-frame-name="_blank" xlink:show="new"><text:span text:style-name="T17">net/core/dst.c</text:span></text:a><text:span text:style-name="T7">).</text:span></text:p>
      <text:p text:style-name="P3">● <text:span text:style-name="T1">Setting input and output methods of dst:</text:span></text:p>
      <text:p text:style-name="P4">rth-&gt;u.dst.input and rth-&gt;u.dst.output</text:p>
      <text:p text:style-name="P3">● <text:span text:style-name="T1">Setting the flowi member of dst (rth-&gt;fl)</text:span></text:p>
      <text:p text:style-name="P3"><text:soft-page-break/>– <text:span text:style-name="T1">Next time there is a lookup in the cache,for example , ip_route_input(), we will compare against rth-&gt;fl.</text:span></text:p>
      <text:p text:style-name="P3">● <text:span text:style-name="T1">A garbage collection call which delete eligible entries from the routing cache.</text:span></text:p>
      <text:p text:style-name="P3">● <text:span text:style-name="T1">Which entries are not eligible ?</text:span></text:p>
      <text:p text:style-name="P3"> </text:p>
      <text:h text:style-name="P103" text:outline-level="2"><text:bookmark text:name="Policy_Routing_.28multiple_tables.29"/>Policy Routing (multiple tables)</text:h>
      <text:p text:style-name="P3">● <text:span text:style-name="T1">Generic routing uses destination address based decisions.</text:span></text:p>
      <text:p text:style-name="P3">● <text:span text:style-name="T1">There are cases when the destination address is not the sole parameter to decide which route to give; Policy Routing comes to</text:span></text:p>
      <text:p text:style-name="P4">enable this.</text:p>
      <text:p text:style-name="P3">● <text:span text:style-name="T1">Adding a routing table : by adding a line to: /etc/iproute2/rt_tables. – For example: add the line “252 my_rt_table”. – There can be up to 255 routing tables.</text:span></text:p>
      <text:p text:style-name="P3">● <text:span text:style-name="T1">Policy routing should be enabled when building the kernel (CONFIG_IP_MULTIPLE_TABLES should be set.)</text:span></text:p>
      <text:p text:style-name="P3">● <text:span text:style-name="T1">Example of adding a route in this table:</text:span></text:p>
      <text:p text:style-name="P3">● <text:span text:style-name="T1">&gt; ip route add default via 192.168.0.1 table my_rt_table</text:span></text:p>
      <text:p text:style-name="P3">● <text:span text:style-name="T1">Show the table by: – ip route show table my_rt_table</text:span></text:p>
      <text:p text:style-name="P3">● <text:span text:style-name="T1">You can add a rule to the routing policy database (RPDB) by “ip rule add ...” – The rule can be based on input interface, TOS, fwmark (from netfilter).</text:span></text:p>
      <text:p text:style-name="P3">● <text:span text:style-name="T1">ip rule list – show all rules.</text:span></text:p>
      <text:p text:style-name="P3"> </text:p>
      <text:h text:style-name="P110" text:outline-level="3"><text:bookmark text:name="_add.2Fdelete_a_rule_example"/>Policy Routing: add/delete a rule example</text:h>
      <text:p text:style-name="P3">● <text:span text:style-name="T1">ip rule add tos 0x04 table 252 – This will cause packets with tos=0x08 (in the iphdr) to be routed by looking into the table we added (252) – So the default gw for these type of packets will be 192.168.0.1 – ip rule show will give: – 32765: from all tos reliability lookup my_rt_table – ... Policy Routing: add/delete a rule example</text:span></text:p>
      <text:p text:style-name="P3">● <text:span text:style-name="T1">Delete a rule : ip rule del tos 0x04 table 252</text:span></text:p>
      <text:p text:style-name="P3">● <text:span text:style-name="T1">Breaking the fib_table into multiple data structures gives flexibility and enables fine grained and high level of sharing. – Suppose that we 10 routes to 10 different networks have the same next hop gw. – We can have one fib_info which will be shared by 10 fib_aliases. – fz_divisor is the number of buckets</text:span></text:p>
      <text:p text:style-name="P3">● <text:span text:style-name="T1">Each fib_ node element represents a unique subnet. – The fn_key member of fib_ node is the subnet (32 bit)</text:span></text:p>
      <text:p text:style-name="P3">● <text:span text:style-name="T1">In the usual case there is one fib_nh (Next Hop). – If the route was configured by using a multipath route, there can be more than one fib_nh.</text:span></text:p>
      <text:p text:style-name="P3"><text:soft-page-break/>● <text:span text:style-name="T1">Suppose that a device goes down or enabled.</text:span></text:p>
      <text:p text:style-name="P3">● <text:span text:style-name="T1">We need to disable/enable all routes which use this device.</text:span></text:p>
      <text:p text:style-name="P3">● <text:span text:style-name="T1">But how can we know which routes use this device ?</text:span></text:p>
      <text:p text:style-name="P3">● <text:span text:style-name="T1">In order to know it efficiently, there is the fib_info_devhash table.</text:span></text:p>
      <text:p text:style-name="P3">● <text:span text:style-name="T1">This table is indexed by the device identifier.</text:span></text:p>
      <text:p text:style-name="P3">● <text:span text:style-name="T1">See fib_sync_down() and fib_sync_up() in net/ipv4/fib_semantics.c</text:span></text:p>
      <text:p text:style-name="P3"> </text:p>
      <text:h text:style-name="P103" text:outline-level="2"><text:bookmark text:name="Routing_Table_lookup_algorithm"/>Routing Table lookup algorithm</text:h>
      <text:p text:style-name="P3"><text:bookmark text:name="Routing_Table_lookup_algorithm1"/> </text:p>
      <text:p text:style-name="P2"><text:span text:style-name="T14">● </text:span><text:span text:style-name="Strong_20_Emphasis"><text:span text:style-name="T7">LPM</text:span></text:span><text:span text:style-name="T7"> (Longest Prefix Match) is the lookup algorithm.</text:span></text:p>
      <text:p text:style-name="P3">● <text:span text:style-name="T1">The route with the longest netmask is the one chosen.</text:span></text:p>
      <text:p text:style-name="P3">● <text:span text:style-name="T1">Netmask 0, which is the shortest netmask, is for the default gateway. – What happens when there are multiple entries with netmask=0? – fib_lookup() returns the first entry it finds in the fib table where netmask length is 0.</text:span></text:p>
      <text:p text:style-name="P3">● <text:span text:style-name="T1">It may be that this is not the best choice default gateway.</text:span></text:p>
      <text:p text:style-name="P3">● <text:span text:style-name="T1">So in case that netmask is 0 (prefixlen of the fib_result returned from fib_look is 0) we call fib_select_default().</text:span></text:p>
      <text:p text:style-name="P3">● <text:span text:style-name="T1">fib_select_default() will select the route with the lowest priority (metric) (by comparing to fib_priority values of all default gateways).</text:span></text:p>
      <text:p text:style-name="P3"> </text:p>
      <text:h text:style-name="P107" text:outline-level="1"><text:bookmark text:name="Receiving_a_packet"/>Receiving a packet</text:h>
      <text:p text:style-name="P3"><text:bookmark text:name="Receiving_a_packet1"/> </text:p>
      <text:p text:style-name="P3">● <text:span text:style-name="T1">When working in interrupt driven model, the nic registers an interrupt handler with the IRQ with which the device works by calling request_irq().</text:span></text:p>
      <text:p text:style-name="P3">● <text:span text:style-name="T1">This interrupt handler will be called when a frame is received</text:span></text:p>
      <text:p text:style-name="P3">● <text:span text:style-name="T1">The same interrupt handler will be called when transmission of a frame is finished and under other conditions. (depends on the NIC; sometimes, the interrupt handler will be called when there is some error).</text:span></text:p>
      <text:p text:style-name="P2"><text:span text:style-name="T7"><text:line-break/>● Typically in the handler, we allocate sk_buff by calling</text:span><text:span text:style-name="Emphasis"><text:span text:style-name="Strong_20_Emphasis"><text:span text:style-name="T7"> dev_alloc_skb()</text:span></text:span></text:span><text:span text:style-name="T7"> ; also </text:span><text:span text:style-name="Emphasis"><text:span text:style-name="Strong_20_Emphasis"><text:span text:style-name="T7">eth_type_trans()</text:span></text:span></text:span><text:span text:style-name="T7"> is called; among other things it advances the data pointer of the sk_buff to point to the IP header ; this is done by calling skb_pull(skb, ETH_HLEN).</text:span></text:p>
      <text:p text:style-name="P2"><text:span text:style-name="T14">● </text:span><text:span text:style-name="T7">See : </text:span><text:a xlink:type="simple" xlink:href="http://lxr.free-electrons.com/source/net/ethernet/eth.c" office:target-frame-name="_blank" xlink:show="new"><text:span text:style-name="T17">net/ethernet/eth.c</text:span></text:a><text:span text:style-name="T7"> – ETH_HLEN is 14, the size of ethernet header.</text:span></text:p>
      <text:p text:style-name="P2"><text:span text:style-name="T14">● </text:span><text:span text:style-name="T7">The handler for receiving an IPV4 packet is</text:span><text:span text:style-name="Strong_20_Emphasis"><text:span text:style-name="Emphasis"><text:span text:style-name="T7"> ip_rcv()</text:span></text:span></text:span><text:span text:style-name="T7">. (</text:span><text:a xlink:type="simple" xlink:href="http://lxr.free-electrons.com/source/net/ipv4/ip_input.c" office:target-frame-name="_blank" xlink:show="new"><text:span text:style-name="T17">net/ipv4/ip_input.c</text:span></text:a><text:span text:style-name="T7">)</text:span></text:p>
      <text:p text:style-name="P2"><text:soft-page-break/><text:span text:style-name="T14">● </text:span><text:span text:style-name="T7">The handler for receiving an IPV6 packet is</text:span><text:span text:style-name="Emphasis"><text:span text:style-name="Strong_20_Emphasis"><text:span text:style-name="T7"> ipv6_rcv()</text:span></text:span></text:span><text:span text:style-name="T7"> (</text:span><text:a xlink:type="simple" xlink:href="http://lxr.free-electrons.com/source/net/ipv6/ip6_input.c" office:target-frame-name="_blank" xlink:show="new"><text:span text:style-name="T17">net/ipv6/ip6_input.c</text:span></text:a><text:span text:style-name="T7">)</text:span></text:p>
      <text:p text:style-name="P3">● <text:span text:style-name="T1">Handler for the protocols are registered at init phase.</text:span></text:p>
      <text:p text:style-name="P2"><text:span text:style-name="T14">– </text:span><text:span text:style-name="T7">Likewise,</text:span><text:span text:style-name="Emphasis"><text:span text:style-name="Strong_20_Emphasis"><text:span text:style-name="T7"> arp_rcv()</text:span></text:span></text:span><text:span text:style-name="T7"> is the handler for ARP packets.</text:span></text:p>
      <text:p text:style-name="P2"><text:span text:style-name="T14">● </text:span><text:span text:style-name="T7">First, </text:span><text:span text:style-name="Strong_20_Emphasis"><text:span text:style-name="Emphasis"><text:span text:style-name="T7">ip_rcv()</text:span></text:span></text:span><text:span text:style-name="T7"> performs some sanity checks. For example: if (iph-&gt;ihl &lt; 5 || iph-&gt;version != 4) goto inhdr_error; – iph is the ip header ; iph-&gt;ihl is the ip header length (4 bits). – The ip header must be at least 20 bytes. – It can be up to 60 bytes (when we use ip options)</text:span></text:p>
      <text:p text:style-name="P2"><text:span text:style-name="T14">● </text:span><text:span text:style-name="T7">Then it calls </text:span><text:span text:style-name="Strong_20_Emphasis"><text:span text:style-name="Emphasis"><text:span text:style-name="T7">ip_rcv_finish()</text:span></text:span></text:span><text:span text:style-name="T7">, by: NF_HOOK(PF_INET, NF_IP_PRE_ROUTING, skb, dev, NULL, ip_rcv_finish);</text:span></text:p>
      <text:p text:style-name="P3">● <text:span text:style-name="T1">This division of methods into two stages (where the second has the same name with the suffix finish or slow, is typical for networking kernel code.)</text:span></text:p>
      <text:p text:style-name="P3">● <text:span text:style-name="T1">In many cases the second method has a “slow” suffix instead of “finish”; this usually happens when the first method looks in some cache and the second method performs a lookup in a table, which is slower.</text:span></text:p>
      <text:p text:style-name="P3">● <text:span text:style-name="T1">ip_rcv_finish() implementation: if (skb-&gt;dst == NULL) { int err = ip_route_input(skb, iph-&gt;daddr, iph-&gt;saddr, iph-&gt;tos,skb-&gt;dev); ... } ... return dst_input(skb);</text:span></text:p>
      <text:p text:style-name="P3">● <text:span text:style-name="T1">ip_route_input(): First performs a lookup in the routing cache to see if there is a match. If there is no match (cache miss), calls ip_route_input_slow() to perform a lookup in the routing table. (This lookup is done by calling fib_lookup()).</text:span></text:p>
      <text:p text:style-name="P3">● <text:span text:style-name="T1">fib_lookup(const struct flowi *flp, struct fib_result *res) The results are kept in fib_result.</text:span></text:p>
      <text:p text:style-name="P3">● <text:span text:style-name="T1">ip_route_input() returns 0 upon successful lookup. (also when there is a cache miss but a successful lookup in the routing table.)</text:span></text:p>
      <text:p text:style-name="P4">According to the results of fib_lookup(), we know if the frame is for local delivery or for forwarding or to be dropped.</text:p>
      <text:p text:style-name="P3">● <text:span text:style-name="T1">If the frame is for local delivery , we will set the input() function pointer of the route to ip_local_deliver(): rth-&gt;u.dst.input= ip_local_deliver;</text:span></text:p>
      <text:p text:style-name="P3">● <text:span text:style-name="T1">If the frame is to be forwarded, we will set the input() function pointer to ip_forward(): rth-&gt;u.dst.input = ip_forward; Local Delivery</text:span></text:p>
      <text:p text:style-name="P3">● <text:span text:style-name="T1">Prototype: ip_local_deliver(struct sk_buff *skb) (net/ipv4/ip_input.c). calls NF_HOOK(PF_INET, NF_IP_LOCAL_IN, skb, skb-&gt;dev,NULL,ip_local_deliver_finish);</text:span></text:p>
      <text:p text:style-name="P3">● <text:span text:style-name="T1">Delivers the packet to the higher protocol layers according to itstype.</text:span></text:p>
      <text:p text:style-name="P3"> </text:p>
      <text:h text:style-name="P103" text:outline-level="2"><text:bookmark text:name="Forwarding"/>Forwarding</text:h>
      <text:p text:style-name="P3"><text:bookmark text:name="Forwarding1"/> </text:p>
      <text:p text:style-name="P2"><text:span text:style-name="T14">● </text:span><text:span text:style-name="T7">prototype: – int </text:span><text:span text:style-name="Emphasis"><text:span text:style-name="Strong_20_Emphasis"><text:span text:style-name="T7">ip_forward(struct sk_buff *skb </text:span></text:span></text:span><text:span text:style-name="T7">(</text:span><text:a xlink:type="simple" xlink:href="http://lxr.free-electrons.com/source/net/ipv4/ip_forward.c%20" office:target-frame-name="_blank" xlink:show="new"><text:span text:style-name="T17">net/ipv4/ip_forward.c</text:span></text:a><text:span text:style-name="T7">)</text:span></text:p>
      <text:p text:style-name="P2"><text:soft-page-break/><text:span text:style-name="T14">   – </text:span><text:span text:style-name="T7">decreases the ttl in the ip header; If the ttl is &lt;=1 , the methods send ICMP message (</text:span><text:span text:style-name="Strong_20_Emphasis"><text:span text:style-name="T7">ICMP_TIME_EXCEEDED</text:span></text:span><text:span text:style-name="T7">) with </text:span><text:span text:style-name="Strong_20_Emphasis"><text:span text:style-name="T7">ICMP_EXC_TTL</text:span></text:span><text:span text:style-name="T7"> ("TTL count exceeded"), and drops the packet.</text:span></text:p>
      <text:p text:style-name="P3">– <text:span text:style-name="T1">Calls NF_HOOK(PF_INET,NF_IP_FORWARD, skb, skb-&gt;dev,rt-&gt;u.dst.dev,   ip_forward_finish);</text:span></text:p>
      <text:p text:style-name="P112"> </text:p>
      <text:p text:style-name="P2"><text:span text:style-name="T7"><text:line-break/>● </text:span><text:span text:style-name="Emphasis"><text:span text:style-name="Strong_20_Emphasis"><text:span text:style-name="T7">ip_forward_finish()</text:span></text:span></text:span><text:span text:style-name="T7">: sends the packet out by calling dst_output(skb).</text:span></text:p>
      <text:p text:style-name="P3">● <text:span text:style-name="T1">dst_output(skb) is just a wrapper, which calls skb-&gt;dst-&gt;output(skb). (see include/net/dst.h)</text:span></text:p>
      <text:p text:style-name="P2"><text:bookmark text:name="Sending_a_Packet"/><text:span text:style-name="T7">You can see the number of forwarded packets by "</text:span><text:span text:style-name="Strong_20_Emphasis"><text:span text:style-name="Emphasis"><text:span text:style-name="T7">netstat -s | grep forwarded"</text:span></text:span></text:span></text:p>
      <text:p text:style-name="P2"><text:span text:style-name="Emphasis"><text:span text:style-name="T7">or by </text:span></text:span><text:span text:style-name="Emphasis"><text:span text:style-name="Strong_20_Emphasis"><text:span text:style-name="T7">cat /proc/net/snmp</text:span></text:span></text:span><text:span text:style-name="Emphasis"><text:span text:style-name="T7"> (IPv4) and </text:span></text:span><text:span text:style-name="Emphasis"><text:span text:style-name="Strong_20_Emphasis"><text:span text:style-name="T7">cat /proc/net/snmp6</text:span></text:span></text:span><text:span text:style-name="Emphasis"><text:span text:style-name="T7"> (IPV6), and look in ForwDatagrams column (IPv4)/Ip6OutForwDatagrams (IPv6).</text:span></text:span></text:p>
      <text:h text:style-name="P107" text:outline-level="1"><text:bookmark text:name="Sending_a_Packet1"/>Sending a Packet</text:h>
      <text:p text:style-name="P3"><text:bookmark text:name="Sending_a_Packet2"/>● <text:span text:style-name="T1">We need to perform routing lookup also in the case of transmission.</text:span></text:p>
      <text:list xml:id="list1227849661" text:style-name="L31">
        <text:list-item>
          <text:p text:style-name="P66">There are cases when we perform two lookups, like in ipip tunnels.</text:p>
        </text:list-item>
      </text:list>
      <text:p text:style-name="P2"><text:span text:style-name="T14"> ● </text:span><text:span text:style-name="T7">Handling of sending a packet is done by </text:span><text:span text:style-name="Strong_20_Emphasis"><text:span text:style-name="Emphasis"><text:span text:style-name="T7">ip_route_output_key().</text:span></text:span></text:span></text:p>
      <text:p text:style-name="P3">● <text:span text:style-name="T1">In case of a cache miss, we calls ip_route_output_slow(), which looks in the routing table (by calling fib_lookup(), as also is done in ip_route_input_slow().)</text:span></text:p>
      <text:p text:style-name="P3">● <text:span text:style-name="T1">If the packet is for a remote host, we set dst-&gt;output to ip_output()</text:span></text:p>
      <text:p text:style-name="P3">● <text:span text:style-name="T1">ip_output() will call ip_finish_output() – This is the NF_IP_POST_ROUTING point.</text:span></text:p>
      <text:p text:style-name="P2"><text:span text:style-name="T14">● </text:span><text:span text:style-name="T7">ip_finish_output() will eventually send the packet from a neighbor by: – dst-&gt;neighbour-&gt;output(skb) – arp_bind_neighbour() sees to it that the L2 address of the next hop will be known. (</text:span><text:a xlink:type="simple" xlink:href="http://lxr.free-electrons.com/source/net/ipv4/arp.c" office:target-frame-name="_blank" xlink:show="new"><text:span text:style-name="T17">net/ipv4/arp.c</text:span></text:a><text:span text:style-name="T7">)</text:span></text:p>
      <text:p text:style-name="P3">● <text:span text:style-name="T1">If the packet is for the local machine: – dst-&gt;output = ip_output – dst-&gt;input = ip_local_deliver – ip_output() will send the packet on the loopback device, – Then we will go into ip_rcv() and ip_rcv_finish(), but this time dst is NOT null; so we will end in ip_local_deliver().</text:span></text:p>
      <text:p text:style-name="P2"><text:span text:style-name="T14">● </text:span><text:span text:style-name="T7">See: </text:span><text:a xlink:type="simple" xlink:href="http://lxr.free-electrons.com/source/net/ipv4/route.c" office:target-frame-name="_blank" xlink:show="new"><text:span text:style-name="T17">net/ipv4/route.c</text:span></text:a></text:p>
      <text:p text:style-name="P3"> </text:p>
      <text:p text:style-name="P2"><text:span text:style-name="Strong_20_Emphasis"><text:span text:style-name="T9">GRO:</text:span></text:span><text:span text:style-name="T9"> </text:span><text:span text:style-name="T7"><text:line-break/>In order to work with </text:span><text:span text:style-name="Strong_20_Emphasis"><text:span text:style-name="T7">GRO</text:span></text:span><text:span text:style-name="T7"> (Generic Receive Offload):<text:line-break/> - you must set </text:span><text:span text:style-name="Strong_20_Emphasis"><text:span text:style-name="T7">NETIF_F_GRO</text:span></text:span><text:span text:style-name="T7"> in device features.<text:line-break/> - you should call </text:span><text:span text:style-name="Strong_20_Emphasis"><text:span text:style-name="Emphasis"><text:span text:style-name="T7">napi_gro_receive()</text:span></text:span></text:span><text:span text:style-name="T7"> from the RX path of the driver.<text:line-break/><text:line-break/><text:line-break/>When </text:span><text:span text:style-name="Strong_20_Emphasis"><text:span text:style-name="T7">NETIF_F_GRO</text:span></text:span><text:span text:style-name="T7"> is not set, </text:span><text:span text:style-name="Emphasis"><text:span text:style-name="Strong_20_Emphasis"><text:span text:style-name="T7">napi_gro_receive()</text:span></text:span></text:span><text:span text:style-name="T7"> continues to the usual RX<text:line-break/>path, namely it calls </text:span><text:span text:style-name="Emphasis"><text:span text:style-name="Strong_20_Emphasis"><text:span text:style-name="T7">netif_receive_skb().</text:span></text:span></text:span><text:span text:style-name="T7"><text:line-break/>This is done by returning </text:span><text:span text:style-name="Strong_20_Emphasis"><text:span text:style-name="T7">GRO_NORMAL</text:span></text:span><text:span text:style-name="T7"> from </text:span><text:span text:style-name="Emphasis"><text:span text:style-name="Strong_20_Emphasis"><text:span text:style-name="T7">dev_gro_receive()</text:span></text:span></text:span><text:span text:style-name="T7">, and then <text:line-break/></text:span><text:soft-page-break/><text:span text:style-name="T7">calling </text:span><text:span text:style-name="Strong_20_Emphasis"><text:span text:style-name="Emphasis"><text:span text:style-name="T7">netif_receive_skb()</text:span></text:span></text:span><text:span text:style-name="T7"> from </text:span><text:span text:style-name="Emphasis"><text:span text:style-name="Strong_20_Emphasis"><text:span text:style-name="T7">napi_skb_finish()</text:span></text:span></text:span><text:span text:style-name="T7"> (see </text:span><text:a xlink:type="simple" xlink:href="http://lxr.free-electrons.com/source/net/core/dev.c" office:target-frame-name="_blank" xlink:show="new"><text:span text:style-name="T17">net/core/dev.c</text:span></text:a><text:span text:style-name="T7">).<text:line-break/><text:line-break/>GRO replaces LRO (Large Receive Offload), as LRO was only for TCP in IPv4.<text:line-break/>LRO was removed from the network stack.</text:span></text:p>
      <text:p text:style-name="P4">GRO works in conjucntion with GSO (Generic Segmentation Offload).</text:p>
      <text:h text:style-name="P107" text:outline-level="1"><text:bookmark text:name="Multipath_routing"/>Multipath routing</text:h>
      <text:p text:style-name="P3"><text:bookmark text:name="Multipath_routing1"/> </text:p>
      <text:p text:style-name="P3">● <text:span text:style-name="T1">This feature enables the administrator to set multiple next hops for a destination.</text:span></text:p>
      <text:p text:style-name="P3">● <text:span text:style-name="T1">To enable multipath routing, CONFIG_IP_ROUTE_MULTIPATH should be set when building the kernel.</text:span></text:p>
      <text:p text:style-name="P3">● <text:span text:style-name="T1">There was also an option for multipath caching: (by setting CONFIG_IP_ROUTE_MULTIPATH_CACHED).</text:span></text:p>
      <text:p text:style-name="P3">● <text:span text:style-name="T1">It was experimental and removed in 2.6.23 See links (6).</text:span></text:p>
      <text:p text:style-name="P2"><text:span text:style-name="Strong_20_Emphasis"><text:span text:style-name="T9">Multicast routing</text:span></text:span></text:p>
      <text:p text:style-name="P2"><text:span text:style-name="T7">The code</text:span><text:span text:style-name="T9"> </text:span><text:span text:style-name="T7">which handles multicast routing is </text:span><text:a xlink:type="simple" xlink:href="http://lxr.free-electrons.com/source/net/ipv4/ipmr.c" office:target-frame-name="_blank" xlink:show="new"><text:span text:style-name="T17">net/ipv4/ipmr.c</text:span></text:a><text:span text:style-name="T7"> for IPv4, and</text:span></text:p>
      <text:p text:style-name="P2"><text:a xlink:type="simple" xlink:href="http://lxr.free-electrons.com/source/net/ipv6/ip6mr.c" office:target-frame-name="_blank" xlink:show="new"><text:span text:style-name="T17">net/ipv6/ip6mr.c</text:span></text:a><text:span text:style-name="T7"> for IPv6,</text:span></text:p>
      <text:p text:style-name="P4">In order to work with Multicast routing, the kernel should be build with</text:p>
      <text:p text:style-name="P4">IP_MROUTE=y.</text:p>
      <text:p text:style-name="P4">You should also need to work with multicast routing user space daemons, like pimd or xorp.<text:line-break/>      (In the past there was a daemon called mrouted). Notice that</text:p>
      <text:p text:style-name="P3"> <text:span text:style-name="T1">/proc/sys/net/ipv4/conf/all/mc_forwarding entry is a read only entry;</text:span></text:p>
      <text:p text:style-name="P4">ls -al /proc/sys/net/ipv4/conf/all/mc_forwarding</text:p>
      <text:p text:style-name="P4">shows:<text:line-break/>-r--r--r-- 1 root root </text:p>
      <text:p text:style-name="P2"><text:span text:style-name="T7">However, starting a daemon like </text:span><text:span text:style-name="Emphasis"><text:span text:style-name="Strong_20_Emphasis"><text:span text:style-name="T7">pimd</text:span></text:span></text:span><text:span text:style-name="T7"> changes its value to 1.</text:span></text:p>
      <text:p text:style-name="P4">(stopping the daemon changes it again to 0).<text:line-break/> </text:p>
      <text:p text:style-name="P2"><text:span text:style-name="Strong_20_Emphasis"><text:span text:style-name="T9">Netfilter</text:span></text:span></text:p>
      <text:p text:style-name="P3">● <text:span text:style-name="T1">Netfilter is the kernel layer to support applying iptables rules. – It enables:</text:span></text:p>
      <text:p text:style-name="P3">● <text:span text:style-name="T1">Filtering</text:span></text:p>
      <text:p text:style-name="P3">● <text:span text:style-name="T1">Changing packets (masquerading)</text:span></text:p>
      <text:p text:style-name="P3">● <text:span text:style-name="T1">Connection Tracking</text:span></text:p>
      <text:p text:style-name="P2"><text:span text:style-name="T14">● </text:span><text:span text:style-name="T7">see: </text:span><text:a xlink:type="simple" xlink:href="http://www.netfilter.org/"><text:span text:style-name="T17">http://www.netfilter.org/</text:span></text:a></text:p>
      <text:p text:style-name="P3"><text:soft-page-break/>●  <text:span text:style-name="T1">Writing Netfilter modules by<text:line-break/>Jan Engelhardt, Nicolas Bouliane:</text:span></text:p>
      <text:p text:style-name="P75"><text:span text:style-name="Citation"><text:span text:style-name="T9">http://jengelh.medozas.de/documents/</text:span></text:span><text:span text:style-name="Citation"><text:span text:style-name="Strong_20_Emphasis"><text:span text:style-name="T9">Netfilter</text:span></text:span></text:span><text:span text:style-name="Citation"><text:span text:style-name="T9">_</text:span></text:span><text:span text:style-name="Citation"><text:span text:style-name="Strong_20_Emphasis"><text:span text:style-name="T9">Modules</text:span></text:span></text:span><text:span text:style-name="Citation"><text:span text:style-name="T9">.pd</text:span></text:span><text:span text:style-name="T9">f</text:span></text:p>
      <text:p text:style-name="P3"> </text:p>
      <text:p text:style-name="P3"> </text:p>
      <text:p text:style-name="P3"> </text:p>
      <text:p text:style-name="P3"> </text:p>
      <text:h text:style-name="P103" text:outline-level="2"><text:bookmark text:name="Netfilter_rule_example"/>Netfilter rule example</text:h>
      <text:p text:style-name="P3"><text:bookmark text:name="Netfilter_rule_example1"/> </text:p>
      <text:p text:style-name="P3">● <text:span text:style-name="T1">Short example:</text:span></text:p>
      <text:p text:style-name="P3">● <text:span text:style-name="T1">Applying the following iptables rule: – iptables A INPUT p udp dport 9999 j DROP</text:span></text:p>
      <text:p text:style-name="P3">● <text:span text:style-name="T1">This is NF_IP_LOCAL_IN rule;</text:span></text:p>
      <text:p text:style-name="P3">● <text:span text:style-name="T1">The packet will go to:</text:span></text:p>
      <text:p text:style-name="P2"><text:span text:style-name="T14">● </text:span><text:span text:style-name="Emphasis"><text:span text:style-name="Strong_20_Emphasis"><text:span text:style-name="T7">ip_rcv()</text:span></text:span></text:span></text:p>
      <text:p text:style-name="P3">● <text:span text:style-name="T1">and then: ip_rcv_finish()</text:span></text:p>
      <text:p text:style-name="P3">● <text:span text:style-name="T1">And then ip_local_deliver()</text:span></text:p>
      <text:p text:style-name="P3">● <text:span text:style-name="T1">but it will NOT proceed to ip_local_deliver_finish() as in the usual case, without this rule.</text:span></text:p>
      <text:p text:style-name="P3">● <text:span text:style-name="T1">As a result of applying this rule it reaches nf_hook_slow() with verdict == NF_DROP (calls skb_free() to free the packet)</text:span></text:p>
      <text:p text:style-name="P2"><text:span text:style-name="T14">● </text:span><text:span text:style-name="T7">See </text:span><text:a xlink:type="simple" xlink:href="http://lxr.free-electrons.com/source/net/netfilter/core.c" office:target-frame-name="_blank" xlink:show="new"><text:span text:style-name="T17">net/netfilter/core.c.</text:span></text:a></text:p>
      <text:p text:style-name="P3">● <text:span text:style-name="T1">iptables -t mangle A PREROUTING -p udp -dport 9999 -j MARK -setmark 5</text:span></text:p>
      <text:p text:style-name="P2"><text:span text:style-name="T14">– </text:span><text:span text:style-name="T7">Applying this rule will set skb-&gt;mark to 0x05 in </text:span><text:span text:style-name="Emphasis"><text:span text:style-name="Strong_20_Emphasis"><text:span text:style-name="T7">ip_rcv_finish()</text:span></text:span></text:span><text:span text:style-name="T7">.</text:span></text:p>
      <text:p text:style-name="P3"> </text:p>
      <text:h text:style-name="P107" text:outline-level="1"><text:bookmark text:name="ICMP_redirect_message"/>ICMP redirect message</text:h>
      <text:p text:style-name="P3"><text:bookmark text:name="ICMP_redirect_message1"/> </text:p>
      <text:p text:style-name="P3">● <text:span text:style-name="T1">ICMP protocol is used to notify about problems.</text:span></text:p>
      <text:p text:style-name="P3">● <text:span text:style-name="T1">A REDIRECT message is sent in case the route is suboptimal (inefficient).</text:span></text:p>
      <text:p text:style-name="P3">● <text:span text:style-name="T1">There are in fact 4 types of REDIRECT</text:span></text:p>
      <text:p text:style-name="P3">● <text:span text:style-name="T1">Only one is used :</text:span></text:p>
      <text:p text:style-name="P3">– <text:span text:style-name="T1">Redirect Host (ICMP_REDIR_HOST)</text:span></text:p>
      <text:p text:style-name="P2"><text:span text:style-name="T14">● </text:span><text:span text:style-name="T7">See </text:span><text:a xlink:type="simple" xlink:href="http://www.ietf.org/rfc/rfc1812.txt"><text:span text:style-name="T17">RFC 1812</text:span></text:a><text:span text:style-name="T7"> (Requirements for IP Version 4 Routers).</text:span></text:p>
      <text:p text:style-name="P3"><text:soft-page-break/>● <text:span text:style-name="T1">To support sending ICMP redirects, the machine should be configured to send redirect messages.</text:span></text:p>
      <text:p text:style-name="P3">– <text:span text:style-name="T1">/proc/sys/net/ipv4/conf/all/send_redirects should be 1.</text:span></text:p>
      <text:p text:style-name="P3">● <text:span text:style-name="T1">In order that the other side will receive redirects, we should set /proc/sys/net/ipv4/conf/all/accept_redirects to 1.</text:span></text:p>
      <text:p text:style-name="P3">● <text:span text:style-name="T1">Example:</text:span></text:p>
      <text:p text:style-name="P3">● <text:span text:style-name="T1">Add a suboptimal route on 192.168.0.31:</text:span></text:p>
      <text:p text:style-name="P3">● <text:span text:style-name="T1">route add net 192.168.0.10 netmask 255.255.255.255 gw 192.168.0.121</text:span></text:p>
      <text:p text:style-name="P3">● <text:span text:style-name="T1">Running now “route” on 192.168.0.31 will show a new entry: Destination Gateway Genmask Flags Metric Ref Use Iface 192.168.0.10 192.168.0.121 255.255.255.255 UGH 0 0 0 eth0</text:span></text:p>
      <text:p text:style-name="P3">● <text:span text:style-name="T1">Send packets from 192.168.0.31 to 192.168.0.10 :</text:span></text:p>
      <text:p text:style-name="P3">● <text:span text:style-name="T1">ping 192.168.0.10 (from 192.168.0.31)</text:span></text:p>
      <text:p text:style-name="P3">● <text:span text:style-name="T1">We will see (on 192.168.0.31): – From 192.168.0.121: icmp_seq=2 Redirect Host(New nexthop: 192.168.0.10)</text:span></text:p>
      <text:p text:style-name="P3">● <text:span text:style-name="T1">now, running on 192.168.0.121: – route Cn | grep .10 ● shows that there is a new entry in the routing cache:</text:span></text:p>
      <text:p text:style-name="P3">● <text:span text:style-name="T1">192.168.0.31 192.168.0.10 192.168.0.10 ri 0 0 34 eth0</text:span></text:p>
      <text:p text:style-name="P3">● <text:span text:style-name="T1">The “r” in the flags column means: RTCF_DOREDIRECT.</text:span></text:p>
      <text:p text:style-name="P2"><text:span text:style-name="T14">● </text:span><text:span text:style-name="T7">The 192.168.0.121 machine had sent a redirect by calling ip_rt_send_redirect() from ip_forward(). (</text:span><text:a xlink:type="simple" xlink:href="http://lxr.free-electrons.com/source/net/ipv4/ip_forward.c" office:target-frame-name="_blank" xlink:show="new"><text:span text:style-name="T17">net/ipv4/ip_forward.c</text:span></text:a><text:span text:style-name="T7">)</text:span></text:p>
      <text:p text:style-name="P3">● <text:span text:style-name="T1">And on 192.168.0.31, running “route -c" | grep .10” shows now a new entry in the routing cache: (in case accept_redirects=1)</text:span></text:p>
      <text:p text:style-name="P3">● <text:span text:style-name="T1">192.168.0.31 192.168.0.10 192.168.0.10 0 0 1 eth0</text:span></text:p>
      <text:p text:style-name="P3">● <text:span text:style-name="T1">In case accept_redirects=0 (on 192.168.0.31), we will see:</text:span></text:p>
      <text:p text:style-name="P3">● <text:span text:style-name="T1">192.168.0.31 192.168.0.10 192.168.0.121 0 0 0 eth0</text:span></text:p>
      <text:p text:style-name="P3">● <text:span text:style-name="T1">which means that the gw is still 192.168.0.121 (which is the route that we added in the beginning).</text:span></text:p>
      <text:p text:style-name="P2"><text:span text:style-name="T14">● </text:span><text:span text:style-name="T7">Adding an entry to the routing cache as a result of getting ICMP REDIRECT is done in ip_rt_redirect(), </text:span><text:a xlink:type="simple" xlink:href="http://lxr.free-electrons.com/source/net/ipv4/route.c"><text:span text:style-name="T17">net/ipv4/route.c.</text:span></text:a></text:p>
      <text:p text:style-name="P3">● <text:span text:style-name="T1">The entry in the routing table is not deleted.</text:span></text:p>
      <text:p text:style-name="P3"> </text:p>
      <text:h text:style-name="P107" text:outline-level="1"><text:bookmark text:name="Neighboring_Subsystem"/>Neighboring Subsystem</text:h>
      <text:p text:style-name="P3"><text:bookmark text:name="Neighboring_Subsystem1"/> </text:p>
      <text:p text:style-name="P2"><text:span text:style-name="T7">See also </text:span><text:a xlink:type="simple" xlink:href="https://www.linuxfoundation.org/collaborate/workgroups/networking/neighboring_subsystem"><text:span text:style-name="T17">Net:Neighboring Subsystem</text:span></text:a><text:span text:style-name="T7">.</text:span></text:p>
      <text:p text:style-name="P3">● <text:span text:style-name="T1">Most known protocol: ARP (in IPV6: ND, neighbour discovery)</text:span></text:p>
      <text:p text:style-name="P3"><text:soft-page-break/>● <text:span text:style-name="T1">ARP table.</text:span></text:p>
      <text:p text:style-name="P3">● <text:span text:style-name="T1">Ethernet header is 14 bytes long: – Source mac address (6 bytes). – Destination mac address (6 bytes). – Type (2 bytes).</text:span></text:p>
      <text:p text:style-name="P3">● <text:span text:style-name="T1">0x0800 is the type for IP packet (ETH_P_IP)</text:span></text:p>
      <text:p text:style-name="P3">● <text:span text:style-name="T1">0x0806 is the type for ARP packet (ETH_P_ARP)</text:span></text:p>
      <text:p text:style-name="P3">● <text:span text:style-name="T1">0x8100  is the type for VLAN packet (ETH_P_8021Q)</text:span></text:p>
      <text:p text:style-name="P2"><text:span text:style-name="T14">● </text:span><text:span text:style-name="T7">see:</text:span><text:a xlink:type="simple" xlink:href="http://lxr.free-electrons.com/source/include/linux/if_ether.h" office:target-frame-name="_blank" xlink:show="new"><text:span text:style-name="Emphasis"><text:span text:style-name="T17"> include/linux/if_ether.h</text:span></text:span></text:a></text:p>
      <text:p text:style-name="P2"><text:span text:style-name="T14">● </text:span><text:span text:style-name="T7">When there is no entry in the ARP cache for the destination IP address of a packet, a broadcast is sent (ARP request, ARPOP_REQUEST: who has IP address x.y.z...). This is done by a method called arp_solicit(). (</text:span><text:a xlink:type="simple" xlink:href="http://lxr.free-electrons.com/source/net/ipv4/arp.c" office:target-frame-name="_blank" xlink:show="new"><text:span text:style-name="T17">net/ipv4/arp.c</text:span></text:a><text:span text:style-name="T7">)</text:span></text:p>
      <text:p text:style-name="P3">● <text:span text:style-name="T1">You can see the contents of the arp table by running: “cat /proc/net/arp” or by running the “arp” from a command line .</text:span></text:p>
      <text:p text:style-name="P3">● <text:span text:style-name="T1">You can delete and add entries to the arp table; see man arp.</text:span></text:p>
      <text:h text:style-name="P102" text:outline-level="2"><text:span text:style-name="Strong_20_Emphasis"><text:span text:style-name="T10">Bridging Subsystem</text:span></text:span></text:h>
      <text:p text:style-name="P2"><text:span text:style-name="Strong_20_Emphasis"><text:span text:style-name="T14">● </text:span></text:span><text:span text:style-name="T7">Bridging implementation in Linux conforms to IEEE 802.1d standard (which describes Bridging and Spanning tree). See</text:span><text:span text:style-name="Strong_20_Emphasis"><text:span text:style-name="T7">  </text:span></text:span><text:a xlink:type="simple" xlink:href="http://en.wikipedia.org/wiki/IEEE_802.1D"><text:span text:style-name="Strong_20_Emphasis"><text:span text:style-name="T17">http://en.wikipedia.org/wiki/IEEE_802.1D</text:span></text:span></text:a></text:p>
      <text:p text:style-name="P2"><text:span text:style-name="Strong_20_Emphasis"><text:span text:style-name="T14"> </text:span></text:span></text:p>
      <text:p text:style-name="P3">● <text:span text:style-name="T1">You can define a bridge and add NICs to it (“enslaving ports”) using brctl (from bridge-utils). </text:span></text:p>
      <text:list xml:id="list1498863927" text:style-name="L32">
        <text:list-item>
          <text:p text:style-name="P24">bridge-utils is maintained by Stephen Hemminger.</text:p>
        </text:list-item>
        <text:list-item>
          <text:p text:style-name="P24">you can get the sources by:</text:p>
          <text:list>
            <text:list-item>
              <text:p text:style-name="P24">git clone git://git.kernel.org/pub/scm/linux/kernel/git/shemminger/bridge-utils.git </text:p>
            </text:list-item>
          </text:list>
        </text:list-item>
        <text:list-item>
          <text:p text:style-name="P52"><text:span text:style-name="T7">Building is simple: first run: </text:span><text:span text:style-name="Strong_20_Emphasis"><text:span text:style-name="T7">autoconf </text:span></text:span><text:span text:style-name="T7">(in order to create "configure" file)</text:span></text:p>
        </text:list-item>
        <text:list-item>
          <text:p text:style-name="P86"><text:span text:style-name="T7">Then run</text:span><text:span text:style-name="Strong_20_Emphasis"><text:span text:style-name="T7"> make.</text:span></text:span></text:p>
        </text:list-item>
      </text:list>
      <text:p text:style-name="P2"><text:span text:style-name="T7">There are two important structures in the bridging subsystem:<text:line-break/>struct </text:span><text:span text:style-name="Strong_20_Emphasis"><text:span text:style-name="T9">net_bridge</text:span></text:span><text:span text:style-name="T7"> represents a bridge.<text:line-break/>struct </text:span><text:span text:style-name="Emphasis"><text:span text:style-name="Strong_20_Emphasis"><text:span text:style-name="T7">net_bridge_port</text:span></text:span></text:span><text:span text:style-name="T7"> represents a bridge port.<text:line-break/>(Both are defined in </text:span><text:span text:style-name="Emphasis"><text:span text:style-name="T7">net/bridge/br_private.h</text:span></text:span><text:span text:style-name="T7">)<text:line-break/>net_bridge has a hash table inside called "hash".<text:line-break/>It has 256 entries (</text:span><text:span text:style-name="Strong_20_Emphasis"><text:span text:style-name="T7">BR_HASH_SIZE</text:span></text:span><text:span text:style-name="T7">).</text:span></text:p>
      <text:p text:style-name="P3">● <text:span text:style-name="T1">You can have up to 1024 ports for every bridge device (BR_MAX_PORTS) .</text:span></text:p>
      <text:p text:style-name="P3">● <text:span text:style-name="T1">Example:</text:span></text:p>
      <text:p text:style-name="P2"><text:span text:style-name="T14">● </text:span><text:span text:style-name="Emphasis"><text:span text:style-name="Strong_20_Emphasis"><text:span text:style-name="T7">brctl addbr mybr</text:span></text:span></text:span><text:span text:style-name="T7"> (Create a bridge named "mybr")</text:span></text:p>
      <text:p text:style-name="P2"><text:span text:style-name="T14">●</text:span><text:span text:style-name="Strong_20_Emphasis"><text:span text:style-name="Emphasis"><text:span text:style-name="T14"> </text:span></text:span></text:span><text:span text:style-name="Strong_20_Emphasis"><text:span text:style-name="Emphasis"><text:span text:style-name="T7">brctl addif mybr eth0</text:span></text:span></text:span><text:span text:style-name="T7"> (add a port to a bridge).</text:span></text:p>
      <text:p text:style-name="P2"><text:span text:style-name="T14">● </text:span><text:span text:style-name="Emphasis"><text:span text:style-name="Strong_20_Emphasis"><text:span text:style-name="T7">brctl show</text:span></text:span></text:span></text:p>
      <text:p text:style-name="P2"><text:span text:style-name="T14">● </text:span><text:span text:style-name="Emphasis"><text:span text:style-name="Strong_20_Emphasis"><text:span text:style-name="T7">brctl delbr mybr</text:span></text:span></text:span><text:span text:style-name="Emphasis"><text:span text:style-name="T7"> </text:span></text:span><text:span text:style-name="T7">(Delete the bridge named "mybr")</text:span></text:p>
      <text:p text:style-name="P2"><text:soft-page-break/><text:span text:style-name="Strong_20_Emphasis"><text:span text:style-name="T7">Note:</text:span></text:span></text:p>
      <text:p text:style-name="P2"><text:span text:style-name="Strong_20_Emphasis"><text:span text:style-name="T7">You can see the fdb by</text:span></text:span></text:p>
      <text:p text:style-name="P2"><text:span text:style-name="Strong_20_Emphasis"><text:span text:style-name="T14"> </text:span></text:span></text:p>
      <text:p text:style-name="P4">./bridge/bridge fdb show</text:p>
      <text:p text:style-name="P4">For example, after</text:p>
      <text:p text:style-name="P2"><text:span text:style-name="Strong_20_Emphasis"><text:span text:style-name="Emphasis"><text:span text:style-name="T7">brctl addbr mybr</text:span></text:span></text:span></text:p>
      <text:p text:style-name="P2"><text:span text:style-name="Strong_20_Emphasis"><text:span text:style-name="Emphasis"><text:span text:style-name="T7">brctl addif mybr p2p1</text:span></text:span></text:span></text:p>
      <text:p text:style-name="P4">Output can be, for example, </text:p>
      <text:p text:style-name="P4">00:a1:b0:69:74:00 dev p2p1 permanent</text:p>
      <text:p text:style-name="P2"><text:span text:style-name="Strong_20_Emphasis"><text:span text:style-name="T7">Note:</text:span></text:span></text:p>
      <text:p text:style-name="P2"><text:span text:style-name="T7">The "bridge" util is part of </text:span><text:span text:style-name="Strong_20_Emphasis"><text:span text:style-name="T7">iproute2</text:span></text:span><text:span text:style-name="T7"> package. In case you don't have the "bridge" util,</text:span></text:p>
      <text:p text:style-name="P4">you can git clone it by:</text:p>
      <text:p text:style-name="P2"><text:span text:style-name="Strong_20_Emphasis"><text:span text:style-name="T7">git clone git://git.kernel.org/pub/scm/linux/kernel/git/shemminger/iproute2.git</text:span></text:span></text:p>
      <text:p text:style-name="P4">You cannot add a wireless device to a bridge.</text:p>
      <text:p text:style-name="P4">The following series will fail:</text:p>
      <text:p text:style-name="P2"><text:span text:style-name="Emphasis"><text:span text:style-name="Strong_20_Emphasis"><text:span text:style-name="T7">brctl addbr mybr</text:span></text:span></text:span></text:p>
      <text:p text:style-name="P2"><text:span text:style-name="Emphasis"><text:span text:style-name="Strong_20_Emphasis"><text:span text:style-name="T7">brctl addif mybr wlan0</text:span></text:span></text:span></text:p>
      <text:p text:style-name="P2"><text:span text:style-name="Emphasis"><text:span text:style-name="Strong_20_Emphasis"><text:span text:style-name="T7">can't add wlan0 to bridge mybr: Operation not supported.</text:span></text:span></text:span></text:p>
      <text:p text:style-name="P2"><text:span text:style-name="T7">You cannot add a loopback device to a bridge:<text:line-break/></text:span><text:span text:style-name="Emphasis"><text:span text:style-name="Strong_20_Emphasis"><text:span text:style-name="T7">brctl addbr mybr</text:span></text:span></text:span><text:span text:style-name="T7"><text:line-break/></text:span><text:span text:style-name="Emphasis"><text:span text:style-name="Strong_20_Emphasis"><text:span text:style-name="T7">brctl addif mybr lo </text:span></text:span></text:span><text:span text:style-name="T7"><text:line-break/></text:span><text:span text:style-name="Emphasis"><text:span text:style-name="Strong_20_Emphasis"><text:span text:style-name="T7">can't add lo to bridge mybr: Invalid argument</text:span></text:span></text:span></text:p>
      <text:p text:style-name="P2"><text:span text:style-name="Emphasis"><text:span text:style-name="Strong_20_Emphasis"><text:span text:style-name="T14"> </text:span></text:span></text:span></text:p>
      <text:p text:style-name="P3"> </text:p>
      <text:p text:style-name="P4">The reason:</text:p>
      <text:p text:style-name="P2"><text:span text:style-name="T7">In </text:span><text:span text:style-name="Emphasis"><text:span text:style-name="Strong_20_Emphasis"><text:span text:style-name="T7">br_add_if()</text:span></text:span></text:span><text:span text:style-name="T7">, we check the priv_flags of the device, and in case </text:span><text:span text:style-name="Strong_20_Emphasis"><text:span text:style-name="T7">IFF_DONT_BRIDGE</text:span></text:span></text:p>
      <text:p text:style-name="P2"><text:span text:style-name="T7">is set, we return  -EOPNOTSUPP (</text:span><text:span text:style-name="Emphasis"><text:span text:style-name="Strong_20_Emphasis"><text:span text:style-name="T7">Operation not supported).</text:span></text:span></text:span></text:p>
      <text:p text:style-name="P2"><text:span text:style-name="T7">In case of wireless device, </text:span><text:span text:style-name="Emphasis"><text:span text:style-name="Strong_20_Emphasis"><text:span text:style-name="T7">cfg80211_netdev_notifier_call() </text:span></text:span></text:span><text:span text:style-name="Emphasis"><text:span text:style-name="T7">method sets the IFF_DONT_BRIDGE (see net/wireless/core.c)</text:span></text:span></text:p>
      <text:p text:style-name="P4">TBD:</text:p>
      <text:p text:style-name="P2"><text:span text:style-name="T7">Under In which circumstances do we remove the </text:span><text:span text:style-name="Strong_20_Emphasis"><text:span text:style-name="T7">IFF_DONT_BRIDGE flag in </text:span></text:span><text:span text:style-name="T7">cfg80211_change_iface() in </text:span><text:a xlink:type="simple" xlink:href="http://lxr.free-electrons.com/source/net/wireless/util.c" office:target-frame-name="_blank" xlink:show="new"><text:span text:style-name="T17">net/wireless/util.c</text:span></text:a><text:span text:style-name="T7">?</text:span></text:p>
      <text:p text:style-name="P3">   </text:p>
      <text:p text:style-name="P3"><text:soft-page-break/>● <text:span text:style-name="T1">When a NIC is configured as a bridge port, the br_port member of net_device is initialized. – (br_port is an instance of struct net_bridge_port).</text:span></text:p>
      <text:p text:style-name="P2"><text:span text:style-name="T7">When a bridge is created, we call</text:span><text:span text:style-name="Strong_20_Emphasis"><text:span text:style-name="Emphasis"><text:span text:style-name="T7"> netdev_rx_handler_register()</text:span></text:span></text:span><text:span text:style-name="T7"> to register a method </text:span></text:p>
      <text:p text:style-name="P2"><text:span text:style-name="T7">for handling a bridge method to handle packets. This method is called </text:span><text:span text:style-name="Strong_20_Emphasis"><text:span text:style-name="Emphasis"><text:span text:style-name="T7">br_handle_frame().</text:span></text:span></text:span></text:p>
      <text:p text:style-name="P2"><text:span text:style-name="T7">Each packet which is received by the bridge is handled by </text:span><text:span text:style-name="Strong_20_Emphasis"><text:span text:style-name="Emphasis"><text:span text:style-name="T7">br_handle_frame().</text:span></text:span></text:span></text:p>
      <text:p text:style-name="P2"><text:span text:style-name="T7">See </text:span><text:span text:style-name="Strong_20_Emphasis"><text:span text:style-name="Emphasis"><text:span text:style-name="T7">br_add_if()</text:span></text:span></text:span><text:span text:style-name="T7"> method is net/bridge/br_if.c.</text:span></text:p>
      <text:p text:style-name="P4">(Besides the bridging interface, also the macvlan interface and the bonding interface invoke</text:p>
      <text:p text:style-name="P2"><text:span text:style-name="Strong_20_Emphasis"><text:span text:style-name="Emphasis"><text:span text:style-name="T7">netdev_rx_handler_register()</text:span></text:span></text:span><text:span text:style-name="T7">; In fact what this method does is assign a method </text:span></text:p>
      <text:p text:style-name="P4">to the net_device rx_handler member, and assign rx_handler_data to net_device</text:p>
      <text:p text:style-name="P2"><text:span text:style-name="T7">rx_handler_data member. You </text:span><text:span text:style-name="Strong_20_Emphasis"><text:span text:style-name="T7">cannot</text:span></text:span><text:span text:style-name="T7"> call twice </text:span><text:span text:style-name="Strong_20_Emphasis"><text:span text:style-name="Emphasis"><text:span text:style-name="T7">netdev_rx_handler_register()</text:span></text:span></text:span><text:span text:style-name="T7"> on the same network device; this will return an error ("</text:span><text:span text:style-name="Emphasis"><text:span text:style-name="T7">Device or resource busy", EBUSY).</text:span></text:span></text:p>
      <text:p text:style-name="P2"><text:span text:style-name="T7">see</text:span><text:a xlink:type="simple" xlink:href="http://lxr.free-electrons.com/source/drivers/net/macvlan.c" office:target-frame-name="_blank" xlink:show="new"><text:span text:style-name="T17"> drivers/net/macvlan.c</text:span></text:a><text:span text:style-name="T7"> and </text:span><text:a xlink:type="simple" xlink:href="http://lxr.free-electrons.com/source/net/bonding/bond_main.c" office:target-frame-name="_blank" xlink:show="new"><text:span text:style-name="T17">net/bonding/bond_main.c</text:span></text:a><text:span text:style-name="T7">.</text:span></text:p>
      <text:p text:style-name="P2"><text:span text:style-name="T14">● </text:span><text:span text:style-name="T7">In the past, when we received a frame, </text:span><text:span text:style-name="Emphasis"><text:span text:style-name="Strong_20_Emphasis"><text:span text:style-name="T7">netif_receive_skb()</text:span></text:span></text:span><text:span text:style-name="T7"> called handle_bridge().</text:span></text:p>
      <text:p text:style-name="P2"><text:span text:style-name="T7">Now we call </text:span><text:span text:style-name="Strong_20_Emphasis"><text:span text:style-name="Emphasis"><text:span text:style-name="T7">br_handle_frame(), </text:span></text:span></text:span><text:span text:style-name="Emphasis"><text:span text:style-name="T7">via invoking</text:span></text:span><text:span text:style-name="Strong_20_Emphasis"><text:span text:style-name="Emphasis"><text:span text:style-name="T7"> rx_handler() </text:span></text:span></text:span><text:span text:style-name="Emphasis"><text:span text:style-name="T7">(see __netif_receive_skb() in </text:span></text:span></text:p>
      <text:p text:style-name="P2"><text:a xlink:type="simple" xlink:href="http://lxr.free-electrons.com/source/net/core/dev.c" office:target-frame-name="_blank" xlink:show="new"><text:span text:style-name="Emphasis"><text:span text:style-name="T17">net/core/dev.c</text:span></text:span></text:a><text:span text:style-name="Emphasis"><text:span text:style-name="T7">)</text:span></text:span></text:p>
      <text:p text:style-name="P3"> </text:p>
      <text:p text:style-name="P3">● <text:span text:style-name="T1">The bridging forwarding database is searched for the destination MAC address.</text:span></text:p>
      <text:p text:style-name="P2"><text:span text:style-name="T14">● </text:span><text:span text:style-name="T7">In case of a hit, the frame is sent to the bridge port with</text:span><text:span text:style-name="Emphasis"><text:span text:style-name="Strong_20_Emphasis"><text:span text:style-name="T7"> br_forward()</text:span></text:span></text:span><text:span text:style-name="Emphasis"><text:span text:style-name="T7"> </text:span></text:span><text:span text:style-name="T7">(</text:span><text:a xlink:type="simple" xlink:href="http://lxr.free-electrons.com/source/net/bridge/br_forward.c" office:target-frame-name="_blank" xlink:show="new"><text:span text:style-name="T17">net/bridge/br_forward.c</text:span></text:a><text:span text:style-name="T7">).</text:span></text:p>
      <text:p text:style-name="P2"><text:span text:style-name="T14">● </text:span><text:span text:style-name="T7">If there is a miss, the frame is flooded on all bridge ports using </text:span><text:span text:style-name="Strong_20_Emphasis"><text:span text:style-name="Emphasis"><text:span text:style-name="T7">br_flood()</text:span></text:span></text:span><text:span text:style-name="T7"> (</text:span><text:a xlink:type="simple" xlink:href="https://www.linuxfoundation.org/net/bridge/br_forward.c" office:target-frame-name="_blank" xlink:show="new"><text:span text:style-name="T17">net/bridge/br_forward.c</text:span></text:a><text:span text:style-name="T7">).</text:span></text:p>
      <text:p text:style-name="P3">● <text:span text:style-name="T1">Note: this is not a broadcast !</text:span></text:p>
      <text:p text:style-name="P3">● <text:span text:style-name="T1">The ebtables mechanism is the L2 parallel of L3 Netfilter.</text:span></text:p>
      <text:p text:style-name="P3">● <text:span text:style-name="T1">Ebtables enable us to filter and mangle packets at the link layer (L2).</text:span></text:p>
      <text:list xml:id="list744978984" text:style-name="L33">
        <text:list-item>
          <text:p text:style-name="P67">The ebtables are implemented under net/bridge/netfilter.</text:p>
        </text:list-item>
      </text:list>
      <text:p text:style-name="P3">● <text:span text:style-name="T1">There are five points in the Linux bridging layer where we have the bridge hooks:</text:span></text:p>
      <text:list xml:id="list2179795945" text:style-name="L34">
        <text:list-item>
          <text:p text:style-name="P53"><text:span text:style-name="Strong_20_Emphasis"><text:span text:style-name="T7">NF_BR_PRE_ROUTING (br_handle_frame()).</text:span></text:span></text:p>
        </text:list-item>
        <text:list-item>
          <text:p text:style-name="P53"><text:span text:style-name="Strong_20_Emphasis"><text:span text:style-name="T7">NF_BR_LOCAL_IN (br_pass_frame_up()/br_handle_frame())</text:span></text:span></text:p>
        </text:list-item>
        <text:list-item>
          <text:p text:style-name="P53"><text:span text:style-name="Strong_20_Emphasis"><text:span text:style-name="T7">NF_BR_FORWARD (__br_forward())</text:span></text:span></text:p>
        </text:list-item>
        <text:list-item>
          <text:p text:style-name="P53"><text:span text:style-name="Strong_20_Emphasis"><text:span text:style-name="T7">NF_BR_LOCAL_OUT(__br_deliver())</text:span></text:span></text:p>
        </text:list-item>
        <text:list-item>
          <text:p text:style-name="P87"><text:span text:style-name="Strong_20_Emphasis"><text:span text:style-name="T7">NF_BR_POST_ROUTING (br_forward_finish())</text:span></text:span></text:p>
        </text:list-item>
      </text:list>
      <text:p text:style-name="P2"><text:soft-page-break/><text:span text:style-name="Strong_20_Emphasis"><text:span text:style-name="T9">Open vSwitch</text:span></text:span></text:p>
      <text:p text:style-name="P4">Open vSwitch is an open source project implementing virtual switch</text:p>
      <text:p text:style-name="P2"><text:a xlink:type="simple" xlink:href="http://openvswitch.org/"><text:span text:style-name="Strong_20_Emphasis"><text:span text:style-name="T17">http://openvswitch.org/</text:span></text:span></text:a></text:p>
      <text:p text:style-name="P4">The code is under net/openvswitch/</text:p>
      <text:p text:style-name="P4">The maintainer is Jesse Gross.</text:p>
      <text:p text:style-name="P4">See also Documentation/networking/openvswitch.txt.</text:p>
      <text:p text:style-name="P2"><text:span text:style-name="Strong_20_Emphasis"><text:span text:style-name="T14"> </text:span></text:span><text:span text:style-name="Strong_20_Emphasis"><text:span text:style-name="T7">Network namespaces</text:span></text:span></text:p>
      <text:p text:style-name="P2"><text:span text:style-name="T7">A </text:span><text:span text:style-name="Strong_20_Emphasis"><text:span text:style-name="T7">network namespace</text:span></text:span><text:span text:style-name="T7"> is logically another copy of the network stack,<text:line-break/>with it's own routes, firewall rules, and network devices.</text:span></text:p>
      <text:p text:style-name="P4">By running</text:p>
      <text:p text:style-name="P2"><text:span text:style-name="Emphasis"><text:span text:style-name="Strong_20_Emphasis"><text:span text:style-name="T7">ip netns add netns_one</text:span></text:span></text:span></text:p>
      <text:p text:style-name="P2"><text:span text:style-name="T7">we create a file under /var/run/netns/ called </text:span><text:span text:style-name="Strong_20_Emphasis"><text:span text:style-name="T7">netns_one.</text:span></text:span></text:p>
      <text:p text:style-name="P2"><text:span text:style-name="Emphasis"><text:span text:style-name="T7">see</text:span></text:span><text:span text:style-name="Strong_20_Emphasis"><text:span text:style-name="Emphasis"><text:span text:style-name="T7"> man ip netns</text:span></text:span></text:span></text:p>
      <text:p text:style-name="P2"><text:span text:style-name="T7">In order to show all of the named network namespaces, we run:</text:span></text:p>
      <text:p text:style-name="P2"><text:span text:style-name="Strong_20_Emphasis"><text:span text:style-name="Emphasis"><text:span text:style-name="T7">./ip/ip netns list</text:span></text:span></text:span></text:p>
      <text:p text:style-name="P2"><text:span text:style-name="Strong_20_Emphasis"><text:span text:style-name="Emphasis"><text:span text:style-name="T7">Next you run:</text:span></text:span></text:span></text:p>
      <text:p text:style-name="P2"><text:span text:style-name="Strong_20_Emphasis"><text:span text:style-name="Emphasis"><text:span text:style-name="T7">./ip link add name if_one type veth peer name if_one_peer</text:span></text:span></text:span></text:p>
      <text:p text:style-name="P2"><text:span text:style-name="Strong_20_Emphasis"><text:span text:style-name="Emphasis"><text:span text:style-name="T7">./ip link set dev if_one_peer netns netns_one </text:span></text:span></text:span></text:p>
      <text:p text:style-name="P2"><text:span text:style-name="Strong_20_Emphasis"><text:span text:style-name="Emphasis"><text:span text:style-name="T14"> </text:span></text:span></text:span></text:p>
      <text:p text:style-name="P2"><text:span text:style-name="Strong_20_Emphasis"><text:span text:style-name="Emphasis"><text:span text:style-name="T7">Example for network namespaces usage:<text:line-break/>=====================================<text:line-break/></text:span></text:span></text:span><text:span text:style-name="T7">Create two namespaces, called "myns1" and "myns2":  <text:line-break/></text:span><text:span text:style-name="Strong_20_Emphasis"><text:span text:style-name="Emphasis"><text:span text:style-name="T7">ip netns add myns1</text:span></text:span></text:span><text:span text:style-name="T7"><text:line-break/></text:span><text:span text:style-name="Strong_20_Emphasis"><text:span text:style-name="Emphasis"><text:span text:style-name="T7">ip netns add myns2</text:span></text:span></text:span><text:span text:style-name="T7"><text:line-break/><text:line-break/>Assigning p2p1 interface to myns1 network namespaces: <text:line-break/></text:span><text:span text:style-name="Emphasis"><text:span text:style-name="Strong_20_Emphasis"><text:span text:style-name="T7">ip link set  p2p1 netns myns1</text:span></text:span></text:span><text:span text:style-name="T7"><text:line-break/><text:line-break/>Now:<text:line-break/>Running:<text:line-break/></text:span><text:span text:style-name="Emphasis"><text:span text:style-name="Strong_20_Emphasis"><text:span text:style-name="T7">ip netns exec myns1 bash</text:span></text:span></text:span><text:span text:style-name="T7"><text:line-break/>will transfer me to myns1 network namespaces; so if I will run <text:line-break/>there:<text:line-break/>ifconfig -a <text:line-break/>I will see p2p1;<text:line-break/><text:line-break/>On the other hand, <text:line-break/>running <text:line-break/></text:span><text:span text:style-name="Emphasis"><text:span text:style-name="Strong_20_Emphasis"><text:span text:style-name="T7">ip netns exec myns2 bash</text:span></text:span></text:span><text:span text:style-name="T7"><text:line-break/>will transfer me to myns2 network namespaces; but if I will run <text:line-break/></text:span><text:soft-page-break/><text:span text:style-name="T7">there:<text:line-break/>ifconfig -a<text:line-break/>I will not see p2p1.</text:span></text:p>
      <text:p text:style-name="P2"><text:span text:style-name="T7">You move back p2p1 to the initial network namespace by <text:line-break/></text:span><text:span text:style-name="Emphasis"><text:span text:style-name="Strong_20_Emphasis"><text:span text:style-name="T7">ip link set p2p1 netns 1</text:span></text:span></text:span></text:p>
      <text:p text:style-name="P2"><text:span text:style-name="T7">The '</text:span><text:span text:style-name="Emphasis"><text:span text:style-name="Strong_20_Emphasis"><text:span text:style-name="T7">netns</text:span></text:span></text:span><text:span text:style-name="T7">' argument can be either a netns name or a process ID (pid).<text:line-break/>Providing a pid, you'll be moving the interface to the netns of the<text:line-break/>given process, which is the initial network namespace for pid = 1 (the<text:line-break/>init process).</text:span></text:p>
      <text:p text:style-name="P2"><text:span text:style-name="T7">There are some devices whose </text:span><text:span text:style-name="Strong_20_Emphasis"><text:span text:style-name="T7">NETIF_F_NETNS_LOCAL</text:span></text:span><text:span text:style-name="T7"> flag is set, and they are considered local devices; we do not permit moving them to any other namespace. </text:span></text:p>
      <text:p text:style-name="P4">Among these devices are the loopback interface (lo), the bridge interface, the ppp interface, the GRE tunnel interface, VXLAN interface, and more.</text:p>
      <text:p text:style-name="P2"><text:span text:style-name="T7">Trying to move an interface whose</text:span><text:span text:style-name="Strong_20_Emphasis"><text:span text:style-name="T7"> NETIF_F_NETNS_LOCAL</text:span></text:span><text:span text:style-name="T7"> flag is set to a different network namespace, we result with  "RTNETLINK answers: Invalid argument" error message from</text:span><text:span text:style-name="Emphasis"><text:span text:style-name="Strong_20_Emphasis"><text:span text:style-name="T7"> dev_change_net_namespace()</text:span></text:span></text:span><text:span text:style-name="T7"> method (net/core/dev.c). Behind the scenes, </text:span><text:span text:style-name="Emphasis"><text:span text:style-name="Strong_20_Emphasis"><text:span text:style-name="T7">dev_change_net_namespace()</text:span></text:span></text:span><text:span text:style-name="T7"> checks the </text:span><text:span text:style-name="Strong_20_Emphasis"><text:span text:style-name="T7">NETIF_F_NETNS_LOCAL</text:span></text:span><text:span text:style-name="T7"> flag of the net device. If it is set, we will not permit changing of network namespace, and we will return EINVAL. </text:span></text:p>
      <text:p text:style-name="P2"><text:span text:style-name="Emphasis"><text:span text:style-name="Strong_20_Emphasis"><text:span text:style-name="T14"> </text:span></text:span></text:span></text:p>
      <text:p text:style-name="P2"><text:span text:style-name="T7"><text:line-break/></text:span><text:span text:style-name="Emphasis"><text:span text:style-name="T7">Under the hood, when calling ip netns exec , we have here invocation of two system calls from user space:<text:line-break/></text:span></text:span><text:span text:style-name="Strong_20_Emphasis"><text:span text:style-name="Emphasis"><text:span text:style-name="T7">setns </text:span></text:span></text:span><text:span text:style-name="T7">system call with CLONE_NEWNET (</text:span><text:a xlink:type="simple" xlink:href="http://lxr.free-electrons.com/source/kernel/nsproxy.c" office:target-frame-name="_blank" xlink:show="new"><text:span text:style-name="T17">kernel/nsproxy.c</text:span></text:a><text:span text:style-name="T7">)</text:span><text:span text:style-name="Strong_20_Emphasis"><text:span text:style-name="Emphasis"><text:span text:style-name="T7"><text:line-break/>unshare </text:span></text:span></text:span><text:span text:style-name="T7">system call with CLONE_NEWNS in (</text:span><text:a xlink:type="simple" xlink:href="http://lxr.free-electrons.com/source/kernel/fork.c" office:target-frame-name="_blank" xlink:show="new"><text:span text:style-name="T17">kernel/fork.c</text:span></text:a><text:span text:style-name="T7">)</text:span><text:span text:style-name="Strong_20_Emphasis"><text:span text:style-name="Emphasis"><text:span text:style-name="T7"><text:line-break/><text:line-break/>see netns_exec() in ip/ipnetns.c (iproute package)</text:span></text:span></text:span></text:p>
      <text:p text:style-name="P4">Note:</text:p>
      <text:p text:style-name="P4">Currently there is an issue ("Device or resource busy" error) when trying to delete a namespace.</text:p>
      <text:p text:style-name="P4">See:</text:p>
      <text:p text:style-name="P4">http://permalink.gmane.org/gmane.linux.network/240875</text:p>
      <text:p text:style-name="P4">In the future, there is intention to add these commands to iproute2:</text:p>
      <text:p text:style-name="P2"><text:span text:style-name="Strong_20_Emphasis"><text:span text:style-name="Emphasis"><text:span text:style-name="T7">"ip netns pids" </text:span></text:span></text:span><text:span text:style-name="T7">and</text:span><text:span text:style-name="Strong_20_Emphasis"><text:span text:style-name="Emphasis"><text:span text:style-name="T7"> "ip netns identify".</text:span></text:span></text:span></text:p>
      <text:p text:style-name="P2"><text:span text:style-name="T7">see: </text:span><text:a xlink:type="simple" xlink:href="http://www.spinics.net/lists/netdev/msg217958.html" office:target-frame-name="_blank" xlink:show="new"><text:span text:style-name="T17">http://www.spinics.net/lists/netdev/msg217958.html</text:span></text:a></text:p>
      <text:p text:style-name="P3"> </text:p>
      <text:p text:style-name="P2"><text:span text:style-name="Strong_20_Emphasis"><text:span text:style-name="T7">Three lwn articles about namespaces:</text:span></text:span></text:p>
      <text:p text:style-name="P2"><text:span text:style-name="Strong_20_Emphasis"><text:span text:style-name="T7">http://lwn.net/Articles/219794/</text:span></text:span></text:p>
      <text:p text:style-name="P2"><text:span text:style-name="Strong_20_Emphasis"><text:span text:style-name="T7">"network namespaces"</text:span></text:span></text:p>
      <text:p text:style-name="P2"><text:soft-page-break/><text:span text:style-name="Strong_20_Emphasis"><text:span text:style-name="Emphasis"><text:span text:style-name="T7">http://lwn.net/Articles/259217/</text:span></text:span></text:span></text:p>
      <text:p text:style-name="P2"><text:span text:style-name="Strong_20_Emphasis"><text:span text:style-name="Emphasis"><text:span text:style-name="T14">    </text:span></text:span></text:span><text:span text:style-name="Strong_20_Emphasis"><text:span text:style-name="Emphasis"><text:span text:style-name="T7">"PID namespaces in the 2.6.24 kernel"</text:span></text:span></text:span></text:p>
      <text:p text:style-name="P2"><text:span text:style-name="Strong_20_Emphasis"><text:span text:style-name="Emphasis"><text:span text:style-name="T7">http://lwn.net/Articles/256389/</text:span></text:span></text:span></text:p>
      <text:p text:style-name="P2"><text:span text:style-name="Strong_20_Emphasis"><text:span text:style-name="Emphasis"><text:span text:style-name="T14">    </text:span></text:span></text:span><text:span text:style-name="Strong_20_Emphasis"><text:span text:style-name="Emphasis"><text:span text:style-name="T7">"Notes from a container "</text:span></text:span></text:span></text:p>
      <text:h text:style-name="P107" text:outline-level="1"><text:bookmark text:name="IPSec"/>IPSec</text:h>
      <text:p text:style-name="P3"><text:bookmark text:name="IPSec1"/> </text:p>
      <text:p text:style-name="P3">● <text:span text:style-name="T1">Works at network IP layer (L3)</text:span></text:p>
      <text:p text:style-name="P3">● <text:span text:style-name="T1">Used in many forms of secured networks like VPNs.</text:span></text:p>
      <text:p text:style-name="P3">● <text:span text:style-name="T1">Mandatory in IPv6. (not in IPv4)</text:span></text:p>
      <text:p text:style-name="P3">● <text:span text:style-name="T1">Implemented in many operating systems: Linux, Solaris, Windows, and more.</text:span></text:p>
      <text:p text:style-name="P3">● <text:span text:style-name="T1">RFC2401</text:span></text:p>
      <text:p text:style-name="P3">● <text:span text:style-name="T1">In 2.6 kernel : implemented by Dave Miller and Alexey Kuznetsov.</text:span></text:p>
      <text:p text:style-name="P3">● <text:span text:style-name="T1">IPSec subsystem Maintainers:</text:span></text:p>
      <text:p text:style-name="P3">   <text:span text:style-name="T1">Herbert Xu and David Miller.</text:span></text:p>
      <text:p text:style-name="P3">    <text:span text:style-name="T1">Steffen Klassert was added as a maintainer in October 2012.</text:span></text:p>
      <text:p text:style-name="P4">see: </text:p>
      <text:p text:style-name="P2"><text:a xlink:type="simple" xlink:href="http://marc.info/?t=135032283000003&amp;r=1&amp;w=2"><text:span text:style-name="T17">http://marc.info/?t=135032283000003&amp;r=1&amp;w=2</text:span></text:a></text:p>
      <text:p text:style-name="P2"><text:span text:style-name="Strong_20_Emphasis"><text:span text:style-name="T9">IPSec git kernel repositories:</text:span></text:span></text:p>
      <text:p text:style-name="P2"><text:span text:style-name="T7">There are two git trees at kernel.org, an 'ipsec' tree that tracks the<text:line-break/>net tree and an 'ipsec-next' tree that tracks the net-next tree.<text:line-break/><text:line-break/>They are located at<text:line-break/><text:line-break/>git://</text:span><text:a xlink:type="simple" xlink:href="http://git.kernel.org/pub/scm/linux/kernel/git/klassert/ipsec.git" office:target-frame-name="_blank" xlink:show="new"><text:span text:style-name="T17">git.kernel.org/pub/scm/linux/kernel/git/klassert/ipsec.git</text:span></text:a><text:span text:style-name="T7"><text:line-break/>git://</text:span><text:a xlink:type="simple" xlink:href="http://git.kernel.org/pub/scm/linux/kernel/git/klassert/ipsec-next.git" office:target-frame-name="_blank" xlink:show="new"><text:span text:style-name="T17">git.kernel.org/pub/scm/linux/kernel/git/klassert/ipsec-next.git</text:span></text:a></text:p>
      <text:p text:style-name="P3"> </text:p>
      <text:p text:style-name="P4">Two data structures are important for IPSec configuration:</text:p>
      <text:p text:style-name="P4">struct xfrm_state and struct xfrm_policy.</text:p>
      <text:p text:style-name="P4">Both defined in include/net/xfrm.h</text:p>
      <text:p text:style-name="P3"> </text:p>
      <text:p text:style-name="P2"><text:span text:style-name="T7">We handle IPSec rules management (add/del/update actions, etc ) from user space by accessing methods in</text:span><text:a xlink:type="simple" xlink:href="http://lxr.free-electrons.com/source/net/xfrm/xfrm_user.c" office:target-frame-name="_blank" xlink:show="new"><text:span text:style-name="T17"> net/xfrm/xfrm_user.c.</text:span></text:a></text:p>
      <text:p text:style-name="P2"><text:span text:style-name="T7">For example, adding a policy is done by </text:span><text:span text:style-name="Strong_20_Emphasis"><text:span text:style-name="Emphasis"><text:span text:style-name="T7">xfrm_add_policy().</text:span></text:span></text:span></text:p>
      <text:p text:style-name="P4">This is done in response to getting XFRM_MSG_NEWPOLICY message from userspace.</text:p>
      <text:p text:style-name="P2"><text:soft-page-break/><text:span text:style-name="Emphasis"><text:span text:style-name="T7">Deleting a policy is done by </text:span></text:span><text:span text:style-name="Emphasis"><text:span text:style-name="Strong_20_Emphasis"><text:span text:style-name="T7">xfrm_get_policy()</text:span></text:span></text:span><text:span text:style-name="Emphasis"><text:span text:style-name="T7"> when receiving XFRM_MSG_DELPOLICY.</text:span></text:span></text:p>
      <text:p text:style-name="P2"><text:span text:style-name="Emphasis"><text:span text:style-name="Strong_20_Emphasis"><text:span text:style-name="T7">xfrm_get_policy()</text:span></text:span></text:span><text:span text:style-name="Emphasis"><text:span text:style-name="T7"> also handles XFRM_MSG_GETPOLICY messages (which perform a lookup).</text:span></text:span></text:p>
      <text:p text:style-name="P2"><text:span text:style-name="Strong_20_Emphasis"><text:span text:style-name="Emphasis"><text:span text:style-name="T14"> </text:span></text:span></text:span></text:p>
      <text:p text:style-name="P3">● <text:span text:style-name="T1">Transformation bundles.</text:span></text:p>
      <text:p text:style-name="P3">● <text:span text:style-name="T1">Chain of dst entries; only the last one is for routing.</text:span></text:p>
      <text:p text:style-name="P2"><text:span text:style-name="T14">● </text:span><text:span text:style-name="T7">User space tools: </text:span><text:a xlink:type="simple" xlink:href="http://ipsectools.sf.net/"><text:span text:style-name="T17">http://ipsectools.sf.net</text:span></text:a></text:p>
      <text:p text:style-name="P2"><text:span text:style-name="T14">● </text:span><text:span text:style-name="T7">Openswan:  </text:span><text:a xlink:type="simple" xlink:href="http://www.openswan.org/"><text:span text:style-name="T17">http://www.openswan.org/</text:span></text:a><text:span text:style-name="T7"> (Open Source project).</text:span></text:p>
      <text:p text:style-name="P4">Also strongSwan: <text:span text:style-name="T30">http://www.strongswan.org/</text:span></text:p>
      <text:p text:style-name="P3">● <text:span text:style-name="T1">There are also non IPSec solutions for VPN</text:span></text:p>
      <text:p text:style-name="P3">– <text:span text:style-name="T1">example: pptp</text:span></text:p>
      <text:p text:style-name="P2"><text:span text:style-name="T14">● </text:span><text:span text:style-name="T7">struct </text:span><text:span text:style-name="Strong_20_Emphasis"><text:span text:style-name="T7">xfrm_policy</text:span></text:span><text:span text:style-name="T7"> has the following member:</text:span></text:p>
      <text:p text:style-name="P3">– <text:span text:style-name="T1">struct dst_entry *bundles.</text:span></text:p>
      <text:p text:style-name="P2"><text:span text:style-name="T14">–</text:span><text:span text:style-name="Emphasis"><text:span text:style-name="Strong_20_Emphasis"><text:span text:style-name="T14"> </text:span></text:span></text:span><text:span text:style-name="Emphasis"><text:span text:style-name="Strong_20_Emphasis"><text:span text:style-name="T7">__xfrm4_bundle_create()</text:span></text:span></text:span><text:span text:style-name="T7"> creates dst_entries (with the DST_NOHASH flag) see: </text:span><text:a xlink:type="simple" xlink:href="http://lxr.free-electrons.com/source/net/ipv4/xfrm4_policy.c" office:target-frame-name="_blank" xlink:show="new"><text:span text:style-name="T17">net/ipv4/xfrm4_policy.c</text:span></text:a></text:p>
      <text:p text:style-name="P3">● <text:span text:style-name="T1">Transport Mode and Tunnel Mode.</text:span></text:p>
      <text:p text:style-name="P3">● <text:span text:style-name="T1">Show the security policies:</text:span></text:p>
      <text:p text:style-name="P2"><text:span text:style-name="T14">– </text:span><text:span text:style-name="Emphasis"><text:span text:style-name="Strong_20_Emphasis"><text:span text:style-name="T7">ip xfrm policy show</text:span></text:span></text:span></text:p>
      <text:p text:style-name="P3">● <text:span text:style-name="T1">Show xfrm states</text:span></text:p>
      <text:p text:style-name="P2"><text:span text:style-name="T7">- </text:span><text:span text:style-name="Emphasis"><text:span text:style-name="Strong_20_Emphasis"><text:span text:style-name="T7">ip xfrm state show</text:span></text:span></text:span></text:p>
      <text:p text:style-name="P3">● <text:span text:style-name="T1">Create RSA keys:</text:span></text:p>
      <text:p text:style-name="P3">– <text:span text:style-name="T1">ipsec rsasigkey verbose 2048 &gt; keys.txt</text:span></text:p>
      <text:p text:style-name="P3">– <text:span text:style-name="T1">ipsec showhostkey left &gt; left.publickey – ipsec showhostkey right &gt; right.publickey</text:span></text:p>
      <text:p text:style-name="P4">Some IPSec links: </text:p>
      <text:p text:style-name="P2"><text:span text:style-name="Strong_20_Emphasis"><text:span text:style-name="T7">USAGI IPv6 IPsec Development for Linux</text:span></text:span><text:span text:style-name="T7"><text:line-break/>http://hiroshi1.hongo.wide.ad.jp/hiroshi/papers/SAINT2004_kanda-ipsec.pdf<text:line-break/><text:line-break/></text:span><text:span text:style-name="Strong_20_Emphasis"><text:span text:style-name="T7">Design and Implementation to Support Multiple Key Exchange Protocols for IPsec</text:span></text:span><text:span text:style-name="T7"><text:line-break/>http://ols.fedoraproject.org/OLS/Reprints-2006/miyazawa-reprint.pdf</text:span></text:p>
      <text:p text:style-name="P2"><text:span text:style-name="Strong_20_Emphasis"><text:span text:style-name="T7">Linux IPv6 Networking" there is a section about IPSec</text:span></text:span><text:span text:style-name="T7"><text:line-break/>http://www.kernel.org/doc/ols/2003/ols2003-pages-507-523.pdf<text:line-break/><text:line-break/></text:span><text:span text:style-name="Strong_20_Emphasis"><text:span text:style-name="T7">Linux IPv6 Stack Implementation Based on Serialized Data State Processing</text:span></text:span><text:span text:style-name="T7"><text:line-break/>http://hiroshi1.hongo.wide.ad.jp/hiroshi/papers/yoshifuji_Mar2004.pdf</text:span></text:p>
      <text:p text:style-name="P3"> </text:p>
      <text:p text:style-name="P3"><text:soft-page-break/> </text:p>
      <text:h text:style-name="P103" text:outline-level="2"><text:bookmark text:name="_Host_to_Host_VPN_.28using_openswan.29"/>Example: Host to Host VPN (using openswan)</text:h>
      <text:p text:style-name="P4">in /etc/ipsec.conf:</text:p>
      <text:p text:style-name="P4">conn linuxtolinux left=192.168.0.189 leftnexthop=%direct leftrsasigkey=0sAQPPQ... right=192.168.0.45 rightnexthop=%direct rightrsasigkey=0sAQNwb... type=tunnel auto=start</text:p>
      <text:p text:style-name="P3">● <text:span text:style-name="T1">service ipsec start (to start the service)</text:span></text:p>
      <text:p text:style-name="P3">● <text:span text:style-name="T1">ipsec verify – Check your system to see if IPsec got installed and started correctly.</text:span></text:p>
      <text:p text:style-name="P3">● <text:span text:style-name="T1">ipsec auto –status – If you see “IPsec SA established” , this implies success.</text:span></text:p>
      <text:p text:style-name="P3">● <text:span text:style-name="T1">Look for errors in /var/log/secure (fedora core) or in kernel syslog Tips for hacking</text:span></text:p>
      <text:p text:style-name="P3">● <text:span text:style-name="T1">Documentation/networking/ipsysctl. txt: networking kernel tunabels</text:span></text:p>
      <text:p text:style-name="P3">● <text:span text:style-name="T1">Example of reading a hex address:</text:span></text:p>
      <text:p text:style-name="P3">● <text:span text:style-name="T1">iph-&gt;daddr == 0x0A00A8C0 or means checking if the address is 192.168.0.10 (C0=192,A8=168,00=0,0A=10).</text:span></text:p>
      <text:p text:style-name="P3"> </text:p>
      <text:p text:style-name="P2"><text:span text:style-name="Strong_20_Emphasis"><text:span text:style-name="T9">Disable ping reply:</text:span></text:span></text:p>
      <text:p text:style-name="P3">● <text:span text:style-name="T1">echo 1 &gt;/proc/sys/net/ipv4/icmp_echo_ignore_all</text:span></text:p>
      <text:p text:style-name="P2"><text:span text:style-name="T14">● </text:span><text:span text:style-name="T7">Disable arp:</text:span><text:span text:style-name="Emphasis"><text:span text:style-name="Strong_20_Emphasis"><text:span text:style-name="T7"> ip link set eth0 arp off</text:span></text:span></text:span><text:span text:style-name="T7"> (the NOARP flag will be set)</text:span></text:p>
      <text:p text:style-name="P2"><text:span text:style-name="T14">● </text:span><text:span text:style-name="T7">Also </text:span><text:span text:style-name="Emphasis"><text:span text:style-name="Strong_20_Emphasis"><text:span text:style-name="T7">ifconfig eth0 arp</text:span></text:span></text:span><text:span text:style-name="T7"> has the same effect.</text:span></text:p>
      <text:p text:style-name="P3">● <text:span text:style-name="T1">How can you get the Path MTU to a destination (PMTU)? – Use tracepath (see man tracepath). – Tracepath is from iputils.</text:span></text:p>
      <text:p text:style-name="P3">● <text:span text:style-name="T1">Keep iphdr struct handy (printout): (from linux/ip.h)</text:span></text:p>
      <text:p text:style-name="P4">struct iphdr { __u8 ihl:4, version:4; __u8 tos; __be16 tot_len; __be16 id; __be16 frag_off; __u8 ttl; __u8 protocol; __sum16 check; __be32 saddr; __be32 daddr; /*The options start here. */ };</text:p>
      <text:p text:style-name="P3">● <text:span text:style-name="T1">NIPQUAD() : macro for printing hex addresses</text:span></text:p>
      <text:p text:style-name="P3">● <text:span text:style-name="T1">CONFIG_NET_DMA is for TCP/IP offload.</text:span></text:p>
      <text:p text:style-name="P3">● <text:span text:style-name="T1">When you encounter: xfrm / CONFIG_XFRM this has to to do with IPSEC. (transformers). New and future trends</text:span></text:p>
      <text:p text:style-name="P3">● <text:span text:style-name="T1">IO/AT.</text:span></text:p>
      <text:p text:style-name="P3">● <text:span text:style-name="T1">NetChannels (Van Jacobson and Evgeniy Polyakov).</text:span></text:p>
      <text:p text:style-name="P3">● <text:span text:style-name="T1">TCP Offloading.</text:span></text:p>
      <text:p text:style-name="P3">● <text:span text:style-name="T1">RDMA - Remote Direct Memory Access.</text:span></text:p>
      <text:p text:style-name="P4"><text:soft-page-break/>- iWARP - stands for: Internet Wide Area RDMA Protocol</text:p>
      <text:p text:style-name="P4">- Currently there are only two drivers in the kernel tree for NICS with RDMA support: (rnics) 1) drivers/infiniband/hw/amso1100</text:p>
      <text:p text:style-name="P4">2) drivers/infiniband/hw/cxgb3. - driver for the Chelsio T3 1GbE and 10GbE adapters.</text:p>
      <text:p text:style-name="P3"> <text:span text:style-name="T1">The kernel maintainer of the INFINIBAND SUBSYSTEM is Roland Dreier.</text:span></text:p>
      <text:p text:style-name="P2"><text:span text:style-name="Strong_20_Emphasis"><text:span text:style-name="T14">● </text:span></text:span><text:span text:style-name="Strong_20_Emphasis"><text:span text:style-name="T7">Mulitqueus </text:span></text:span><text:span text:style-name="T7">: some new nics, like e1000 and IPW2200, allow two or more hardware Tx queues. Also with virtio, patches which support multiqueue were recently sent.</text:span></text:p>
      <text:p text:style-name="P4">In case you want to override the kernel selection of tx queue, you should implement</text:p>
      <text:p text:style-name="P2"><text:span text:style-name="Strong_20_Emphasis"><text:span text:style-name="Emphasis"><text:span text:style-name="T7">ndo_select_queue()</text:span></text:span></text:span><text:span text:style-name="T7"> member of the </text:span><text:span text:style-name="Strong_20_Emphasis"><text:span text:style-name="Emphasis"><text:span text:style-name="T7">net_device_ops</text:span></text:span></text:span><text:span text:style-name="T7"> struct in your driver.</text:span></text:p>
      <text:p text:style-name="P2"><text:span text:style-name="T7">For example, this is done in </text:span><text:span text:style-name="Emphasis"><text:span text:style-name="Strong_20_Emphasis"><text:span text:style-name="T7">ieee80211_dataif_ops</text:span></text:span></text:span><text:span text:style-name="T7"> struct in </text:span><text:a xlink:type="simple" xlink:href="http://lxr.free-electrons.com/source/net/mac80211/iface.c" office:target-frame-name="_blank" xlink:show="new"><text:span text:style-name="T17">net/mac80211/iface.c</text:span></text:a></text:p>
      <text:p text:style-name="P4">...</text:p>
      <text:p text:style-name="P4">ndo_select_queue = ieee80211_netdev_select_queue</text:p>
      <text:p text:style-name="P4">...</text:p>
      <text:p text:style-name="P3"> </text:p>
      <text:p text:style-name="P2"><text:span text:style-name="Strong_20_Emphasis"><text:span text:style-name="Emphasis"><text:span text:style-name="T7">see</text:span></text:span></text:span><text:span text:style-name="T7">  </text:span><text:span text:style-name="Strong_20_Emphasis"><text:span text:style-name="Emphasis"><text:span text:style-name="T7">Documentation/networking/multiqueue.txt</text:span></text:span></text:span></text:p>
      <text:p text:style-name="P2"><text:span text:style-name="Strong_20_Emphasis"><text:span text:style-name="Emphasis"><text:span text:style-name="T7">and also</text:span></text:span></text:span></text:p>
      <text:p text:style-name="P2"><text:span text:style-name="Strong_20_Emphasis"><text:span text:style-name="Emphasis"><text:span text:style-name="T7">/work/src/net-next/Documentation/networking/scaling.txt</text:span></text:span></text:span></text:p>
      <text:p text:style-name="P2"><text:span text:style-name="Strong_20_Emphasis"><text:span text:style-name="Emphasis"><text:span text:style-name="T14"> </text:span></text:span></text:span></text:p>
      <text:h text:style-name="P111" text:outline-level="3"><text:a xlink:type="simple" xlink:href="http://www.google.co.il/url?sa=t&amp;rct=j&amp;q=%22multiqueue%20irq%20affinity%7C&amp;source=web&amp;cd=2&amp;ved=0CFAQFjAB&amp;url=http%3A%2F%2Fvger.kernel.org%2Fnetconf2011_slides%2Fbwh_netconf2011.pdf&amp;ei=waHMT96_EKfg4QTExuUS&amp;usg=AFQjCNGM0FqKT_qxIbjPzph_YkIyd3SD5A"><text:span text:style-name="T18">Managing multiple queues: </text:span></text:a><text:a xlink:type="simple" xlink:href="http://www.google.co.il/url?sa=t&amp;rct=j&amp;q=%22multiqueue%20irq%20affinity%7C&amp;source=web&amp;cd=2&amp;ved=0CFAQFjAB&amp;url=http%3A%2F%2Fvger.kernel.org%2Fnetconf2011_slides%2Fbwh_netconf2011.pdf&amp;ei=waHMT96_EKfg4QTExuUS&amp;usg=AFQjCNGM0FqKT_qxIbjPzph_YkIyd3SD5A"><text:span text:style-name="Emphasis"><text:span text:style-name="T18">affinity</text:span></text:span></text:a><text:a xlink:type="simple" xlink:href="http://www.google.co.il/url?sa=t&amp;rct=j&amp;q=%22multiqueue%20irq%20affinity%7C&amp;source=web&amp;cd=2&amp;ved=0CFAQFjAB&amp;url=http%3A%2F%2Fvger.kernel.org%2Fnetconf2011_slides%2Fbwh_netconf2011.pdf&amp;ei=waHMT96_EKfg4QTExuUS&amp;usg=AFQjCNGM0FqKT_qxIbjPzph_YkIyd3SD5A"><text:span text:style-name="T18"> and other issues</text:span></text:a></text:h>
      <text:p text:style-name="P4">Ben Hutchings - netconf 2011</text:p>
      <text:p text:style-name="P2"><text:span text:style-name="Strong_20_Emphasis"><text:span text:style-name="Emphasis"><text:span text:style-name="T7">vger.kernel.org/netconf2011_slides/bwh_netconf2011.pdf</text:span></text:span></text:span></text:p>
      <text:p text:style-name="P2"><text:span text:style-name="Strong_20_Emphasis"><text:span text:style-name="Emphasis"><text:span text:style-name="T14"> </text:span></text:span></text:span></text:p>
      <text:p text:style-name="P4">In some drivers, the number of queues is passed as a module parameter:</text:p>
      <text:p text:style-name="P2"><text:span text:style-name="T7">see, for example, </text:span><text:a xlink:type="simple" xlink:href="http://lxr.free-electrons.com/source/drivers/net/ethernet/broadcom/bnx2x/bnx2x_main.c" office:target-frame-name="_blank" xlink:show="new"><text:span text:style-name="T17">drivers/net/ethernet/broadcom/bnx2x/bnx2x_main.c</text:span></text:a></text:p>
      <text:p text:style-name="P2"><text:span text:style-name="Strong_20_Emphasis"><text:span text:style-name="Emphasis"><text:span text:style-name="T7">num_queues is a module parameter (number of queues) in this driver.</text:span></text:span></text:span></text:p>
      <text:p text:style-name="P2"><text:span text:style-name="Strong_20_Emphasis"><text:span text:style-name="Emphasis"><text:span text:style-name="T14"> </text:span></text:span></text:span></text:p>
      <text:p text:style-name="P2"><text:span text:style-name="Strong_20_Emphasis"><text:span text:style-name="Emphasis"><text:span text:style-name="T14"> </text:span></text:span></text:span></text:p>
      <text:p text:style-name="P3"> </text:p>
      <text:p text:style-name="P2"><text:span text:style-name="T7">You should also use </text:span><text:span text:style-name="Strong_20_Emphasis"><text:span text:style-name="Emphasis"><text:span text:style-name="T7">alloc_etherdev_mq()</text:span></text:span></text:span><text:span text:style-name="T7"> in your network driver instead of </text:span><text:span text:style-name="Strong_20_Emphasis"><text:span text:style-name="Emphasis"><text:span text:style-name="T7">alloc_etherdev()</text:span></text:span></text:span></text:p>
      <text:p text:style-name="P3">● <text:span text:style-name="T1">See: “Enabling Linux Network Support of Hardware Multiqueue Devices”, OLS 2007.</text:span></text:p>
      <text:p text:style-name="P2"><text:soft-page-break/><text:span text:style-name="T14">● </text:span><text:span text:style-name="T7">Some more info in: </text:span><text:a xlink:type="simple" xlink:href="http://lxr.free-electrons.com/source/Documentation/networking/multiqueue.txt" office:target-frame-name="_blank" xlink:show="new"><text:span text:style-name="T17">Documentation/networking/multiqueue.txt</text:span></text:a><text:span text:style-name="T7"> in recent Linux kernels.</text:span></text:p>
      <text:p text:style-name="P4">See also Dave Miller multiqueue networking presentation he gave at the 5th Netfilter Workshop,September 11th-14th, 2007. Karlsruhe, Germany</text:p>
      <text:p text:style-name="P2"><text:a xlink:type="simple" xlink:href="http://vger.kernel.org/~davem/multiqueue.odp"><text:span text:style-name="T17">http://vger.kernel.org/~davem/multiqueue.odp</text:span></text:a></text:p>
      <text:p text:style-name="P4">and also:</text:p>
      <text:p text:style-name="P2"><text:span text:style-name="Strong_20_Emphasis"><text:span text:style-name="T7">"Multiqueue networking", article by Corbet: </text:span></text:span><text:span text:style-name="T7">http://lwn.net/Articles/289137/</text:span></text:p>
      <text:p text:style-name="P2"><text:span text:style-name="T14">● </text:span><text:span text:style-name="T7">Devices with multiple TX/RX queues will have the NETIF_F_MULTI_QUEUE feature (</text:span><text:a xlink:type="simple" xlink:href="http://lxr.free-electrons.com/source/include/linux/netdevice.h" office:target-frame-name="_blank" xlink:show="new"><text:span text:style-name="T17">include/linux/netdevice.h</text:span></text:a><text:span text:style-name="T7">)</text:span></text:p>
      <text:p text:style-name="P2"><text:span text:style-name="T14">● </text:span><text:span text:style-name="T7">MultiQueue nic drivers will call</text:span><text:span text:style-name="Emphasis"><text:span text:style-name="Strong_20_Emphasis"><text:span text:style-name="T7"> alloc_etherdev_mq()</text:span></text:span></text:span><text:span text:style-name="T7"> or </text:span><text:span text:style-name="Strong_20_Emphasis"><text:span text:style-name="Emphasis"><text:span text:style-name="T7">alloc_netdev_mq(</text:span></text:span></text:span><text:span text:style-name="T7">) instead of </text:span><text:span text:style-name="Emphasis"><text:span text:style-name="Strong_20_Emphasis"><text:span text:style-name="T7">alloc_etherdev() </text:span></text:span></text:span><text:span text:style-name="T7">or</text:span><text:span text:style-name="Emphasis"><text:span text:style-name="Strong_20_Emphasis"><text:span text:style-name="T7"> alloc_netdev().</text:span></text:span></text:span></text:p>
      <text:p text:style-name="P2"><text:span text:style-name="T14">● </text:span><text:span text:style-name="T7">We pass the setup method as a parameter to these methods; So , for example, with ethernet devices we pass </text:span><text:span text:style-name="Emphasis"><text:span text:style-name="Strong_20_Emphasis"><text:span text:style-name="T7">ether_setup()</text:span></text:span></text:span><text:span text:style-name="T7">; with wifi devices, we pass </text:span><text:span text:style-name="Emphasis"><text:span text:style-name="Strong_20_Emphasis"><text:span text:style-name="T7">ieee80211_if_setup()</text:span></text:span></text:span><text:span text:style-name="T7">.  (see ieee80211_if_add() in </text:span><text:a xlink:type="simple" xlink:href="http://lxr.free-electrons.com/source/%20http://lxr.free-electrons.com/source/%20http://lxr.free-electrons.com/source/%20http://lxr.free-electrons.com/source/%20http://lxr.free-electrons.com/source/%20http://lxr.free-electrons.com/source/%20http://lxr.free-electrons.com/source/%20http://lxr.free-electrons.com/source/%20http://lxr.free-electrons.com/source/%20" office:target-frame-name="_blank" xlink:show="new"><text:span text:style-name="T17">net/mac80211/iface.c</text:span></text:a><text:span text:style-name="T7">)</text:span></text:p>
      <text:p text:style-name="P3"> </text:p>
      <text:p text:style-name="P2"><text:span text:style-name="Strong_20_Emphasis"><text:span text:style-name="T9">lnstat tool</text:span></text:span></text:p>
      <text:p text:style-name="P3"> <text:span text:style-name="T1">lnstat tool is a powerful tool, part of iproute 2 package</text:span></text:p>
      <text:p text:style-name="P2"><text:span text:style-name="Strong_20_Emphasis"><text:span text:style-name="T7">Examples of usage:</text:span></text:span></text:p>
      <text:p text:style-name="P2"><text:span text:style-name="Emphasis"><text:span text:style-name="Strong_20_Emphasis"><text:span text:style-name="T7">lnstat -f rt_cache -k entries</text:span></text:span></text:span><text:span text:style-name="T7"><text:line-break/>shows number of routing cache entries<text:line-break/><text:line-break/></text:span><text:span text:style-name="Emphasis"><text:span text:style-name="Strong_20_Emphasis"><text:span text:style-name="T7">lnstat -f rt_cache -k in_hit</text:span></text:span></text:span><text:span text:style-name="T7"><text:line-break/>shows number of routing cache hits</text:span></text:p>
      <text:p text:style-name="P2"><text:span text:style-name="Strong_20_Emphasis"><text:span text:style-name="T9">Misc:</text:span></text:span></text:p>
      <text:p text:style-name="P4">In this section there are some topics on which I intend to add more info</text:p>
      <text:p text:style-name="P4">during time.</text:p>
      <text:h text:style-name="P102" text:outline-level="2"><text:span text:style-name="Strong_20_Emphasis"><text:span text:style-name="T10">Fragmentation:</text:span></text:span></text:h>
      <text:p text:style-name="P2"><text:span text:style-name="Strong_20_Emphasis"><text:span text:style-name="T9">Fragmentation of outgoing packets:</text:span></text:span></text:p>
      <text:p text:style-name="P4">When the length of the skb is larger then the MTU of the device from which</text:p>
      <text:p text:style-name="P2"><text:span text:style-name="T7">the packet is transmitted, we preform fragmentation;  this is done in </text:span><text:span text:style-name="Emphasis"><text:span text:style-name="Strong_20_Emphasis"><text:span text:style-name="T7">ip_fragment()</text:span></text:span></text:span><text:span text:style-name="T7"> method</text:span></text:p>
      <text:p text:style-name="P2"><text:span text:style-name="Emphasis"><text:span text:style-name="T7">(</text:span></text:span><text:a xlink:type="simple" xlink:href="http://lxr.free-electrons.com/source/net/ipv4/ip_output.c" office:target-frame-name="_blank" xlink:show="new"><text:span text:style-name="Emphasis"><text:span text:style-name="T17">net/ipv4/ip_output.c</text:span></text:span></text:a><text:span text:style-name="Emphasis"><text:span text:style-name="T7">); </text:span></text:span><text:span text:style-name="T7">in IPv6, it is done in</text:span><text:span text:style-name="Emphasis"><text:span text:style-name="T7"> </text:span></text:span><text:span text:style-name="Emphasis"><text:span text:style-name="Strong_20_Emphasis"><text:span text:style-name="T7">ip6_fragment()</text:span></text:span></text:span><text:span text:style-name="Emphasis"><text:span text:style-name="T7"> in </text:span></text:span><text:a xlink:type="simple" xlink:href="https://www.linuxfoundation.org/net/ipv6/ip6_output.c" office:target-frame-name="_blank" xlink:show="new"><text:span text:style-name="T17">net/ipv6/ip6_output.c</text:span></text:a></text:p>
      <text:p text:style-name="P4">Fragmentation can be done in two ways:</text:p>
      <text:p text:style-name="P3">   <text:span text:style-name="T1">- via a page array (called skb_shinfo(skb)-&gt;frags[]) (There can be up to MAX_SKB_FRAGS; MAX_SKB_FRAGS is 16 when page size is 4K).</text:span></text:p>
      <text:p text:style-name="P3">   <text:span text:style-name="T1">- via a list of SKBs (called skb_shinfo(skb)-&gt;frag_list)</text:span></text:p>
      <text:p text:style-name="P2"><text:soft-page-break/><text:span text:style-name="T14">        </text:span><text:span text:style-name="T7">- Then method  </text:span><text:span text:style-name="Emphasis"><text:span text:style-name="Strong_20_Emphasis"><text:span text:style-name="T7">skb_has_frag_list()</text:span></text:span></text:span><text:span text:style-name="Emphasis"><text:span text:style-name="T7"> </text:span></text:span><text:span text:style-name="T7">tests the second (This method was called </text:span><text:span text:style-name="Emphasis"><text:span text:style-name="Strong_20_Emphasis"><text:span text:style-name="T7">skb_has_frags()</text:span></text:span></text:span><text:span text:style-name="T7"> in the past).</text:span></text:p>
      <text:p text:style-name="P3"> </text:p>
      <text:p text:style-name="P4">When creating a socket in user space, we can tell it not to support fragmentation.</text:p>
      <text:p text:style-name="P2"><text:span text:style-name="T7">This is done for example in </text:span><text:span text:style-name="Strong_20_Emphasis"><text:span text:style-name="Emphasis"><text:span text:style-name="T7">tracepath</text:span></text:span></text:span><text:span text:style-name="T7"> util (part of iputils), with </text:span><text:span text:style-name="Emphasis"><text:span text:style-name="Strong_20_Emphasis"><text:span text:style-name="T7">setsockopt(),</text:span></text:span></text:span></text:p>
      <text:p text:style-name="P2"><text:span text:style-name="Emphasis"><text:span text:style-name="T7">(tracepath util finds the path MTU)</text:span></text:span></text:p>
      <text:p text:style-name="P2"><text:span text:style-name="Emphasis"><text:span text:style-name="T7">...<text:line-break/>in on = </text:span></text:span><text:span text:style-name="Emphasis"><text:span text:style-name="Strong_20_Emphasis"><text:span text:style-name="T7">IP_PMTUDISC_DO</text:span></text:span></text:span><text:span text:style-name="Emphasis"><text:span text:style-name="T7">;</text:span></text:span></text:p>
      <text:p text:style-name="P2"><text:span text:style-name="Emphasis"><text:span text:style-name="T7">setsockopt(fd, SOL_IP, IP_MTU_DISCOVER, &amp;on, sizeof(on));</text:span></text:span></text:p>
      <text:p text:style-name="P2"><text:span text:style-name="T7">...</text:span></text:p>
      <text:p text:style-name="P2"><text:span text:style-name="T7">In the kernel, </text:span><text:span text:style-name="Strong_20_Emphasis"><text:span text:style-name="Emphasis"><text:span text:style-name="T7">ip_dont_fragment()</text:span></text:span></text:span><text:span text:style-name="T7"> checks the value of </text:span><text:span text:style-name="Strong_20_Emphasis"><text:span text:style-name="Emphasis"><text:span text:style-name="T7">pmtudisc</text:span></text:span></text:span><text:span text:style-name="T7"> field of the socket (struct inet_sock, which is embedded the </text:span><text:span text:style-name="Strong_20_Emphasis"><text:span text:style-name="T7">sock</text:span></text:span><text:span text:style-name="T7"> structure).  In case </text:span><text:span text:style-name="Strong_20_Emphasis"><text:span text:style-name="Emphasis"><text:span text:style-name="T7">pmtudisc </text:span></text:span></text:span><text:span text:style-name="Emphasis"><text:span text:style-name="T7">equals</text:span></text:span><text:span text:style-name="Strong_20_Emphasis"><text:span text:style-name="Emphasis"><text:span text:style-name="T7"> IP_PMTUDISC_DO,</text:span></text:span></text:span><text:span text:style-name="T7"> </text:span><text:span text:style-name="Emphasis"><text:span text:style-name="T7">we set the </text:span></text:span><text:span text:style-name="Emphasis"><text:span text:style-name="Strong_20_Emphasis"><text:span text:style-name="T7">IP_DF</text:span></text:span></text:span><text:span text:style-name="Emphasis"><text:span text:style-name="T7"> (Don't fragment) flag in the ip header by</text:span></text:span></text:p>
      <text:p text:style-name="P2"><text:span text:style-name="Emphasis"><text:span text:style-name="Strong_20_Emphasis"><text:span text:style-name="T7">iph-&gt;frag_off = htons(IP_DF). </text:span></text:span></text:span><text:span text:style-name="Emphasis"><text:span text:style-name="T7">See for example, ip_build_and_send_pkt() in </text:span></text:span><text:a xlink:type="simple" xlink:href="https://www.linuxfoundation.org/net/ipv4/ip_output.c" office:target-frame-name="_blank" xlink:show="new"><text:span text:style-name="Emphasis"><text:span text:style-name="T17">net/ipv4/ip_output.c</text:span></text:span></text:a></text:p>
      <text:p text:style-name="P2"><text:span text:style-name="Emphasis"><text:span text:style-name="Strong_20_Emphasis"><text:span text:style-name="T14"> </text:span></text:span></text:span></text:p>
      <text:p text:style-name="P2"><text:span text:style-name="Emphasis"><text:span text:style-name="Strong_20_Emphasis"><text:span text:style-name="T7">raw_sendmsg()</text:span></text:span></text:span><text:span text:style-name="T7"> and </text:span><text:span text:style-name="Emphasis"><text:span text:style-name="Strong_20_Emphasis"><text:span text:style-name="T7">udp_sendmsg()</text:span></text:span></text:span><text:span text:style-name="Emphasis"><text:span text:style-name="T7"> </text:span></text:span><text:span text:style-name="T7">use</text:span><text:span text:style-name="Emphasis"><text:span text:style-name="Strong_20_Emphasis"><text:span text:style-name="T7"> ip_appand_data()</text:span></text:span></text:span><text:span text:style-name="T7">, which <text:line-break/>uses the generic ip fragmentation method, </text:span><text:span text:style-name="Emphasis"><text:span text:style-name="Strong_20_Emphasis"><text:span text:style-name="T7">ip_generic_getfrag()</text:span></text:span></text:span><text:span text:style-name="T7">.<text:line-break/>Exception to this is udplite sockets, which uses </text:span><text:span text:style-name="Emphasis"><text:span text:style-name="Strong_20_Emphasis"><text:span text:style-name="T7">udplite_getfrag()</text:span></text:span></text:span><text:span text:style-name="T7"> for<text:line-break/>fragmentation.</text:span></text:p>
      <text:p text:style-name="P2"><text:span text:style-name="Strong_20_Emphasis"><text:span text:style-name="Emphasis"><text:span text:style-name="T9">Extracting the fragment offset from the ip header and the fragmen flags:</text:span></text:span></text:span><text:span text:style-name="T7"><text:line-break/>The "frag_off" field (which is 16 bit in length) in the ip header represents the offset and the  flags of the fragment.<text:line-break/>       -</text:span><text:span text:style-name="Strong_20_Emphasis"><text:span text:style-name="T7"> 13 </text:span></text:span><text:span text:style-name="T7">leftmost bits are the offset. (the offset units is 8-bytes)<text:line-break/>       - </text:span><text:span text:style-name="Strong_20_Emphasis"><text:span text:style-name="T7">3</text:span></text:span><text:span text:style-name="T7"> rightmost bits are the flags.<text:line-break/>       <text:line-break/>       So in order getting the offset and the flag from the ip header can<text:line-break/>       be done thus: <text:line-break/>       <text:line-break/>       IP_OFFSET is 0x1FFF: a mask for getting 13 leftmost bits.<text:line-break/>       <text:line-break/>       (see #define IP_OFFSET    0x1FFF in ip.h)<text:line-break/>       <text:line-break/>       <text:line-break/>        int offset, flags;    <text:line-break/>        offset = ntohs(ip_hdr(skb)-&gt;frag_off);<text:line-break/>        flags = offset &amp; ~IP_OFFSET;<text:line-break/>        offset &amp;= IP_OFFSET;<text:line-break/>        offset &lt;&lt;= 3;        /* offset is in 8-byte chunks */<text:line-break/><text:line-break/>        <text:line-break/>        - see for example, </text:span><text:span text:style-name="Strong_20_Emphasis"><text:span text:style-name="Emphasis"><text:span text:style-name="T7">ip_frag_queue()</text:span></text:span></text:span><text:span text:style-name="Strong_20_Emphasis"><text:span text:style-name="T7"> </text:span></text:span><text:span text:style-name="T7">in </text:span><text:a xlink:type="simple" xlink:href="http://lxr.free-electrons.com/source/net/ipv4/ip_fragment.c" office:target-frame-name="_blank" xlink:show="new"><text:span text:style-name="T17">net/ipv4/ip_fragment.c</text:span></text:a></text:p>
      <text:p text:style-name="P2"><text:soft-page-break/><text:span text:style-name="T7">Each fragment has the</text:span><text:span text:style-name="Strong_20_Emphasis"><text:span text:style-name="T7"> IP_MF</text:span></text:span><text:span text:style-name="T7"> flag ("More fragments") set, except for the last fragment.</text:span></text:p>
      <text:p text:style-name="P4">The id field of the ip header is the same for all fragments.</text:p>
      <text:p text:style-name="P3"> </text:p>
      <text:list xml:id="list857707921" text:style-name="L35">
        <text:list-item>
          <text:p text:style-name="P73"> <text:span text:style-name="T1">If a fragment is not received at the second side after a predetermined time, an</text:span></text:p>
        </text:list-item>
      </text:list>
      <text:p text:style-name="P2"><text:span text:style-name="T7">ICMP is sent back; this is an</text:span><text:span text:style-name="Strong_20_Emphasis"><text:span text:style-name="T7"> ICMP_TIME_EXCEEDED</text:span></text:span><text:span text:style-name="T7"> with</text:span></text:p>
      <text:p text:style-name="P2"><text:span text:style-name="T7">"Fragment Reassembly Timeout exceeded" message (</text:span><text:span text:style-name="Strong_20_Emphasis"><text:span text:style-name="T7">ICMP_EXC_FRAGTIME</text:span></text:span><text:span text:style-name="T7">).</text:span></text:p>
      <text:p text:style-name="P2"><text:span text:style-name="T7">Notice that </text:span><text:span text:style-name="Strong_20_Emphasis"><text:span text:style-name="T7">ICMP_TIME_EXCEEDED</text:span></text:span><text:span text:style-name="T7"> also is sent when ttl is set to 0, in </text:span><text:span text:style-name="Emphasis"><text:span text:style-name="Strong_20_Emphasis"><text:span text:style-name="T7">ip_forward().</text:span></text:span></text:span></text:p>
      <text:p text:style-name="P2"><text:span text:style-name="T7">But, in that case, it is </text:span><text:span text:style-name="Strong_20_Emphasis"><text:span text:style-name="T7">ICMP_EXC_TTL</text:span></text:span><text:span text:style-name="T7"> ("TTL count exceeded").</text:span></text:p>
      <text:p text:style-name="P3">  <text:span text:style-name="T1">Setting the ip header id field ("identification") is very important for performing </text:span></text:p>
      <text:p text:style-name="P4">fragmentation; all fragments must have the same id so that the other side will</text:p>
      <text:p text:style-name="P2"><text:span text:style-name="T7">be able to reassemble. Assiging id to ip header is done by </text:span><text:span text:style-name="Strong_20_Emphasis"><text:span text:style-name="Emphasis"><text:span text:style-name="T7">__ip_select_ident()</text:span></text:span></text:span><text:span text:style-name="T7">;</text:span></text:p>
      <text:p text:style-name="P2"><text:span text:style-name="T7">see </text:span><text:a xlink:type="simple" xlink:href="http://lxr.free-electrons.com/source/net/ipv4/route.c" office:target-frame-name="_blank" xlink:show="new"><text:span text:style-name="Emphasis"><text:span text:style-name="T17">net/ipv4/route.c</text:span></text:span></text:a><text:span text:style-name="Emphasis"><text:span text:style-name="T7">.</text:span></text:span></text:p>
      <text:p text:style-name="P3"> </text:p>
      <text:p text:style-name="P2"><text:bookmark text:name="VirtualNetworkDevices"/><text:span text:style-name="Strong_20_Emphasis"><text:span text:style-name="T9">Virtual network devices</text:span></text:span></text:p>
      <text:p text:style-name="P2"><text:span text:style-name="T7"><text:line-break/>The </text:span><text:span text:style-name="Strong_20_Emphasis"><text:span text:style-name="T7">tx_queue_len</text:span></text:span><text:span text:style-name="T7"> of virtual devices is usually 0 as they do not <text:line-break/>hold a queue of their own; so, for example, if you will create a <text:line-break/>vlan with vconfig or a bridge with brctl, ifconfig will show that <text:line-break/>tx_queue_len is 0.</text:span></text:p>
      <text:p text:style-name="P2"><text:span text:style-name="T7">see: <text:line-break/><text:line-break/></text:span><text:span text:style-name="Strong_20_Emphasis"><text:span text:style-name="Emphasis"><text:span text:style-name="T7">br_dev_setup()</text:span></text:span></text:span><text:span text:style-name="T7"> in </text:span><text:a xlink:type="simple" xlink:href="http://lxr.free-electrons.com/source/net/bridge/br_device.c" office:target-frame-name="_blank" xlink:show="new"><text:span text:style-name="T17">net/bridge/br_device.c</text:span></text:a><text:span text:style-name="T7"><text:line-break/>    ...<text:line-break/>    dev-&gt;tx_queue_len = 0;<text:line-break/>    ...<text:line-break/>and <text:line-break/></text:span><text:span text:style-name="Emphasis"><text:span text:style-name="Strong_20_Emphasis"><text:span text:style-name="T7">vlan_setup()</text:span></text:span></text:span><text:span text:style-name="T7"> in <text:line-break/><text:line-break/>    </text:span><text:a xlink:type="simple" xlink:href="http://lxr.free-electrons.com/source/net/8021q/vlan_dev.c" office:target-frame-name="_blank" xlink:show="new"><text:span text:style-name="T17">net/8021q/vlan_dev.c</text:span></text:a><text:span text:style-name="T7"><text:line-break/>    ...<text:line-break/>        dev-&gt;tx_queue_len    = 0;<text:line-break/>    ...</text:span></text:p>
      <text:p text:style-name="P2"><text:span text:style-name="T7">and <text:line-break/></text:span><text:span text:style-name="Emphasis"><text:span text:style-name="Strong_20_Emphasis"><text:span text:style-name="T7">bond_setup()</text:span></text:span></text:span></text:p>
      <text:p text:style-name="P2"><text:span text:style-name="T7">in</text:span><text:a xlink:type="simple" xlink:href="http://lxr.free-electrons.com/source/drivers/net/bonding/bond_main.c" office:target-frame-name="_blank" xlink:show="new"><text:span text:style-name="T17"> drivers/net/bonding/bond_main.c</text:span></text:a><text:span text:style-name="T7">:<text:line-break/>...<text:line-break/>bond_dev-&gt;tx_queue_len = 0;<text:line-break/>...</text:span></text:p>
      <text:p text:style-name="P2"><text:soft-page-break/><text:span text:style-name="T7">and </text:span><text:span text:style-name="Strong_20_Emphasis"><text:span text:style-name="T7">macvlan_setup</text:span></text:span><text:span text:style-name="T7">()<text:line-break/>in </text:span><text:a xlink:type="simple" xlink:href="http://lxr.free-electrons.com/source/drivers/net/macvlan.c" office:target-frame-name="_blank" xlink:show="new"><text:span text:style-name="T17">drivers/net/macvlan.c</text:span></text:a><text:span text:style-name="T7">:<text:line-break/><text:line-break/>    ...<text:line-break/>    dev-&gt;tx_queue_len    = 0;<text:line-break/>    ...</text:span></text:p>
      <text:p text:style-name="P3"> </text:p>
      <text:p text:style-name="P4">and </text:p>
      <text:p text:style-name="P2"><text:span text:style-name="Strong_20_Emphasis"><text:span text:style-name="T7">vxlan_setup() </text:span></text:span><text:span text:style-name="T7">in </text:span><text:a xlink:type="simple" xlink:href="http://lxr.free-electrons.com/source/drivers/net/vxlan.c" office:target-frame-name="_blank" xlink:show="new"><text:span text:style-name="T17">drivers/net/vxlan.c</text:span></text:a></text:p>
      <text:p text:style-name="P3">    <text:span text:style-name="T1">...</text:span></text:p>
      <text:p text:style-name="P3">    <text:span text:style-name="T1">dev-&gt;tx_queue_len = 0;</text:span></text:p>
      <text:p text:style-name="P3">    <text:span text:style-name="T1">...</text:span></text:p>
      <text:p text:style-name="P2"><text:span text:style-name="T7">Notice that for virtual devices, like loopback and vlan, the qdisc is<text:line-break/>the </text:span><text:span text:style-name="Strong_20_Emphasis"><text:span text:style-name="T7">noqueue</text:span></text:span><text:span text:style-name="T7"> qdisc.</text:span></text:p>
      <text:p text:style-name="P4">So for example, when running "ip addr show" you will see for the loopback device:<text:line-break/>1: lo: &lt;LOOPBACK,UP,LOWER_UP&gt; mtu 65536 qdisc noqueue state UNKNOWN<text:line-break/>and for the a vlan device (eth0.6 in this example):<text:line-break/>eth0.6@eth0: &lt;BROADCAST,MULTICAST,UP,LOWER_UP&gt; mtu 1500 qdisc noqueue state</text:p>
      <text:p text:style-name="P4">where as in other, non virtual devices, you will have pfifo_fast qdisc.</text:p>
      <text:p text:style-name="P2"><text:span text:style-name="T7">Some more implementation details about achieving it:<text:line-break/>in </text:span><text:span text:style-name="Strong_20_Emphasis"><text:span text:style-name="Emphasis"><text:span text:style-name="T7">attach_one_default_qdisc()</text:span></text:span></text:span><text:span text:style-name="T7"> (</text:span><text:a xlink:type="simple" xlink:href="https://www.linuxfoundation.org/net/sched/sch_generic.c" office:target-frame-name="_blank" xlink:show="new"><text:span text:style-name="T17">net/sched/sch_generic.c</text:span></text:a><text:span text:style-name="T7">) we have this code:</text:span></text:p>
      <text:p text:style-name="P4">static void attach_one_default_qdisc(struct net_device *dev,<text:line-break/>                                                         struct netdev_queue *dev_queue,<text:line-break/>                                                         void *_unused)<text:line-break/>  {<text:line-break/>  struct Qdisc *qdisc = &amp;noqueue_qdisc;</text:p>
      <text:p text:style-name="P3">  <text:span text:style-name="T1">if (dev-&gt;tx_queue_len) {<text:line-break/>    qdisc = qdisc_create_dflt(dev_queue, &amp;pfifo_fast_ops, TC_H_ROOT);<text:line-break/>    if (!qdisc) {<text:line-break/>       netdev_info(dev, "activation failed\n");<text:line-break/>       return;<text:line-break/>    }<text:line-break/>  }<text:line-break/>  dev_queue-&gt;qdisc_sleeping = qdisc;<text:line-break/>}</text:span></text:p>
      <text:p text:style-name="P2"><text:span text:style-name="T7">So when dev-&gt;tx_queue_len is 0, as in the case with virtual devices, we use the </text:span><text:span text:style-name="Strong_20_Emphasis"><text:span text:style-name="T7">noqueue_qdisc</text:span></text:span><text:span text:style-name="T7"> and do not call </text:span><text:span text:style-name="Emphasis"><text:span text:style-name="Strong_20_Emphasis"><text:span text:style-name="T7">qdisc_create_dflt().</text:span></text:span></text:span></text:p>
      <text:p text:style-name="P2"><text:span text:style-name="T7">Another feature of virtual devices is that they appear under /sys/devices/virtual/net. So for example, after boot, we have /sys/devices/virtual/net/lo/ entry for the loopback device. The entries which are created under /sys/devices/virtual/net for virtual network device are created </text:span><text:soft-page-break/><text:span text:style-name="T7">not because tx_queue_len of virtual devices is 0 and not because the noqueue_qdisc of  virtual devices. The reason they are created is because with virtual devices, we do not call the SET_NETDEV_DEV() macro. In case you'll look at this simple macro, which should always be called </text:span><text:span text:style-name="Strong_20_Emphasis"><text:span text:style-name="T7">before</text:span></text:span><text:span text:style-name="Strong_20_Emphasis"><text:span text:style-name="Emphasis"><text:span text:style-name="T7"> </text:span></text:span></text:span><text:span text:style-name="Emphasis"><text:span text:style-name="T7">register_netdev(), </text:span></text:span><text:span text:style-name="T7">you'll see that all it does is assign the parent member in net_device. How does this has to do with the virtual entry under sysfs? The answer is that devices which have no parent are considered "virtual" class-devices. And if you will look for the implementation details, you see that </text:span><text:span text:style-name="Emphasis"><text:span text:style-name="Strong_20_Emphasis"><text:span text:style-name="T7">register_netdev()</text:span></text:span></text:span><text:span text:style-name="Emphasis"><text:span text:style-name="T7"> calls </text:span></text:span><text:span text:style-name="Emphasis"><text:span text:style-name="Strong_20_Emphasis"><text:span text:style-name="T7">device_add()</text:span></text:span></text:span><text:span text:style-name="Emphasis"><text:span text:style-name="T7"> in </text:span></text:span><text:span text:style-name="Emphasis"><text:span text:style-name="Strong_20_Emphasis"><text:span text:style-name="T7">netdev_register_kobject(). </text:span></text:span></text:span><text:span text:style-name="T7">And </text:span><text:span text:style-name="Emphasis"><text:span text:style-name="Strong_20_Emphasis"><text:span text:style-name="T7">device_add()</text:span></text:span></text:span><text:span text:style-name="Emphasis"><text:span text:style-name="T7"> </text:span></text:span><text:span text:style-name="T7">(in drivers/base/core) creates an entry under /sys/devices/virtual/net for a device whose parent is null (see </text:span><text:span text:style-name="Emphasis"><text:span text:style-name="Strong_20_Emphasis"><text:span text:style-name="T7">get_device_parent()</text:span></text:span></text:span><text:span text:style-name="Emphasis"><text:span text:style-name="T7"> method,</text:span></text:span><text:span text:style-name="T7"> which is invoked from </text:span><text:span text:style-name="Emphasis"><text:span text:style-name="Strong_20_Emphasis"><text:span text:style-name="T7">device_add()</text:span></text:span></text:span><text:span text:style-name="T7">.</text:span></text:p>
      <text:p text:style-name="P4">So, for example,  in the case of creating a tun device (which is a virtual device) by:</text:p>
      <text:p text:style-name="P2"><text:span text:style-name="Emphasis"><text:span text:style-name="Strong_20_Emphasis"><text:span text:style-name="T7">ip tuntap add tun0 mode tun</text:span></text:span></text:span></text:p>
      <text:p text:style-name="P4">You will have an entry under:</text:p>
      <text:p text:style-name="P2"><text:span text:style-name="Emphasis"><text:span text:style-name="Strong_20_Emphasis"><text:span text:style-name="T7">/sys/devices/virtual/net/tun0/</text:span></text:span></text:span></text:p>
      <text:p text:style-name="P4">And when creating a tap device (which is also a virtual device) by:</text:p>
      <text:p text:style-name="P2"><text:span text:style-name="Emphasis"><text:span text:style-name="Strong_20_Emphasis"><text:span text:style-name="T7">ip tuntap add tap0 mode tap</text:span></text:span></text:span></text:p>
      <text:p text:style-name="P4">You will have an entry under:</text:p>
      <text:p text:style-name="P2"><text:span text:style-name="Emphasis"><text:span text:style-name="Strong_20_Emphasis"><text:span text:style-name="T7">/sys/devices/virtual/net/tap0/</text:span></text:span></text:span></text:p>
      <text:p text:style-name="P2"><text:span text:style-name="Emphasis"><text:span text:style-name="Strong_20_Emphasis"><text:span text:style-name="T14"> </text:span></text:span></text:span></text:p>
      <text:p text:style-name="P2"><text:span text:style-name="T7">We remove the tuntap devices by:<text:line-break/></text:span><text:span text:style-name="Emphasis"><text:span text:style-name="Strong_20_Emphasis"><text:span text:style-name="T7">ip tuntap del tap0 mode tap</text:span></text:span></text:span><text:span text:style-name="T7"><text:line-break/></text:span><text:span text:style-name="Emphasis"><text:span text:style-name="Strong_20_Emphasis"><text:span text:style-name="T7">ip tuntap del tun0 mode tun</text:span></text:span></text:span></text:p>
      <text:p text:style-name="P2"><text:span text:style-name="Emphasis"><text:span text:style-name="Strong_20_Emphasis"><text:span text:style-name="T14"> </text:span></text:span></text:span></text:p>
      <text:p text:style-name="P2"><text:span text:style-name="Strong_20_Emphasis"><text:span text:style-name="T9">Tunnels</text:span></text:span></text:p>
      <text:p text:style-name="P2"><text:span text:style-name="T7">What is the difference between</text:span><text:span text:style-name="Strong_20_Emphasis"><text:span text:style-name="T7"> ipip tunnel </text:span></text:span><text:span text:style-name="T7">and</text:span><text:span text:style-name="Strong_20_Emphasis"><text:span text:style-name="T7"> gre tunnel</text:span></text:span><text:span text:style-name="T7">?</text:span></text:p>
      <text:p text:style-name="P2"><text:span text:style-name="Strong_20_Emphasis"><text:span text:style-name="T7">gre</text:span></text:span><text:span text:style-name="T7"> tunnel supports multicasting whereas </text:span><text:span text:style-name="Strong_20_Emphasis"><text:span text:style-name="T7">ipip</text:span></text:span><text:span text:style-name="T7"> tunnel does support only unicast.</text:span></text:p>
      <text:p text:style-name="P2"><text:span text:style-name="Strong_20_Emphasis"><text:span text:style-name="T9">MTU</text:span></text:span></text:p>
      <text:p text:style-name="P2"><text:span text:style-name="T7">MTU stands for </text:span><text:span text:style-name="Strong_20_Emphasis"><text:span text:style-name="T7">Maximum Transfer Unit</text:span></text:span><text:span text:style-name="T7"> (or sometimes also </text:span><text:span text:style-name="Strong_20_Emphasis"><text:span text:style-name="T7">Maximum Transfer Unit</text:span></text:span><text:span text:style-name="T7">).</text:span></text:p>
      <text:p text:style-name="P4">MTU is symmetrical and applies both to receive and transmit.</text:p>
      <text:p text:style-name="P4">Layer 3 should not pass pass an skb which has payload bigger than an MTU.</text:p>
      <text:p text:style-name="P4">GSO and TSO are exceptions; in such cases, the device will separate the packet into smaller packets, which are smaller than the MTU.</text:p>
      <text:p text:style-name="P2"><text:span text:style-name="Strong_20_Emphasis"><text:span text:style-name="T9">Multicasting</text:span></text:span></text:p>
      <text:p text:style-name="P2"><text:span text:style-name="T7">struct </text:span><text:span text:style-name="Strong_20_Emphasis"><text:span text:style-name="T7">net_device</text:span></text:span><text:span text:style-name="T7"> holds two lists of addresses (instances of struct </text:span><text:span text:style-name="Emphasis"><text:span text:style-name="Strong_20_Emphasis"><text:span text:style-name="T7">netdev_hw_addr_list</text:span></text:span></text:span><text:span text:style-name="T7"> ): </text:span></text:p>
      <text:list xml:id="list2119243287" text:style-name="L36">
        <text:list-item>
          <text:p text:style-name="P88"><text:soft-page-break/><text:span text:style-name="Strong_20_Emphasis"><text:span text:style-name="T7">uc </text:span></text:span><text:span text:style-name="T7">is the unicast mac addresses list</text:span></text:p>
        </text:list-item>
      </text:list>
      <text:list xml:id="list1392695455" text:style-name="L37">
        <text:list-item>
          <text:p text:style-name="P89"><text:span text:style-name="Strong_20_Emphasis"><text:span text:style-name="T7">mc </text:span></text:span><text:span text:style-name="T7">is the multicast mac addresses list</text:span></text:p>
        </text:list-item>
      </text:list>
      <text:p text:style-name="P4">You add multicast addresses to the multicast mac addresses list (mc) both in IPv4 and IPv6 by:</text:p>
      <text:p text:style-name="P2"><text:span text:style-name="Strong_20_Emphasis"><text:span text:style-name="T14">      </text:span></text:span><text:span text:style-name="Strong_20_Emphasis"><text:span text:style-name="T7">dev_mc_add() (</text:span></text:span><text:span text:style-name="T7">in </text:span><text:a xlink:type="simple" xlink:href="http://lxr.free-electrons.com/source/net/core/dev_addr_lists.c" office:target-frame-name="_blank" xlink:show="new"><text:span text:style-name="T17">net/core/dev_addr_lists.c</text:span></text:a><text:span text:style-name="T7">).</text:span></text:p>
      <text:p text:style-name="P2"><text:span text:style-name="T7">In ipv4, a device adds the 224.0.0.1 multicast address (</text:span><text:span text:style-name="Strong_20_Emphasis"><text:span text:style-name="T7">IGMP_ALL_HOSTS</text:span></text:span><text:span text:style-name="T7"> , see </text:span><text:a xlink:type="simple" xlink:href="http://lxr.free-electrons.com/source/include/linux/igmp.h" office:target-frame-name="_blank" xlink:show="new"><text:span text:style-name="T17">include/linux/igmp.h</text:span></text:a><text:span text:style-name="T7">), in </text:span><text:span text:style-name="Emphasis"><text:span text:style-name="Strong_20_Emphasis"><text:span text:style-name="T7">ip_mc_up()</text:span></text:span></text:span><text:span text:style-name="T7"> (see </text:span><text:a xlink:type="simple" xlink:href="https://www.linuxfoundation.org/net/ipv4/igmp.c" office:target-frame-name="_blank" xlink:show="new"><text:span text:style-name="T17">net/ipv4/igmp.c</text:span></text:a><text:span text:style-name="T7">).</text:span></text:p>
      <text:p text:style-name="P3"> </text:p>
      <text:p text:style-name="P2"><text:span text:style-name="Strong_20_Emphasis"><text:span text:style-name="T9">GSO</text:span></text:span></text:p>
      <text:p text:style-name="P2"><text:span text:style-name="T7">For implementing GSO, a method called </text:span><text:span text:style-name="Emphasis"><text:span text:style-name="Strong_20_Emphasis"><text:span text:style-name="T7">gso_segment</text:span></text:span></text:span><text:span text:style-name="Emphasis"><text:span text:style-name="T7"> </text:span></text:span><text:span text:style-name="T7">was added to</text:span><text:span text:style-name="Emphasis"><text:span text:style-name="Strong_20_Emphasis"><text:span text:style-name="T7"> net_protocol</text:span></text:span></text:span><text:span text:style-name="T7"> <text:line-break/>struct in ipv4 (see</text:span><text:a xlink:type="simple" xlink:href="http://lxr.free-electrons.com/source/include/net/protocol.h" office:target-frame-name="_blank" xlink:show="new"><text:span text:style-name="T17"> include/net/protocol.h</text:span></text:a><text:span text:style-name="T7">)<text:line-break/>For tcp, this method is tcp_tso_segment() (see tcp_protocol in </text:span><text:a xlink:type="simple" xlink:href="http://lxr.free-electrons.com/source/net/ipv4/af_inet.c" office:target-frame-name="_blank" xlink:show="new"><text:span text:style-name="T17">net/ipv4/af_inet.c</text:span></text:a><text:span text:style-name="T7">).<text:line-break/>There are drivers who implement TSO; for example, e1000e of Intel. <text:line-break/><text:line-break/>A member called </text:span><text:span text:style-name="Emphasis"><text:span text:style-name="Strong_20_Emphasis"><text:span text:style-name="T7">gso_size</text:span></text:span></text:span><text:span text:style-name="T7"> was added to skb_shared_info <text:line-break/>Also a helper method called </text:span><text:span text:style-name="Emphasis"><text:span text:style-name="Strong_20_Emphasis"><text:span text:style-name="T7">skb_is_gso()</text:span></text:span></text:span><text:span text:style-name="Emphasis"><text:span text:style-name="T7"> </text:span></text:span><text:span text:style-name="T7">was added; this method checks whether <text:line-break/>gso_size of skb_shared_info is 0 or not (returns true when gso_size is not 0)<text:line-break/><text:line-break/></text:span><text:span text:style-name="Strong_20_Emphasis"><text:span text:style-name="T9">Grouping net devices</text:span></text:span></text:p>
      <text:p text:style-name="P2"><text:span text:style-name="T7">An interesting patch from Vlad Dogaru (January 2011) added support for network device groups.<text:line-break/>This was done by adding a member called "group" to struct net_device, and <text:line-break/>an API to set this group from kernel (</text:span><text:span text:style-name="Emphasis"><text:span text:style-name="Strong_20_Emphasis"><text:span text:style-name="T7">dev_set_group()</text:span></text:span></text:span><text:span text:style-name="T7">) and from user space.<text:line-break/>By default, all network devices are assigned to the default group, group 0.<text:line-break/>(</text:span><text:span text:style-name="Strong_20_Emphasis"><text:span text:style-name="T7">INIT_NETDEV_GROUP</text:span></text:span><text:span text:style-name="T7">);  see </text:span><text:span text:style-name="Emphasis"><text:span text:style-name="T7">alloc_netdev_mqs()</text:span></text:span><text:span text:style-name="T7"> in </text:span><text:a xlink:type="simple" xlink:href="http://lxr.free-electrons.com/source/net/core/dev.c" office:target-frame-name="_blank" xlink:show="new"><text:span text:style-name="T17">net/core/dev.c</text:span></text:a></text:p>
      <text:p text:style-name="P2"><text:span text:style-name="Strong_20_Emphasis"><text:span text:style-name="T9">ethtool</text:span></text:span><text:span text:style-name="T7"><text:line-break/><text:line-break/>struct </text:span><text:span text:style-name="Emphasis"><text:span text:style-name="Strong_20_Emphasis"><text:span text:style-name="T7">ethtool_ops</text:span></text:span></text:span><text:span text:style-name="T7"> had recently been added EEE support  (Energy Efficient Ethernet)<text:line-break/>   in the form of a new struct called </text:span><text:span text:style-name="Emphasis"><text:span text:style-name="Strong_20_Emphasis"><text:span text:style-name="T7">ethtool_eee</text:span></text:span></text:span><text:span text:style-name="T7"> (added in include/linux/ethtool.h)  <text:line-break/>   and two methods </text:span><text:span text:style-name="Strong_20_Emphasis"><text:span text:style-name="Emphasis"><text:span text:style-name="T7">get_eee()</text:span></text:span></text:span><text:span text:style-name="T7"> and </text:span><text:span text:style-name="Emphasis"><text:span text:style-name="Strong_20_Emphasis"><text:span text:style-name="T7">set_eee()</text:span></text:span></text:span><text:span text:style-name="Emphasis"><text:span text:style-name="T7"> </text:span></text:span><text:span text:style-name="T7"><text:line-break/><text:line-break/></text:span><text:span text:style-name="Strong_20_Emphasis"><text:span text:style-name="T9">IP address</text:span></text:span></text:p>
      <text:p text:style-name="P2"><text:span text:style-name="T14">  </text:span><text:span text:style-name="T7">In IPv4, when you set and IP address, you in fact assign it to </text:span><text:span text:style-name="Strong_20_Emphasis"><text:span text:style-name="Emphasis"><text:span text:style-name="T7">ifa-&gt;ifa_local.</text:span></text:span></text:span></text:p>
      <text:p text:style-name="P2"><text:span text:style-name="Strong_20_Emphasis"><text:span text:style-name="Emphasis"><text:span text:style-name="T7">(ifa is a pointer to struct in_ifaddr)</text:span></text:span></text:span></text:p>
      <text:p text:style-name="P2"><text:span text:style-name="T14">   </text:span><text:span text:style-name="T7">When running "</text:span><text:span text:style-name="Strong_20_Emphasis"><text:span text:style-name="Emphasis"><text:span text:style-name="T7">ifconfig</text:span></text:span></text:span><text:span text:style-name="T7">" or "</text:span><text:span text:style-name="Emphasis"><text:span text:style-name="Strong_20_Emphasis"><text:span text:style-name="T7">ip addr show</text:span></text:span></text:span><text:span text:style-name="T7">", you in fact issue an </text:span><text:span text:style-name="Strong_20_Emphasis"><text:span text:style-name="T7">SIOCGIFADDR </text:span></text:span><text:span text:style-name="T7">ioctl,</text:span></text:p>
      <text:p text:style-name="P2"><text:span text:style-name="T7">for getting interface address, which is handled by</text:span></text:p>
      <text:p text:style-name="P2"><text:span text:style-name="T7">struct </text:span><text:span text:style-name="Strong_20_Emphasis"><text:span text:style-name="T7">in_device</text:span></text:span><text:span text:style-name="T7"> from </text:span><text:a xlink:type="simple" xlink:href="http://lxr.free-electrons.com/source/include/linux/inetdevice.h" office:target-frame-name="_blank" xlink:show="new"><text:span text:style-name="T17">include/linux/inetdevice.h</text:span></text:a><text:span text:style-name="T7"> has a list : ifa_list, which is the IP ifaddr chain.</text:span></text:p>
      <text:p text:style-name="P2"><text:span text:style-name="Strong_20_Emphasis"><text:span text:style-name="T7">ifa_local</text:span></text:span><text:span text:style-name="T7"> is a member of struct </text:span><text:span text:style-name="Strong_20_Emphasis"><text:span text:style-name="T7">in_ifaddr</text:span></text:span><text:span text:style-name="T7"> which represents ipv4 address.</text:span></text:p>
      <text:p text:style-name="P2"><text:bookmark text:name="IPv6"/><text:soft-page-break/><text:span text:style-name="Strong_20_Emphasis"><text:span text:style-name="T9">IPV6</text:span></text:span></text:p>
      <text:p text:style-name="P4">In IPV6, the neighboring subsystem uses ICMPV6 for Neighboring messages (instead of ARP messages in IPV4).</text:p>
      <text:p text:style-name="P3">● <text:span text:style-name="T1">There are 5 types of ICMP codes for neighbour discovery<text:line-break/>messages:</text:span></text:p>
      <text:p text:style-name="P4">NEIGHBOUR SOLICITATION (135) parallel to ARP request in IPV4<text:line-break/>NEIGHBOUR ADVERTISEMENT (136) parallel to ARP reply in IPV4</text:p>
      <text:p text:style-name="P4">ROUTER SOLICITATION (133)</text:p>
      <text:p text:style-name="P4">ROUTER ADVERTISEMENT (134) <text:line-break/>REDIRECT (137)</text:p>
      <text:p text:style-name="P2"><text:span text:style-name="Strong_20_Emphasis"><text:span text:style-name="T9">Special Addresses:</text:span></text:span></text:p>
      <text:p text:style-name="P2"><text:span text:style-name="T7">All nodes (or : All hosts) address: FF02::1<text:line-break/>– </text:span><text:span text:style-name="Strong_20_Emphasis"><text:span text:style-name="Emphasis"><text:span text:style-name="T7">ipv6_addr_all_nodes()</text:span></text:span></text:span><text:span text:style-name="T7"> sets address to FF02::1<text:line-break/>– All Routers address: FF02::2<text:line-break/>– </text:span><text:span text:style-name="Emphasis"><text:span text:style-name="Strong_20_Emphasis"><text:span text:style-name="T7">ipv6_addr_all_routers()</text:span></text:span></text:span><text:span text:style-name="T7"> sets address to FF02::2<text:line-break/>Both in </text:span><text:a xlink:type="simple" xlink:href="http://lxr.free-electrons.com/source/include/net/addrconf.h" office:target-frame-name="_blank" xlink:show="new"><text:span text:style-name="T17">include/net/addrconf.h</text:span></text:a></text:p>
      <text:list xml:id="list941742757" text:style-name="L38">
        <text:list-item>
          <text:p text:style-name="P68">In IPV6: All addresses starting with FF are multicast address.</text:p>
        </text:list-item>
      </text:list>
      <text:p text:style-name="P3">● <text:span text:style-name="T1">IPV4: Addresses in the range 224.0.0.0 – 239.255.255.255<text:line-break/>are multicast addresses (class D).</text:span></text:p>
      <text:p text:style-name="P2"><text:span text:style-name="T7"><text:line-break/></text:span><text:span text:style-name="Strong_20_Emphasis"><text:span text:style-name="T9">Privacy Extensions</text:span></text:span><text:span text:style-name="T7"><text:line-break/>● Since the address is build using a prefix and MAC address,<text:line-break/>the identity of the machine can be found.<text:line-break/>● To avoid this, you can use </text:span><text:span text:style-name="Strong_20_Emphasis"><text:span text:style-name="T7">Privacy Extensions</text:span></text:span><text:span text:style-name="T7">.<text:line-break/>– This adds randomness to the IPV6 address creation process. (calling </text:span><text:span text:style-name="Emphasis"><text:span text:style-name="Strong_20_Emphasis"><text:span text:style-name="T7">get_random_bytes()</text:span></text:span></text:span><text:span text:style-name="Emphasis"><text:span text:style-name="T7"> </text:span></text:span><text:span text:style-name="T7">for example).<text:line-break/>● RFC 3041 Privacy Extensions for Stateless Address Autoconfiguration in IPv6.<text:line-break/>● You need </text:span><text:span text:style-name="Strong_20_Emphasis"><text:span text:style-name="T7">CONFIG_IPV6_PRIVACY</text:span></text:span><text:span text:style-name="T7"> to be set when building the kernel.</text:span></text:p>
      <text:p text:style-name="P2"><text:span text:style-name="T7">Hosts can disable receiving Router Advertisements by setting Autoconfiguration<text:line-break/>● When a host boots, (and its cable is connected) it first<text:line-break/>creates a Link Local Address.<text:line-break/>– A Link Local address starts with FE80.<text:line-break/>– This address is tentative (only works with ND messages).<text:line-break/>● The host sends a Neighbour Solicitation message.<text:line-break/>– The target is its tentative address, the source is all zeros.<text:line-break/>– This is DAD (</text:span><text:span text:style-name="Strong_20_Emphasis"><text:span text:style-name="T7">Double Address Detection</text:span></text:span><text:span text:style-name="T7">).<text:line-break/>● If there is no answer in due time, the state is changed to<text:line-break/>permanent. (IFA_F_PERMANENT)</text:span></text:p>
      <text:p text:style-name="P3">● <text:span text:style-name="T1">Then the host send Router Solicitation.<text:line-break/>– The target address of the Router Solicitation<text:line-break/>message is the All Routers multicast address<text:line-break/>FF02::2<text:line-break/>– All the routers reply with a Router Advertisement message.<text:line-break/></text:span><text:soft-page-break/><text:span text:style-name="T1">– The host sets address/addresses according to the prefix/prefixes received and starts the DAD process as before.</text:span></text:p>
      <text:p text:style-name="P3">● <text:span text:style-name="T1">At the end of the process, the host will have two (or more) IPv6 addresses:<text:line-break/>– Link Local IPV6 address.<text:line-break/>– The IPV6 address/addresses which was built using the prefix (in case that there is one or more routers sending RAs).</text:span></text:p>
      <text:p text:style-name="P2"><text:span text:style-name="T14">● </text:span><text:span text:style-name="T7">There are three trials by default for sending Router<text:line-break/>Solicitation.<text:line-break/>– It can be configured by:<text:line-break/>● </text:span><text:span text:style-name="Strong_20_Emphasis"><text:span text:style-name="T7">/proc/sys/net/ipv6/conf/eth0/router_solicitations</text:span></text:span></text:p>
      <text:p text:style-name="P2"><text:bookmark text:name="VLAN"/><text:span text:style-name="Strong_20_Emphasis"><text:span text:style-name="T9">VLAN  (802.1Q)</text:span></text:span></text:p>
      <text:p text:style-name="P4">VLAN (Virtual LAN) enables us to partition a physical network. Thus, diffenent</text:p>
      <text:p text:style-name="P4">broadcast domains are created. This is achieved by insering VLAN tag into the packet.</text:p>
      <text:p text:style-name="P2"><text:span text:style-name="T7">The VLAN tag is 4 bytes: 2 bytes are </text:span><text:span text:style-name="Emphasis"><text:span text:style-name="T7">Tag Protocol Identifier (TPID), which has a </text:span></text:span><text:span text:style-name="T7">value of 0x8100; 2 bytes are the </text:span><text:span text:style-name="Emphasis"><text:span text:style-name="T7">Tag Control Identifier (TCI). (In linux documentation, TCI is termed "tag control information", see vlan_tci in sk_buff struct, </text:span></text:span><text:a xlink:type="simple" xlink:href="http://lxr.free-electrons.com/source/include/linux/sk_buff.h" office:target-frame-name="_blank" xlink:show="new"><text:span text:style-name="Emphasis"><text:span text:style-name="T17">include/linux/sk_buff</text:span></text:span></text:a><text:span text:style-name="Emphasis"><text:span text:style-name="T7">)</text:span></text:span></text:p>
      <text:p text:style-name="P2"><text:span text:style-name="Emphasis"><text:span text:style-name="T7">The VLAN tag is inserted between the source mac address and ethertype of the eth header. The </text:span></text:span><text:span text:style-name="Emphasis"><text:span text:style-name="Strong_20_Emphasis"><text:span text:style-name="T7">vlan_insert_tag()</text:span></text:span></text:span><text:span text:style-name="Emphasis"><text:span text:style-name="T7"> method implements this tag insertion (</text:span></text:span><text:a xlink:type="simple" xlink:href="http://lxr.free-electrons.com/source/include/linux/if_vlan.h" office:target-frame-name="_blank" xlink:show="new"><text:span text:style-name="Emphasis"><text:span text:style-name="T17">include/linux/if_vlan.h</text:span></text:span></text:a><text:span text:style-name="Emphasis"><text:span text:style-name="T7">).</text:span></text:span></text:p>
      <text:p text:style-name="P2"><text:span text:style-name="Emphasis"><text:span text:style-name="T7">struct vlan_ethhdr represents vlan ethernet header (ethhdr + vlan_hdr).</text:span></text:span></text:p>
      <text:p text:style-name="P2"><text:span text:style-name="Emphasis"><text:span text:style-name="T7">h_vlan_proto in this struct will get always 0x8100 value.</text:span></text:span></text:p>
      <text:p text:style-name="P2"><text:span text:style-name="Emphasis"><text:span text:style-name="T7">h_vlan_TCI in this struct is the TCI, composed from priority and VLAN ID. </text:span></text:span></text:p>
      <text:p text:style-name="P2"><text:span text:style-name="Strong_20_Emphasis"><text:span text:style-name="Emphasis"><text:span text:style-name="T7">vlan_insert_tag() is invoked from the vlan rx handler, vlan_do_receive().</text:span></text:span></text:span></text:p>
      <text:p text:style-name="P2"><text:span text:style-name="Emphasis"><text:span text:style-name="T14"> </text:span></text:span><text:span text:style-name="Emphasis"><text:span text:style-name="T7">(see </text:span></text:span><text:a xlink:type="simple" xlink:href="http://lxr.free-electrons.com/source/include/linux/if_vlan.h" office:target-frame-name="_blank" xlink:show="new"><text:span text:style-name="Emphasis"><text:span text:style-name="T17">include/linux/if_vlan.h</text:span></text:span></text:a><text:span text:style-name="Emphasis"><text:span text:style-name="T7">).</text:span></text:span></text:p>
      <text:p text:style-name="P2"><text:span text:style-name="Emphasis"><text:span text:style-name="Strong_20_Emphasis"><text:span text:style-name="T15"> </text:span></text:span></text:span><text:span text:style-name="T7">VLAN support in linux is under </text:span><text:a xlink:type="simple" xlink:href="http://lxr.free-electrons.com/source/net/8021q" office:target-frame-name="_blank" xlink:show="new"><text:span text:style-name="T17">net/8021q</text:span></text:a><text:span text:style-name="T7">. </text:span></text:p>
      <text:p text:style-name="P2"><text:span text:style-name="T7">There is also the macvlan driver (</text:span><text:a xlink:type="simple" xlink:href="http://lxr.free-electrons.com/source/drivers/net/macvlan.c" office:target-frame-name="_blank" xlink:show="new"><text:span text:style-name="T17">drivers/net/macvlan.c</text:span></text:a><text:span text:style-name="T7">).</text:span></text:p>
      <text:p text:style-name="P2"><text:span text:style-name="T7">The header file for vlan is </text:span><text:a xlink:type="simple" xlink:href="http://lxr.free-electrons.com/source/include/linux/if_vlan.h" office:target-frame-name="_blank" xlink:show="new"><text:span text:style-name="Emphasis"><text:span text:style-name="T17">include/linux/if_vlan.h</text:span></text:span></text:a><text:span text:style-name="T7"><text:line-break/>The header file for macvlan is</text:span><text:span text:style-name="Emphasis"><text:span text:style-name="T7"> </text:span></text:span><text:a xlink:type="simple" xlink:href="http://lxr.free-electrons.com/source/include/linux/if_macvlan.h" office:target-frame-name="_blank" xlink:show="new"><text:span text:style-name="Emphasis"><text:span text:style-name="T17">include/linux/if_macvlan.h</text:span></text:span></text:a></text:p>
      <text:p text:style-name="P4">The maintainer of vlan is Patrick McHardy.</text:p>
      <text:p text:style-name="P4">VLAN supports almost everything a regular ethernet interface does, including<text:line-break/>firewalling, bridging, and of course IP traffic.</text:p>
      <text:p text:style-name="P2"><text:span text:style-name="T7">You will need the '</text:span><text:span text:style-name="Strong_20_Emphasis"><text:span text:style-name="T7">vconfig</text:span></text:span><text:span text:style-name="T7">' tool from the VLAN project in order to effectively use VLANs.</text:span></text:p>
      <text:p text:style-name="P4">In fedora, there is a package ("rpm") called vconfig; you install it by "yum install vconfig".</text:p>
      <text:p text:style-name="P4">In Ubuntu, vconfig belongs to a package named "vlan"; you install it by "apt-get install vlan"</text:p>
      <text:p text:style-name="P4"><text:soft-page-break/>You can also set vlan/macvlan with "vconfig" utility thus:</text:p>
      <text:p text:style-name="P2"><text:span text:style-name="Strong_20_Emphasis"><text:span text:style-name="Emphasis"><text:span text:style-name="T7">vconfig add p2p1 vlanID</text:span></text:span></text:span></text:p>
      <text:p text:style-name="P4">Notice that you can add up to 4094 VLANs per ethernet interface.</text:p>
      <text:p text:style-name="P4">In case you try to add more than 4094, you will get this error:</text:p>
      <text:p text:style-name="P2"><text:span text:style-name="Strong_20_Emphasis"><text:span text:style-name="T7">ERROR: trying to add VLAN #</text:span></text:span><text:span text:style-name="Strong_20_Emphasis"><text:span text:style-name="Emphasis"><text:span text:style-name="T7">vlanID</text:span></text:span></text:span><text:span text:style-name="Strong_20_Emphasis"><text:span text:style-name="T7"> to IF -:p2p1:-  error: Numerical result out of range</text:span></text:span></text:p>
      <text:p text:style-name="P2"><text:span text:style-name="Strong_20_Emphasis"><text:span text:style-name="T7">According to </text:span></text:span><text:a xlink:type="simple" xlink:href="http://en.wikipedia.org/wiki/IEEE_802.1Q"><text:span text:style-name="Strong_20_Emphasis"><text:span text:style-name="T17">http://en.wikipedia.org/wiki/IEEE_802.1Q</text:span></text:span></text:a><text:span text:style-name="Strong_20_Emphasis"><text:span text:style-name="T7">:</text:span></text:span></text:p>
      <text:p text:style-name="P2"><text:span text:style-name="Strong_20_Emphasis"><text:span text:style-name="T7">"The hexadecimal values of 0x000 and 0xFFF are reserved.".</text:span></text:span></text:p>
      <text:p text:style-name="P3"> </text:p>
      <text:p text:style-name="P4">You can also set vlan/macvlan with "ip" utility:</text:p>
      <text:p text:style-name="P4">ip link add link p2p1 name p2p1.100 type vlan id 5 <text:line-break/>ip link add link p2p1 name p2p1#101 address 00:aa:bb:cc:dd:ee type macvlan</text:p>
      <text:p text:style-name="P3"> </text:p>
      <text:p text:style-name="P4">You can get some info about vlan devices in procfs under:</text:p>
      <text:list xml:id="list824544490" text:style-name="L39">
        <text:list-item>
          <text:p text:style-name="P25">/proc/net/vlan</text:p>
        </text:list-item>
        <text:list-item>
          <text:p text:style-name="P69">/proc/net/vlan/config (this includes info about vlan id).</text:p>
        </text:list-item>
      </text:list>
      <text:p text:style-name="P4">See More info in VLAN web page: </text:p>
      <text:p text:style-name="P2"><text:a xlink:type="simple" xlink:href="http://www.candelatech.com/~greear/vlan.html"><text:span text:style-name="T17">http://www.candelatech.com/~greear/vlan.html</text:span></text:a></text:p>
      <text:p text:style-name="P4">VLAN traffic has 0x8100 type (ETH_P_8021Q).</text:p>
      <text:p text:style-name="P3"> </text:p>
      <text:p text:style-name="P2"><text:span text:style-name="T7">For network devices which do not support VLAN TX HW acceleration (the </text:span><text:span text:style-name="Strong_20_Emphasis"><text:span text:style-name="T7">NETIF_F_HW_VLAN_TX </text:span></text:span><text:span text:style-name="T7">flag is not set), we insert the VLAN tag by calling </text:span><text:span text:style-name="Emphasis"><text:span text:style-name="Strong_20_Emphasis"><text:span text:style-name="T7">__vlan_put_tag()</text:span></text:span></text:span><text:span text:style-name="T7"> in </text:span><text:span text:style-name="Strong_20_Emphasis"><text:span text:style-name="Emphasis"><text:span text:style-name="T7">dev_hard_start_xmit()</text:span></text:span></text:span><text:span text:style-name="T7">.</text:span></text:p>
      <text:p text:style-name="P2"><text:span text:style-name="Emphasis"><text:span text:style-name="Strong_20_Emphasis"><text:span text:style-name="T7">__vlan_put_tag()</text:span></text:span></text:span><text:span text:style-name="T7"> is a wrapper which <text:line-break/>calls </text:span><text:span text:style-name="Emphasis"><text:span text:style-name="Strong_20_Emphasis"><text:span text:style-name="T7">vlan_insert_tag()</text:span></text:span></text:span><text:span text:style-name="T7"> (both are in include/linux/if_vlan.h).<text:line-break/>In </text:span><text:span text:style-name="Emphasis"><text:span text:style-name="Strong_20_Emphasis"><text:span text:style-name="T7">vlan_insert_tag()</text:span></text:span></text:span><text:span text:style-name="Emphasis"><text:span text:style-name="T7"> </text:span></text:span><text:span text:style-name="T7">the mac_header pointer (skb-&gt;mac_header) <text:line-break/>is decremented by 4 (VLAN_HLEN) and we insert the vlan tag where needed.<text:line-break/>Also skb-&gt;protocol is set to be 8021q (ETH_P_8021Q)</text:span></text:p>
      <text:p text:style-name="P4">Example for such driver without VLAN TX HW acceleration support is <text:line-break/>RealTek 8139too driver: drivers/net/ethernet/realtek/8139too.c.</text:p>
      <text:p text:style-name="P3"> </text:p>
      <text:p text:style-name="P4">VLAN interface is a virtual device (you set the netdevice tx_queue_len to be 0)</text:p>
      <text:p text:style-name="P2"><text:span text:style-name="T14"> </text:span><text:span text:style-name="T7">In case VLAN is compiled as a kernel module, its name is </text:span><text:span text:style-name="Strong_20_Emphasis"><text:span text:style-name="T7">8021q.ko.</text:span></text:span></text:p>
      <text:p text:style-name="P2"><text:span text:style-name="Strong_20_Emphasis"><text:span text:style-name="T14"> </text:span></text:span></text:p>
      <text:p text:style-name="P2"><text:span text:style-name="T7">Adding/Deleting vlans is done via ioctls which are sent from user space;<text:line-break/>for example, adding vlan is triggered by receiving</text:span><text:span text:style-name="Strong_20_Emphasis"><text:span text:style-name="T7"> ADD_VLAN_CMD</text:span></text:span><text:span text:style-name="T7"> ioctl from user space. This triggers the </text:span><text:span text:style-name="Emphasis"><text:span text:style-name="Strong_20_Emphasis"><text:span text:style-name="T7">register_vlan_device() </text:span></text:span></text:span><text:span text:style-name="T7">method. As said above, you cannot </text:span><text:soft-page-break/><text:span text:style-name="T7">add more than 4094 vlans to a single ethernet device. In the beginning of </text:span><text:span text:style-name="Emphasis"><text:span text:style-name="Strong_20_Emphasis"><text:span text:style-name="T7">register_vlan_device()</text:span></text:span></text:span><text:span text:style-name="Emphasis"><text:span text:style-name="T7"> we have:</text:span></text:span></text:p>
      <text:p text:style-name="P4">if (vlan_id &gt;= VLAN_VID_MASK)<text:line-break/>   return -ERANGE;</text:p>
      <text:p text:style-name="P4">And VLAN_VID_MASK is 0x0fff (4095).</text:p>
      <text:p text:style-name="P4">When returning -ERANGE, we get the error mentioned above:</text:p>
      <text:p text:style-name="P2"><text:span text:style-name="Strong_20_Emphasis"><text:span text:style-name="T7">error: Numerical result out of range</text:span></text:span></text:p>
      <text:p text:style-name="P2"><text:span text:style-name="Strong_20_Emphasis"><text:span text:style-name="T14"> </text:span></text:span><text:span text:style-name="T7">Deleting vlan is done by receiving </text:span><text:span text:style-name="Strong_20_Emphasis"><text:span text:style-name="T7">DEL_VLAN_CMD</text:span></text:span><text:span text:style-name="T7"> ioctl from user space. This triggers the </text:span><text:span text:style-name="Strong_20_Emphasis"><text:span text:style-name="T7">unregister_vlan_dev()</text:span></text:span><text:span text:style-name="Emphasis"><text:span text:style-name="Strong_20_Emphasis"><text:span text:style-name="T7"> </text:span></text:span></text:span><text:span text:style-name="T7">method.</text:span></text:p>
      <text:p text:style-name="P2"><text:span text:style-name="T7">These ioctls are defined in</text:span><text:a xlink:type="simple" xlink:href="http://lxr.free-electrons.com/source/include/uapi/linux/if_vlan.h" office:target-frame-name="_blank" xlink:show="new"><text:span text:style-name="Strong_20_Emphasis"><text:span text:style-name="Emphasis"><text:span text:style-name="T17"> include/uapi/linux/if_vlan.h</text:span></text:span></text:span></text:a><text:span text:style-name="T7"><text:line-break/>(Once they were defined in </text:span><text:a xlink:type="simple" xlink:href="http://lxr.free-electrons.com/source/include/linux/if_vlan.h" office:target-frame-name="_blank" xlink:show="new"><text:span text:style-name="T17">include/linux/if_vlan.h</text:span></text:a><text:span text:style-name="T7">).</text:span></text:p>
      <text:p text:style-name="P2"><text:span text:style-name="T7">The handler for this ioctls is </text:span><text:span text:style-name="Emphasis"><text:span text:style-name="Strong_20_Emphasis"><text:span text:style-name="T7">vlan_ioctl_handler()</text:span></text:span></text:span><text:span text:style-name="T7"> in </text:span><text:a xlink:type="simple" xlink:href="http://lxr.free-electrons.com/source/net/8021q/vlan.c" office:target-frame-name="_blank" xlink:show="new"><text:span text:style-name="T17">net/8021q/vlan.c</text:span></text:a></text:p>
      <text:p text:style-name="P4">By default, ethernet header reorders are turned off. (The VLAN_FLAG_REORDER_HDR<text:line-break/>flag is not set). When ethernet header reorders are set, dumping the <text:line-break/>device will appear as a common ethernet device without vlans.</text:p>
      <text:p text:style-name="P2"><text:span text:style-name="T7">VLAN private device data is represented by struct </text:span><text:span text:style-name="Strong_20_Emphasis"><text:span text:style-name="T7">vlan_dev_priv</text:span></text:span><text:span text:style-name="T7"> (</text:span><text:a xlink:type="simple" xlink:href="http://lxr.free-electrons.com/source/net/8021q/vlan.h" office:target-frame-name="_blank" xlink:show="new"><text:span text:style-name="T17">net/8021q/vlan.h</text:span></text:a><text:span text:style-name="T7">)</text:span></text:p>
      <text:p text:style-name="P4">It has two arrays in it: egress_priority_map and ingress_priority_map.</text:p>
      <text:p text:style-name="P2"><text:span text:style-name="T7">We add entries to egress_priority_map array by</text:span><text:span text:style-name="Emphasis"><text:span text:style-name="Strong_20_Emphasis"><text:span text:style-name="T7"> vlan_dev_set_egress_priority().</text:span></text:span></text:span><text:span text:style-name="T7"><text:line-break/>This is triggered by sending SET_VLAN_EGRESS_PRIORITY_CMD ioctl from user space<text:line-break/>(vconfig set_egress_map)</text:span></text:p>
      <text:p text:style-name="P2"><text:span text:style-name="T7">We add entries to ingress_priority_map array by </text:span><text:span text:style-name="Emphasis"><text:span text:style-name="Strong_20_Emphasis"><text:span text:style-name="T7">vlan_dev_set_ingress_priority().</text:span></text:span></text:span><text:span text:style-name="T7"><text:line-break/>This is triggered by sending SET_VLAN_INGRESS_PRIORITY_CMD ioctl from user space<text:line-break/>(vconfig set_ingress_map )</text:span></text:p>
      <text:p text:style-name="P3"> <text:span text:style-name="T1">You can enable vlan reordering with vconfig thus: </text:span></text:p>
      <text:p text:style-name="P4">vconfig set_flag eth0.100 1 1<text:line-break/><text:line-break/>And you can view the reordering flag thus:<text:line-break/>cat /proc/net/vlan/eth0.100<text:line-break/><text:line-break/>You can disable vlan reordering with vconfig thus: <text:line-break/>vconfig set_flag eth0.100 1 1<text:line-break/><text:line-break/>Note that there are chances that the man page/help of some <text:line-break/>distros is not accurate about this.</text:p>
      <text:p text:style-name="P4">It says <text:line-break/>set_flag [vlan-device] 0 | 1<text:line-break/>And it should be:<text:line-break/>set_flag [vlan-device] [flag-num] 0 | 1</text:p>
      <text:p text:style-name="P4"><text:soft-page-break/><text:line-break/>See for example: https://bugzilla.redhat.com/show_bug.cgi?id=468813</text:p>
      <text:p text:style-name="P2"><text:span text:style-name="Strong_20_Emphasis"><text:span text:style-name="T7">Helper methods:</text:span></text:span></text:p>
      <text:p text:style-name="P2"><text:span text:style-name="Emphasis"><text:span text:style-name="Strong_20_Emphasis"><text:span text:style-name="T7">int is_vlan_dev(struct net_device *dev)</text:span></text:span></text:span><text:span text:style-name="T7"> : checks whether the device is a vlan device, by checking the priv_flags of net_device. Defined in include/linux/if_vlan.h</text:span></text:p>
      <text:p text:style-name="P2"><text:span text:style-name="Strong_20_Emphasis"><text:span text:style-name="Emphasis"><text:span text:style-name="T7">bool vlan_uses_dev(const struct net_device *dev) :</text:span></text:span></text:span><text:span text:style-name="T7"> checks whether is device is used by vlan (by checking whether vlan_info member of the device is null or not).</text:span></text:p>
      <text:p text:style-name="P2"><text:span text:style-name="Strong_20_Emphasis"><text:span text:style-name="T7">vlan_tx_tag_present(__skb) </text:span></text:span><text:span text:style-name="T7">:</text:span><text:span text:style-name="Strong_20_Emphasis"><text:span text:style-name="T7"> </text:span></text:span><text:span text:style-name="T7">checks whether the VLAN_TAG_PRESENT flag is set.  (Defined in include/linux/if_vlan.h).</text:span></text:p>
      <text:p text:style-name="P2"><text:span text:style-name="T7">When we encounter in the RX path packets with vlan tag, the VLAN packets are handled by </text:span><text:span text:style-name="Strong_20_Emphasis"><text:span text:style-name="Emphasis"><text:span text:style-name="T7">vlan_do_receive()</text:span></text:span></text:span><text:span text:style-name="Strong_20_Emphasis"><text:span text:style-name="T7"> </text:span></text:span><text:span text:style-name="T7">which is invoked from __netif_receive_skb().</text:span></text:p>
      <text:p text:style-name="P2"><text:span text:style-name="Emphasis"><text:span text:style-name="Strong_20_Emphasis"><text:span text:style-name="T7">vlan_do_receive(</text:span></text:span></text:span><text:span text:style-name="Emphasis"><text:span text:style-name="T7">) is implemented in net/8021q/vlan_core.c.</text:span></text:span></text:p>
      <text:p text:style-name="P4">There are some adapters which support VLAN hardware acceleration offloading. You can get info about VLAN hardware acceleration offloading with ethtool:</text:p>
      <text:p text:style-name="P2"><text:span text:style-name="Emphasis"><text:span text:style-name="Strong_20_Emphasis"><text:span text:style-name="T7">ethtool -k p2p1</text:span></text:span></text:span></text:p>
      <text:p text:style-name="P4">...</text:p>
      <text:p text:style-name="P4">rx-vlan-offload: on<text:line-break/>tx-vlan-offload: on</text:p>
      <text:p text:style-name="P4">...</text:p>
      <text:p text:style-name="P3"> </text:p>
      <text:p text:style-name="P3"> </text:p>
      <text:p text:style-name="P3"> </text:p>
      <text:p text:style-name="P3"> </text:p>
      <text:p text:style-name="P2"><text:bookmark text:name="BONDING"/><text:span text:style-name="Strong_20_Emphasis"><text:span text:style-name="T9">Bonding Driver (Link aggregation)</text:span></text:span></text:p>
      <text:p text:style-name="P4">The bonding network driver is for putting multiple physical ethernet devices <text:line-break/>into one logical one, what is often termed link aggregation/trunking/Link bundling/Ethernet/network/NIC bonding. (these terms can be considered as synonyms).</text:p>
      <text:p text:style-name="P4">The new generation of the bonding driver is called teaming. It has also a user space part called libteam.</text:p>
      <text:p text:style-name="P2"><text:span text:style-name="T7">see also </text:span><text:a xlink:type="simple" xlink:href="https://www.linuxfoundation.org/#TeamingNetworkDevice"><text:span text:style-name="T17">Teaming driver section.</text:span></text:a></text:p>
      <text:p text:style-name="P2"><text:span text:style-name="Emphasis"><text:span text:style-name="Strong_20_Emphasis"><text:span text:style-name="T7">ifenslave</text:span></text:span></text:span><text:span text:style-name="T7"> is an iputils package.</text:span></text:p>
      <text:p text:style-name="P4">You can set link aggregation with ifenslave like in the following example:</text:p>
      <text:p text:style-name="P2"><text:span text:style-name="Emphasis"><text:span text:style-name="Strong_20_Emphasis"><text:span text:style-name="T7">modprobe bonding mode=balance-alb miimon=100</text:span></text:span></text:span><text:span text:style-name="T7"><text:line-break/></text:span><text:span text:style-name="Emphasis"><text:span text:style-name="Strong_20_Emphasis"><text:span text:style-name="T7">ifconfig bond0 192.168.1.1</text:span></text:span></text:span><text:span text:style-name="T7"><text:line-break/></text:span><text:span text:style-name="Emphasis"><text:span text:style-name="Strong_20_Emphasis"><text:span text:style-name="T7">ifenslave bond0 eth0</text:span></text:span></text:span><text:span text:style-name="T7"><text:line-break/></text:span><text:span text:style-name="Emphasis"><text:span text:style-name="Strong_20_Emphasis"><text:span text:style-name="T7">ifenslave bond0 eth1</text:span></text:span></text:span></text:p>
      <text:p text:style-name="P4">You can set vlan device over a bonding interface;</text:p>
      <text:p text:style-name="P4"><text:soft-page-break/>For example, on the bond0 you created, you configure a vlan thus:</text:p>
      <text:p text:style-name="P2"><text:span text:style-name="Strong_20_Emphasis"><text:span text:style-name="Emphasis"><text:span text:style-name="T7">vconfig add bond0 100</text:span></text:span></text:span></text:p>
      <text:p text:style-name="P4">If you will try to configure a vlan on an empty bonding device (before enslaving at least one interface to it) you will get an error:</text:p>
      <text:p text:style-name="P4">#&gt; vconfig add bond0 100<text:line-break/>ERROR: trying to add VLAN #100 to IF -:bond0:- error: Operation not supported.</text:p>
      <text:p text:style-name="P4">How is this implemented ? </text:p>
      <text:p text:style-name="P4">An empty bonding device has NETIF_F_VLAN_CHALLENGED set.</text:p>
      <text:p text:style-name="P2"><text:span text:style-name="T7">In </text:span><text:span text:style-name="Emphasis"><text:span text:style-name="Strong_20_Emphasis"><text:span text:style-name="T7">vlan_check_real_dev()</text:span></text:span></text:span><text:span text:style-name="T7">, which is invoked from </text:span><text:span text:style-name="Emphasis"><text:span text:style-name="Strong_20_Emphasis"><text:span text:style-name="T7">register_vlan_device()</text:span></text:span></text:span><text:span text:style-name="Emphasis"><text:span text:style-name="T7"> </text:span></text:span><text:span text:style-name="T7">when <text:line-break/>configuring VLAN over a device, we check the NETIF_F_VLAN_CHALLENGED flag<text:line-break/>of the device on which we are setting the VLAN.<text:line-break/>If this flag is set, we return -EOPNOTSUPP:</text:span></text:p>
      <text:p text:style-name="P2"><text:span text:style-name="Emphasis"><text:span text:style-name="T7">int vlan_check_real_dev(struct net_device *real_dev, u16 vlan_id)</text:span></text:span><text:span text:style-name="T7"><text:line-break/></text:span><text:span text:style-name="Emphasis"><text:span text:style-name="T7">{</text:span></text:span><text:span text:style-name="T7"><text:line-break/></text:span><text:span text:style-name="Emphasis"><text:span text:style-name="T7">...</text:span></text:span><text:span text:style-name="T7"><text:line-break/></text:span><text:span text:style-name="Emphasis"><text:span text:style-name="T7">...</text:span></text:span><text:span text:style-name="T7"><text:line-break/></text:span><text:span text:style-name="Emphasis"><text:span text:style-name="T7">if (real_dev-&gt;features &amp; NETIF_F_VLAN_CHALLENGED) {</text:span></text:span><text:span text:style-name="T7"><text:line-break/></text:span><text:span text:style-name="Emphasis"><text:span text:style-name="T7">   pr_info("VLANs not supported on %s\n", name);</text:span></text:span><text:span text:style-name="T7"><text:line-break/></text:span><text:span text:style-name="Emphasis"><text:span text:style-name="T7">   return -EOPNOTSUPP;</text:span></text:span><text:span text:style-name="T7"><text:line-break/></text:span><text:span text:style-name="Emphasis"><text:span text:style-name="T7">  }</text:span></text:span></text:p>
      <text:p text:style-name="P2"><text:span text:style-name="Emphasis"><text:span text:style-name="T7">...</text:span></text:span></text:p>
      <text:p text:style-name="P2"><text:span text:style-name="Emphasis"><text:span text:style-name="T7">...</text:span></text:span></text:p>
      <text:p text:style-name="P2"><text:span text:style-name="Emphasis"><text:span text:style-name="T7">}</text:span></text:span></text:p>
      <text:p text:style-name="P2"><text:span text:style-name="Emphasis"><text:span text:style-name="T14"> </text:span></text:span></text:p>
      <text:p text:style-name="P4">The Maintainers of the bonding driver are Jay Vosburgh and Andy Gospodarek.</text:p>
      <text:p text:style-name="P2"><text:span text:style-name="T7">In the kernel, the bonding code is in</text:span><text:a xlink:type="simple" xlink:href="http://lxr.free-electrons.com/source/drivers/net/bonding" office:target-frame-name="_blank" xlink:show="new"><text:span text:style-name="T17"> drivers/net/bonding</text:span></text:a><text:span text:style-name="T7">.</text:span></text:p>
      <text:p text:style-name="P2"><text:a xlink:type="simple" xlink:href="https://www.linuxfoundation.org/sites/all/libraries/tinymce/jscripts/tiny_mce/themes/advanced/anchor.htm?3" office:target-frame-name="_self" xlink:show="replace"><text:span text:style-name="T20"> </text:span></text:a></text:p>
      <text:p text:style-name="P2"><text:bookmark text:name="TeamingNetworkDevice"/><text:span text:style-name="Strong_20_Emphasis"><text:span text:style-name="T9">Teaming network device</text:span></text:span></text:p>
      <text:p text:style-name="P2"><text:span text:style-name="T7">location: </text:span><text:a xlink:type="simple" xlink:href="http://lxr.free-electrons.com/source/drivers/net/team/" office:target-frame-name="_blank" xlink:show="new"><text:span text:style-name="Emphasis"><text:span text:style-name="T17">drivers/net/team</text:span></text:span></text:a></text:p>
      <text:p text:style-name="P4">Teaming network device is in fact the new bonding driver.<text:line-break/>Teaming network device is for putting multiple physical ethernet devices <text:line-break/>into one logical one, what is often termed link aggregation/trunking/Link bundling/Ethernet/network/NIC bonding.<text:line-break/>(these terms can be considered as synonyms).<text:line-break/>Team has also a user-space util, libteam.</text:p>
      <text:p text:style-name="P2"><text:span text:style-name="T7">The team driver registers an RX handler by </text:span><text:span text:style-name="Strong_20_Emphasis"><text:span text:style-name="Emphasis"><text:span text:style-name="T7">netdev_rx_handler_register()</text:span></text:span></text:span><text:span text:style-name="T7">.<text:line-break/>The handler is </text:span><text:span text:style-name="Emphasis"><text:span text:style-name="Strong_20_Emphasis"><text:span text:style-name="T7">team_handle_frame()</text:span></text:span></text:span><text:span text:style-name="T7">.<text:line-break/>This is common in a virtual driver; also the bonding driver registers an RX handler<text:line-break/>named </text:span><text:span text:style-name="Emphasis"><text:span text:style-name="Strong_20_Emphasis"><text:span text:style-name="T7">bond_handle_frame()</text:span></text:span></text:span><text:span text:style-name="T7"> and also the bridge driver reigsters a handler<text:line-break/></text:span><text:soft-page-break/><text:span text:style-name="T7">named</text:span><text:span text:style-name="Emphasis"><text:span text:style-name="Strong_20_Emphasis"><text:span text:style-name="T7"> br_handle_frame()</text:span></text:span></text:span><text:span text:style-name="T7">. These handlers are invoked in </text:span><text:span text:style-name="Strong_20_Emphasis"><text:span text:style-name="Emphasis"><text:span text:style-name="T7">__netif_receive_skb() (</text:span></text:span></text:span><text:a xlink:type="simple" xlink:href="http://lxr.free-electrons.com/source/net/core/dev.c" office:target-frame-name="_blank" xlink:show="new"><text:span text:style-name="Strong_20_Emphasis"><text:span text:style-name="Emphasis"><text:span text:style-name="T17">net/core/dev.c</text:span></text:span></text:span></text:a><text:span text:style-name="Strong_20_Emphasis"><text:span text:style-name="Emphasis"><text:span text:style-name="T7">)</text:span></text:span></text:span></text:p>
      <text:p text:style-name="P2"><text:span text:style-name="Strong_20_Emphasis"><text:span text:style-name="Emphasis"><text:span text:style-name="T14"> </text:span></text:span></text:span></text:p>
      <text:p text:style-name="P2"><text:span text:style-name="T7">Adding/Deleting a team device is done by:<text:line-break/></text:span><text:span text:style-name="Emphasis"><text:span text:style-name="Strong_20_Emphasis"><text:span text:style-name="T7">ip link add name team0 type team</text:span></text:span></text:span><text:span text:style-name="T7"><text:line-break/></text:span><text:span text:style-name="Emphasis"><text:span text:style-name="Strong_20_Emphasis"><text:span text:style-name="T7">ip link del team0</text:span></text:span></text:span></text:p>
      <text:p text:style-name="P2"><text:span text:style-name="Emphasis"><text:span text:style-name="Strong_20_Emphasis"><text:span text:style-name="T7">ip link add name team0 type team</text:span></text:span></text:span><text:span text:style-name="T7"> triggers a call to </text:span><text:span text:style-name="Emphasis"><text:span text:style-name="Strong_20_Emphasis"><text:span text:style-name="T7">team_newlink(), which is one of the rtnl_link_ops callbacks.</text:span></text:span></text:span></text:p>
      <text:p text:style-name="P2"><text:span text:style-name="Emphasis"><text:span text:style-name="Strong_20_Emphasis"><text:span text:style-name="T14"> </text:span></text:span></text:span></text:p>
      <text:p text:style-name="P2"><text:span text:style-name="T7">When you add a team device thus, the hw address is random, generated by <text:line-break/></text:span><text:span text:style-name="Emphasis"><text:span text:style-name="Strong_20_Emphasis"><text:span text:style-name="T7">eth_hw_addr_random().</text:span></text:span></text:span><text:span text:style-name="T7"> In case you want to specify an hw address when creating <text:line-break/>the team device, you can do it thus, for example: <text:line-break/></text:span><text:span text:style-name="Strong_20_Emphasis"><text:span text:style-name="Emphasis"><text:span text:style-name="T7">ip link add name team0 address 00:11:22:33:44:55 type team</text:span></text:span></text:span></text:p>
      <text:p text:style-name="P2"><text:span text:style-name="T7"><text:line-break/>Notice that the "type team" should be in the end.<text:line-break/>Trying:<text:line-break/></text:span><text:span text:style-name="Emphasis"><text:span text:style-name="Strong_20_Emphasis"><text:span text:style-name="T7">ip link add name team0 type team address 00:11:22:33:44:55</text:span></text:span></text:span><text:span text:style-name="T7"><text:line-break/>will fail with this error:<text:line-break/></text:span><text:span text:style-name="Emphasis"><text:span text:style-name="Strong_20_Emphasis"><text:span text:style-name="T7">Garbage instead of arguments "address ...". Try "ip link help"</text:span></text:span></text:span></text:p>
      <text:p text:style-name="P2"><text:span text:style-name="T7">You can notice that team rtnl_link_ops does has a </text:span><text:span text:style-name="Emphasis"><text:span text:style-name="Strong_20_Emphasis"><text:span text:style-name="T7">newlink</text:span></text:span></text:span><text:span text:style-name="T7"> callback (</text:span><text:span text:style-name="Strong_20_Emphasis"><text:span text:style-name="Emphasis"><text:span text:style-name="T7">team_newlink</text:span></text:span></text:span><text:span text:style-name="T7">)<text:line-break/>but does not have </text:span><text:span text:style-name="Emphasis"><text:span text:style-name="Strong_20_Emphasis"><text:span text:style-name="T7">dellink</text:span></text:span></text:span><text:span text:style-name="T7"> callback. So how is unregistering of the team0 done <text:line-break/>in this case ? The answer is simple, and apply also to other devices which do not set the dellink callback in rtnl_link_ops: When registering a device, in case we <text:line-break/>did not define </text:span><text:span text:style-name="Strong_20_Emphasis"><text:span text:style-name="T7">dellink</text:span></text:span><text:span text:style-name="T7"> in the rtnl_link_ops, then we assign <text:line-break/>the generic </text:span><text:span text:style-name="Emphasis"><text:span text:style-name="Strong_20_Emphasis"><text:span text:style-name="T7">unregister_netdevice_queue()</text:span></text:span></text:span><text:span text:style-name="Emphasis"><text:span text:style-name="T7"> </text:span></text:span><text:span text:style-name="T7">method to the dellink callback of rtnl_link_ops. And when running "</text:span><text:span text:style-name="Emphasis"><text:span text:style-name="Strong_20_Emphasis"><text:span text:style-name="T7">ip link del team0"</text:span></text:span></text:span><text:span text:style-name="T7">, we arrive at </text:span><text:span text:style-name="Emphasis"><text:span text:style-name="Strong_20_Emphasis"><text:span text:style-name="T7">rtnl_dellink()</text:span></text:span></text:span><text:span text:style-name="T7"> , which <text:line-break/>eventually calls </text:span><text:span text:style-name="Emphasis"><text:span text:style-name="Strong_20_Emphasis"><text:span text:style-name="T7">unregister_netdevice_queue()</text:span></text:span></text:span><text:span text:style-name="T7"> and unregisters the net_device.</text:span></text:p>
      <text:p text:style-name="P4">see, in net/core/rtnetlink.c</text:p>
      <text:p text:style-name="P4">int __rtnl_link_register(struct rtnl_link_ops *ops)<text:line-break/>{</text:p>
      <text:p text:style-name="P4">if (!ops-&gt;dellink)</text:p>
      <text:p text:style-name="P3">    <text:span text:style-name="T1">ops-&gt;dellink = unregister_netdevice_queue;</text:span></text:p>
      <text:p text:style-name="P4">...<text:line-break/>return 0;<text:line-break/>}</text:p>
      <text:p text:style-name="P3"> </text:p>
      <text:p text:style-name="P2"><text:span text:style-name="Emphasis"><text:span text:style-name="Strong_20_Emphasis"><text:span text:style-name="T14"> </text:span></text:span></text:span></text:p>
      <text:p text:style-name="P2"><text:span text:style-name="T7">Adding p2p1:<text:line-break/></text:span><text:span text:style-name="Emphasis"><text:span text:style-name="Strong_20_Emphasis"><text:span text:style-name="T7">ip link set p2p1 master team0</text:span></text:span></text:span></text:p>
      <text:p text:style-name="P2"><text:span text:style-name="Emphasis"><text:span text:style-name="Strong_20_Emphasis"><text:span text:style-name="T7">ip link set p2p1 master team0 triggers a call to team_port_add()</text:span></text:span></text:span></text:p>
      <text:p text:style-name="P2"><text:soft-page-break/><text:span text:style-name="T7">Removing p2p1:<text:line-break/></text:span><text:span text:style-name="Emphasis"><text:span text:style-name="Strong_20_Emphasis"><text:span text:style-name="T7">ip link set p2p1 nomaster</text:span></text:span></text:span></text:p>
      <text:p text:style-name="P2"><text:span text:style-name="Emphasis"><text:span text:style-name="Strong_20_Emphasis"><text:span text:style-name="T14"> </text:span></text:span></text:span></text:p>
      <text:p text:style-name="P2"><text:span text:style-name="Emphasis"><text:span text:style-name="Strong_20_Emphasis"><text:span text:style-name="T7">ip link set eth1 nomaster </text:span></text:span></text:span><text:span text:style-name="T7">triggers a call to </text:span><text:span text:style-name="Emphasis"><text:span text:style-name="Strong_20_Emphasis"><text:span text:style-name="T7">team_port_del().</text:span></text:span></text:span><text:span text:style-name="T7"> (In fact, this is done via invoking the </text:span><text:span text:style-name="Strong_20_Emphasis"><text:span text:style-name="Emphasis"><text:span text:style-name="T7">ndo_del_slave()</text:span></text:span></text:span><text:span text:style-name="Strong_20_Emphasis"><text:span text:style-name="T7"> </text:span></text:span><text:span text:style-name="T7">member of rtnl_link_ops in </text:span><text:span text:style-name="Strong_20_Emphasis"><text:span text:style-name="Emphasis"><text:span text:style-name="T7">do_set_master()</text:span></text:span></text:span><text:span text:style-name="T7"> of rtnetlink (net/core/rtnetlink.c)</text:span></text:p>
      <text:p text:style-name="P2"><text:span text:style-name="Emphasis"><text:span text:style-name="Strong_20_Emphasis"><text:span text:style-name="T14"> </text:span></text:span></text:span></text:p>
      <text:p text:style-name="P2"><text:span text:style-name="T7">Notice that p2p1 must be down for this operation to succeed; in case it is up, you <text:line-break/>will get "</text:span><text:span text:style-name="Strong_20_Emphasis"><text:span text:style-name="T7">RTNETLINK answers: Device or resource busy" error</text:span></text:span><text:span text:style-name="T7">.</text:span></text:p>
      <text:p text:style-name="P2"><text:span text:style-name="Emphasis"><text:span text:style-name="Strong_20_Emphasis"><text:span text:style-name="T7">Trying to add a loopback device to a team device will fail.</text:span></text:span></text:span></text:p>
      <text:p text:style-name="P2"><text:span text:style-name="Strong_20_Emphasis"><text:span text:style-name="Emphasis"><text:span text:style-name="T7">For example,</text:span></text:span></text:span></text:p>
      <text:p text:style-name="P2"><text:span text:style-name="Emphasis"><text:span text:style-name="Strong_20_Emphasis"><text:span text:style-name="T7">ip link set lo master team0</text:span></text:span></text:span></text:p>
      <text:p text:style-name="P2"><text:span text:style-name="Strong_20_Emphasis"><text:span text:style-name="Emphasis"><text:span text:style-name="T7">emits this error in the kernel log:</text:span></text:span></text:span></text:p>
      <text:p text:style-name="P2"><text:span text:style-name="Strong_20_Emphasis"><text:span text:style-name="Emphasis"><text:span text:style-name="T14"> </text:span></text:span></text:span><text:span text:style-name="Strong_20_Emphasis"><text:span text:style-name="Emphasis"><text:span text:style-name="T7">team0: Device lo is loopback device. Loopback devices can't be added as a team port</text:span></text:span></text:span></text:p>
      <text:p text:style-name="P4">There are four modules (or for "modes", which is the word the team code uses) <text:line-break/>in the team driver:</text:p>
      <text:p text:style-name="P2"><text:span text:style-name="Strong_20_Emphasis"><text:span text:style-name="T7">team_mode_broadcast.c</text:span></text:span><text:span text:style-name="T7"> <text:line-break/>The broadcast mode is a basic mode in which all packets are<text:line-break/>sent via all available ports.</text:span></text:p>
      <text:p text:style-name="P2"><text:span text:style-name="T7"><text:line-break/></text:span><text:span text:style-name="Strong_20_Emphasis"><text:span text:style-name="T7">team_mode_roundrobin.c</text:span></text:span><text:span text:style-name="T7"> <text:line-break/>The roundrobin mode is a basic mode with very simple transmit <text:line-break/>port-selecting algorithm based on looping around the port list. <text:line-break/>This is the only mode able to run on its own without userspace interactions.</text:span></text:p>
      <text:p text:style-name="P2"><text:span text:style-name="Strong_20_Emphasis"><text:span text:style-name="T7">team_mode_activebackup.c</text:span></text:span><text:span text:style-name="T7"><text:line-break/>The activebackup mode, in which only one port is active at a time and <text:line-break/>able to perform transmit and receive of skb. <text:line-break/>The rest of the ports are backup ports. <text:line-break/>This Mode exposes activeport option through which <text:line-break/>userspace application can specify the active port.<text:line-break/><text:line-break/></text:span><text:span text:style-name="Strong_20_Emphasis"><text:span text:style-name="T7">team_mode_loadbalance.c</text:span></text:span><text:span text:style-name="T7"> <text:line-break/>The loadbalance mode is a more complex mode used for <text:line-break/>example for LACP (Link Aggregation Control Protocol) and <text:line-break/>userspace controlled transmit and <text:line-break/>receive load balancing. <text:line-break/>LACP protocol is part of the 802.3ad standard <text:line-break/>and is very common for smart switches.</text:span></text:p>
      <text:p text:style-name="P2"><text:span text:style-name="T7"><text:line-break/></text:span><text:span text:style-name="Strong_20_Emphasis"><text:span text:style-name="Emphasis"><text:span text:style-name="T7">team_mode_register()/team_mode_unregister()</text:span></text:span></text:span><text:span text:style-name="T7"> is the API for </text:span><text:soft-page-break/><text:span text:style-name="T7">registering/unregsitering<text:line-break/>a mode.</text:span></text:p>
      <text:p text:style-name="P2"><text:span text:style-name="T7">A mode can register options via </text:span><text:span text:style-name="Strong_20_Emphasis"><text:span text:style-name="Emphasis"><text:span text:style-name="T7">team_options_register().</text:span></text:span></text:span><text:span text:style-name="T7"><text:line-break/>Only two modes uses the options mechanism. One is team_mode_activebackup,<text:line-break/>and the second is team_mode_loadbalance.</text:span></text:p>
      <text:p text:style-name="P3"> </text:p>
      <text:p text:style-name="P2"><text:span text:style-name="T7">The teaming network driver uses the Generic Netlink API; it calls </text:span><text:span text:style-name="Emphasis"><text:span text:style-name="Strong_20_Emphasis"><text:span text:style-name="T7">genl_register_family()</text:span></text:span></text:span><text:span text:style-name="T7"><text:line-break/>and </text:span><text:span text:style-name="Emphasis"><text:span text:style-name="Strong_20_Emphasis"><text:span text:style-name="T7">genl_register_mc_group()</text:span></text:span></text:span><text:span text:style-name="Emphasis"><text:span text:style-name="T7"> </text:span></text:span><text:span text:style-name="T7">and other methods of the Generic Netlink API.</text:span></text:p>
      <text:p text:style-name="P4">In fedora 16/17 there is an rpm for the user-space util (libteam).</text:p>
      <text:p text:style-name="P4">Team Infrastructure Specification:</text:p>
      <text:p text:style-name="P2"><text:a xlink:type="simple" xlink:href="https://fedorahosted.org/libteam/wiki/InfrastructureSpecification"><text:span text:style-name="T17">https://fedorahosted.org/libteam/wiki/InfrastructureSpecification</text:span></text:a></text:p>
      <text:p text:style-name="P2"><text:span text:style-name="T14"> </text:span><text:span text:style-name="T7">see: </text:span><text:a xlink:type="simple" xlink:href="https://fedorahosted.org/libteam/" office:target-frame-name="_blank" xlink:show="new"><text:span text:style-name="T17">https://fedorahosted.org/libteam/</text:span></text:a></text:p>
      <text:p text:style-name="P2"><text:a xlink:type="simple" xlink:href="https://fedorahosted.org/libteam/" office:target-frame-name="_blank" xlink:show="new"><text:span text:style-name="T17">https://github.com/jpirko/libteam</text:span></text:a><text:span text:style-name="T7"><text:line-break/><text:line-break/>Jiri Pirko presentation: </text:span><text:a xlink:type="simple" xlink:href="http://www.pirko.cz/teamdev.pp.pdf." office:target-frame-name="_blank" xlink:show="new"><text:span text:style-name="T17">http://www.pirko.cz/teamdev.pp.pdf</text:span></text:a></text:p>
      <text:p text:style-name="P4">The maintainer of the teaming driver is Jiri Pirko.</text:p>
      <text:p text:style-name="P3"> </text:p>
      <text:p text:style-name="P2"><text:bookmark text:name="PPP"/><text:span text:style-name="Strong_20_Emphasis"><text:span text:style-name="T9">PPP</text:span></text:span></text:p>
      <text:p text:style-name="P2"><text:span text:style-name="T7">The most commonly used user space daemon for ppp is </text:span><text:span text:style-name="Strong_20_Emphasis"><text:span text:style-name="T7">pppd.</text:span></text:span></text:p>
      <text:p text:style-name="P4">It can be downlowded from here:<text:line-break/>ftp://ftp.samba.org/pub/ppp/<text:line-break/>pppd website is:<text:line-break/>http://ppp.samba.org/<text:line-break/>In case you need to use pppoe in conjunction with ppp, you should <text:line-break/>install rp-pppoe:<text:line-break/>http://www.roaringpenguin.com/products/pppoe</text:p>
      <text:p text:style-name="P4">ppp setting are configurable via /etc/ppp.</text:p>
      <text:p text:style-name="P2"><text:span text:style-name="T7">The generic ppp layer is implemented in </text:span><text:span text:style-name="Strong_20_Emphasis"><text:span text:style-name="Emphasis"><text:span text:style-name="T7">ppp_generic.c</text:span></text:span></text:span><text:span text:style-name="Strong_20_Emphasis"><text:span text:style-name="T7"> </text:span></text:span><text:span text:style-name="T7">(drivers/net/ppp/ppp_generic.c).</text:span></text:p>
      <text:p text:style-name="P4">PPPoE and PPPL2TP uses the generic ppp layer.</text:p>
      <text:p text:style-name="P2"><text:span text:style-name="T7">You register a ppp generic channel by calling <text:line-break/>the </text:span><text:span text:style-name="Emphasis"><text:span text:style-name="Strong_20_Emphasis"><text:span text:style-name="T7">ppp_register_net_channel()</text:span></text:span></text:span><text:span text:style-name="T7"> method of ppp_generic.</text:span></text:p>
      <text:p text:style-name="P2"><text:span text:style-name="T7">This is done in </text:span><text:span text:style-name="Emphasis"><text:span text:style-name="Strong_20_Emphasis"><text:span text:style-name="T7">pppoe_connect()</text:span></text:span></text:span><text:span text:style-name="T7"> (drivers/net/ppp/pppoe.c) <text:line-break/>and in </text:span><text:span text:style-name="Emphasis"><text:span text:style-name="Strong_20_Emphasis"><text:span text:style-name="T7">pppol2tp_connect()</text:span></text:span></text:span><text:span text:style-name="T7"> (net/l2tp/l2tp_ppp.c).</text:span></text:p>
      <text:p text:style-name="P2"><text:span text:style-name="T7">These two modules also call </text:span><text:span text:style-name="Strong_20_Emphasis"><text:span text:style-name="Emphasis"><text:span text:style-name="T7">ppp_input()</text:span></text:span></text:span><text:span text:style-name="T7"> for handling <text:line-break/>receiving of PPP packets over the ppp channel.</text:span></text:p>
      <text:p text:style-name="P2"><text:span text:style-name="T7">Unregistering is done by the </text:span><text:span text:style-name="Emphasis"><text:span text:style-name="Strong_20_Emphasis"><text:span text:style-name="T7">ppp_unregister_channel()</text:span></text:span></text:span><text:span text:style-name="T7"> method of ppp_generic.</text:span></text:p>
      <text:p text:style-name="P2"><text:soft-page-break/><text:span text:style-name="Emphasis"><text:span text:style-name="Strong_20_Emphasis"><text:span text:style-name="T7">pppox_unbind_sock() </text:span></text:span></text:span><text:span text:style-name="T7">calls </text:span><text:span text:style-name="Emphasis"><text:span text:style-name="Strong_20_Emphasis"><text:span text:style-name="T7">ppp_unregister_channel()</text:span></text:span></text:span><text:span text:style-name="Emphasis"><text:span text:style-name="T7"> </text:span></text:span><text:span text:style-name="T7">drivers/net/ppp/pppox.c.<text:line-break/>For pppoe</text:span><text:span text:style-name="Emphasis"><text:span text:style-name="T7">,</text:span></text:span><text:span text:style-name="Emphasis"><text:span text:style-name="Strong_20_Emphasis"><text:span text:style-name="T7"> pppox_unbind_sock()</text:span></text:span></text:span><text:span text:style-name="T7"> is invoked when a PPPoE socket is closed. (</text:span><text:span text:style-name="Emphasis"><text:span text:style-name="Strong_20_Emphasis"><text:span text:style-name="T7">pppoe_release()</text:span></text:span></text:span><text:span text:style-name="T7"> in </text:span><text:a xlink:type="simple" xlink:href="https://www.linuxfoundation.org/drivers/net/ppp/pppoe.c" office:target-frame-name="_blank" xlink:show="new"><text:span text:style-name="T17">http://lxr.free-electrons.com/source/drivers/net/ppp/pppoe.c</text:span></text:a><text:span text:style-name="T7">).<text:line-break/>For l2tp_ppp, </text:span><text:span text:style-name="Emphasis"><text:span text:style-name="Strong_20_Emphasis"><text:span text:style-name="T7">pppox_unbind_sock()</text:span></text:span></text:span><text:span text:style-name="T7"> is invoked by </text:span><text:span text:style-name="Emphasis"><text:span text:style-name="Strong_20_Emphasis"><text:span text:style-name="T7">pppol2tp_session_close()</text:span></text:span></text:span><text:span text:style-name="T7"> and </text:span><text:span text:style-name="Emphasis"><text:span text:style-name="Strong_20_Emphasis"><text:span text:style-name="T7">pppol2tp_release().</text:span></text:span></text:span></text:p>
      <text:p text:style-name="P3"> </text:p>
      <text:p text:style-name="P2"><text:span text:style-name="Strong_20_Emphasis"><text:span text:style-name="T7">PPPoE</text:span></text:span><text:span text:style-name="T7"><text:line-break/>-----------<text:line-break/>PPPoE stand for Point-to-Point Protocol over Ethernet.<text:line-break/>defined in RFC 2516:<text:line-break/>http://www.ietf.org/rfc/rfc2516.txt</text:span></text:p>
      <text:p text:style-name="P2"><text:span text:style-name="T7">PPPoE is implemented in </text:span><text:span text:style-name="Emphasis"><text:span text:style-name="Strong_20_Emphasis"><text:span text:style-name="T7">pppoe.c</text:span></text:span></text:span><text:span text:style-name="T7">. (drivers/net/ppp/pppoe.c)</text:span></text:p>
      <text:p text:style-name="P4">For establishing PPPoE connection, there are two stages: the <text:line-break/>Discovery stage and the Session stage.</text:p>
      <text:p text:style-name="P4">The Discovery stage consists of four steps between the client computer<text:line-break/>and the PPPoE server (access concentrator) at the ISP.<text:line-break/><text:line-break/>1) PADI (Initiation)<text:line-break/>2) PADO (Offer)<text:line-break/>3) PADR (Request)<text:line-break/>4) PADS (Session confirmation).</text:p>
      <text:p text:style-name="P4">The Discovery stage is managed the pppd daemon.<text:line-break/>You end a session by sending a PADT packet (termination packet).</text:p>
      <text:p text:style-name="P2"><text:span text:style-name="T7">The Discovery stage packets has an ehtertype of 0x8863 <text:line-break/>(</text:span><text:span text:style-name="Strong_20_Emphasis"><text:span text:style-name="T7">ETH_P_PPP_DISC</text:span></text:span><text:span text:style-name="T7">, defined in </text:span><text:a xlink:type="simple" xlink:href="http://lxr.free-electrons.com/source/include/uapi/linux/if_ether.h" office:target-frame-name="_blank" xlink:show="new"><text:span text:style-name="T17">include/uapi/linux/if_ether.h</text:span></text:a><text:span text:style-name="T7">).</text:span></text:p>
      <text:p text:style-name="P2"><text:span text:style-name="T7">The session stage packets has an ehtertype of 0x8864 (</text:span><text:span text:style-name="Strong_20_Emphasis"><text:span text:style-name="T7">ETH_P_PPP_SES</text:span></text:span><text:span text:style-name="T7">, also<text:line-break/>defined in </text:span><text:a xlink:type="simple" xlink:href="https://www.linuxfoundation.org/include/uapi/linux/if_ether.h" office:target-frame-name="_blank" xlink:show="new"><text:span text:style-name="T17">include/uapi/linux/if_ether.h</text:span></text:a><text:span text:style-name="T7">).</text:span></text:p>
      <text:p text:style-name="P2"><text:span text:style-name="Strong_20_Emphasis"><text:span text:style-name="T14"> </text:span></text:span></text:p>
      <text:p text:style-name="P2"><text:span text:style-name="Strong_20_Emphasis"><text:span text:style-name="T9">SKB RECYCLE</text:span></text:span></text:p>
      <text:p text:style-name="P2"><text:span text:style-name="T7">skb_recycle was a Linux kernel network stack feature which was removed.<text:line-break/>When we don't need anymore an skb, we free its memory by calling (for example) <text:line-break/>__kfree_skb(). The skb_recycle patch is based mainly on adding code in __kfree_skb(),<text:line-break/>so that this skb will not be freed. Instead we will initialized members of skb so the result will be as of a new skb which was  just created.<text:line-break/><text:line-break/>See: "generic skb recycling" - a patch by Lennert Buytenhek<text:line-break/>http://lwn.net/Articles/332037/<text:line-break/> <text:line-break/>On 5.10.12 a patch was sent to netdev by Eric Dumazet titled <text:line-break/>"net: remove skb recycling"; this patch was applied.<text:line-break/>see<text:line-break/></text:span><text:soft-page-break/><text:span text:style-name="T7">http://marc.info/?l=linux-netdev&amp;m=134945424730580&amp;w=2<text:line-break/></text:span><text:a xlink:type="simple" xlink:href="http://marc.info/?l=linux-netdev&amp;m=134958489526234&amp;w=2"><text:span text:style-name="T17">http://marc.info/?l=linux-netdev&amp;m=134958489526234&amp;w=2</text:span></text:a></text:p>
      <text:p text:style-name="P4">According to this patch, since the skb recycling feature got little interest and<text:line-break/>many bugs, it was suggested to remove it.<text:line-break/><text:line-break/>Usage of skb_recycle was only in 5 ethernet drivers:    <text:line-break/><text:line-break/>calxeda/xgmac.c ,freescale/gianfar.c ,freescale/ucc_geth.c, <text:line-break/>marvell/mv643xx_eth.c and stmicro/stmmac/stmmac_main.c</text:p>
      <text:p text:style-name="P3"> </text:p>
      <text:h text:style-name="P102" text:outline-level="2"><text:bookmark text:name="TUNTAP"/><text:span text:style-name="Strong_20_Emphasis"><text:span text:style-name="T11">TUN/TAP</text:span></text:span></text:h>
      <text:p text:style-name="P4">TUN/TAP provides packet reception for transmission for user space programs.<text:line-break/>It can be seen as a simple Point-to-Point or Ethernet device, which, instead<text:line-break/>of receiving packets from physical media, receives them from user space<text:line-break/>program and instead of sending packets via physical media writes them <text:line-break/>to the user space program.</text:p>
      <text:p text:style-name="P4">TUN/TAP is a driver which enables us to receive packets from user space <text:line-break/>and send packets to user space. TUN/TAP is different from other virtual devices in that it does not relay on real devices for its work; it is a purely sw driver which work with user space sockets.</text:p>
      <text:p text:style-name="P2"><text:span text:style-name="T7">The implementation is in </text:span><text:a xlink:type="simple" xlink:href="http://lxr.free-electrons.com/source/drivers/net/tun.c" office:target-frame-name="_blank" xlink:show="new"><text:span text:style-name="T17">drivers/net/tun.c</text:span></text:a><text:span text:style-name="T7">.</text:span></text:p>
      <text:p text:style-name="P4">The tun driver has two net_device_ops instances:</text:p>
      <text:list xml:id="list1546682784" text:style-name="L40">
        <text:list-item>
          <text:p text:style-name="P54"><text:span text:style-name="Emphasis"><text:span text:style-name="Strong_20_Emphasis"><text:span text:style-name="T7">tap_netdev_ops</text:span></text:span></text:span><text:span text:style-name="T7"> for tap devices. </text:span></text:p>
        </text:list-item>
        <text:list-item>
          <text:p text:style-name="P90"><text:span text:style-name="Strong_20_Emphasis"><text:span text:style-name="Emphasis"><text:span text:style-name="T7">tun_netdev_ops</text:span></text:span></text:span><text:span text:style-name="T7"> for tun devices .</text:span></text:p>
        </text:list-item>
      </text:list>
      <text:p text:style-name="P2"><text:span text:style-name="T7">The tun device is</text:span><text:span text:style-name="Strong_20_Emphasis"><text:span text:style-name="T7"> /dev/net/tun</text:span></text:span><text:span text:style-name="T7">; it is a character device, created with </text:span><text:span text:style-name="Emphasis"><text:span text:style-name="Strong_20_Emphasis"><text:span text:style-name="T7">misc_register().</text:span></text:span></text:span></text:p>
      <text:p text:style-name="P2"><text:span text:style-name="T7">To insert tuntap module you should run: </text:span><text:span text:style-name="Emphasis"><text:span text:style-name="Strong_20_Emphasis"><text:span text:style-name="T7">modprobe tun</text:span></text:span></text:span><text:span text:style-name="T7">.<text:line-break/>With recent iproute2, you can create tun/tap devices with ip tuntap command.<text:line-break/>see: </text:span><text:span text:style-name="Emphasis"><text:span text:style-name="Strong_20_Emphasis"><text:span text:style-name="T7">ip tuntap help</text:span></text:span></text:span></text:p>
      <text:p text:style-name="P2"><text:span text:style-name="Emphasis"><text:span text:style-name="Strong_20_Emphasis"><text:span text:style-name="T7">For example:</text:span></text:span></text:span></text:p>
      <text:p text:style-name="P2"><text:span text:style-name="Emphasis"><text:span text:style-name="Strong_20_Emphasis"><text:span text:style-name="T7">ip tuntap add tap0 mode tap</text:span></text:span></text:span></text:p>
      <text:p text:style-name="P2"><text:span text:style-name="T7">or<text:line-break/></text:span><text:span text:style-name="Emphasis"><text:span text:style-name="Strong_20_Emphasis"><text:span text:style-name="T7">ip tuntap add tun0 mode tun</text:span></text:span></text:span></text:p>
      <text:p text:style-name="P2"><text:span text:style-name="Emphasis"><text:span text:style-name="Strong_20_Emphasis"><text:span text:style-name="T7">Notice that if you try to delete a nonexistent tun or tap device, you will not get an error mesage or any warning.</text:span></text:span></text:span></text:p>
      <text:p text:style-name="P2"><text:span text:style-name="Emphasis"><text:span text:style-name="Strong_20_Emphasis"><text:span text:style-name="T14"> </text:span></text:span></text:span></text:p>
      <text:p text:style-name="P2"><text:span text:style-name="T7">Calling </text:span><text:span text:style-name="Emphasis"><text:span text:style-name="Strong_20_Emphasis"><text:span text:style-name="T7">register_netdevice()</text:span></text:span></text:span><text:span text:style-name="Emphasis"><text:span text:style-name="T7"> </text:span></text:span><text:span text:style-name="T7">creates a folder under sysfs for this device.<text:line-break/>So if the device name is "deviceName", then </text:span><text:span text:style-name="Emphasis"><text:span text:style-name="Strong_20_Emphasis"><text:span text:style-name="T7">/sys/class/net/deviceName</text:span></text:span></text:span><text:span text:style-name="T7"> will<text:line-break/>be generated. This is also the case with regular ethernet devices like eth0, eth1,.... However, with tun/tap, three additional entries are created</text:span></text:p>
      <text:p text:style-name="P2"><text:soft-page-break/><text:span text:style-name="T7">(via a call to </text:span><text:span text:style-name="Emphasis"><text:span text:style-name="Strong_20_Emphasis"><text:span text:style-name="T7">device_create_file()</text:span></text:span></text:span><text:span text:style-name="T7"> in </text:span><text:span text:style-name="Emphasis"><text:span text:style-name="Strong_20_Emphasis"><text:span text:style-name="T7">tun_set_iff()</text:span></text:span></text:span><text:span text:style-name="T7">). These are </text:span><text:span text:style-name="Strong_20_Emphasis"><text:span text:style-name="T7">"tun_flags"</text:span></text:span><text:span text:style-name="T7">, </text:span><text:span text:style-name="Strong_20_Emphasis"><text:span text:style-name="T7">"owner"</text:span></text:span><text:span text:style-name="T7"> and </text:span><text:span text:style-name="Strong_20_Emphasis"><text:span text:style-name="T7">"group"</text:span></text:span><text:span text:style-name="T7">.</text:span></text:p>
      <text:p text:style-name="P2"><text:span text:style-name="T14"> </text:span><text:span text:style-name="Emphasis"><text:span text:style-name="Strong_20_Emphasis"><text:span text:style-name="T14"> </text:span></text:span></text:span><text:span text:style-name="T7">Notice that you will fail with </text:span><text:span text:style-name="Emphasis"><text:span text:style-name="Strong_20_Emphasis"><text:span text:style-name="T7">"rmmod tun"</text:span></text:span></text:span><text:span text:style-name="T7"> if you did not remove the tuntap devices before, with "Module tun is in use" error.</text:span></text:p>
      <text:p text:style-name="P2"><text:span text:style-name="T7">tun devices do not have mac addresses, but tap devices have an hw address which was created by calling </text:span><text:span text:style-name="Emphasis"><text:span text:style-name="Strong_20_Emphasis"><text:span text:style-name="T7">eth_hw_addr_random()</text:span></text:span></text:span></text:p>
      <text:p text:style-name="P4">Trying to set a mac address on a tun2 device will give an error; for example,  </text:p>
      <text:p text:style-name="P2"><text:span text:style-name="Emphasis"><text:span text:style-name="Strong_20_Emphasis"><text:span text:style-name="T7">ifconfig tun2 hw ether 00:01:02:03:04:05</text:span></text:span></text:span><text:span text:style-name="T7"><text:line-break/></text:span><text:span text:style-name="Emphasis"><text:span text:style-name="Strong_20_Emphasis"><text:span text:style-name="T7">SIOCSIFHWADDR: Operation not supported</text:span></text:span></text:span></text:p>
      <text:p text:style-name="P4">On a tap devices, changing the mac address in this way is possible. </text:p>
      <text:p text:style-name="P2"><text:span text:style-name="T7">With tun device, the </text:span><text:span text:style-name="Emphasis"><text:span text:style-name="Strong_20_Emphasis"><text:span text:style-name="T7">tun_net_open()</text:span></text:span></text:span><text:span text:style-name="T7"> and </text:span><text:span text:style-name="Emphasis"><text:span text:style-name="Strong_20_Emphasis"><text:span text:style-name="T7">tun_net_close()</text:span></text:span></text:span><text:span text:style-name="T7"> methods are called when you run </text:span><text:span text:style-name="Strong_20_Emphasis"><text:span text:style-name="T7">"ifconfig tun0 up"</text:span></text:span><text:span text:style-name="T7"> and "</text:span><text:span text:style-name="Strong_20_Emphasis"><text:span text:style-name="T7">ifconfig tun0 down"</text:span></text:span><text:span text:style-name="T7">, respectively.</text:span></text:p>
      <text:p text:style-name="P2"><text:span text:style-name="T7">The same is true also with tap device; </text:span><text:span text:style-name="Emphasis"><text:span text:style-name="Strong_20_Emphasis"><text:span text:style-name="T7">tun_net_open()</text:span></text:span></text:span><text:span text:style-name="T7"> is invoked when calling </text:span><text:span text:style-name="Strong_20_Emphasis"><text:span text:style-name="T7">"ifconfig tap0 up</text:span></text:span><text:span text:style-name="T7">" and </text:span><text:span text:style-name="Emphasis"><text:span text:style-name="Strong_20_Emphasis"><text:span text:style-name="T7">tun_net_close()</text:span></text:span></text:span><text:span text:style-name="T7"> is invoked when calling </text:span><text:span text:style-name="Strong_20_Emphasis"><text:span text:style-name="T7">"ifconfig tap0 down"</text:span></text:span></text:p>
      <text:p text:style-name="P4">calling fd = open("/dev/net/tun")<text:line-break/>triggers tun_chr_open()</text:p>
      <text:p text:style-name="P4">calling close(fd) triggers tun_chr_close()</text:p>
      <text:p text:style-name="P4">Following is a simple user space app which create a tun device. </text:p>
      <text:p text:style-name="P2"><text:span text:style-name="T7">Notice that calling TUNSETPERSIST is manadatory in this program. In case we will not call this method, then when exiting the program the fd (of "/dev/net/tun") will be closed and tun_chr_close() will be invoked, as described above. In case TUNSETPERSIST is not set, unregister_netdevice(dev) will be called (by </text:span><text:span text:style-name="Emphasis"><text:span text:style-name="Strong_20_Emphasis"><text:span text:style-name="T7">__tun_detach()</text:span></text:span></text:span><text:span text:style-name="T7">).</text:span></text:p>
      <text:p text:style-name="P4">In case we set the TUN_NO_PI flag (note set in the example below) this means that packet information (PI) will not be provided. Packet Information is 4 bytes which are added <text:line-break/>when the flag is not set. <text:line-break/>These 4 bytes are 2 bytes of flags, and 2 bytes of protocol.<text:line-break/>Wireshark sniffer does not show these 4 bytes.</text:p>
      <text:p text:style-name="P2"><text:span text:style-name="T7">see: </text:span><text:a xlink:type="simple" xlink:href="http://lxr.free-electrons.com/source/include/uapi/linux/if_tun.h" office:target-frame-name="_blank" xlink:show="new"><text:span text:style-name="T17">include/uapi/linux/if_tun.h:</text:span></text:a><text:span text:style-name="T7"><text:line-break/>struct tun_pi {<text:line-break/>__u16 flags;<text:line-break/>__be16 proto;<text:line-break/>};</text:span></text:p>
      <text:p text:style-name="P3"> </text:p>
      <text:p text:style-name="P4">// tun.c</text:p>
      <text:p text:style-name="P4">#include &lt;string.h&gt;<text:line-break/>#include &lt;sys/types.h&gt;<text:line-break/>#include &lt;sys/stat.h&gt;<text:line-break/>#include &lt;fcntl.h&gt;<text:line-break/><text:soft-page-break/>#include &lt;sys/ioctl.h&gt;<text:line-break/>#include &lt;net/if.h&gt;<text:line-break/>#include &lt;linux/if_tun.h&gt;<text:line-break/>#include &lt;linux/socket.h&gt;<text:line-break/>#include &lt;stdio.h&gt;</text:p>
      <text:p text:style-name="P4">int main()<text:line-break/>{<text:line-break/>  int fd,err;<text:line-break/>  struct ifreq ifr;</text:p>
      <text:p text:style-name="P3">  <text:span text:style-name="T1">fd = open("/dev/net/tun",O_RDWR);</text:span></text:p>
      <text:p text:style-name="P3">  <text:span text:style-name="T1">if (fd &lt; 0) {<text:line-break/>    printf("fd &lt; 0 in open\n");<text:line-break/>  return -1; <text:line-break/>  }</text:span></text:p>
      <text:p text:style-name="P3">  <text:span text:style-name="T1">memset(&amp;ifr, 0, sizeof(ifr));<text:line-break/>  ifr.ifr_flags = IFF_TUN;</text:span></text:p>
      <text:p text:style-name="P3">  <text:span text:style-name="T1">strncpy(ifr.ifr_name, "tun1", IFNAMSIZ);<text:line-break/><text:line-break/>  err = ioctl(fd, TUNSETIFF, (void*)&amp;ifr);<text:line-break/><text:line-break/>  if (err &lt; 0) {<text:line-break/>    printf("err&lt;0 after TUNSETIFF, ioctl\n");<text:line-break/>    close(fd);<text:line-break/>    return -1;<text:line-break/>  }<text:line-break/><text:line-break/>  err = ioctl(fd, TUNSETPERSIST, 1);<text:line-break/>  if (err &lt; 0) {<text:line-break/>    printf("err&lt;0 after TUNSETPERSIST ioctL\n");<text:line-break/>    close(fd);<text:line-break/>    return -1;<text:line-break/>  }</text:span></text:p>
      <text:p text:style-name="P4">}</text:p>
      <text:p text:style-name="P3"> </text:p>
      <text:p text:style-name="P2"><text:span text:style-name="T7">The only method that the tun driver export is </text:span><text:span text:style-name="Emphasis"><text:span text:style-name="Strong_20_Emphasis"><text:span text:style-name="T7">tun_get_socket()</text:span></text:span></text:span><text:span text:style-name="T7">, and it is <text:line-break/>usded in the vhost driver (</text:span><text:a xlink:type="simple" xlink:href="http://lxr.free-electrons.com/source/drivers/vhost/net.c" office:target-frame-name="_blank" xlink:show="new"><text:span text:style-name="T17">drivers/vhost/net.c</text:span></text:a><text:span text:style-name="T7">).</text:span></text:p>
      <text:p text:style-name="P2"><text:span text:style-name="Strong_20_Emphasis"><text:span text:style-name="T7">tunctl</text:span></text:span><text:span text:style-name="T7"> is an older tool for creating tun/tap devices  </text:span><text:a xlink:type="simple" xlink:href="http://tunctl.sourceforge.net/"><text:span text:style-name="T17">http://tunctl.sourceforge.net/</text:span></text:a><text:span text:style-name="T7"> </text:span></text:p>
      <text:p text:style-name="P4">You can also use a util from openvpn to create a tun/tap device:</text:p>
      <text:p text:style-name="P2"><text:span text:style-name="Emphasis"><text:span text:style-name="Strong_20_Emphasis"><text:span text:style-name="T7">openvpn --mktun --dev tun2</text:span></text:span></text:span><text:span text:style-name="T7"><text:line-break/></text:span><text:span text:style-name="Emphasis"><text:span text:style-name="Strong_20_Emphasis"><text:span text:style-name="T7">openvpn --rmtun --dev tun2</text:span></text:span></text:span></text:p>
      <text:p text:style-name="P2"><text:span text:style-name="T7">By default, when the device name starts with "tun",</text:span><text:span text:style-name="Emphasis"><text:span text:style-name="Strong_20_Emphasis"><text:span text:style-name="T7"> "openvpn --mktun"</text:span></text:span></text:span><text:span text:style-name="T7"> creates a TUN device. When the device name starts with "tap",</text:span><text:span text:style-name="Emphasis"><text:span text:style-name="Strong_20_Emphasis"><text:span text:style-name="T7"> "openvpn --mktun"</text:span></text:span></text:span><text:span text:style-name="T7"> creates a </text:span><text:soft-page-break/><text:span text:style-name="T7">TAP device. However, if you need for some reason to create a tap device which its name starts with tun, you still can do it thus:</text:span></text:p>
      <text:p text:style-name="P2"><text:span text:style-name="T14"> </text:span><text:span text:style-name="Emphasis"><text:span text:style-name="Strong_20_Emphasis"><text:span text:style-name="T7">openvpn --mktun --dev tun11 --dev-type tap</text:span></text:span></text:span></text:p>
      <text:p text:style-name="P2"><text:span text:style-name="Emphasis"><text:span text:style-name="T7">Notice that also here when you try to delete a nonexisting tun/tap device, you don't get any warning.</text:span></text:span></text:p>
      <text:p text:style-name="P2"><text:span text:style-name="T7">TUN/TAP devices are widely used, in virtualization and in other fields.<text:line-break/>For example, with virt-manager, libvirt and KVM, when we start a guest, a TAP <text:line-break/>device named </text:span><text:span text:style-name="Emphasis"><text:span text:style-name="Strong_20_Emphasis"><text:span text:style-name="T7">vnet0</text:span></text:span></text:span><text:span text:style-name="T7"> is created on the host. It is added to a bridge interface<text:line-break/>on the host, called</text:span><text:span text:style-name="Emphasis"><text:span text:style-name="Strong_20_Emphasis"><text:span text:style-name="T7"> virbr0, with 192.168.122.1  ip address. </text:span></text:span></text:span><text:span text:style-name="T7">In the guest, you can add the host bridge interface as a default gateway in order to be conneted to the outside WAN.</text:span></text:p>
      <text:p text:style-name="P2"><text:span text:style-name="T7">For implementation details of creating the tap device in libvirt, look in <text:line-break/></text:span><text:span text:style-name="Strong_20_Emphasis"><text:span text:style-name="Emphasis"><text:span text:style-name="T7">virNetDevTapCreate()</text:span></text:span></text:span><text:span text:style-name="T7"> method in src/util/virnetdevtap.c of the libvirt<text:line-break/>package.</text:span></text:p>
      <text:p text:style-name="P3"> </text:p>
      <text:p text:style-name="P2"><text:span text:style-name="T7">See more info about tuntap in </text:span><text:a xlink:type="simple" xlink:href="http://lxr.free-electrons.com/source/Documentation/networking/tuntap.txt" office:target-frame-name="_blank" xlink:show="new"><text:span text:style-name="T17">Documentation/networking/tuntap.txt</text:span></text:a></text:p>
      <text:p text:style-name="P4">See also this good link about tuntap:</text:p>
      <text:p text:style-name="P2"><text:a xlink:type="simple" xlink:href="http://backreference.org/2010/03/26/tuntap-interface-tutorial/"><text:span text:style-name="T17">http://backreference.org/2010/03/26/tuntap-interface-tutorial/</text:span></text:a></text:p>
      <text:p text:style-name="P3"> </text:p>
      <text:p text:style-name="P4">The maintainer is Maxim Krasnyansky.<text:line-break/>web site: http://vtun.sourceforge.net/tun.</text:p>
      <text:p text:style-name="P2"><text:span text:style-name="T7">In interesting patch series, adding multiqueue support for tuntap,<text:line-break/>was sent by Jason Wang in October 2012: <text:line-break/></text:span><text:a xlink:type="simple" xlink:href="http://www.spinics.net/lists/netdev/msg214869.html"><text:span text:style-name="T17">http://www.spinics.net/lists/netdev/msg214869.html</text:span></text:a></text:p>
      <text:p text:style-name="P2"><text:span text:style-name="T7">Also an ioctl called </text:span><text:span text:style-name="Strong_20_Emphasis"><text:span text:style-name="T7">TUNSETQUEUE</text:span></text:span><text:span text:style-name="T7"> was added ; this ioctl, this </text:span><text:span text:style-name="Strong_20_Emphasis"><text:span text:style-name="T7">IFF_ATTACH_QUEUE/IFF_DETACH_QUEUE</text:span></text:span><text:span text:style-name="T7"> flags, enables attaching/detaching a queue from user space.</text:span></text:p>
      <text:p text:style-name="P4">see:</text:p>
      <text:p text:style-name="P2"><text:a xlink:type="simple" xlink:href="http://www.spinics.net/lists/kernel/msg1429560.html"><text:span text:style-name="T17">http://www.spinics.net/lists/kernel/msg1429560.html</text:span></text:a></text:p>
      <text:p text:style-name="P2"><text:span text:style-name="T14"> </text:span><text:span text:style-name="T7">Following is an example of using tun multiqueues. Please notice that we set IFF_MULTI_QUEUE when calling TUNSETIFF; later on, we call TUNSETPERSIST on the same fd , and then open a new fd and call TUNSETQUEUE with IFF_ATTACH_QUEUE flag set, and a third fd, on which we again call TUNSETQUEUE with IFF_ATTACH_QUEUE flag set. The reason for the pause() at the end is that without it all the file descriptors will be closed. Closing the fd invokes </text:span><text:span text:style-name="Strong_20_Emphasis"><text:span text:style-name="Emphasis"><text:span text:style-name="T7">tun_chr_close()</text:span></text:span></text:span><text:span text:style-name="T7">, which subsequently call </text:span><text:span text:style-name="Emphasis"><text:span text:style-name="Strong_20_Emphasis"><text:span text:style-name="T7">tun_detach()</text:span></text:span></text:span><text:span text:style-name="T7">, removes the sys queue entries and unregisters the device.</text:span></text:p>
      <text:p text:style-name="P2"><text:span text:style-name="T7">calling twice </text:span><text:span text:style-name="Strong_20_Emphasis"><text:span text:style-name="T7">TUNSETQUEUE</text:span></text:span><text:span text:style-name="T7"> as in this example will result with having 3 queues in the end ; we can view these queues also under sys queue entry:</text:span></text:p>
      <text:p text:style-name="P2"><text:span text:style-name="Strong_20_Emphasis"><text:span text:style-name="T7">ls /sys/class/net/tun1/queues/</text:span></text:span><text:span text:style-name="T7"><text:line-break/>rx-0 rx-1 rx-2 tx-0 tx-1 tx-2</text:span></text:p>
      <text:p text:style-name="P3"><text:soft-page-break/> </text:p>
      <text:p text:style-name="P4">// tuntap/tunMultiQueue.c</text:p>
      <text:p text:style-name="P4">#include &lt;string.h&gt;<text:line-break/>#include &lt;sys/types.h&gt;<text:line-break/>#include &lt;sys/stat.h&gt;<text:line-break/>#include &lt;fcntl.h&gt;<text:line-break/>#include &lt;sys/ioctl.h&gt;<text:line-break/>#include &lt;net/if.h&gt;<text:line-break/>#include &lt;linux/if_tun.h&gt;<text:line-break/>#include &lt;linux/socket.h&gt;<text:line-break/>#include &lt;stdio.h&gt;</text:p>
      <text:p text:style-name="P4">int main()<text:line-break/>{<text:line-break/>int fd, fd1, fd2, err;<text:line-break/>struct ifreq ifr;</text:p>
      <text:p text:style-name="P4">fd = open("/dev/net/tun",O_RDWR);</text:p>
      <text:p text:style-name="P4">if (fd &lt; 0) {<text:line-break/>printf("fd &lt; 0 in open\n");<text:line-break/>return -1; <text:line-break/>}</text:p>
      <text:p text:style-name="P4">memset(&amp;ifr, 0, sizeof(ifr));<text:line-break/>ifr.ifr_flags = IFF_TUN | IFF_MULTI_QUEUE;</text:p>
      <text:p text:style-name="P4">strncpy(ifr.ifr_name, "tun1", IFNAMSIZ);<text:line-break/><text:line-break/>err = ioctl(fd, TUNSETIFF, (void*)&amp;ifr);<text:line-break/><text:line-break/>if (err &lt; 0) {<text:line-break/>printf("err&lt;0 after TUNSETIFF, ioctl\n");<text:line-break/>close(fd);<text:line-break/>return -1;<text:line-break/>}<text:line-break/><text:line-break/>err = ioctl(fd, TUNSETPERSIST, 1);<text:line-break/>if (err &lt; 0) {<text:line-break/>printf("err&lt;0 after TUNSETPERSIST ioctl\n");<text:line-break/>close(fd);<text:line-break/>return -1;<text:line-break/>}</text:p>
      <text:p text:style-name="P4">fd1 = open("/dev/net/tun",O_RDWR);</text:p>
      <text:p text:style-name="P4">if (fd1 &lt; 0) {<text:line-break/>printf("fd1 &lt; 0 in open\n");<text:line-break/>return -1; <text:line-break/>}<text:line-break/><text:line-break/><text:soft-page-break/>memset(&amp;ifr, 0, sizeof(ifr));<text:line-break/>ifr.ifr_flags = IFF_TUN | IFF_ATTACH_QUEUE;</text:p>
      <text:p text:style-name="P4">strncpy(ifr.ifr_name, "tun1", IFNAMSIZ);<text:line-break/>err = ioctl(fd1, TUNSETQUEUE, (void*)&amp;ifr);<text:line-break/><text:line-break/>if (err &lt; 0) {<text:line-break/>perror("TUNSETQUEUE (second)\n");<text:line-break/>close(fd1);<text:line-break/>return -1;<text:line-break/>} <text:line-break/><text:line-break/>printf("calling TUNSETQUEUE again with a third fd\n");<text:line-break/>fd2 = open("/dev/net/tun",O_RDWR);</text:p>
      <text:p text:style-name="P4">if (fd2 &lt; 0) {<text:line-break/>printf("fd2 &lt; 0 in open\n");<text:line-break/>return -1; <text:line-break/>}<text:line-break/><text:line-break/>memset(&amp;ifr, 0, sizeof(ifr));<text:line-break/>ifr.ifr_flags = IFF_TUN | IFF_ATTACH_QUEUE;<text:line-break/>strncpy(ifr.ifr_name, "tun1", IFNAMSIZ);<text:line-break/>err = ioctl(fd2, TUNSETQUEUE, (void*)&amp;ifr);<text:line-break/><text:line-break/>if (err &lt; 0) {<text:line-break/>perror("TUNSETQUEUE (second)\n");<text:line-break/>close(fd2);<text:line-break/>return -1;<text:line-break/>} else<text:line-break/>printf("Third call to TUNSETIFF on fd1 is OK\n");<text:line-break/><text:line-break/>pause();<text:line-break/>}</text:p>
      <text:p text:style-name="P3"> </text:p>
      <text:p text:style-name="P3"> </text:p>
      <text:p text:style-name="P2"><text:span text:style-name="T7">When we issue</text:span><text:span text:style-name="Emphasis"><text:span text:style-name="Strong_20_Emphasis"><text:span text:style-name="T7"> open()</text:span></text:span></text:span><text:span text:style-name="Emphasis"><text:span text:style-name="T7"> </text:span></text:span><text:span text:style-name="T7">system call on tun/tap device file (/dev/tun), we <text:line-break/>create a socket by </text:span><text:span text:style-name="Strong_20_Emphasis"><text:span text:style-name="Emphasis"><text:span text:style-name="T7">sk_alloc()</text:span></text:span></text:span><text:span text:style-name="T7"> and assign it to to a pointer to tfile. This <text:line-break/>is done in </text:span><text:span text:style-name="Strong_20_Emphasis"><text:span text:style-name="Emphasis"><text:span text:style-name="T7">tun_chr_open()</text:span></text:span></text:span><text:span text:style-name="T7">.</text:span></text:p>
      <text:p text:style-name="P2"><text:span text:style-name="T7">When we issue close() system call on a tun/tap device file (/dev/tun), we<text:line-break/>call</text:span><text:span text:style-name="Emphasis"><text:span text:style-name="Strong_20_Emphasis"><text:span text:style-name="T7"> tun_detach()</text:span></text:span></text:span><text:span text:style-name="Emphasis"><text:span text:style-name="T7"> </text:span></text:span><text:span text:style-name="T7">in order to release the socket (by </text:span><text:span text:style-name="Emphasis"><text:span text:style-name="Strong_20_Emphasis"><text:span text:style-name="T7">sk_release_kernel()</text:span></text:span></text:span><text:span text:style-name="T7">).</text:span></text:p>
      <text:p text:style-name="P3"> </text:p>
      <text:p text:style-name="P2"><text:span text:style-name="T7">In case you create a tun or tap device, and <text:line-break/>you want later to know the type of the device,<text:line-break/>you can do it by </text:span><text:span text:style-name="Emphasis"><text:span text:style-name="Strong_20_Emphasis"><text:span text:style-name="T7">eththool -i unknownTypeDeviceName| grep bus-info</text:span></text:span></text:span></text:p>
      <text:h text:style-name="P104" text:outline-level="2"><text:soft-page-break/>virtio </text:h>
      <text:p text:style-name="P4">virtio was developed by Rusty Russell for his lguest project.</text:p>
      <text:p text:style-name="P2"><text:span text:style-name="T7">virtio has a common API for different types of devices (block devices, net devices, <text:line-break/>pci devices, and more).<text:line-break/>The virtio network driver is implemented in </text:span><text:span text:style-name="Strong_20_Emphasis"><text:span text:style-name="Emphasis"><text:span text:style-name="T7">drivers/net/virtio_net.c.</text:span></text:span></text:span><text:span text:style-name="Strong_20_Emphasis"><text:span text:style-name="T7"> </text:span></text:span></text:p>
      <text:p text:style-name="P2"><text:bookmark text:name="BLUETOOTH"/><text:span text:style-name="Strong_20_Emphasis"><text:span text:style-name="T9">BLUETOOTH</text:span></text:span></text:p>
      <text:p text:style-name="P2"><text:span text:style-name="T7">Scanning for bluetooth devices is done by: <text:line-break/></text:span><text:span text:style-name="Emphasis"><text:span text:style-name="Strong_20_Emphasis"><text:span text:style-name="T7">hcitool scan</text:span></text:span></text:span><text:span text:style-name="T7"><text:line-break/>Resetting a bluetooth device can be done by:</text:span></text:p>
      <text:p text:style-name="P2"><text:span text:style-name="Strong_20_Emphasis"><text:span text:style-name="Emphasis"><text:span text:style-name="T7">hciconfig hci0 reset</text:span></text:span></text:span><text:span text:style-name="T7"><text:line-break/><text:line-break/>BlueTooth scanning can be done by:<text:line-break/></text:span><text:span text:style-name="Emphasis"><text:span text:style-name="Strong_20_Emphasis"><text:span text:style-name="T7">hcidump -Xt</text:span></text:span></text:span></text:p>
      <text:p text:style-name="P2"><text:span text:style-name="Emphasis"><text:span text:style-name="Strong_20_Emphasis"><text:span text:style-name="T7">hcidump </text:span></text:span></text:span><text:span text:style-name="T7">in Fedora is part of the bluez-hcidump package.</text:span></text:p>
      <text:p text:style-name="P2"><text:span text:style-name="T7">It connects to the kernel hci device by</text:span><text:span text:style-name="Emphasis"><text:span text:style-name="Strong_20_Emphasis"><text:span text:style-name="T7"> hci_open_dev()</text:span></text:span></text:span><text:span text:style-name="T7"> (user space API).</text:span></text:p>
      <text:p text:style-name="P4">and by opening a Raw HCI socket:  </text:p>
      <text:p text:style-name="P2"><text:span text:style-name="Emphasis"><text:span text:style-name="Strong_20_Emphasis"><text:span text:style-name="T7">socket(AF_BLUETOOTH, SOCK_RAW, BTPROTO_HCI);</text:span></text:span></text:span></text:p>
      <text:p text:style-name="P4">l2ping - L2CAP ping util.</text:p>
      <text:p text:style-name="P2"><text:span text:style-name="Strong_20_Emphasis"><text:span text:style-name="Emphasis"><text:span text:style-name="T7">sdptool browse XX:XX:XX:XX:XX:XX</text:span></text:span></text:span></text:p>
      <text:list xml:id="list1770258851" text:style-name="L41">
        <text:list-item>
          <text:p text:style-name="P26">shows opened services on the specified device. </text:p>
        </text:list-item>
        <text:list-item>
          <text:p text:style-name="P26">When we run:</text:p>
          <text:list>
            <text:list-item>
              <text:p text:style-name="P55"><text:span text:style-name="Emphasis"><text:span text:style-name="Strong_20_Emphasis"><text:span text:style-name="T7">pand --listen --role NAP</text:span></text:span></text:span></text:p>
            </text:list-item>
          </text:list>
        </text:list-item>
        <text:list-item>
          <text:p text:style-name="P55"><text:span text:style-name="T7">Then "</text:span><text:span text:style-name="Strong_20_Emphasis"><text:span text:style-name="Emphasis"><text:span text:style-name="T7">sdptool browse" </text:span></text:span></text:span><text:span text:style-name="T7">on that device will show, among other SDP services, the "</text:span><text:span text:style-name="Strong_20_Emphasis"><text:span text:style-name="T7">Network Access Point</text:span></text:span><text:span text:style-name="T7">" service, which might be something like this:</text:span></text:p>
        </text:list-item>
        <text:list-item>
          <text:p text:style-name="P55"><text:span text:style-name="T7">Service Name: Network service<text:line-break/>Service Description: Network service<text:line-break/>Service RecHandle: 0x10004<text:line-break/>Service Class ID List:<text:line-break/>"</text:span><text:span text:style-name="Strong_20_Emphasis"><text:span text:style-name="T7">Network Access Point</text:span></text:span><text:span text:style-name="T7">" (0x1116)<text:line-break/>Protocol Descriptor List:<text:line-break/>"L2CAP" (0x0100)<text:line-break/>PSM: 15<text:line-break/>"BNEP" (0x000f)<text:line-break/>Version: 0x0100<text:line-break/>SEQ16: 800 806<text:line-break/>Language Base Attr List:<text:line-break/>code_ISO639: 0x656e<text:line-break/>encoding: 0x6a<text:line-break/>base_offset: 0x100<text:line-break/>Profile Descriptor List:<text:line-break/>"Network Access Point" (0x1116)<text:line-break/>Version: 0x0100</text:span></text:p>
          <text:list>
            <text:list-item>
              <text:p text:style-name="P26"><text:soft-page-break/>And when we run:</text:p>
              <text:list>
                <text:list-item>
                  <text:p text:style-name="P55"><text:span text:style-name="Emphasis"><text:span text:style-name="Strong_20_Emphasis"><text:span text:style-name="T7">pand --listen --role GP</text:span></text:span></text:span></text:p>
                </text:list-item>
                <text:list-item>
                  <text:p text:style-name="P55"><text:span text:style-name="Emphasis"><text:span text:style-name="Strong_20_Emphasis"><text:span text:style-name="T7">Then "sdptool browse" on that device will show, among other SDP services, the "PAN Group Network" service, which might be something like this:</text:span></text:span></text:span></text:p>
                </text:list-item>
                <text:list-item>
                  <text:p text:style-name="P55"><text:span text:style-name="T7">Service Name: Group Network Service<text:line-break/>Service Description: BlueZ PAN Service<text:line-break/>Service Provider: BlueZ PAN<text:line-break/>Service RecHandle: 0x10007<text:line-break/>Service Class ID List:<text:line-break/>"</text:span><text:span text:style-name="Strong_20_Emphasis"><text:span text:style-name="T7">PAN Group Network</text:span></text:span><text:span text:style-name="T7">" (0x1117)<text:line-break/>Protocol Descriptor List:<text:line-break/>"L2CAP" (0x0100)<text:line-break/>PSM: 15<text:line-break/>"BNEP" (0x000f)<text:line-break/>Version: 0x0100<text:line-break/>SEQ16: 800 806<text:line-break/>Language Base Attr List:<text:line-break/>code_ISO639: 0x656e<text:line-break/>encoding: 0x6a<text:line-break/>base_offset: 0x100<text:line-break/>Profile Descriptor List:<text:line-break/>"PAN Group Network" (0x1117)<text:line-break/>Version: 0x0100</text:span></text:p>
                </text:list-item>
              </text:list>
            </text:list-item>
          </text:list>
          <text:p text:style-name="P20"> </text:p>
          <text:p text:style-name="P100"><text:span text:style-name="Emphasis"/></text:p>
        </text:list-item>
        <text:list-item>
          <text:p text:style-name="P91"><text:span text:style-name="Strong_20_Emphasis"><text:span text:style-name="Emphasis"><text:span text:style-name="T14"> </text:span></text:span></text:span></text:p>
        </text:list-item>
      </text:list>
      <text:p text:style-name="P2"><text:span text:style-name="Emphasis"><text:span text:style-name="Strong_20_Emphasis"><text:span text:style-name="T7">sdptool search --bdaddr XX:XX:XX:XX:XX:XX  FTP</text:span></text:span></text:span></text:p>
      <text:list xml:id="list377115194" text:style-name="L42">
        <text:list-item>
          <text:p text:style-name="P27">shows opened OBEX FTP service on the specified device and the resprctive channel.</text:p>
        </text:list-item>
        <text:list-item>
          <text:p text:style-name="P92"><text:span text:style-name="T7">openobex site: </text:span><text:a xlink:type="simple" xlink:href="http://dev.zuckschwerdt.org/openobex/"><text:span text:style-name="T17">http://dev.zuckschwerdt.org/openobex/</text:span></text:a></text:p>
        </text:list-item>
      </text:list>
      <text:p text:style-name="P3"> </text:p>
      <text:p text:style-name="P4"><text:line-break/>Two types of controllers are defined in Bluetooth version 3 by the core specification:</text:p>
      <text:list xml:id="list497385623" text:style-name="L43">
        <text:list-item>
          <text:p text:style-name="P56"><text:span text:style-name="T7">a Basic Rate / Enhanced Data Rate controller (</text:span><text:span text:style-name="Strong_20_Emphasis"><text:span text:style-name="T7">HCI_BREDR</text:span></text:span><text:span text:style-name="T7">)</text:span></text:p>
        </text:list-item>
        <text:list-item>
          <text:p text:style-name="P93"><text:span text:style-name="T7">an Alternate MAC/PHY (AMP) (</text:span><text:span text:style-name="Strong_20_Emphasis"><text:span text:style-name="T7">HCI_AMP</text:span></text:span><text:span text:style-name="T7">)</text:span></text:p>
        </text:list-item>
      </text:list>
      <text:p text:style-name="P3"> </text:p>
      <text:p text:style-name="P2"><text:span text:style-name="T7">BNEP layer is for the transmission of IP packets in the Personal Area Networking Profile and is implemented in </text:span><text:span text:style-name="Strong_20_Emphasis"><text:span text:style-name="T7">net/bluetooth/bnep.</text:span></text:span></text:p>
      <text:p text:style-name="P2"><text:span text:style-name="T7"><text:line-break/>Site for Linux Bluetooth: <text:line-break/> </text:span><text:span text:style-name="Strong_20_Emphasis"><text:span text:style-name="T7">http://www.bluez.org/</text:span></text:span></text:p>
      <text:p text:style-name="P4"><text:soft-page-break/>The BlueZ Project started in 2001 by Qualcomm.<text:line-break/><text:line-break/>Obexd is the Object Exchange Protocol(OBEX) and is part of BlueZ.<text:line-break/>The Linux BLUETOOTH subsystem and drivers are maintained by<text:line-break/>Marcel Holtmann, Gustavo Padovan and Johan Hedberg</text:p>
      <text:p text:style-name="P4">BD (bluetooth device) address is 48 bits, and it looks like this: <text:line-break/><text:line-break/>XX:XX:XX:XX:XX:XX</text:p>
      <text:p text:style-name="P4">Lower Address Part (LAP): 24bits</text:p>
      <text:p text:style-name="P4">Upper Address Part (UAP): 8 bits</text:p>
      <text:p text:style-name="P4">Nonsignificant Address Part (NAP): 16 bits</text:p>
      <text:p text:style-name="P64"><text:span text:style-name="T7"><text:line-break/>Read more: </text:span><text:a xlink:type="simple" xlink:href="http://wiki.answers.com/Q/Whats_a_bd_address_as_it_asks_for_it_on_my_phone_for_bluetooth#ixzz28Jwz51ca"><text:span text:style-name="T26">http://wiki.answers.com/Q/Whats_a_bd_address_as_it_asks_for_it_on_my_phone_for_bluetooth#ixzz28Jwz51ca</text:span></text:a></text:p>
      <text:p text:style-name="P4"/>
      <text:p text:style-name="P64"><text:span text:style-name="Strong_20_Emphasis"><text:span text:style-name="T7">Blueman</text:span></text:span><text:span text:style-name="T7"> is a GTK+ bluetooth management utility for GNOME using bluez dbus backend.</text:span></text:p>
      <text:p text:style-name="P3"> </text:p>
      <text:p text:style-name="P4">Linux kernel bluetooth mailing list archive:</text:p>
      <text:p text:style-name="P2"><text:a xlink:type="simple" xlink:href="http://www.spinics.net/lists/linux-bluetooth/" office:target-frame-name="_blank" xlink:show="new"><text:span text:style-name="T17">http://www.spinics.net/lists/linux-bluetooth/</text:span></text:a></text:p>
      <text:p text:style-name="P4">Some Bluetooth acronyms:</text:p>
      <text:p text:style-name="P2"><text:span text:style-name="Strong_20_Emphasis"><text:span text:style-name="T7">BNEP:</text:span></text:span><text:span text:style-name="T7"> The Bluetooth Network Encapsulation Protocol</text:span></text:p>
      <text:p text:style-name="P2"><text:span text:style-name="Strong_20_Emphasis"><text:span text:style-name="T7">BD: B</text:span></text:span><text:span text:style-name="T7">luetooth device.</text:span></text:p>
      <text:p text:style-name="P2"><text:span text:style-name="Strong_20_Emphasis"><text:span text:style-name="T7">L2CAP:</text:span></text:span><text:span text:style-name="T7">  The Logical Link Control and Adaption protocol<text:line-break/></text:span><text:span text:style-name="Strong_20_Emphasis"><text:span text:style-name="T7">RFCOMM:</text:span></text:span><text:span text:style-name="T7"> The Radio Frequency Communications  protocol<text:line-break/></text:span><text:span text:style-name="Strong_20_Emphasis"><text:span text:style-name="T7">ACL:</text:span></text:span><text:span text:style-name="T7"> The Asynchronous Connection-oriented Logical transport protocol<text:line-break/></text:span><text:span text:style-name="Strong_20_Emphasis"><text:span text:style-name="T7">SCO:</text:span></text:span><text:span text:style-name="T7"> Synchronous Connection-Oriented logical transport.</text:span></text:p>
      <text:p text:style-name="P4">Bluetooth git tree for developers (for submitting patches):<text:line-break/>git://git.kernel.org/pub/scm/linux/kernel/git/bluetooth/bluetooth-next.git</text:p>
      <text:p text:style-name="P3"> </text:p>
      <text:p text:style-name="P2"><text:span text:style-name="Strong_20_Emphasis"><text:span text:style-name="T9">NETILTER</text:span></text:span></text:p>
      <text:p text:style-name="P4">Linux 3.7 kernel includes support for IPv6 NAT</text:p>
      <text:p text:style-name="P2"><text:span text:style-name="Strong_20_Emphasis"><text:span text:style-name="T7">See:</text:span></text:span></text:p>
      <text:p text:style-name="P2"><text:a xlink:type="simple" xlink:href="http://lwn.net/Articles/514087/"><text:span text:style-name="T17">http://lwn.net/Articles/514087/</text:span></text:a></text:p>
      <text:p text:style-name="P4">Most patches are from Patrick McHardy.</text:p>
      <text:p text:style-name="P3"> </text:p>
      <text:p text:style-name="P2"><text:bookmark text:name="SK_BUFF2"/></text:p>
      <text:h text:style-name="P103" text:outline-level="2"><text:bookmark text:name="VXLAN"/><text:soft-page-break/>VXLAN</text:h>
      <text:p text:style-name="P3"><text:bookmark text:name="VXLAN1"/> </text:p>
      <text:p text:style-name="P2"><text:span text:style-name="Strong_20_Emphasis"><text:span text:style-name="T9">VXLAN device (Virtual eXtensible Local Area Network)</text:span></text:span></text:p>
      <text:p text:style-name="P4">VXLAN is a standard protocol to transfer layer 2 Ethernet packets over UDP.</text:p>
      <text:p text:style-name="P4">VXLAN for Linux kernel is developed by Stephen Hemminger.</text:p>
      <text:p text:style-name="P4">It integrates a Virtual Tunnel Endpoint (VTEP) functionality that learns MAC to IP address mapping.</text:p>
      <text:p text:style-name="P4">Why do we need vxlan and not use instead ipip or gre tunnel?</text:p>
      <text:p text:style-name="P4">There are firewalls which block tunnels and allow only TCP/UDP traffic for example.</text:p>
      <text:p text:style-name="P4"><text:line-break/>iproute has support for managing vxlan tunnels (ip/iplink_vxlan.c)<text:line-break/>This patch:<text:line-break/>http://www.spinics.net/lists/netdev/msg212202.html<text:line-break/>is for adding support for managing vxlan tunnels in iproute2.</text:p>
      <text:p text:style-name="P2"><text:span text:style-name="T7">The basic way to add vxlan virtual interface is by:<text:line-break/></text:span><text:span text:style-name="Strong_20_Emphasis"><text:span text:style-name="Emphasis"><text:span text:style-name="T7">ip link add myvxlan type vxlan id 1</text:span></text:span></text:span><text:span text:style-name="T7"><text:line-break/>This sets the </text:span><text:span text:style-name="Strong_20_Emphasis"><text:span text:style-name="T7">vni</text:span></text:span><text:span text:style-name="T7"> member of vxlan_dev struct to 1 (via </text:span><text:span text:style-name="Strong_20_Emphasis"><text:span text:style-name="Emphasis"><text:span text:style-name="T7">vxlan_newlink()</text:span></text:span></text:span><text:span text:style-name="Strong_20_Emphasis"><text:span text:style-name="T7"> </text:span></text:span><text:span text:style-name="T7">method).</text:span></text:p>
      <text:p text:style-name="P4">vni is the virtual network id; the vni can be in the range 0-16777215 (whereas in vlans the id is restricted to 0-4094).</text:p>
      <text:p text:style-name="P4">You can add vxlan with group address and ttl thus:</text:p>
      <text:p text:style-name="P2"><text:span text:style-name="Emphasis"><text:span text:style-name="Strong_20_Emphasis"><text:span text:style-name="T7">ip link add myvxlan type vxlan id 1 group 239.0.0.42 ttl 10</text:span></text:span></text:span><text:span text:style-name="Emphasis"><text:span text:style-name="T7"> </text:span></text:span><text:span text:style-name="T7"><text:line-break/>This sets also the ttl and the gaddr (multicast group address) of <text:line-break/>the vxlan device (vxlan_dev)</text:span></text:p>
      <text:p text:style-name="P2"><text:span text:style-name="T7">Removing vxlan virtual interface is done thus:<text:line-break/></text:span><text:span text:style-name="Emphasis"><text:span text:style-name="Strong_20_Emphasis"><text:span text:style-name="T7">ip link del myvxlan</text:span></text:span></text:span><text:span text:style-name="Emphasis"><text:span text:style-name="T7"> </text:span></text:span><text:span text:style-name="T7"><text:line-break/>(This triggers the </text:span><text:span text:style-name="Strong_20_Emphasis"><text:span text:style-name="Emphasis"><text:span text:style-name="T7">vxlan_dellink()</text:span></text:span></text:span><text:span text:style-name="T7"> method)</text:span></text:p>
      <text:p text:style-name="P3"> </text:p>
      <text:p text:style-name="P4">You can view the fdb of the vxlan interface by:</text:p>
      <text:p text:style-name="P2"><text:span text:style-name="Emphasis"><text:span text:style-name="Strong_20_Emphasis"><text:span text:style-name="T7">./bridge/bridge fdb show </text:span></text:span></text:span></text:p>
      <text:p text:style-name="P112"> </text:p>
      <text:p text:style-name="P2"><text:span text:style-name="T7">The VXLAN module creates a kernel UDP socket by </text:span><text:span text:style-name="Emphasis"><text:span text:style-name="Strong_20_Emphasis"><text:span text:style-name="T7">sock_create_kern() </text:span></text:span></text:span><text:span text:style-name="Emphasis"><text:span text:style-name="T7">(in </text:span></text:span><text:span text:style-name="Emphasis"><text:span text:style-name="Strong_20_Emphasis"><text:span text:style-name="T7">vxlan_init_net()</text:span></text:span></text:span><text:span text:style-name="Emphasis"><text:span text:style-name="T7">).</text:span></text:span></text:p>
      <text:p text:style-name="P2"><text:span text:style-name="Emphasis"><text:span text:style-name="T7">This is a UDP encapsulation socket (this is set by </text:span></text:span><text:span text:style-name="Emphasis"><text:span text:style-name="Strong_20_Emphasis"><text:span text:style-name="T7">udp_encap_enable()).</text:span></text:span></text:span></text:p>
      <text:p text:style-name="P2"><text:span text:style-name="Emphasis"><text:span text:style-name="Strong_20_Emphasis"><text:span text:style-name="T7">This means that the kernel inserts UDP header into the packet. UDP encapsulation is done also for NAT traversal. For example, with l2tp; when we want to use L2TP UDP encapsulation (L2TP_ENCAPTYPE_UDP), we also call udp_encap_enable()) when creating the l2tp tunnel (l2tp_tunnel_create()), net/l2tp/l2tp_core.c).</text:span></text:span></text:span></text:p>
      <text:p text:style-name="P4"><text:soft-page-break/>VXLAN module currently uses UDP destination port 8472, which is assigned for Overlay Transport Virtualization (OTV), untill IANA will assign a special VXLAN port.</text:p>
      <text:p text:style-name="P4">see: http://www.speedguide.net/port.php?port=8472</text:p>
      <text:p text:style-name="P4">However, the UDP destination port is a module parameter. First patches were sent on September 2012:</text:p>
      <text:p text:style-name="P4">See: http://www.spinics.net/lists/netdev/msg211564.html</text:p>
      <text:p text:style-name="P3"> </text:p>
      <text:p text:style-name="P4">Setting up VXLAN:</text:p>
      <text:p text:style-name="P2"><text:bookmark text:name="setting-up-vxlan"/><text:a xlink:type="simple" xlink:href="http://vincent.bernat.im/en/blog/2012-multicast-vxlan.html#setting-up-vxlan" office:target-frame-name="_blank" xlink:show="new"><text:span text:style-name="T17">http://vincent.bernat.im/en/blog/2012-multicast-vxlan.html#setting-up-vxlan</text:span></text:a></text:p>
      <text:p text:style-name="P2"><text:a xlink:type="simple" xlink:href="http://blogs.cisco.com/datacenter/digging-deeper-into-vxlan/"><text:span text:style-name="T17">http://blogs.cisco.com/datacenter/digging-deeper-into-vxlan/</text:span></text:a></text:p>
      <text:p text:style-name="P4">Stephan hemminger blog about vxlan:</text:p>
      <text:p text:style-name="P2"><text:a xlink:type="simple" xlink:href="http://linux-network-plumber.blogspot.co.il/2012/09/just-published-linux-kernel.html"><text:span text:style-name="T17">http://linux-network-plumber.blogspot.co.il/2012/09/just-published-linux-kernel.html</text:span></text:a></text:p>
      <text:p text:style-name="P2"><text:a xlink:type="simple" xlink:href="http://slidesha.re/TsCKWc" office:target-frame-name="_blank" xlink:show="new"><text:span text:style-name="T17">A First Look At VXLAN over Infiniband Network On Linux 3.7-rc7</text:span></text:a><text:span text:style-name="T7">: by Naoto MATSUMOTO on Nov 29, 2012</text:span></text:p>
      <text:p text:style-name="P3"> </text:p>
      <text:p text:style-name="P3"> </text:p>
      <text:p text:style-name="P2"><text:span text:style-name="Strong_20_Emphasis"><text:span text:style-name="T7">vxlan draft:</text:span></text:span></text:p>
      <text:p text:style-name="P4">http://tools.ietf.org/html/draft-mahalingam-dutt-dcops-vxlan-02</text:p>
      <text:p text:style-name="P4">This draft does not support IPv6, but probably IPv6 will be supported in the future.</text:p>
      <text:p text:style-name="P2"><text:span text:style-name="T7">See also </text:span><text:a xlink:type="simple" xlink:href="http://lxr.free-electrons.com/source/Documentation/networking/vxlan.txt"><text:span text:style-name="T17">Documentation/networking/vxlan.txt</text:span></text:a></text:p>
      <text:p text:style-name="P3"> </text:p>
      <text:p text:style-name="P2"><text:span text:style-name="Strong_20_Emphasis"><text:span text:style-name="T9">vxlan tools/userspace </text:span></text:span></text:p>
      <text:p text:style-name="P2"><text:span text:style-name="T7">Two userspace apps ,"</text:span><text:span text:style-name="Strong_20_Emphasis"><text:span text:style-name="T7">vxland</text:span></text:span><text:span text:style-name="T7">" and "</text:span><text:span text:style-name="Strong_20_Emphasis"><text:span text:style-name="T7">vxlanctl</text:span></text:span><text:span text:style-name="T7">".</text:span></text:p>
      <text:p text:style-name="P4">vxland, is a vxlan daemon, forwards packet to VXLAN Overlay Network. <text:line-break/>vxlanctl is command for controlling vxlan. <text:line-break/>You can create/destroy vxlan tunnel interface using vxlanctl.</text:p>
      <text:p text:style-name="P4">git clone git://github.com/upa/vxlan.git<text:line-break/>requires uthash package late 1.9 (for the hash table usage).<text:line-break/>you can fetch uthash from http://uthash.sourceforge.net/. Then put the header file, uthash.h, under /usr/include, and run "Make" for the vxlan project from github.</text:p>
      <text:p text:style-name="P3"> </text:p>
      <text:p text:style-name="P4">VXLAN includes support for  Distributed Overlay Virtual Ethernet (DOVE) networks by David L Stevens from IBM.</text:p>
      <text:p text:style-name="P3"> </text:p>
      <text:p text:style-name="P2"><text:span text:style-name="Strong_20_Emphasis"><text:span text:style-name="T9">vti (IPv4 over IPSec tunneling driver)</text:span></text:span></text:p>
      <text:p text:style-name="P4"><text:soft-page-break/>VTI stands for Virtual Tunnel Interface.</text:p>
      <text:p text:style-name="P2"><text:span text:style-name="T7">The linux implementation is in </text:span><text:a xlink:type="simple" xlink:href="http://lxr.free-electrons.com/source/net/ipv4/ip_vti.c" office:target-frame-name="_blank" xlink:show="new"><text:span text:style-name="T17">net/ipv4/ip_vti.c</text:span></text:a></text:p>
      <text:p text:style-name="P4">insmoding the kernel module (net/ipv4/ip_vti.ko) creates an ip_vti0 interface.</text:p>
      <text:p text:style-name="P3"> </text:p>
      <text:h text:style-name="P102" text:outline-level="2"><text:span text:style-name="Strong_20_Emphasis"><text:span text:style-name="T11">NFC</text:span></text:span><text:span text:style-name="Strong_20_Emphasis"><text:span text:style-name="T10"> </text:span></text:span></text:h>
      <text:p text:style-name="P4">NFC stands for: Near Field Communication.</text:p>
      <text:p text:style-name="P4">AF_NFC sockets are implemented under net/nfc.</text:p>
      <text:p text:style-name="P2"><text:span text:style-name="Strong_20_Emphasis"><text:span text:style-name="T7">neard</text:span></text:span><text:span text:style-name="T7">, The Near Field Communication manager, is available in:<text:line-break/>http://git.kernel.org/?p=network/nfc/neard.git;a=summary <text:line-break/><text:line-break/>linux-nfc web site:<text:line-break/>https://www.01.org/linux-nfc</text:span></text:p>
      <text:p text:style-name="P4">linux-nfc mailing list<text:line-break/>https://lists.01.org/mailman/listinfo/linux-nfc<text:line-break/><text:line-break/>Near Field Communication with Linux slides, elc2012, Barcelona: <text:line-break/>http://elinux.org/images/d/d1/Near_Field_Communication_with_Linux.pdf</text:p>
      <text:p text:style-name="P3"> </text:p>
      <text:p text:style-name="P2"><text:span text:style-name="Strong_20_Emphasis"><text:span text:style-name="T9">GRE over IPv6</text:span></text:span></text:p>
      <text:p text:style-name="P2"><text:span text:style-name="T7">Dmitry Kozlov added support for </text:span><text:span text:style-name="Strong_20_Emphasis"><text:span text:style-name="T7">GRE over IPv6.</text:span></text:span></text:p>
      <text:p text:style-name="P4">These patches were applied in August 2012</text:p>
      <text:p text:style-name="P2"><text:span text:style-name="Strong_20_Emphasis"><text:span text:style-name="T7">See:</text:span></text:span></text:p>
      <text:p text:style-name="P2"><text:a xlink:type="simple" xlink:href="http://lwn.net/Articles/508786/"><text:span text:style-name="Strong_20_Emphasis"><text:span text:style-name="T17">http://lwn.net/Articles/508786/</text:span></text:span></text:a></text:p>
      <text:p text:style-name="P2"><text:a xlink:type="simple" xlink:href="http://comments.gmane.org/gmane.linux.network/239706"><text:span text:style-name="Strong_20_Emphasis"><text:span text:style-name="T17">http://comments.gmane.org/gmane.linux.network/239706</text:span></text:span></text:a></text:p>
      <text:p text:style-name="P2"><text:span text:style-name="Strong_20_Emphasis"><text:span text:style-name="T9">Linux virtual server:</text:span></text:span></text:p>
      <text:p text:style-name="P2"><text:a xlink:type="simple" xlink:href="http://www.linuxvirtualserver.org/"><text:span text:style-name="Strong_20_Emphasis"><text:span text:style-name="T17">http://www.linuxvirtualserver.org/</text:span></text:span></text:a></text:p>
      <text:p text:style-name="P2"><text:span text:style-name="T7">Implemented in </text:span><text:span text:style-name="Strong_20_Emphasis"><text:span text:style-name="T7">net/netfilter/ipvs</text:span></text:span></text:p>
      <text:p text:style-name="P4">IP Virtual Server lets you build a high-performance<text:line-break/>virtual server based on cluster of two or more real servers. </text:p>
      <text:p text:style-name="P2"><text:span text:style-name="Strong_20_Emphasis"><text:span text:style-name="T9">Sockets:</text:span></text:span></text:p>
      <text:p text:style-name="P2"><text:span text:style-name="T7">There are two types of socket in the kernel; most of them are sockets created from user space. There are also kernel sockets; they are created by </text:span><text:span text:style-name="Strong_20_Emphasis"><text:span text:style-name="Emphasis"><text:span text:style-name="T7">sock_create_kern().</text:span></text:span></text:span></text:p>
      <text:p text:style-name="P2"><text:span text:style-name="T7">For example, in bluetooth kernel stack (</text:span><text:a xlink:type="simple" xlink:href="http://lxr.free-electrons.com/source/net/bluetooth/rfcomm/core.c" office:target-frame-name="_blank" xlink:show="new"><text:span text:style-name="T17">net/bluetooth/rfcomm/core.c</text:span></text:a><text:span text:style-name="T7">):<text:line-break/><text:line-break/>rfcomm_l2sock_create(struct socket **sock)<text:line-break/>{<text:line-break/></text:span><text:soft-page-break/><text:span text:style-name="T7">...<text:line-break/>err = sock_create_kern(PF_BLUETOOTH, SOCK_SEQPACKET, BTPROTO_L2CAP, sock);<text:line-break/>...<text:line-break/>}<text:line-break/><text:line-break/>and in vxlan , Virtual eXtensible Local Area Network (</text:span><text:a xlink:type="simple" xlink:href="http://lxr.free-electrons.com/source/drivers/net/vxlan.c" office:target-frame-name="_blank" xlink:show="new"><text:span text:style-name="T17">drivers/net/vxlan.c</text:span></text:a><text:span text:style-name="T7">):<text:line-break/><text:line-break/>static __net_init int vxlan_init_net(struct net *net)<text:line-break/>{<text:line-break/>...<text:line-break/>rc = sock_create_kern(AF_INET, SOCK_DGRAM, IPPROTO_UDP, &amp;vn-&gt;sock);<text:line-break/>...<text:line-break/>}</text:span></text:p>
      <text:p text:style-name="P2"><text:span text:style-name="T7">Creating a socket from user space is done by the </text:span><text:span text:style-name="Strong_20_Emphasis"><text:span text:style-name="Emphasis"><text:span text:style-name="T7">socket()</text:span></text:span></text:span><text:span text:style-name="Strong_20_Emphasis"><text:span text:style-name="T7"> </text:span></text:span><text:span text:style-name="T7">system call.</text:span></text:p>
      <text:p text:style-name="P4">On success, a file descriptor for the new socket is returned.</text:p>
      <text:p text:style-name="P4">The first parameter, family, is also sometimes referred to as “domain”.</text:p>
      <text:p text:style-name="P4">The family is PF_INET for IPV4 or PF_INET6 for IPV6.</text:p>
      <text:p text:style-name="P4">The family is PF_PACKET for Packet sockets, which operate<text:line-break/>at the device driver layer. (Layer 2).</text:p>
      <text:p text:style-name="P4">PF_PACKET sockets are used, for example, in pcap library for Linux.</text:p>
      <text:p text:style-name="P4">pcap library is in use by sniffers such as tcpdump or wireshark.</text:p>
      <text:p text:style-name="P4">Also hostapd uses PF_PACKET sockets (hostapd is a wireless access point management project).</text:p>
      <text:p text:style-name="P4">From hostapd source code:</text:p>
      <text:p text:style-name="P4">...</text:p>
      <text:p text:style-name="P2"><text:span text:style-name="Emphasis"><text:span text:style-name="Strong_20_Emphasis"><text:span text:style-name="T7">drv-&gt;monitor_sock = socket(PF_PACKET, SOCK_RAW, htons(ETH_P_ALL));</text:span></text:span></text:span></text:p>
      <text:p text:style-name="P4">...</text:p>
      <text:p text:style-name="P2"><text:span text:style-name="T7">Type:<text:line-break/>–</text:span><text:span text:style-name="Strong_20_Emphasis"><text:span text:style-name="T7"> SOCK_STREAM</text:span></text:span><text:span text:style-name="T7"> and </text:span><text:span text:style-name="Strong_20_Emphasis"><text:span text:style-name="T7">SOCK_DGRAM</text:span></text:span><text:span text:style-name="T7"> are the mostly used types.</text:span></text:p>
      <text:p text:style-name="P4"><text:line-break/>● SOCK_STREAM for TCP, SCTP, BLUETOOTH.</text:p>
      <text:p text:style-name="P3">● <text:span text:style-name="T1">SOCK_DGRAM for UDP.</text:span></text:p>
      <text:p text:style-name="P3">● <text:span text:style-name="T1">SOCK_RAW for RAW sockets.</text:span></text:p>
      <text:p text:style-name="P2"><text:span text:style-name="T14">● </text:span><text:span text:style-name="T7">There are cases where protocol can be either SOCK_STREAM or SOCK_DGRAM; for example, Unix domain socket (</text:span><text:span text:style-name="Strong_20_Emphasis"><text:span text:style-name="T7">AF_UNIX</text:span></text:span><text:span text:style-name="T7">).<text:line-break/>– Protocol:usually 0 ( IPPROTO_IP is 0, see: </text:span><text:a xlink:type="simple" xlink:href="http://lxr.free-electrons.com/source/include/linux/in.h" office:target-frame-name="_blank" xlink:show="new"><text:span text:style-name="T17">include/linux/in.h</text:span></text:a><text:span text:style-name="T7">).<text:line-break/>– For SCTP, the protocol is IPPROTO_SCTP:<text:line-break/>● sockfd=socket(AF_INET, SOCK_STREAM,IPPROTO_SCTP);</text:span></text:p>
      <text:p text:style-name="P4"><text:soft-page-break/>For bluetooth/RFCOMM:<text:line-break/>● socket(AF_BLUETOOTH, SOCK_STREAM, BTPROTO_RFCOMM);</text:p>
      <text:p text:style-name="P3">● <text:span text:style-name="T1">SCTP: Stream Control Transmission Protocol.</text:span></text:p>
      <text:p text:style-name="P2"><text:span text:style-name="T14">● </text:span><text:span text:style-name="T7">For every socket which is created by a userspace application, there is a corresponding socket struct and sock struct in the kernel.<text:line-break/>● This system call eventually invokes the </text:span><text:span text:style-name="Emphasis"><text:span text:style-name="Strong_20_Emphasis"><text:span text:style-name="T7">sock_create()</text:span></text:span></text:span><text:span text:style-name="T7"> method in the kernel.</text:span></text:p>
      <text:list xml:id="list1221304948" text:style-name="L44">
        <text:list-item>
          <text:p text:style-name="P94"><text:span text:style-name="T7">An instance of struct socket is created (</text:span><text:a xlink:type="simple" xlink:href="http://lxr.free-electrons.com/source/include/linux/net.h" office:target-frame-name="_blank" xlink:show="new"><text:span text:style-name="Emphasis"><text:span text:style-name="T17">include/linux/net.h</text:span></text:span></text:a><text:span text:style-name="T7">)</text:span></text:p>
        </text:list-item>
      </text:list>
      <text:p text:style-name="P4">struct socket has only 8 members; struct sock has more than 20, and is one of the biggest structures in the networking stack. You can easily be confused between them. So the convention is this:<text:line-break/>– sock always refers to struct socket.<text:line-break/>– sk always refers to struct sock.</text:p>
      <text:p text:style-name="P2"><text:span text:style-name="T7">The sk_protocol member of struct sock equals to the third<text:line-break/>parameter (protocol) of the </text:span><text:span text:style-name="Strong_20_Emphasis"><text:span text:style-name="Emphasis"><text:span text:style-name="T7">socket()</text:span></text:span></text:span><text:span text:style-name="Strong_20_Emphasis"><text:span text:style-name="T7"> </text:span></text:span><text:span text:style-name="T7">system call.</text:span></text:p>
      <text:p text:style-name="P4">struct sock has three queues:</text:p>
      <text:list xml:id="list2015850016" text:style-name="L45">
        <text:list-item>
          <text:p text:style-name="P57"><text:span text:style-name="Strong_20_Emphasis"><text:span text:style-name="T7">sk_receive_queue</text:span></text:span><text:span text:style-name="T7"> for rx</text:span></text:p>
        </text:list-item>
        <text:list-item>
          <text:p text:style-name="P57"><text:span text:style-name="Strong_20_Emphasis"><text:span text:style-name="T7">sk_write_queue</text:span></text:span><text:span text:style-name="T7"> for tx</text:span></text:p>
        </text:list-item>
        <text:list-item>
          <text:p text:style-name="P95"><text:span text:style-name="Strong_20_Emphasis"><text:span text:style-name="T7">sk_error_queue</text:span></text:span><text:span text:style-name="T7"> for errors.</text:span></text:p>
        </text:list-item>
      </text:list>
      <text:list xml:id="list177972728" text:style-name="L46">
        <text:list-item>
          <text:p text:style-name="P28">skb_queue_tail() : Adding to the queue.</text:p>
        </text:list-item>
        <text:list-item>
          <text:p text:style-name="P28">skb_dequeue() : removing from the queue.</text:p>
        </text:list-item>
        <text:list-item>
          <text:p text:style-name="P58"><text:span text:style-name="T7">For the error queue: </text:span><text:span text:style-name="Emphasis"><text:span text:style-name="Strong_20_Emphasis"><text:span text:style-name="T7">sock_queue_err_skb()</text:span></text:span></text:span><text:span text:style-name="Emphasis"><text:span text:style-name="T7"> </text:span></text:span><text:span text:style-name="T7">adds to its tail (include/net/sock.h). Eventually, it also calls </text:span><text:span text:style-name="Emphasis"><text:span text:style-name="Strong_20_Emphasis"><text:span text:style-name="T7">skb_queue_tail().</text:span></text:span></text:span></text:p>
        </text:list-item>
        <text:list-item>
          <text:p text:style-name="P70">Errors can be ICMP errors or EMSGSIZE errors.</text:p>
        </text:list-item>
      </text:list>
      <text:p text:style-name="P2"><text:span text:style-name="Strong_20_Emphasis"><text:span text:style-name="T7">UDP and TCP sockets:</text:span></text:span></text:p>
      <text:list xml:id="list105326495" text:style-name="L47">
        <text:list-item>
          <text:p text:style-name="P29">No explicit connection setup is done with UDP.<text:line-break/>– In TCP there is a preliminary connection setup.</text:p>
        </text:list-item>
      </text:list>
      <text:p text:style-name="P4">Packets can be lost in UDP (there is no retransmission mechanism in the kernel). TCP<text:line-break/>on the other hand is reliable (there is a retransmission mechanism).</text:p>
      <text:p text:style-name="P4">Most of the Internet traffic is TCP (like http, ssh).</text:p>
      <text:p text:style-name="P3">– <text:span text:style-name="T1">UDP is for audio/video (RTP)/streaming.</text:span></text:p>
      <text:p text:style-name="P3">● <text:span text:style-name="T1">Note: streaming with VLC is by UDP (RTP).<text:line-break/>● Streaming via YouTube is tcp (http)</text:span></text:p>
      <text:p text:style-name="P2"><text:span text:style-name="Emphasis"><text:span text:style-name="T14"> </text:span></text:span></text:p>
      <text:p text:style-name="P4">The udp header</text:p>
      <text:p text:style-name="P3">● <text:span text:style-name="T1">There are a very few UDP-based servers like DNS, NTP,<text:line-break/>DHCP, TFTP and more.<text:line-break/>● For DHCP, it is quite natural to be UDP (Since many times with<text:line-break/>DHCP, you don't have a source address, which is a must for TCP).<text:line-break/>● TCP implementation is much more complex<text:line-break/></text:span><text:soft-page-break/><text:span text:style-name="T1">– The TCP header is much bigger than UDP header.<text:line-break/>The udp header: include/linux/udp.h<text:line-break/>struct udphdr {<text:line-break/>  __be16source;<text:line-break/>  __be16dest;<text:line-break/>  __be16len;<text:line-break/>  __sum16 check;<text:line-break/>};</text:span></text:p>
      <text:p text:style-name="P4">UDP packet = UDP header + payload.</text:p>
      <text:p text:style-name="P4">From user space, you can receive udp traffic by three system calls:<text:line-break/>– recv() (when the socket is connected)<text:line-break/>– recvfrom()<text:line-break/>– recvmsg()</text:p>
      <text:p text:style-name="P2"><text:span text:style-name="T7">All three are handled by </text:span><text:span text:style-name="Emphasis"><text:span text:style-name="Strong_20_Emphasis"><text:span text:style-name="T7">udp_recvmsg()</text:span></text:span></text:span><text:span text:style-name="T7"> in the kernel.</text:span></text:p>
      <text:p text:style-name="P4">Note that fourth parameter of these 3 methods is flags;<text:line-break/>however, this parameter is NOT changed upon return. If you are<text:line-break/>interested in returned flags , you must use only recvmsg(), and<text:line-break/>to retrieve the msg.msg_flags member.</text:p>
      <text:p text:style-name="P4">For example, suppose you have a client-server udp applications, and the sender sends a packets which is longer then what the client had allocated for input buffer. The kernel<text:line-break/>than truncates the packet, and send MSG_TRUNC flag. In order to retrieve it, you should use something like:</text:p>
      <text:p text:style-name="P4"><text:line-break/>recvmsg(udpSocket, &amp;msg, flags);<text:line-break/>if (msg.msg_flags &amp; MSG_TRUNC)<text:line-break/>  printf("MSG_TRUNC\n");</text:p>
      <text:p text:style-name="P2"><text:span text:style-name="T7">There was a  suggestion recently for </text:span><text:span text:style-name="Strong_20_Emphasis"><text:span text:style-name="T7">recvmmsg()</text:span></text:span><text:span text:style-name="T7"> system call for receiving multiple<text:line-break/>messages (By Arnaldo Carvalho de Melo).</text:span></text:p>
      <text:p text:style-name="P4">The recvmmsg() meant to reduce the overhead caused by multiple system calls of recvmsg() in the usual case.</text:p>
      <text:p text:style-name="P2"><text:span text:style-name="Emphasis"><text:span text:style-name="Strong_20_Emphasis"><text:span text:style-name="T7">udp_rcv()</text:span></text:span></text:span><text:span text:style-name="T7"> is the handler for all UDP packets. It handles all incoming<text:line-break/>packets in which the protocol field in the ip header is </text:span><text:span text:style-name="Strong_20_Emphasis"><text:span text:style-name="T7">IPPROTO_UDP</text:span></text:span><text:span text:style-name="T7"> (17).<text:line-break/>See the udp_protocol definition: (</text:span><text:a xlink:type="simple" xlink:href="http://lxr.free-electrons.com/source/net/ipv4/af_inet.c" office:target-frame-name="_blank" xlink:show="new"><text:span text:style-name="Emphasis"><text:span text:style-name="T17">net/ipv4/af_inet.c</text:span></text:span></text:a><text:span text:style-name="T7">)</text:span></text:p>
      <text:p text:style-name="P4">struct net_protocol udp_protocol = {<text:line-break/>  .handler = udp_rcv,<text:line-break/>  .err_handler = udp_err,<text:line-break/>   ...<text:line-break/>};</text:p>
      <text:p text:style-name="P3">● <text:span text:style-name="T1">In the same way we have :<text:line-break/>– raw_rcv() as a handler for raw packets.<text:line-break/></text:span><text:soft-page-break/><text:span text:style-name="T1">– tcp_v4_rcv() as a handler for TCP packets.<text:line-break/>– icmp_rcv() as a handler for ICMP packets.</text:span></text:p>
      <text:p text:style-name="P2"><text:span text:style-name="T7"><text:line-break/>● Kernel implementation: the proto_register() method registers a protocol handler.<text:line-break/>(</text:span><text:a xlink:type="simple" xlink:href="http://lxr.free-electrons.com/source/net/core/sock.c" office:target-frame-name="_blank" xlink:show="new"><text:span text:style-name="T17">net/core/sock.c</text:span></text:a><text:span text:style-name="T7">)</text:span></text:p>
      <text:p text:style-name="P2"><text:span text:style-name="Emphasis"><text:span text:style-name="Strong_20_Emphasis"><text:span text:style-name="T7">udp_rcv()</text:span></text:span></text:span><text:span text:style-name="T7"> implementation:<text:line-break/>● For broadcasts and multicast – there is a special treatment:<text:line-break/>if (rt-&gt;rt_flags &amp; (RTCF_BROADCAST|RTCF_MULTICAST))<text:line-break/>   return __udp4_lib_mcast_deliver(net, skb, uh, saddr, daddr, udptable);</text:span></text:p>
      <text:p text:style-name="P4">Then perform a lookup in a hashtable of struct sock.<text:line-break/>– Hash key is created from destination port in the udp header.<text:line-break/>– If there is no entry in the hashtable, then there is no sock listening on this UDP destination port =&gt; so send ICMP back: (of port unreachable).<text:line-break/>– icmp_send(skb, ICMP_DEST_UNREACH, ICMP_PORT_UNREACH, 0);</text:p>
      <text:p text:style-name="P4">In this case, a corresponding SNMP MIB counter is incremented<text:line-break/>(UDP_MIB_NOPORTS)</text:p>
      <text:p text:style-name="P4">UDP_INC_STATS_BH(net, UDP_MIB_NOPORTS, proto == IPPROTO_UDPLITE);</text:p>
      <text:p text:style-name="P2"><text:span text:style-name="T7"><text:line-break/>● You can view it by:<text:line-break/></text:span><text:span text:style-name="Emphasis"><text:span text:style-name="Strong_20_Emphasis"><text:span text:style-name="T7">netstat -s</text:span></text:span></text:span><text:span text:style-name="T7"><text:line-break/>.....<text:line-break/>Udp:<text:line-break/>...<text:line-break/>35 packets to unknown port received.</text:span></text:p>
      <text:p text:style-name="P2"><text:span text:style-name="T7">Or, by:<text:line-break/>● </text:span><text:span text:style-name="Emphasis"><text:span text:style-name="Strong_20_Emphasis"><text:span text:style-name="T7">cat /proc/net/snmp | grep Udp:</text:span></text:span></text:span></text:p>
      <text:p text:style-name="P4">Udp: InDatagrams NoPorts InErrors<text:line-break/>OutDatagrams RcvbufErrors SndbufErrors<text:line-break/>Udp: 14 35 0 30 0 0</text:p>
      <text:p text:style-name="P2"><text:span text:style-name="T7">If there is a sock listening on the destination port, call </text:span><text:span text:style-name="Strong_20_Emphasis"><text:span text:style-name="Emphasis"><text:span text:style-name="T7">udp_queue_rcv_skb().</text:span></text:span></text:span><text:span text:style-name="T7"><text:line-break/>– Eventually calls </text:span><text:span text:style-name="Emphasis"><text:span text:style-name="Strong_20_Emphasis"><text:span text:style-name="T7">sock_queue_rcv_skb().</text:span></text:span></text:span><text:span text:style-name="T7"><text:line-break/>● Which adds the packet to the sk_receive_queue by </text:span><text:span text:style-name="Strong_20_Emphasis"><text:span text:style-name="Emphasis"><text:span text:style-name="T7">skb_queue_tail().</text:span></text:span></text:span></text:p>
      <text:p text:style-name="P2"><text:span text:style-name="Strong_20_Emphasis"><text:span text:style-name="Emphasis"><text:span text:style-name="T7">udp_recvmsg():</text:span></text:span></text:span></text:p>
      <text:p text:style-name="P4">Calls __skb_recv_datagram() , for receiving<text:line-break/>one sk_buff.<text:line-break/>– The __skb_recv_datagram() may block.<text:line-break/>– Eventually, what __skb_recv_datagram() does is<text:line-break/>read one sk_buff from the sk_receive_queue<text:line-break/>queue</text:p>
      <text:p text:style-name="P2"><text:span text:style-name="Emphasis"><text:span text:style-name="Strong_20_Emphasis"><text:span text:style-name="T7">memcpy_toiovec()</text:span></text:span></text:span><text:span text:style-name="Emphasis"><text:span text:style-name="T7"> </text:span></text:span><text:span text:style-name="T7">performs the actual copy to user space by invoking copy_to_user().<text:line-break/>● One of the parameters of udp_recvmsg() is a pointer to struct msghdr. Let's take a look:</text:span></text:p>
      <text:p text:style-name="P2"><text:soft-page-break/><text:span text:style-name="T7">From </text:span><text:a xlink:type="simple" xlink:href="http://lxr.free-electrons.com/source/include/linux/socket.h" office:target-frame-name="_blank" xlink:show="new"><text:span text:style-name="T17">include/linux/socket.h</text:span></text:a><text:span text:style-name="T7">:<text:line-break/>struct msghdr {<text:line-break/>  void *msg_name; /* Socket name */<text:line-break/>  int msg_namelen; /* Length of name */<text:line-break/>  struct iovec *msg_iov; /* Data blocks */<text:line-break/>  __kernel_size_t msg_iovlen; /* Number of blocks */<text:line-break/>  void *msg_control;<text:line-break/>  __kernel_size_t msg_controllen; /* Length of cmsg list */<text:line-break/>  unsigned msg_flags;<text:line-break/>};</text:span></text:p>
      <text:p text:style-name="P4">Control messages (ancillary<text:line-break/>messages)<text:line-break/>● The msg_control member of msgdhr represent a control message.<text:line-break/>– Sometimes you need to perform some special things. For example, getting to know what was the destination address of a received packet.<text:line-break/>● Sometimes there is more than one address on a machine (and also you can have multiple addresses on the same nic).<text:line-break/>– How can we know the destination address of the ip header in the application?<text:line-break/>– struct cmsghdr (/usr/include/bits/socket.h) represents a control message.</text:p>
      <text:p text:style-name="P4">cmsghdr members can mean different things based on the type of socket.<text:line-break/>● There is a set of macros for handling cmsghdr like<text:line-break/>CMSG_FIRSTHDR(), CMSG_NXTHDR(), CMSG_DATA(), CMSG_LEN() and more.<text:line-break/>● There are no control messages for TCP sockets.</text:p>
      <text:p text:style-name="P2"><text:span text:style-name="T14"> </text:span><text:span text:style-name="Strong_20_Emphasis"><text:span text:style-name="T7">Socket options:</text:span></text:span></text:p>
      <text:p text:style-name="P2"><text:span text:style-name="T7">In order to tell the socket to get the information about the packet<text:line-break/>destination, we should call setsockopt().<text:line-break/>● </text:span><text:span text:style-name="Strong_20_Emphasis"><text:span text:style-name="T7">setsockopt()</text:span></text:span><text:span text:style-name="T7"> and </text:span><text:span text:style-name="Emphasis"><text:span text:style-name="Strong_20_Emphasis"><text:span text:style-name="T7">getsockopt()</text:span></text:span></text:span><text:span text:style-name="T7"> - set and get options on a socket.</text:span></text:p>
      <text:p text:style-name="P2"><text:span text:style-name="T14">– </text:span><text:span text:style-name="T7">Both methods return 0 on success and -1 on error.<text:line-break/>● Prototype: int setsockopt(int sockfd, int level, int optname,...<text:line-break/>There are two levels of socket options:<text:line-break/>To manipulate options at the sockets API level: SOL_SOCKET<text:line-break/>To manipulate options at a protocol level, that protocol number should be used;<text:line-break/>– for example, for UDP it is IPPROTO_UDP or SOL_UDP<text:line-break/>(both are equal 17) ; see </text:span><text:a xlink:type="simple" xlink:href="http://lxr.free-electrons.com/source/include/linux/in.h" office:target-frame-name="_blank" xlink:show="new"><text:span text:style-name="T17">include/linux/in.h </text:span></text:a><text:span text:style-name="T7">and </text:span><text:a xlink:type="simple" xlink:href="http://lxr.free-electrons.com/source/include/linux/socket.h" office:target-frame-name="_blank" xlink:show="new"><text:span text:style-name="T17">include/linux/socket.h</text:span></text:a><text:span text:style-name="T7"><text:line-break/>● SOL_IP is 0.</text:span></text:p>
      <text:p text:style-name="P4">There are currently 19 Linux socket options and one another on option for BSD compatibility.</text:p>
      <text:p text:style-name="P2"><text:span text:style-name="T14">● </text:span><text:span text:style-name="T7">There is an option of </text:span><text:span text:style-name="Strong_20_Emphasis"><text:span text:style-name="T7">SO_BINDTODEVICE </text:span></text:span><text:span text:style-name="T7">(assigning socket to a specified device).</text:span></text:p>
      <text:list xml:id="list832906592" text:style-name="L48">
        <text:list-item>
          <text:p text:style-name="P96"><text:span text:style-name="T7">This patch added also an option to get </text:span><text:span text:style-name="Strong_20_Emphasis"><text:span text:style-name="T7">SO_BINDTODEVICE </text:span></text:span><text:span text:style-name="T7">via getsockopt: </text:span><text:a xlink:type="simple" xlink:href="http://www.spinics.net/lists/netdev/msg214004.html"><text:span text:style-name="T17">http://www.spinics.net/lists/netdev/msg214004.html</text:span></text:a></text:p>
        </text:list-item>
      </text:list>
      <text:p text:style-name="P3"> </text:p>
      <text:p text:style-name="P4"><text:soft-page-break/><text:line-break/>● There is an option called IP_PKTINFO.<text:line-break/>– We will set the IP_PKTINFO option on a socket in the following example.</text:p>
      <text:p text:style-name="P4">// from /usr/include/bits/in.h<text:line-break/>#define IP_PKTINFO 8 /* bool */<text:line-break/>/* Structure used for IP_PKTINFO. */<text:line-break/>struct in_pktinfo<text:line-break/>{<text:line-break/>  int ipi_ifindex; /* Interface index */<text:line-break/>  struct in_addr ipi_spec_dst; /* Routing destination address */<text:line-break/>  struct in_addr ipi_addr; /* Header destination address */<text:line-break/>};</text:p>
      <text:p text:style-name="P3"> </text:p>
      <text:p text:style-name="P4">const int on = 1;<text:line-break/>sockfd = socket(AF_INET, SOCK_DGRAM,0);<text:line-break/>if (setsockopt(sockfd, SOL_IP, IP_PKTINFO, &amp;on, sizeof(on))&lt;0)<text:line-break/>  perror("setsockopt");<text:line-break/>...<text:line-break/>...<text:line-break/>...</text:p>
      <text:p text:style-name="P4">When calling recvmsg(), we will parse the msghr like this: </text:p>
      <text:p text:style-name="P4">for (cmptr=CMSG_FIRSTHDR(&amp;msg); cmptr!=NULL;<text:line-break/>cmptr=CMSG_NXTHDR(&amp;msg,cmptr))<text:line-break/>{<text:line-break/>  if (cmptr-&gt;cmsg_level == SOL_IP &amp;&amp; cmptr-&gt;cmsg_type == IP_PKTINFO)<text:line-break/>    {<text:line-break/>    pktinfo = (struct in_pktinfo*)CMSG_DATA(cmptr);<text:line-break/>    printf("destination=%s\n", inet_ntop(AF_INET, &amp;pktinfo-&gt;ipi_addr, str, sizeof(str)));<text:line-break/>    }<text:line-break/>}</text:p>
      <text:p text:style-name="P4">In the kernel, this calls ip_cmsg_recv() in net/ipv4/ip_sockglue.c. (which eventually calls<text:line-break/>ip_cmsg_recv_pktinfo()).<text:line-break/>● You can in this way retrieve other fields of the ip header:<text:line-break/>– For getting the TTL:<text:line-break/>● setsockopt(sockfd, SOL_IP, IP_RECVTTL, &amp;on, sizeof(on))&lt;0).<text:line-break/>● But: cmsg_type == IP_TTL.<text:line-break/>– For getting ip_options:<text:line-break/>● setsockopt() with IP_OPTIONS.</text:p>
      <text:p text:style-name="P4">Note: you cannot get/set ip_options in Java </text:p>
      <text:p text:style-name="P2"><text:span text:style-name="Strong_20_Emphasis"><text:span text:style-name="T9">Sending packets in UDP</text:span></text:span></text:p>
      <text:p text:style-name="P2"><text:span text:style-name="T7">From user space, you can send udp traffic with three system calls:<text:line-break/>– send() (when the socket is connected).<text:line-break/></text:span><text:soft-page-break/><text:span text:style-name="T7">– sendto()<text:line-break/>– sendmsg()<text:line-break/>● All three are handled by udp_sendmsg() in the kernel.<text:line-break/>● </text:span><text:span text:style-name="Emphasis"><text:span text:style-name="Strong_20_Emphasis"><text:span text:style-name="T7">udp_sendmsg()</text:span></text:span></text:span><text:span text:style-name="T7"> is much simpler than the tcp parallel method , </text:span><text:span text:style-name="Emphasis"><text:span text:style-name="Strong_20_Emphasis"><text:span text:style-name="T7">tcp_sendmsg()</text:span></text:span></text:span><text:span text:style-name="T7">.<text:line-break/>● </text:span><text:span text:style-name="Emphasis"><text:span text:style-name="Strong_20_Emphasis"><text:span text:style-name="T7">udp_sendpage()</text:span></text:span></text:span><text:span text:style-name="T7"> is called when user space calls sendfile() (to copy a file into a udp socket).<text:line-break/>– </text:span><text:span text:style-name="Emphasis"><text:span text:style-name="Strong_20_Emphasis"><text:span text:style-name="T7">sendfile()</text:span></text:span></text:span><text:span text:style-name="T7"> can be used also to copy data between one file descriptor and another.</text:span></text:p>
      <text:p text:style-name="P4">udp_sendpage() invokes udp_sendmsg().<text:line-break/>● udp_sendpage() will work only if the nic supports Scatter/Gather (NETIF_F_SG feature is supported).</text:p>
      <text:p text:style-name="P2"><text:span text:style-name="Strong_20_Emphasis"><text:span text:style-name="T7">Bind:</text:span></text:span></text:p>
      <text:p text:style-name="P4">You cannot bind to privileged ports (ports lower than 1024) when you are not root !<text:line-break/>– Trying to do this will give:<text:line-break/>– “Permission denied” (EPERM).<text:line-break/>– You can enable non root binding on privileged port<text:line-break/>by running as root: (You will need at least a 2.6.24 kernel)<text:line-break/>– setcap 'cap_net_bind_service=+ep' udpclient<text:line-break/>– This sets the CAP_NET_BIND_SERVICE<text:line-break/>capability.</text:p>
      <text:p text:style-name="P2"><text:span text:style-name="T7">You cannot bind on a port which is already bound.<text:line-break/>– Trying to do this will give:<text:line-break/>– “Address already in use” (EADDRINUSE)<text:line-break/>● You cannot bind twice or more with the same UDP socket (even if you change the port).<text:line-break/>– You will get </text:span><text:span text:style-name="Emphasis"><text:span text:style-name="Strong_20_Emphasis"><text:span text:style-name="T7">“bind: Invalid argument”</text:span></text:span></text:span><text:span text:style-name="T7"> error in such case (EINVAL)</text:span></text:p>
      <text:p text:style-name="P4">If you try connect() on an unbound UDP socket and then bind() you will also get the EINVAL<text:line-break/>error. The reason is that connecting to an unbound socket will call inet_autobind() to<text:line-break/>automatically bind an unbound socket (on a random port). So after connect(), the socket is<text:line-break/>bounded. And the calling bind() again will fail with EINVAL (since the socket is already<text:line-break/>bonded).</text:p>
      <text:p text:style-name="P4">Binding in the kernel for UDP is implemented in inet_bind() and inet_autobind()<text:line-break/>– (in IPV6: inet6_bind() )</text:p>
      <text:p text:style-name="P2"><text:span text:style-name="Strong_20_Emphasis"><text:span text:style-name="T7">Non local bind</text:span></text:span></text:p>
      <text:p text:style-name="P4">What happens if we try to bind on a non local address ? (a non<text:line-break/>local address can be for example, an address of interface which<text:line-break/>is temporarily down)<text:line-break/>– We get EADDRNOTAVAIL error:<text:line-break/>– “bind: Cannot assign requested address.”<text:line-break/>– However, if we set<text:line-break/><text:soft-page-break/>/proc/sys/net/ipv4/ip_nonlocal_bind to 1, by<text:line-break/>– echo "1" &gt; /proc/sys/net/ipv4/ip_nonlocal_bind<text:line-break/>– Or adding in /etc/sysctl.conf:<text:line-break/>net.ipv4.ip_nonlocal_bind=1<text:line-break/>– The bind() will succeed, but it may sometimes break<text:line-break/>applications.</text:p>
      <text:p text:style-name="P4">What will happen if in the above udp client example, we will try</text:p>
      <text:p text:style-name="P4">setting a broadcast address as the destination (instead of<text:line-break/>192.168.0.121), thus:<text:line-break/>inet_aton("255.255.255.255",&amp;target.sin_addr);<text:line-break/>● We will get EACCESS error (“Permission denied”) for sendto().</text:p>
      <text:p text:style-name="P4">In order that UDP broadcast will work, we have to add:<text:line-break/>int flag = 1;<text:line-break/>if (setsockopt (s, SOL_SOCKET, SO_BROADCAST,&amp;flag,<text:line-break/>sizeof(flag)) &lt; 0)<text:line-break/>perror("setsockopt");</text:p>
      <text:p text:style-name="P2"><text:span text:style-name="Strong_20_Emphasis"><text:span text:style-name="T7">UDP socket options</text:span></text:span><text:span text:style-name="T7"><text:line-break/>●</text:span></text:p>
      <text:p text:style-name="P4">For IPPROTO_UDP/SOL_UDP level, we have<text:line-break/>two socket options:<text:line-break/>● UDP_CORK socket option.<text:line-break/>– Added in Linux kernel 2.5.44.</text:p>
      <text:p text:style-name="P4">int state=1;<text:line-break/>setsockopt(s, IPPROTO_UDP, UDP_CORK, &amp;state, sizeof(state));<text:line-break/>for (j=1;j&lt;1000;j++)<text:line-break/>  sendto(s,buf1,...)<text:line-break/>state=0;<text:line-break/>setsockopt(s, IPPROTO_UDP, UDP_CORK, &amp;state,sizeof(state));</text:p>
      <text:p text:style-name="P2"><text:span text:style-name="T14">● </text:span><text:span text:style-name="T7">The above code fragment will call </text:span><text:span text:style-name="Emphasis"><text:span text:style-name="Strong_20_Emphasis"><text:span text:style-name="T7">udp_sendmsg()</text:span></text:span></text:span><text:span text:style-name="T7"> 1000 times without actually<text:line-break/>sending anything on the wire (in the usual case, when without setsockopt() with UDP_CORK,<text:line-break/>1000 packets will be send).<text:line-break/>● Only after the second setsockopt() is called, with UDP_CORK and state=0, one packet is<text:line-break/>sent on the wire.<text:line-break/>● Kernel implementation: when using UDP_CORK, udp_sendmsg() passes<text:line-break/>MSG_MORE to </text:span><text:span text:style-name="Emphasis"><text:span text:style-name="Strong_20_Emphasis"><text:span text:style-name="T7">ip_append_data().</text:span></text:span></text:span></text:p>
      <text:p text:style-name="P3">– <text:span text:style-name="T1">Implementation detail: UDP_CORK is not in glibc-header<text:line-break/>(/usr/include/netinet/udp.h); you need to add in your<text:line-break/>program:<text:line-break/>– #define UDP_CORK 1<text:line-break/>● UDP_ENCAP socket option.<text:line-break/>– For usage with IPSEC.<text:line-break/>● Used, for example, in ipsec-tools.<text:line-break/>● Note: UDP_ENCAP does not appear yet in the man page<text:line-break/></text:span><text:soft-page-break/><text:span text:style-name="T1">of udp (UDP_CORK does appear).<text:line-break/>● Note that there are other socket options at the<text:line-break/>SOL_SOCKET level which you can get/set on<text:line-break/>UDP sockets: for example, SO_NO_CHECK (to<text:line-break/>disable checksum on UDP receive).</text:span></text:p>
      <text:p text:style-name="P3">● <text:span text:style-name="T1">SO_DONTROUTE (equivalent to MSG_DONTROUTE in send().<text:line-break/>● The SO_DONTROUTE option tells “don't send via a gateway,<text:line-break/>only send to directly connected hosts.”<text:line-break/>● Adding:<text:line-break/>– setsockopt(s, SOL_SOCKET, SO_DONTROUTE, val,<text:line-break/>sizeof(one)) &lt; 0)<text:line-break/>– And sending the packet to a host on a different network will<text:line-break/>cause “Network is unreachable” error to be received.<text:line-break/>(ENETUNREACH)<text:line-break/>– The same will happen when MSG_DONTROUTE flag is set<text:line-break/>in sendto().<text:line-break/>● SO_SNDBUF.<text:line-break/>● getsockopt(s, SOL_SOCKET, SO_SNDBUF, (void *) &amp;sndbuf).</text:span></text:p>
      <text:p text:style-name="P4">Suppose we want to receive ICMP errors with the UDP client<text:line-break/>example (like ICMP destination unreachable/port unreachable).<text:line-break/>● How can we achieve this ?<text:line-break/>● First, we should set this socket option:<text:line-break/>– int val=1;<text:line-break/>– setsockopt(s, SOL_IP, IP_RECVERR,(char*)&amp;val, sizeof(val));</text:p>
      <text:p text:style-name="P2"><text:span text:style-name="Strong_20_Emphasis"><text:span text:style-name="T9">udp_sendmsg()</text:span></text:span></text:p>
      <text:p text:style-name="P4">udp_sendmsg(struct kiocb *iocb, struct sock<text:line-break/>*sk, struct msghdr *msg, size_t len)<text:line-break/>● Sanity checks in udp_sendmsg():</text:p>
      <text:p text:style-name="P2"><text:span text:style-name="T7">The destination UDP port must not be 0.<text:line-break/>● If we try destination port of 0 we get EINVAL error as a return value of </text:span><text:span text:style-name="Emphasis"><text:span text:style-name="Strong_20_Emphasis"><text:span text:style-name="T7">udp_sendmsg()</text:span></text:span></text:span><text:span text:style-name="T7"><text:line-break/>– The destination UDP is embedded inside the msghdr parameter (In fact, msg-&gt;msg_name<text:line-break/>represents a sockaddr_in; sin_port is sockaddr_in is the destination port number).<text:line-break/>● MSG_OOB is the only illegal flag for UDP.<text:line-break/>Returns EOPNOTSUPP error if such a flag is<text:line-break/>passed. (only permitted to SOCK_STREAM)<text:line-break/>● MSG_OOB is also illegal in AF_UNIX.</text:span></text:p>
      <text:p text:style-name="P4">OOB stands for “Out Of Band data”.<text:line-break/>● The MSG_OOB flag is permitted in TCP.<text:line-break/>– It enables sending one byte of data in urgent mode.<text:line-break/>– (telnet , “ctrl/c” for example).<text:line-break/>● The destination must be either:<text:line-break/>– specified in the msghdr (the name field in msghdr).<text:line-break/>– Or the socket is connected.<text:line-break/><text:soft-page-break/>● sk-&gt;sk_state == TCP_ESTABLISHED<text:line-break/>– Notice that though this is UDP, we use TCP semantics here.</text:p>
      <text:p text:style-name="P2"><text:span text:style-name="T7">In case the socket is not connected, we should find a route to it; this is done by calling<text:line-break/></text:span><text:span text:style-name="Emphasis"><text:span text:style-name="Strong_20_Emphasis"><text:span text:style-name="T7">ip_route_output_flow().</text:span></text:span></text:span><text:span text:style-name="T7"><text:line-break/>● In case it is connected, we use the route from the sock (sk_dst_cache member of sk, which is an instance of dst_entry).<text:line-break/>– When the connect() system call was invoked, </text:span><text:span text:style-name="Emphasis"><text:span text:style-name="Strong_20_Emphasis"><text:span text:style-name="T7">ip4_datagram_connect()</text:span></text:span></text:span><text:span text:style-name="T7"> finds the route by<text:line-break/></text:span><text:span text:style-name="Emphasis"><text:span text:style-name="Strong_20_Emphasis"><text:span text:style-name="T7">ip_route_connect()</text:span></text:span></text:span><text:span text:style-name="Emphasis"><text:span text:style-name="T7"> </text:span></text:span><text:span text:style-name="T7">and set sk-&gt;sk_dst_cache in sk_dst_set()</text:span></text:p>
      <text:p text:style-name="P2"><text:span text:style-name="T14">● </text:span><text:span text:style-name="T7">Moving the packet to Layer 3 (IP layer) is done by </text:span><text:span text:style-name="Emphasis"><text:span text:style-name="Strong_20_Emphasis"><text:span text:style-name="T7">ip_append_data().</text:span></text:span></text:span></text:p>
      <text:p text:style-name="P2"><text:span text:style-name="T7">In TCP, moving the packet to Layer 3 is done with </text:span><text:span text:style-name="Emphasis"><text:span text:style-name="Strong_20_Emphasis"><text:span text:style-name="T7">ip_queue_xmit().</text:span></text:span></text:span><text:span text:style-name="T7"><text:line-break/>– What's the difference ?<text:line-break/>● UDP does not handle fragmentation;<text:line-break/>ip_append_data() does handle fragmentation.<text:line-break/>– TCP handles fragmentation in layer 4. So no need for </text:span><text:span text:style-name="Emphasis"><text:span text:style-name="Strong_20_Emphasis"><text:span text:style-name="T7">ip_append_data().</text:span></text:span></text:span></text:p>
      <text:p text:style-name="P2"><text:span text:style-name="Emphasis"><text:span text:style-name="Strong_20_Emphasis"><text:span text:style-name="T7">ip_queue_xmit()</text:span></text:span></text:span><text:span text:style-name="T7"> is (naturally) a simpler method.<text:line-break/>● Basically what the udp_sendmsg() method<text:line-break/>does is:<text:line-break/>● Finds the route for the packet by<text:line-break/>ip_route_output_flow()<text:line-break/>● Sends the packet with<text:line-break/>ip_local_out(skb)</text:span></text:p>
      <text:p text:style-name="P2"><text:span text:style-name="Strong_20_Emphasis"><text:span text:style-name="T7">Asynchronous I/O</text:span></text:span><text:span text:style-name="T7"><text:line-break/>● There is support for Asynchronous I/O in UDP sockets.</text:span></text:p>
      <text:p text:style-name="P4">This means that instead of polling to know if<text:line-break/>there is data (by select(), for example), the<text:line-break/>kernel sends a SIGIO signal in such a case</text:p>
      <text:p text:style-name="P4">Using Asynchronous I/O UDP in a user space<text:line-break/>application is done in three stages:<text:line-break/>– 1) Adding a SIGIO signal handler by calling<text:line-break/>sigaction() system call<text:line-break/>– 2) Calling fcntl() with F_SETOWN and the pid of our<text:line-break/>process to tell the process that it is the owner of the<text:line-break/>socket (so that SIGIO signals will be delivered to it).<text:line-break/>Several processes can access a socket. If we will not call<text:line-break/>fcntl() with F_SETOWN, there can be ambiguity as to which<text:line-break/>process will get the SIGIO signal. For example, if we call<text:line-break/>fork() the owner of the SIGIO is the parent; but we can call,<text:line-break/>in the son, fcntl(s,F_SETOWN, getpid()).<text:line-break/>– 3) Setting flags: calling fcntl() with F_SETFL and<text:line-break/>O_NONBLOCK | FASYNC.</text:p>
      <text:p text:style-name="P4">In the SIGIO handler, we call recvfrom().<text:line-break/>● Example:<text:line-break/>struct sockaddr_in source;<text:line-break/><text:soft-page-break/>struct sigaction handler;<text:line-break/>source.sin_family = AF_INET;<text:line-break/>source.sin_port = htons(888);<text:line-break/>source.sin_addr.s_addr = htonl(INADDR_ANY);<text:line-break/>servSocket = socket(AF_INET, SOCK_DGRAM, 0);<text:line-break/>bind(servSocket,(struct sockaddr*)&amp;source,sizeof(struct<text:line-break/>sockaddr_in));</text:p>
      <text:p text:style-name="P4">handler.sa_handler = SIGIOHandler;<text:line-break/>sigfillset(&amp;handler.sa_mask);<text:line-break/>handler.sa_flags = 0;<text:line-break/>sigaction(SIGIO, &amp;handler, 0);<text:line-break/>fcntl(servSocket,F_SETOWN, getpid());<text:line-break/>fcntl(servSocket,F_SETFL, O_NONBLOCK | FASYNC);</text:p>
      <text:p text:style-name="P4">The fcntl() which sets the O_NONBLOCK | FASYNC flags<text:line-break/>invokes sock_fasync() in net/socket.c to add the socket.<text:line-break/>– The SIGIOHandler() method will be called when there is<text:line-break/>data (since a SIGIO signal was generated) ; it should call<text:line-break/>recvmsg().</text:p>
      <text:p text:style-name="P3"> </text:p>
      <text:p text:style-name="P3"> </text:p>
      <text:p text:style-name="P3"> </text:p>
      <text:p text:style-name="P2"><text:span text:style-name="Strong_20_Emphasis"><text:span text:style-name="T15"> </text:span></text:span></text:p>
      <text:p text:style-name="P4">app.</text:p>
      <text:p text:style-name="P3"> </text:p>
      <text:p text:style-name="P2"><text:span text:style-name="Strong_20_Emphasis"><text:span text:style-name="T15"> </text:span></text:span></text:p>
      <text:p text:style-name="P3"> </text:p>
      <text:p text:style-name="P2"><text:span text:style-name="Strong_20_Emphasis"><text:span text:style-name="Emphasis"><text:span text:style-name="T9">RDMA (Infiniband)</text:span></text:span></text:span></text:p>
      <text:p text:style-name="P4">See this sites by Dotan Barak:</text:p>
      <text:p text:style-name="P2"><text:a xlink:type="simple" xlink:href="http://www.rdmamojo.com/"><text:span text:style-name="Strong_20_Emphasis"><text:span text:style-name="Emphasis"><text:span text:style-name="T17">http://www.rdmamojo.com/</text:span></text:span></text:span></text:a></text:p>
      <text:p text:style-name="P3"> </text:p>
      <text:p text:style-name="P2"><text:a xlink:type="simple" xlink:href="http://www.rdmamojo.com/links/"><text:span text:style-name="Strong_20_Emphasis"><text:span text:style-name="Emphasis"><text:span text:style-name="T17">http://www.rdmamojo.com/links/</text:span></text:span></text:span></text:a></text:p>
      <text:p text:style-name="P2"><text:span text:style-name="Strong_20_Emphasis"><text:span text:style-name="Emphasis"><text:span text:style-name="T14"> </text:span></text:span></text:span></text:p>
      <text:h text:style-name="P104" text:outline-level="2"><text:bookmark text:name="WIRELESS"/>Linux Wireless Subsystem (802.11).</text:h>
      <text:p text:style-name="P4">Each MAC frame consists of a MAC header, a frame body of variable length and an<text:line-break/>FCS (Frame Check Sequence) of 32 bit CRC. Next figure shows the 802.11 header.</text:p>
      <text:p text:style-name="P3"><text:soft-page-break/><draw:frame draw:style-name="fr1" draw:name="graphics2" text:anchor-type="as-char" svg:width="6.25in" svg:height="1.1563in" draw:z-index="1"><draw:image xlink:href="http://static.wix.com/media/b7502b_1377398ce4573f3bc20ee0a01458c214.png_srz_600_111_75_22_0.50_1.20_0.00_png_srz" xlink:type="simple" xlink:show="embed" xlink:actuate="onLoad"/><svg:title>802.11 header</svg:title></draw:frame></text:p>
      <text:p text:style-name="P3"> </text:p>
      <text:p text:style-name="P2"><text:span text:style-name="T7">The 802.11 header is represented in mac80211 by a structure called </text:span><text:span text:style-name="Emphasis"><text:span text:style-name="Strong_20_Emphasis"><text:span text:style-name="T7">ieee80211_hdr</text:span></text:span></text:span></text:p>
      <text:p text:style-name="P4">(include/linux/ieee80211.h).</text:p>
      <text:p text:style-name="P4">As opposed to an Ethernet header (struct ethhdr), which contains only three fields<text:line-break/>(source MAC address, destination MAC address, and type), the 802.11 header contains<text:line-break/>four addresses and not two, and some other fields.</text:p>
      <text:p text:style-name="P2"><text:span text:style-name="Strong_20_Emphasis"><text:span text:style-name="T7">frame control</text:span></text:span><text:span text:style-name="T7">:</text:span></text:p>
      <text:p text:style-name="P2"><text:span text:style-name="T14"> </text:span><text:span text:style-name="T7">The first field in the 802.11 header is called the </text:span><text:span text:style-name="Strong_20_Emphasis"><text:span text:style-name="T7">frame control</text:span></text:span><text:span text:style-name="T7">: it is a an important<text:line-break/>field and in many cases, its contents determine the meaning of other fields of the 802.11<text:line-break/>header (especially addresses). The frame control length is 16 bits; following here is a discussion of its fields.</text:span></text:p>
      <text:p text:style-name="P3"><draw:frame draw:style-name="fr1" draw:name="graphics3" text:anchor-type="as-char" svg:width="4.1665in" svg:height="0.6665in" draw:z-index="2"><draw:image xlink:href="http://static.wix.com/media/b7502b_d8cfac511f6f43d7151f0484553a0c5d.png_srz_400_64_75_22_0.50_1.20_0.00_png_srz" xlink:type="simple" xlink:show="embed" xlink:actuate="onLoad"/><svg:title>Frame control</svg:title></draw:frame></text:p>
      <text:p text:style-name="P2"><text:span text:style-name="Strong_20_Emphasis"><text:span text:style-name="T7">Protocol version:</text:span></text:span></text:p>
      <text:p text:style-name="P4">The version of the MAC 802.11 we use. Currently there is only one version of MAC, so this field is always 0.</text:p>
      <text:p text:style-name="P2"><text:span text:style-name="Strong_20_Emphasis"><text:span text:style-name="T7">Type:</text:span></text:span></text:p>
      <text:p text:style-name="P4">There are three types of packets in 802.11:management, control and data.</text:p>
      <text:p text:style-name="P2"><text:span text:style-name="T14">● </text:span><text:span text:style-name="T7">Management packets (</text:span><text:span text:style-name="Strong_20_Emphasis"><text:span text:style-name="T7">IEEE80211_FTYPE_MGMT</text:span></text:span><text:span text:style-name="T7">) are for management<text:line-break/>actions like association, authentication, scanning and more. We will deal more<text:line-break/>with management packets in the following sections.</text:span></text:p>
      <text:p text:style-name="P2"><text:span text:style-name="T14">● </text:span><text:span text:style-name="T7">Control packets (</text:span><text:span text:style-name="Strong_20_Emphasis"><text:span text:style-name="T7">IEEE80211_FTYPE_CTL</text:span></text:span><text:span text:style-name="T7">) usually have some relevance to data<text:line-break/>packets; for example, a PS Poll packet is for retrieving packets from an Access<text:line-break/>Point buffer. Another example: a station that wants to transmit first sends a control<text:line-break/>packet called RTS (request to send); if the medium is free, the destination station<text:line-break/>will send a control packet called CTS (clear to send).</text:span></text:p>
      <text:p text:style-name="P2"><text:span text:style-name="T14">● </text:span><text:span text:style-name="T7">Data packets (</text:span><text:span text:style-name="Strong_20_Emphasis"><text:span text:style-name="T7">IEEE80211_FTYPE_DATA</text:span></text:span><text:span text:style-name="T7">) are the raw data packets. Null<text:line-break/>packets are a special case of raw packets.</text:span></text:p>
      <text:p text:style-name="P3"> </text:p>
      <text:p text:style-name="P2"><text:span text:style-name="T7">There is also </text:span><text:span text:style-name="Strong_20_Emphasis"><text:span text:style-name="T7">IEEE80211_FTYPE_EXT</text:span></text:span><text:span text:style-name="T7"> type - we will not discuss it.</text:span></text:p>
      <text:p text:style-name="P4"><text:soft-page-break/>These types are defined in /include/linux/ieee80211.h</text:p>
      <text:p text:style-name="P2"><text:span text:style-name="Strong_20_Emphasis"><text:span text:style-name="T7">Subtype:</text:span></text:span><text:span text:style-name="T7"><text:line-break/>For all the aforementioned three types of packets (management, control and data),<text:line-break/>there is a subtype field which identify the character of the packet we use. For<text:line-break/>example, a value of 0100 for the subtype field in a management frame denotes that<text:line-break/>the packet is a Probe Request (IEEE80211_STYPE_PROBE_REQ) management<text:line-break/>packet, which is used in a scan operation. Notice that the action management frame<text:line-break/>(IEEE80211_STYPE_ACTION) was introduced with 802.11h amendment, which<text:line-break/>dealt with spectrum and transmit power management; however, since there is a lack<text:line-break/>of space for management packets subtypes, action management frames are used also<text:line-break/>in 802.11n management packets. A value of 1011 for the subtype field in a<text:line-break/>control packet denotes that this is a request to send (IEEE80211_STYPE_RTS)<text:line-break/>control packet. A value of 0100 for the subtype field of a data packet denotes that<text:line-break/>this a a null data (IEEE80211_STYPE_NULLFUNC) packet, which is used<text:line-break/>for power management control. A value of 1000 (IEEE80211_STYPE_QOS_DATA)<text:line-break/>for a subtype of a data packet means that this is a QoS data packet; this subtype was<text:line-break/>added by the IEEE802.11e amendment, which dealt with QoS enhancements.</text:span></text:p>
      <text:p text:style-name="P2"><text:span text:style-name="Strong_20_Emphasis"><text:span text:style-name="T7">ToDS:</text:span></text:span><text:span text:style-name="T7"><text:line-break/>When this bit is set, this means that the packet is for the distribution system.</text:span></text:p>
      <text:p text:style-name="P2"><text:span text:style-name="Strong_20_Emphasis"><text:span text:style-name="T7">FromDS:</text:span></text:span><text:span text:style-name="T7"><text:line-break/>When this bit is set, this means that the packet is from the distribution system.</text:span></text:p>
      <text:p text:style-name="P2"><text:span text:style-name="Strong_20_Emphasis"><text:span text:style-name="T7">More Frag:</text:span></text:span><text:span text:style-name="T7"><text:line-break/>When we use fragmentation, this bit is set to 1.</text:span></text:p>
      <text:p text:style-name="P2"><text:span text:style-name="Strong_20_Emphasis"><text:span text:style-name="T7">Retry:</text:span></text:span><text:span text:style-name="T7"><text:line-break/>When a packet is retransmitted, this packet is set to 1. A common case of<text:line-break/>retransmission is when a packet that was sent did not receive an acknowledgment in<text:line-break/>time. The acknowledgements are sent by the firmware of the wireless driver.</text:span></text:p>
      <text:p text:style-name="P2"><text:span text:style-name="Strong_20_Emphasis"><text:span text:style-name="T7">Pwr Mgmt:</text:span></text:span><text:span text:style-name="T7"><text:line-break/>When the power management bit is set, this means that the station will enter<text:line-break/>power save mode.</text:span></text:p>
      <text:p text:style-name="P2"><text:span text:style-name="T7"><text:line-break/></text:span><text:span text:style-name="Strong_20_Emphasis"><text:span text:style-name="T7">More Data:</text:span></text:span><text:span text:style-name="T7"><text:line-break/>When an Access Points sends packets that it buffered for a sleeping station, it<text:line-break/>sets the more data bit to 1 when the buffer is not empty. Thus the station knows<text:line-break/>that there are more packets it should retrieve. When the buffer has been<text:line-break/>emptied, this bit is set to 0.<text:line-break/><text:line-break/></text:span><text:span text:style-name="Strong_20_Emphasis"><text:span text:style-name="T7">Protected Frame:</text:span></text:span><text:span text:style-name="T7"><text:line-break/></text:span><text:soft-page-break/><text:span text:style-name="T7">This bit is set to 1 when the frame body in encrypted; only data frames and<text:line-break/>authentication frames can be encrypted.</text:span></text:p>
      <text:p text:style-name="P2"><text:span text:style-name="Strong_20_Emphasis"><text:span text:style-name="T7">Order:</text:span></text:span><text:span text:style-name="T7"><text:line-break/>There is a MAC service called “strict ordering”. With this service, the order of<text:line-break/>frames is important. When this service is in use, the order bit is set to 1. It is<text:line-break/>rarely used.</text:span></text:p>
      <text:p text:style-name="P2"><text:span text:style-name="T7"><text:line-break/></text:span><text:span text:style-name="Strong_20_Emphasis"><text:span text:style-name="T7">Duration/ID:</text:span></text:span><text:span text:style-name="T7"><text:line-break/>The duration holds values for the Network Allocation Vector (NAV) in<text:line-break/>microseconds, and it consists of 15 bits of the duration field. The sixteenth field is<text:line-break/>0. When working in power save mode it is the AID (Association ID) of a station.<text:line-break/>The Network Allocation Vector (NAV) is a virtual carrier sensing mechanism.</text:span></text:p>
      <text:p text:style-name="P2"><text:span text:style-name="Strong_20_Emphasis"><text:span text:style-name="T7">Sequence control:</text:span></text:span><text:span text:style-name="T7"><text:line-break/>This is a 2 byte field specifying the sequence control. In 802.11, it is possible that a<text:line-break/>packet will be received more than once. The most common cause for such a case is<text:line-break/>when an acknowledgement is not received for some reason. The sequence control<text:line-break/>field consists of a fragment number (4 bits) and a sequence number (12 bits). The<text:line-break/>sequence number is generated by the transmitting station, in<text:line-break/>ieee80211_tx_h_sequence(). In case of a duplicate frame in a retransmission, it is<text:line-break/>dropped, and a counter of the dropped duplicate frames (dot11FrameDuplicateCount)<text:line-break/>is incremented by 1; this is done in ieee80211_rx_h_check(). Sequence Control field<text:line-break/>is not present in control packets.</text:span></text:p>
      <text:p text:style-name="P2"><text:span text:style-name="Strong_20_Emphasis"><text:span text:style-name="T7">Address Fields:</text:span></text:span></text:p>
      <text:p text:style-name="P4">There are four addresses, but we don't always use all of them. Address 1 is the Receive<text:line-break/>Address (RA), and is used in all packets. Address 2 is the Transmit Address (TA), and it<text:line-break/>exists in all packets except ACK and CTS packets. Address 3 is used only for<text:line-break/>management and data packets. Address 4 is used when ToDS and FromDS bits of the<text:line-break/>frame control are set; this happens when operating in a Wireless Distribution System<text:line-break/>(WDS).</text:p>
      <text:p text:style-name="P2"><text:span text:style-name="T7"><text:line-break/></text:span><text:span text:style-name="Strong_20_Emphasis"><text:span text:style-name="T7">OoS Control:</text:span></text:span><text:span text:style-name="T7"><text:line-break/>The QoS Control field was added by 802.11e amendment and it is only present in QoS<text:line-break/>data packets. Since it is not part of the original 802.11 spec, it is not part of the original<text:line-break/>mac80211 implementation, so it is not a member of the ieee80211_hdr struct. In fact, it<text:line-break/></text:span><text:soft-page-break/><text:span text:style-name="T7">was added at the end of 802.11 header and it can be accessed by<text:line-break/>ieee80211_get_qos_ctl() method. The QoS Control field includes the tid (Traffic<text:line-break/>Identification), the Ack Policy, and a field called A-MSDU present, which tells whether<text:line-break/>an A-MSDU is present.</text:span></text:p>
      <text:p text:style-name="P2"><text:span text:style-name="Strong_20_Emphasis"><text:span text:style-name="T7">HT Control Field:</text:span></text:span></text:p>
      <text:p text:style-name="P4">HT Control Field was added by 802.11n amendment. HT stands for High Throughput.<text:line-break/>One of the most important features of 802.11n amendment is increasing the rate to up<text:line-break/>to 600 Mbps. </text:p>
      <text:p text:style-name="P3"> </text:p>
      <text:list xml:id="list601849269" text:style-name="L49">
        <text:list-item>
          <text:p text:style-name="P71">All stations must authenticate and associate and with the Access Point prior to</text:p>
        </text:list-item>
      </text:list>
      <text:p text:style-name="P4">communicating.</text:p>
      <text:p text:style-name="P4">Stations usually  perform scanning prior to authentication and association in order to get details about the Access Point (like mac address, essid, and more).</text:p>
      <text:p text:style-name="P4">Scanning is done thus:</text:p>
      <text:p text:style-name="P2"><text:span text:style-name="Strong_20_Emphasis"><text:span text:style-name="Emphasis"><text:span text:style-name="T7">ifconfig  wlan0 up</text:span></text:span></text:span><text:span text:style-name="T7"><text:line-break/></text:span><text:span text:style-name="Strong_20_Emphasis"><text:span text:style-name="Emphasis"><text:span text:style-name="T7">iwlist  wlan0 scan</text:span></text:span></text:span></text:p>
      <text:p text:style-name="P2"><text:span text:style-name="Strong_20_Emphasis"><text:span text:style-name="Emphasis"><text:span text:style-name="T14"> </text:span></text:span></text:span></text:p>
      <text:p text:style-name="P2"><text:span text:style-name="T7">Scanning is triggered by issuing </text:span><text:span text:style-name="Strong_20_Emphasis"><text:span text:style-name="T7">SIOCSIWSCAN</text:span></text:span><text:span text:style-name="T7"> ioctl (include/linux/wireless.h)</text:span></text:p>
      <text:p text:style-name="P4">iwlist (and iwconfig) is from wireless-tools package.</text:p>
      <text:p text:style-name="P4">Please note: wireless-tools is regarded deprecated. We should use "iw", which is more </text:p>
      <text:p text:style-name="P2"><text:span text:style-name="T7">modern and which is based on </text:span><text:a xlink:type="simple" xlink:href="http://wireless.kernel.org/en/developers/Documentation/nl80211"><text:span text:style-name="Strong_20_Emphasis"><text:span text:style-name="T17">nl80211</text:span></text:span></text:a><text:span text:style-name="Strong_20_Emphasis"><text:span text:style-name="T7">.</text:span></text:span></text:p>
      <text:p text:style-name="P2"><text:span text:style-name="T7">You can download iw from </text:span><text:a xlink:type="simple" xlink:href="http://linuxwireless.org/download/iw/"><text:span text:style-name="T17">http://linuxwireless.org/download/iw/</text:span></text:a><text:span text:style-name="T7">.</text:span></text:p>
      <text:p text:style-name="P2"><text:span text:style-name="T7">iw git repositories are at: </text:span><text:a xlink:type="simple" xlink:href="http://git.sipsolutions.net/iw.git"><text:span text:style-name="T17">http://git.sipsolutions.net/iw.git</text:span></text:a></text:p>
      <text:p text:style-name="P2"><text:span text:style-name="T7">Eventually, scanning starts by calling</text:span><text:span text:style-name="Strong_20_Emphasis"><text:span text:style-name="Emphasis"><text:span text:style-name="T7"> __ieee80211_start_scan()</text:span></text:span></text:span></text:p>
      <text:p text:style-name="P2"><text:span text:style-name="Emphasis"><text:span text:style-name="T7">(net/mac80211/scan.c)</text:span></text:span></text:p>
      <text:p text:style-name="P3"> <text:span text:style-name="T1">Active Scanning is performed by sending Probe</text:span></text:p>
      <text:p text:style-name="P4">Requests on all the channels which are supported by the station</text:p>
      <text:p text:style-name="P4">Open-system authentication (WLAN_AUTH_OPEN) is the only mandatory<text:line-break/>authentication method required by 802.11.</text:p>
      <text:p text:style-name="P4">(WLAN_AUTH_OPEN is defined in include/linux/ieee80211.h)</text:p>
      <text:p text:style-name="P3">● <text:span text:style-name="T1">At a given moment, a station may be associated with no more than one AP.<text:line-break/>● A Station (“STA”) can select a BSS and authenticate and associate to it.</text:span></text:p>
      <text:p text:style-name="P3">● <text:span text:style-name="T1">In Ad-Hoc : authentication is not defined.</text:span></text:p>
      <text:p text:style-name="P3"><text:soft-page-break/>● <text:span text:style-name="T1">An Access Point will not receive any data frames from a station before it it is associated with the AP.</text:span></text:p>
      <text:p text:style-name="P3">● <text:span text:style-name="T1">An Access Point which receive an association request will check whether the  mobile station parameters match the Access point parameters.</text:span></text:p>
      <text:p text:style-name="P3">– <text:span text:style-name="T1">These parameters are SSID, Supported Rates and capability information.</text:span></text:p>
      <text:p text:style-name="P4"><text:line-break/>● When a station associates to an Access Point, it gets an ASSOCIATION ID (AID) in the range 1-2007.</text:p>
      <text:p text:style-name="P3">● <text:span text:style-name="T1">Trying unsuccessfully to associate more than 3 times results with this message in the kernel log:</text:span></text:p>
      <text:p text:style-name="P4">"association with AP apMacAddress timed out"</text:p>
      <text:p text:style-name="P4">(IEEE80211_ASSOC_MAX_TRIES  is the number of max tries to associate, see</text:p>
      <text:p text:style-name="P4">net/mac80211/mlme.c)</text:p>
      <text:h text:style-name="P102" text:outline-level="2"><text:bookmark text:name="Hostapd"/><text:bookmark text:name="Anchor"/><text:span text:style-name="Strong_20_Emphasis"><text:span text:style-name="T10">Hostapd</text:span></text:span></text:h>
      <text:p text:style-name="P4"><text:bookmark text:name="Hostapd1"/>hostapd is a user space daemon implementing access point functionality (and authentication servers). It supports Linux and FreeBSD.</text:p>
      <text:p text:style-name="P3"> </text:p>
      <text:p text:style-name="P2"><text:span text:style-name="T14">● </text:span><text:a xlink:type="simple" xlink:href="http://hostap.epitest.fi/hostapd/"><text:span text:style-name="T17">http://hostap.epitest.fi/hostapd/</text:span></text:a></text:p>
      <text:p text:style-name="P3">● <text:span text:style-name="T1">Developed by Jouni Malinen</text:span></text:p>
      <text:p text:style-name="P3">● <text:span text:style-name="T1">hostapd.conf is the configuration file.</text:span></text:p>
      <text:p text:style-name="P3">● <text:span text:style-name="T1">Certain devices, which support Master Mode,<text:line-break/>can be operated as Access Points by running<text:line-break/>the hostapd daemon.<text:line-break/>● Hostapd implements part of the MLME AP code<text:line-break/>which is not in the kernel<text:line-break/>● and probably will not be in the near future.<text:line-break/>● For example: handling association requests which are<text:line-break/>received from wireless clients.</text:span></text:p>
      <text:p text:style-name="P4">Hostapd manages:<text:line-break/>● Association/Disassociation requests.<text:line-break/>● Authentication/deauthentication requests.</text:p>
      <text:p text:style-name="P3"> <text:span text:style-name="T1">wpa_supplicant is part of hostapd project</text:span></text:p>
      <text:p text:style-name="P4">You can clone hostap by:</text:p>
      <text:p text:style-name="P4">git clone git://w1.fi/srv/git/hostap.git</text:p>
      <text:p text:style-name="P3"> </text:p>
      <text:p text:style-name="P2"><text:span text:style-name="Strong_20_Emphasis"><text:span text:style-name="T7">Power save mode</text:span></text:span></text:p>
      <text:p text:style-name="P2"><text:span text:style-name="Strong_20_Emphasis"><text:span text:style-name="T14"> </text:span></text:span><text:span text:style-name="Strong_20_Emphasis"><text:span text:style-name="T7">Hardware can handle power save by itself; when this is done, it should<text:line-break/> set the IEEE80211_HW_SUPPORTS_PS flag.</text:span></text:span></text:p>
      <text:p text:style-name="P4"><text:soft-page-break/>There are three types of IEEE80211 packets: Management, control and data.</text:p>
      <text:p text:style-name="P4">(These correspond to IEEE80211_FTYPE_MGMT,</text:p>
      <text:p text:style-name="P4">IEEE80211_FTYPE_CTL and IEEE80211_FTYPE_DATA In the mac80211 stack).</text:p>
      <text:p text:style-name="P3">● <text:span text:style-name="T1">Control packets include RTS (Request to Send), CTS (Clear to Send) and ACK packets.</text:span></text:p>
      <text:p text:style-name="P3">● <text:span text:style-name="T1">Management packets are used for Authentication and Association.</text:span></text:p>
      <text:p text:style-name="P3"> </text:p>
      <text:p text:style-name="P3"> </text:p>
      <text:p text:style-name="P3">● <text:span text:style-name="T1">Mobile devices are usually battery powered most of the time.<text:line-break/>● A station may be in one of two different modes:<text:line-break/>  – Awake (fully powered)<text:line-break/>  – Asleep (also termed “dozed” in the specs)<text:line-break/>● Access points never enters power save mode and does not transmit Null packets.<text:line-break/>● In power save mode, the station is not able to transmit or receive and consumes very low power.</text:span></text:p>
      <text:p text:style-name="P3"> <text:span text:style-name="T1">In order to sniff wireless traffic in Linux with wireshark, you can do this:</text:span></text:p>
      <text:p text:style-name="P4">iwconfig  wlan0 mode monitor<text:line-break/>ifconfig  wlan0 up</text:p>
      <text:p text:style-name="P4">And then start wireshark and select the wlan0 interface.</text:p>
      <text:p text:style-name="P2"><text:span text:style-name="T7">You can know the </text:span><text:span text:style-name="Emphasis"><text:span text:style-name="Strong_20_Emphasis"><text:span text:style-name="T7">channel number</text:span></text:span></text:span><text:span text:style-name="T7"> while sniffing by <text:line-break/>looking at the radiotap header in the sniffer output;<text:line-break/>channel frequency translates to a channel number<text:line-break/>(1 to 1 correspondence.) Moreover, the channel number appears in square<text:line-break/>brackets. Like:<text:line-break/>– channel frequency 2437 [BG 6]</text:span></text:p>
      <text:p text:style-name="P2"><text:span text:style-name="T7">The </text:span><text:span text:style-name="Strong_20_Emphasis"><text:span text:style-name="T7">radiotap header</text:span></text:span><text:span text:style-name="T7"> is added in certain cases under monitor mode.</text:span></text:p>
      <text:p text:style-name="P4">It precedes the 802.11 header.</text:p>
      <text:p text:style-name="P2"><text:span text:style-name="T7">It is done in </text:span><text:span text:style-name="Strong_20_Emphasis"><text:span text:style-name="Emphasis"><text:span text:style-name="T7">ieee80211_add_rx_radiotap_header()</text:span></text:span></text:span><text:span text:style-name="T7"> in net/mac80211/rx.c</text:span></text:p>
      <text:p text:style-name="P2"><text:span text:style-name="Strong_20_Emphasis"><text:span text:style-name="Emphasis"><text:span text:style-name="T7">ieee80211_add_rx_radiotap_header()</text:span></text:span></text:span><text:span text:style-name="T7"> is invoked from:</text:span></text:p>
      <text:list xml:id="list1820869420" text:style-name="L50">
        <text:list-item>
          <text:p text:style-name="P59"><text:span text:style-name="Emphasis"><text:span text:style-name="Strong_20_Emphasis"><text:span text:style-name="T7">ieee80211_rx_monitor().</text:span></text:span></text:span></text:p>
        </text:list-item>
        <text:list-item>
          <text:p text:style-name="P97"><text:span text:style-name="Emphasis"><text:span text:style-name="Strong_20_Emphasis"><text:span text:style-name="T7">ieee80211_rx_cooked_monitor().</text:span></text:span></text:span></text:p>
        </text:list-item>
      </text:list>
      <text:p text:style-name="P3"> </text:p>
      <text:p text:style-name="P3"> </text:p>
      <text:p text:style-name="P4">You can know the mac address of your wireless nic by:</text:p>
      <text:p text:style-name="P2"><text:span text:style-name="Emphasis"><text:span text:style-name="Strong_20_Emphasis"><text:span text:style-name="T7">cat /sys/class/ieee80211/phy*/macaddress</text:span></text:span></text:span></text:p>
      <text:p text:style-name="P2"><text:span text:style-name="T14">● </text:span><text:span text:style-name="T7">A station send a null packet by calling </text:span><text:span text:style-name="Strong_20_Emphasis"><text:span text:style-name="Emphasis"><text:span text:style-name="T7">ieee80211_send_nullfunc()</text:span></text:span></text:span></text:p>
      <text:p text:style-name="P2"><text:span text:style-name="Emphasis"><text:span text:style-name="T7">(net/mac80211/mlme.c)</text:span></text:span></text:p>
      <text:p text:style-name="P3"><text:soft-page-break/> <text:span text:style-name="T1">The PM bit in the frame control of this packet is set. (IEEE80211_FCTL_PM bit)</text:span></text:p>
      <text:p text:style-name="P2"><text:span text:style-name="T14">● </text:span><text:span text:style-name="T7">Each access point has an array of skbs for buffering </text:span><text:span text:style-name="Strong_20_Emphasis"><text:span text:style-name="T7">unicast</text:span></text:span><text:span text:style-name="T7"> packets from the stations which enter power save mode.</text:span></text:p>
      <text:p text:style-name="P2"><text:span text:style-name="T14">● </text:span><text:span text:style-name="T7">It is called </text:span><text:span text:style-name="Emphasis"><text:span text:style-name="Strong_20_Emphasis"><text:span text:style-name="T7">ps_tx_buf </text:span></text:span></text:span><text:span text:style-name="Emphasis"><text:span text:style-name="T7">(in struct sta_info; see net/mac80211/sta_info.h)</text:span></text:span></text:p>
      <text:p text:style-name="P2"><text:span text:style-name="T7">An access point also has a </text:span><text:span text:style-name="Emphasis"><text:span text:style-name="Strong_20_Emphasis"><text:span text:style-name="T7">ps_bc_buf</text:span></text:span></text:span><text:span text:style-name="T7"> queue for for multicast and broadcast packets.</text:span></text:p>
      <text:p text:style-name="P2"><text:span text:style-name="T7">ps_tx_buf can buffer up to 64 skbs</text:span><text:span text:style-name="Emphasis"><text:span text:style-name="T7">. (STA_MAX_TX_BUFFER=64, in net/mac80211/sta_info.h)</text:span></text:span></text:p>
      <text:p text:style-name="P2"><text:span text:style-name="Emphasis"><text:span text:style-name="T14"><draw:frame draw:style-name="fr1" draw:name="graphics4" text:anchor-type="as-char" svg:width="2.2709in" svg:height="4.2602in" draw:z-index="3"><draw:image xlink:href="http://static.wix.com/media/b7502b_f6e92932dbac44b23c9fce1a5dae1041.png_srz_218_409_75_22_0.50_1.20_0.00_png_srz" xlink:type="simple" xlink:show="embed" xlink:actuate="onLoad"/><svg:title>Buffering packets in an Access Point.</svg:title></draw:frame></text:span></text:span></text:p>
      <text:p text:style-name="P2"><text:span text:style-name="Emphasis"><text:span text:style-name="T7">In case the buffer is filled, old skbs will be dropped.</text:span></text:span></text:p>
      <text:p text:style-name="P2"><text:span text:style-name="Emphasis"><text:span text:style-name="T14">● </text:span></text:span><text:span text:style-name="T7">When a station enters PS mode it turns off its RF. From time to time it turns the RF on, but only for receiving beacons.</text:span></text:p>
      <text:p text:style-name="P2"><text:span text:style-name="Emphasis"><text:span text:style-name="T14">● </text:span></text:span><text:span text:style-name="Emphasis"><text:span text:style-name="T7">An Access Point sends beacon frames periodically (usually about 10 beacons per second).</text:span></text:span></text:p>
      <text:p text:style-name="P2"><text:span text:style-name="Emphasis"><text:span text:style-name="T14">● </text:span></text:span><text:span text:style-name="Emphasis"><text:span text:style-name="T7">Each beacon has a TIM (Traffic Indication Map) field.</text:span></text:span></text:p>
      <text:p text:style-name="P2"><text:span text:style-name="Emphasis"><text:span text:style-name="Strong_20_Emphasis"><text:span text:style-name="T7">ieee80211_rx_mgmt_beacon()</text:span></text:span></text:span><text:span text:style-name="Emphasis"><text:span text:style-name="T7"> </text:span></text:span><text:span text:style-name="T7">handles receiving beacons.</text:span><text:span text:style-name="Emphasis"><text:span text:style-name="T7"> (net/mac80211/mlme.c).</text:span></text:span></text:p>
      <text:p text:style-name="P2"><text:span text:style-name="Emphasis"><text:span text:style-name="T7">A beacon is a management, represnted by </text:span></text:span><text:span text:style-name="Emphasis"><text:span text:style-name="Strong_20_Emphasis"><text:span text:style-name="T7">struct beacon, which is one</text:span></text:span></text:span></text:p>
      <text:p text:style-name="P2"><text:span text:style-name="Emphasis"><text:span text:style-name="Strong_20_Emphasis"><text:span text:style-name="T7">of the members in a union (named "u") in ieee80211_mgmt struct. </text:span></text:span></text:span></text:p>
      <text:p text:style-name="P2"><text:span text:style-name="Emphasis"><text:span text:style-name="Strong_20_Emphasis"><text:span text:style-name="T7">the "variable" member of struct beacon represents the "Information Elements" </text:span></text:span></text:span></text:p>
      <text:p text:style-name="P2"><text:soft-page-break/><text:span text:style-name="Emphasis"><text:span text:style-name="Strong_20_Emphasis"><text:span text:style-name="T7">this beacon can contain; "Information Elements"  can be </text:span></text:span></text:span><text:span text:style-name="Strong_20_Emphasis"><text:span text:style-name="Emphasis"><text:span text:style-name="T7">SSID, Supported rates, FH Params, DS Params, CF Params, IBSS Params, TIM, and more.</text:span></text:span></text:span></text:p>
      <text:p text:style-name="P2"><text:span text:style-name="Emphasis"><text:span text:style-name="Strong_20_Emphasis"><text:span text:style-name="T14"> </text:span></text:span></text:span></text:p>
      <text:p text:style-name="P2"><text:span text:style-name="Emphasis"><text:span text:style-name="Strong_20_Emphasis"><text:span text:style-name="T7">struct ieee802_11_elems  represent </text:span></text:span></text:span><text:span text:style-name="Strong_20_Emphasis"><text:span text:style-name="Emphasis"><text:span text:style-name="T7">"Information Element". It conatins a structure</text:span></text:span></text:span></text:p>
      <text:p text:style-name="P2"><text:span text:style-name="Emphasis"><text:span text:style-name="Strong_20_Emphasis"><text:span text:style-name="T7">called tim (ieee80211_tim_ie) , representing the tim (Traffic Indication Map).</text:span></text:span></text:span></text:p>
      <text:p text:style-name="P2"><text:span text:style-name="Emphasis"><text:span text:style-name="Strong_20_Emphasis"><text:span text:style-name="T14"> </text:span></text:span></text:span></text:p>
      <text:p text:style-name="P2"><text:span text:style-name="Emphasis"><text:span text:style-name="Strong_20_Emphasis"><text:span text:style-name="T14"> </text:span></text:span></text:span></text:p>
      <text:p text:style-name="P2"><text:span text:style-name="Emphasis"><text:span text:style-name="Strong_20_Emphasis"><text:span text:style-name="T14"> </text:span></text:span></text:span></text:p>
      <text:p text:style-name="P2"><text:span text:style-name="Emphasis"><text:span text:style-name="Strong_20_Emphasis"><text:span text:style-name="T14"> </text:span></text:span></text:span></text:p>
      <text:p text:style-name="P2"><text:span text:style-name="Emphasis"><text:span text:style-name="Strong_20_Emphasis"><text:span text:style-name="T14"> </text:span></text:span></text:span></text:p>
      <text:p text:style-name="P2"><text:span text:style-name="Emphasis"><text:span text:style-name="T7">This method calls </text:span></text:span><text:span text:style-name="Emphasis"><text:span text:style-name="Strong_20_Emphasis"><text:span text:style-name="T7">ieee80211_check_tim()</text:span></text:span></text:span><text:span text:style-name="Emphasis"><text:span text:style-name="T7">, to see if the TIM has traffic for this station AID.</text:span></text:span></text:p>
      <text:p text:style-name="P2"><text:span text:style-name="Emphasis"><text:span text:style-name="T7">(</text:span></text:span><text:span text:style-name="T7">ieee80211_check_tim() is implemented in </text:span><text:span text:style-name="Emphasis"><text:span text:style-name="T7">include/linux/ieee80211.h)</text:span></text:span></text:p>
      <text:p text:style-name="P2"><text:span text:style-name="Emphasis"><text:span text:style-name="Strong_20_Emphasis"><text:span text:style-name="T7">ieee80211_send_pspoll()</text:span></text:span></text:span><text:span text:style-name="Emphasis"><text:span text:style-name="T7"> in order to send PSPOLL packet to the AP.</text:span></text:span></text:p>
      <text:p text:style-name="P2"><text:span text:style-name="Emphasis"><text:span text:style-name="T7">PSPOLL are control packets.</text:span></text:span></text:p>
      <text:p text:style-name="P2"><text:span text:style-name="Emphasis"><text:span text:style-name="T14"> </text:span></text:span></text:p>
      <text:p text:style-name="P2"><text:span text:style-name="Emphasis"><text:span text:style-name="T7">Note that in the following diagram, we do not show the ACK packets. </text:span></text:span></text:p>
      <text:p text:style-name="P2"><text:span text:style-name="Emphasis"><text:span text:style-name="T14"> </text:span></text:span></text:p>
      <text:p text:style-name="P2"><text:span text:style-name="Emphasis"><text:span text:style-name="T14"> </text:span></text:span></text:p>
      <text:p text:style-name="P2"><text:span text:style-name="Emphasis"><text:span text:style-name="T14"> </text:span></text:span></text:p>
      <text:p text:style-name="P2"><text:soft-page-break/><text:span text:style-name="Emphasis"><text:span text:style-name="T14"><draw:frame draw:style-name="fr1" draw:name="graphics5" text:anchor-type="as-char" svg:width="3.8126in" svg:height="5.2189in" draw:z-index="4"><draw:image xlink:href="http://static.wix.com/media/b7502b_8614c9736789b27a38f26083d57a5342.png_srz_366_501_75_22_0.50_1.20_0.00_png_srz" xlink:type="simple" xlink:show="embed" xlink:actuate="onLoad"/><svg:title>PS Ppll</svg:title></draw:frame></text:span></text:span></text:p>
      <text:p text:style-name="P2"><text:span text:style-name="Emphasis"><text:span text:style-name="T14"> </text:span></text:span></text:p>
      <text:p text:style-name="P2"><text:span text:style-name="Strong_20_Emphasis"><text:span text:style-name="Emphasis"><text:span text:style-name="T7">AD Hoc</text:span></text:span></text:span></text:p>
      <text:p text:style-name="P4">Implelementation of 802.11 AD Hoc is mainly in: net/mac80211/ibss.c</text:p>
      <text:p text:style-name="P2"><text:span text:style-name="Emphasis"><text:span text:style-name="Strong_20_Emphasis"><text:span text:style-name="T7">ieee80211_if_ibss</text:span></text:span></text:span><text:span text:style-name="T7"> structure represents an AD hoc station.</text:span></text:p>
      <text:p text:style-name="P3"> </text:p>
      <text:p text:style-name="P2"><text:span text:style-name="Strong_20_Emphasis"><text:span text:style-name="Emphasis"><text:span text:style-name="T14"> </text:span></text:span></text:span><text:span text:style-name="Strong_20_Emphasis"><text:span text:style-name="Emphasis"><text:span text:style-name="T7">80211.n</text:span></text:span></text:span></text:p>
      <text:p text:style-name="P2"><text:span text:style-name="Strong_20_Emphasis"><text:span text:style-name="Emphasis"><text:span text:style-name="T7"><text:line-break/>80211.n </text:span></text:span></text:span><text:span text:style-name="T7">started with the High Throughput Study Group in about 2002.</text:span></text:p>
      <text:p text:style-name="P4">In 802.11, each packet should be acknowledged. In 802.11nm we grouping packets in a block and acknowledging this block instead acknowledging each packet separately. This improves performance. Grouping packets in a block in this way is called "packet aggregation" in 802.11n terminology.</text:p>
      <text:p text:style-name="P2"><text:span text:style-name="Emphasis"><text:span text:style-name="Strong_20_Emphasis"><text:span text:style-name="T14"> </text:span></text:span></text:span><text:span text:style-name="Emphasis"><text:span text:style-name="Strong_20_Emphasis"><text:span text:style-name="T7">There are two forms of aggregation:</text:span></text:span></text:span></text:p>
      <text:p text:style-name="P2"><text:span text:style-name="Strong_20_Emphasis"><text:span text:style-name="Emphasis"><text:span text:style-name="T14">●</text:span></text:span></text:span><text:span text:style-name="Emphasis"><text:span text:style-name="Strong_20_Emphasis"><text:span text:style-name="T14"> </text:span></text:span></text:span><text:span text:style-name="Emphasis"><text:span text:style-name="Strong_20_Emphasis"><text:span text:style-name="T7">AMPDU </text:span></text:span></text:span><text:span text:style-name="Emphasis"><text:span text:style-name="T7">(The more common form)</text:span></text:span></text:p>
      <text:p text:style-name="P2"><text:span text:style-name="T7">AMPDU aggregation requires the use of </text:span><text:span text:style-name="Strong_20_Emphasis"><text:span text:style-name="T7">block acknowledgement</text:span></text:span><text:span text:style-name="T7"> or </text:span><text:span text:style-name="Strong_20_Emphasis"><text:span text:style-name="T7">BlockAck</text:span></text:span><text:span text:style-name="T7">, which was introduced in 802.11e and has been optimized in 802.11n.</text:span></text:p>
      <text:p text:style-name="P4"><text:soft-page-break/>802.11e is the quality-of-service extensions amendment.</text:p>
      <text:p text:style-name="P4">The 802.11e amendment deals with QoS; it introduced four queues for<text:line-break/>different types of traffic: voice traffic, video traffic, best-effort traffic and background traffic. The Linux implementation of 802.11e uses multiqueues. Traffic in higher priority queue is transmitted before traffic in a lower priority queue.</text:p>
      <text:p text:style-name="P2"><text:span text:style-name="Strong_20_Emphasis"><text:span text:style-name="T7">MPDU</text:span></text:span><text:span text:style-name="T7"> stand for: MAC protocol data units</text:span></text:p>
      <text:p text:style-name="P3"> </text:p>
      <text:p text:style-name="P2"><text:span text:style-name="Emphasis"><text:span text:style-name="Strong_20_Emphasis"><text:span text:style-name="T14">● </text:span></text:span></text:span><text:span text:style-name="Emphasis"><text:span text:style-name="Strong_20_Emphasis"><text:span text:style-name="T7">AMSDU</text:span></text:span></text:span></text:p>
      <text:p text:style-name="P2"><text:span text:style-name="Emphasis"><text:span text:style-name="Strong_20_Emphasis"><text:span text:style-name="T7">With AMSDU, you make one big packet out of some packets.</text:span></text:span></text:span></text:p>
      <text:p text:style-name="P2"><text:span text:style-name="Emphasis"><text:span text:style-name="Strong_20_Emphasis"><text:span text:style-name="T7">This big packet should be acked.</text:span></text:span></text:span></text:p>
      <text:p text:style-name="P2"><text:span text:style-name="Emphasis"><text:span text:style-name="Strong_20_Emphasis"><text:span text:style-name="T7">Disadvantage: more risk of corruption of the big packet.</text:span></text:span></text:span></text:p>
      <text:p text:style-name="P2"><text:span text:style-name="Emphasis"><text:span text:style-name="Strong_20_Emphasis"><text:span text:style-name="T7">Less in usage, fading out.</text:span></text:span></text:span></text:p>
      <text:p text:style-name="P2"><text:span text:style-name="Emphasis"><text:span text:style-name="Strong_20_Emphasis"><text:span text:style-name="T7">MSDU </text:span></text:span></text:span><text:span text:style-name="Emphasis"><text:span text:style-name="T7">stands for: MAC service data units.</text:span></text:span></text:p>
      <text:h text:style-name="P102" text:outline-level="2"><text:bookmark text:name="aggregation"/><text:bookmark text:name="agregation"/><text:span text:style-name="Strong_20_Emphasis"><text:span text:style-name="T10">Packet aggregation </text:span></text:span></text:h>
      <text:p text:style-name="P3"><text:bookmark text:name="aggregation1"/>● <text:span text:style-name="T1">There are two sides to a block ack session: originator and recipient. Each block session has a different TID (traffic identifier).</text:span></text:p>
      <text:p text:style-name="P2"><text:span text:style-name="T14">● </text:span><text:span text:style-name="T7">The originator starts the block acknowledge session by calling </text:span><text:span text:style-name="Strong_20_Emphasis"><text:span text:style-name="Emphasis"><text:span text:style-name="T7">ieee80211_start_tx_ba_session() </text:span></text:span></text:span><text:span text:style-name="Emphasis"><text:span text:style-name="T7">(net/mac80211/agg-tx.c)</text:span></text:span></text:p>
      <text:p text:style-name="P2"><text:span text:style-name="Emphasis"><text:span text:style-name="Strong_20_Emphasis"><text:span text:style-name="T7">ieee80211_tx_ba_session_handle_start()</text:span></text:span></text:span><text:span text:style-name="Emphasis"><text:span text:style-name="T7"> </text:span></text:span><text:span text:style-name="T7">is a callback of </text:span><text:span text:style-name="Emphasis"><text:span text:style-name="T7"> </text:span></text:span><text:span text:style-name="Strong_20_Emphasis"><text:span text:style-name="Emphasis"><text:span text:style-name="T7">ieee80211_start_tx_ba_session(). In this callback we send an ADDBA (add Block Acknowledgment) request packet, by invoking ieee80211_send_addba_request() method (Also in net/mac80211/agg-tx.c)</text:span></text:span></text:span></text:p>
      <text:p text:style-name="P2"><text:span text:style-name="Emphasis"><text:span text:style-name="Strong_20_Emphasis"><text:span text:style-name="T7">ieee80211_send_addba_request()</text:span></text:span></text:span><text:span text:style-name="T7">  method builds a management action packet</text:span></text:p>
      <text:p text:style-name="P4">(The sub type is action, IEEE80211_STYPE_ACTION).</text:p>
      <text:p text:style-name="P2"><text:span text:style-name="T7">The response to the ADDBA request should be received within 1 HZ, which is one millisecond in x86_64 machines (</text:span><text:span text:style-name="Strong_20_Emphasis"><text:span text:style-name="T7">ADDBA_RESP_INTERVAL</text:span></text:span><text:span text:style-name="T7">, defined in net-next/net/mac80211/sta_info.h)</text:span></text:p>
      <text:p text:style-name="P2"><text:span text:style-name="T7">In case we do not get a response in time, the</text:span><text:span text:style-name="Emphasis"><text:span text:style-name="Strong_20_Emphasis"><text:span text:style-name="T7"> sta_addba_resp_timer_expired()</text:span></text:span></text:span><text:span text:style-name="T7"> will stop the BA session by calling </text:span><text:span text:style-name="Strong_20_Emphasis"><text:span text:style-name="Emphasis"><text:span text:style-name="T7">ieee80211_stop_tx_ba_session().</text:span></text:span></text:span></text:p>
      <text:p text:style-name="P2"><text:span text:style-name="T7">When the other side (the recipient) receives the ADDBA request, it first sends an ACK. </text:span><text:span text:style-name="Strong_20_Emphasis"><text:span text:style-name="Emphasis"><text:span text:style-name="T7"> </text:span></text:span></text:span><text:span text:style-name="T7">Then it processes the ADDBA request by calling </text:span><text:span text:style-name="Strong_20_Emphasis"><text:span text:style-name="Emphasis"><text:span text:style-name="T7">ieee80211_process_addba_request(); </text:span></text:span></text:span><text:span text:style-name="T7">(net/mac80211/agg-rx.c)</text:span></text:p>
      <text:p text:style-name="P2"><text:span text:style-name="T7">if everything is ok, it sets the aggregation state of this machine to operational<text:line-break/></text:span><text:span text:style-name="Strong_20_Emphasis"><text:span text:style-name="T7">(HT_AGG_STATE_OPERATIONAL)</text:span></text:span><text:span text:style-name="T7">, and sends an ADDBA Response by calling<text:line-break/></text:span><text:span text:style-name="Strong_20_Emphasis"><text:span text:style-name="Emphasis"><text:span text:style-name="T7">ieee80211_send_addba_resp().</text:span></text:span></text:span></text:p>
      <text:p text:style-name="P2"><text:span text:style-name="T7">After a session was started, a data block, containing multiple MPDU packets is sent. Consequently, the originator sends a Block Ack Request (BAR) packet by calling </text:span><text:span text:style-name="Strong_20_Emphasis"><text:span text:style-name="Emphasis"><text:span text:style-name="T7">ieee80211_send_bar(). </text:span></text:span></text:span><text:span text:style-name="Emphasis"><text:span text:style-name="T7">(net/mac80211/agg-tx.c)</text:span></text:span></text:p>
      <text:p text:style-name="P4"><text:soft-page-break/>The BAR is a control packet with Block Ack Request subtype<text:line-break/>(IEEE80211_STYPE_BACK_REQ).</text:p>
      <text:p text:style-name="P2"><text:span text:style-name="T7">The bar packet includes the </text:span><text:span text:style-name="Strong_20_Emphasis"><text:span text:style-name="T7">SSN</text:span></text:span><text:span text:style-name="T7"> (start sequence number), which is the sequence number of the oldest MSDU in the block which should be acknowledged.</text:span></text:p>
      <text:p text:style-name="P4">The BAR (HT Block Ack Request) is defined in include/linux/ieee80211.h.</text:p>
      <text:p text:style-name="P2"><text:span text:style-name="T7">Its </text:span><text:span text:style-name="Emphasis"><text:span text:style-name="Strong_20_Emphasis"><text:span text:style-name="T7">start_seq_num </text:span></text:span></text:span><text:span text:style-name="Emphasis"><text:span text:style-name="T7">member</text:span></text:span><text:span text:style-name="T7"> is initialized to the proper SSN.</text:span></text:p>
      <text:p text:style-name="P2"><text:span text:style-name="T7">There are two types of Block Ack:</text:span><text:span text:style-name="Strong_20_Emphasis"><text:span text:style-name="T7"> Immediate Block Ack</text:span></text:span><text:span text:style-name="T7"> and </text:span><text:span text:style-name="Strong_20_Emphasis"><text:span text:style-name="T7">Delayed Block Ack</text:span></text:span><text:span text:style-name="T7">.</text:span></text:p>
      <text:p text:style-name="P2"><text:span text:style-name="Strong_20_Emphasis"><text:span text:style-name="T7">Mac80211 debugfs support:</text:span></text:span></text:p>
      <text:p text:style-name="P4">In order to have mac80211 debugfs support, kernel should be built with CONFIG_MAC80211_DEBUGFS (and CONFIG_DEBUG_FS)</text:p>
      <text:p text:style-name="P4">Then after:</text:p>
      <text:p text:style-name="P2"><text:span text:style-name="Emphasis"><text:span text:style-name="Strong_20_Emphasis"><text:span text:style-name="T7">mount -t debugfs debugfs /sys/kernel/debug</text:span></text:span></text:span></text:p>
      <text:p text:style-name="P2"><text:span text:style-name="T7">You can see debugfs entries under:</text:span></text:p>
      <text:p text:style-name="P2"><text:span text:style-name="Emphasis"><text:span text:style-name="Strong_20_Emphasis"><text:span text:style-name="T7">/sys/kernel/debug/ieee80211/phy*</text:span></text:span></text:span></text:p>
      <text:p text:style-name="P2"><text:bookmark text:name="firmware"/><text:span text:style-name="Strong_20_Emphasis"><text:span text:style-name="T14"> </text:span></text:span></text:p>
      <text:h text:style-name="P102" text:outline-level="2"><text:bookmark text:name="firmware1"/><text:span text:style-name="Strong_20_Emphasis"><text:span text:style-name="T10">Open Firmware</text:span></text:span></text:h>
      <text:p text:style-name="P4"><text:bookmark text:name="firmware2"/>The Atheros 802.11n USB chipset (AR9170) has  open firmware; </text:p>
      <text:p text:style-name="P2"><text:span text:style-name="T7">see </text:span><text:a xlink:type="simple" xlink:href="http://www.linuxwireless.org/en/users/Drivers/ar9170.fw"><text:span text:style-name="T17">http://www.linuxwireless.org/en/users/Drivers/ar9170.fw</text:span></text:a></text:p>
      <text:p text:style-name="P4">802.11 AC</text:p>
      <text:p text:style-name="P4">The next generation of 802.11 is AC.</text:p>
      <text:p text:style-name="P4">Support for 802.11AC was added in mac80211 stack. For example,</text:p>
      <text:p text:style-name="P2"><text:span text:style-name="Emphasis"><text:span text:style-name="Strong_20_Emphasis"><text:span text:style-name="T7">ieee80211_ie_build_vht_cap()</text:span></text:span></text:span><text:span text:style-name="T7"> in net/mac80211/util.c.</text:span></text:p>
      <text:p text:style-name="P2"><text:span text:style-name="T7">struct</text:span><text:span text:style-name="Emphasis"><text:span text:style-name="Strong_20_Emphasis"><text:span text:style-name="T7"> ieee80211_vht_capabilities</text:span></text:span></text:span><text:span text:style-name="Emphasis"><text:span text:style-name="T7"> </text:span></text:span><text:span text:style-name="T7">and struct </text:span><text:span text:style-name="Emphasis"><text:span text:style-name="Strong_20_Emphasis"><text:span text:style-name="T7">ieee80211_vht_operation</text:span></text:span></text:span></text:p>
      <text:p text:style-name="P4">in include/linux/ieee80211.h.</text:p>
      <text:p text:style-name="P2"><text:span text:style-name="Strong_20_Emphasis"><text:span text:style-name="T7">VHT</text:span></text:span><text:span text:style-name="T7"> stands for: Very Hight Throughput</text:span></text:p>
      <text:p text:style-name="P3"> </text:p>
      <text:p text:style-name="P4">Development:</text:p>
      <text:p text:style-name="P2"><text:span text:style-name="T7">Sending patches should be done against the </text:span><text:span text:style-name="Strong_20_Emphasis"><text:span text:style-name="T7">wireless-testing </text:span></text:span><text:span text:style-name="T7">tree</text:span></text:p>
      <text:p text:style-name="P2"><text:span text:style-name="Strong_20_Emphasis"><text:span text:style-name="T7">git://git.kernel.org/pub/scm/linux/kernel/git/linville/wireless-testing.git</text:span></text:span></text:p>
      <text:p text:style-name="P4">The maintainer of compat wireless is Luis R. Rodriguez.</text:p>
      <text:p text:style-name="P2"><text:span text:style-name="Strong_20_Emphasis"><text:span text:style-name="T14"> </text:span></text:span></text:p>
      <text:p text:style-name="P2"><text:span text:style-name="Strong_20_Emphasis"><text:span text:style-name="T14"> </text:span></text:span></text:p>
      <text:p text:style-name="P2"><text:span text:style-name="Strong_20_Emphasis"><text:span text:style-name="T14"> </text:span></text:span></text:p>
      <text:p text:style-name="P2"><text:span text:style-name="Strong_20_Emphasis"><text:span text:style-name="T7">Mesh networking (802.11s)</text:span></text:span></text:p>
      <text:list xml:id="list993048624" text:style-name="L51">
        <text:list-item>
          <text:p text:style-name="P98"><text:soft-page-break/><text:span text:style-name="Strong_20_Emphasis"><text:span text:style-name="T7">802.11s</text:span></text:span><text:span text:style-name="T7"> started as a Study Group of IEEE in September 2003, and became a</text:span></text:p>
        </text:list-item>
      </text:list>
      <text:p text:style-name="P4">Task Group named TGs in 2004. </text:p>
      <text:p text:style-name="P4">In 2006, two proposals, out of 15, (the "SEEMesh" and "Wi-Mesh" proposals) were merged into one. This is draft D0.01.</text:p>
      <text:p text:style-name="P4">There are two topologies for mesh networks.</text:p>
      <text:list xml:id="list534690487" text:style-name="L52">
        <text:list-item>
          <text:p text:style-name="P60"><text:span text:style-name="T7">The first is</text:span><text:span text:style-name="Strong_20_Emphasis"><text:span text:style-name="T7"> full mesh</text:span></text:span><text:span text:style-name="T7">; with full mesh, each node is connected to all the other nodes.</text:span></text:p>
        </text:list-item>
        <text:list-item>
          <text:p text:style-name="P99"><text:span text:style-name="T7">The second mesh topology is </text:span><text:span text:style-name="Strong_20_Emphasis"><text:span text:style-name="T7">partial mesh.</text:span></text:span><text:span text:style-name="T7"> With partial mesh, nodes are connected to only some of the other nodes, not all. This topology is much more common in wireless mesh networks.</text:span></text:p>
        </text:list-item>
      </text:list>
      <text:p text:style-name="P4">In 2.6.26, the network stack added support for the draft of wireless mesh networking (802.11s), thanks to the open80211s project. The open80211s project goal was to create the first open implementation of 802.11s. The project got some sponsorship from the OLPC project.<text:line-break/>Luis Carlos Cobo and Javier Cardona and other developers from Cozybit<text:line-break/>developed the Linux mac80211 mesh code. This code was merged into the Linux<text:line-break/>Kernel from 2.6.26 release (July 2008). There are some drivers in the linux kernel with<text:line-break/>support to mesh networking (ath5k, b43, libertas_tf, p54, zd1211rw).</text:p>
      <text:p text:style-name="P3"> </text:p>
      <text:p text:style-name="P2"><text:span text:style-name="Strong_20_Emphasis"><text:span text:style-name="T7">HWMP protocol.</text:span></text:span><text:span text:style-name="T7"><text:line-break/>802.11s defines a default routing protocol called </text:span><text:span text:style-name="Strong_20_Emphasis"><text:span text:style-name="T7">HWMP</text:span></text:span><text:span text:style-name="T7"> (Hybrid Wireless Mesh<text:line-break/>Protocol). The HWMP protocol works with layer 2 (Mac addresses) as opposed to IPV4<text:line-break/>routing protocol, for example, which works with layer 3 (IP addresses). HWMP routing<text:line-break/>is based on two types of routing (hence it is called hybrid). The first is </text:span><text:span text:style-name="Strong_20_Emphasis"><text:span text:style-name="T7">on demand</text:span></text:span><text:span text:style-name="T7"><text:line-break/>routing and the second is </text:span><text:span text:style-name="Strong_20_Emphasis"><text:span text:style-name="T7">proactive, dynamic routing.</text:span></text:span><text:span text:style-name="T7"> Currently only on demand routing<text:line-break/>is implemented in the Linux Kernel. We have three types of messages with on demand<text:line-break/>routing. The first is </text:span><text:span text:style-name="Strong_20_Emphasis"><text:span text:style-name="T7">PREQ</text:span></text:span><text:span text:style-name="T7"> (Path Request). This type of messages is sent as a broadcast<text:line-break/>when we look for some destination, which we still do not have a route to. This PREQ<text:line-break/>message is propagated in the mesh until it gets to its destination. On each station until<text:line-break/>the final destination is reached, a lookup is performed (by </text:span><text:span text:style-name="Emphasis"><text:span text:style-name="T7">mesh_path_lookup(),</text:span></text:span><text:span text:style-name="T7"> </text:span><text:span text:style-name="Emphasis"><text:span text:style-name="T7">net/mac80211/mesh_pathtbl.c).</text:span></text:span></text:p>
      <text:p text:style-name="P4">In case the lookup fails, the PREQ is forwarded (as a broadcast).</text:p>
      <text:p text:style-name="P4">The PREQ message is sent in a management packet; its subtype is a</text:p>
      <text:p text:style-name="P2"><text:span text:style-name="T7">Then a </text:span><text:span text:style-name="Strong_20_Emphasis"><text:span text:style-name="T7">PREP</text:span></text:span><text:span text:style-name="T7"> (Path Reply) unicast packet is sent. This packet is sent in the reverse path.<text:line-break/></text:span><text:soft-page-break/><text:span text:style-name="T7">The PREP message is also sent in a management packet; its subtype is also action.<text:line-break/>(IEEE80211_STYPE_ACTION). It is handled by hwmp_prep_frame_process(). Both<text:line-break/>PREQ and PREP are sent in the mesh_path_sel_frame_tx() function. If there is some<text:line-break/>failure on the way, a </text:span><text:span text:style-name="Strong_20_Emphasis"><text:span text:style-name="T7">PERR</text:span></text:span><text:span text:style-name="T7"> is sent.(Path Error). A PERR message is handled by<text:line-break/></text:span><text:span text:style-name="Strong_20_Emphasis"><text:span text:style-name="Emphasis"><text:span text:style-name="T7">mesh_path_error_tx()</text:span></text:span></text:span><text:span text:style-name="T7">.<text:line-break/>The route take into consideration a radio-aware metric (airtime metric). The airtime<text:line-break/>metric is calculated in the </text:span><text:span text:style-name="Emphasis"><text:span text:style-name="Strong_20_Emphasis"><text:span text:style-name="T7">airtime_link_metric_get()</text:span></text:span></text:span><text:span text:style-name="T7"> method , net/mac80211/mesh_hwmp.c(based on rate and other<text:line-break/>hardware parameters). Mesh Points continuously monitor their links and update metric<text:line-break/>values with neighbours.</text:span></text:p>
      <text:p text:style-name="P2"><text:span text:style-name="T7"><text:line-break/>The station which sent the PREQ may try to send packets to the final destination while<text:line-break/>still not knowing the route to that destination; these packets are kept in a buffer called<text:line-break/>frame_queue, which is a member of </text:span><text:span text:style-name="Strong_20_Emphasis"><text:span text:style-name="T7">mesh_path</text:span></text:span><text:span text:style-name="T7"> struct; net/mac80211/mesh.h) in such a case, when a PREP finally arrives, the pending packets of this buffer are sent to the final destination (by calling </text:span><text:span text:style-name="Emphasis"><text:span text:style-name="Strong_20_Emphasis"><text:span text:style-name="T7">mesh_path_tx_pending()</text:span></text:span></text:span><text:span text:style-name="T7">). The maximum number of frames buffered per destination for unresolved destinations is 10 (</text:span><text:span text:style-name="Strong_20_Emphasis"><text:span text:style-name="T7">MESH_FRAME_QUEUE_LEN</text:span></text:span><text:span text:style-name="T7">, defined in net/mac80211/mesh.h).</text:span></text:p>
      <text:p text:style-name="P4"><text:line-break/>The advantages of mesh networking are:<text:line-break/>● Rapid deployment.<text:line-break/>● Minimal configuration; inexpensive.<text:line-break/>● Easy to deploy in hard-to-wire environments.<text:line-break/>● Connectivity while nodes are in motion.</text:p>
      <text:p text:style-name="P4"><text:line-break/>The disadvantages:<text:line-break/>● Many broadcasts limit network performance<text:line-break/>● Not all wireless drivers support mesh mode at the moment.</text:p>
      <text:p text:style-name="P3"> </text:p>
      <text:p text:style-name="P3"> </text:p>
      <text:p text:style-name="P2"><text:span text:style-name="Strong_20_Emphasis"><text:span text:style-name="T14"> </text:span></text:span></text:p>
      <text:p text:style-name="P2"><text:span text:style-name="Strong_20_Emphasis"><text:span text:style-name="T14"> </text:span></text:span><text:bookmark text:name="openwrt"/></text:p>
      <text:h text:style-name="P111" text:outline-level="3"><text:bookmark text:name="openwrt1"/><text:soft-page-break/><text:span text:style-name="Strong_20_Emphasis"><text:span text:style-name="T10">Tip for hacking mac80211 with openwrt:</text:span></text:span></text:h>
      <text:h text:style-name="P111" text:outline-level="3"><text:bookmark text:name="openwrt2"/><text:span text:style-name="Strong_20_Emphasis"><text:span text:style-name="T10"><text:line-break/>-----------------------------------------------------------<text:line-break/></text:span></text:span><text:span text:style-name="T10">The WRTG54L LinkSys wireless router comes out of factory with Linux.</text:span></text:h>
      <text:p text:style-name="P2"><text:span text:style-name="T7">In case you want to hack mac80211 with OpenWrt, you can do it with </text:span><text:span text:style-name="Strong_20_Emphasis"><text:span text:style-name="T7">backfire</text:span></text:span><text:span text:style-name="T7"> or </text:span></text:p>
      <text:p text:style-name="P2"><text:span text:style-name="T7">with </text:span><text:span text:style-name="Strong_20_Emphasis"><text:span text:style-name="T7">kamikaze, </text:span></text:span><text:span text:style-name="T7">which are versions of OpenWrt. In case of kamikaze, you will soon <text:line-break/>find out that with recent kamikaze releases (8.09.1 and 8.09.2), <text:line-break/>the wireless driver does not exist (kmod-b43).</text:span></text:p>
      <text:p text:style-name="P4"><text:line-break/>For this reason "opkg install kmod-b43" fails on kamikaze 8.09.1 and <text:line-break/>kamikaze 8.09.2.</text:p>
      <text:p text:style-name="P4">You can use also kamikaze 9.0.2 and build the broadcom wireless driver <text:line-break/>as a kernel module.<text:line-break/>A simple way of achieving this is thus:<text:line-break/>"make kernel_menuconfig"<text:line-break/>Then:<text:line-break/>select driver/network/wireless/B43 by<text:line-break/>  <text:line-break/>(Broadcom 43xx wireless support (mac80211 stack))<text:line-break/>  <text:line-break/>  CONFIG_B43 should be "m".<text:line-break/>  Make sure that you create also mac80211.ko  and cfg80211.ko<text:line-break/>/work/src/backfire_svn/build_dir/linux-brcm47xx/compat-wireless-2011-12-</text:p>
      <text:p text:style-name="P4">The source files for b43 drivers selected in this way are under </text:p>
      <text:p text:style-name="P2"><text:span text:style-name="Strong_20_Emphasis"><text:span text:style-name="Emphasis"><text:span text:style-name="T7">build_dir/linux-brcm47xx/compat-wireless-2011-12-01/drivers/net/wireless/b43</text:span></text:span></text:span></text:p>
      <text:p text:style-name="P2"><text:span text:style-name="Strong_20_Emphasis"><text:span text:style-name="Emphasis"><text:span text:style-name="T7">Tip:</text:span></text:span></text:span></text:p>
      <text:p text:style-name="P2"><text:span text:style-name="Strong_20_Emphasis"><text:span text:style-name="Emphasis"><text:span text:style-name="T7">When working with b43 kernel module (b43.ko) it is enough to run</text:span></text:span></text:span></text:p>
      <text:p text:style-name="P2"><text:span text:style-name="Strong_20_Emphasis"><text:span text:style-name="Emphasis"><text:span text:style-name="T7">make target/linux/compile</text:span></text:span></text:span></text:p>
      <text:p text:style-name="P2"><text:span text:style-name="Strong_20_Emphasis"><text:span text:style-name="Emphasis"><text:span text:style-name="T7">in order to create b43.ko (under build_dir/linux-brcm47xx/linux-2.6.32.27/drivers/net/wireless/b43/) and copy it.</text:span></text:span></text:span></text:p>
      <text:p text:style-name="P2"><text:span text:style-name="Strong_20_Emphasis"><text:span text:style-name="Emphasis"><text:span text:style-name="T14"> </text:span></text:span></text:span></text:p>
      <text:p text:style-name="P2"><text:span text:style-name="Strong_20_Emphasis"><text:span text:style-name="Emphasis"><text:span text:style-name="T14"> </text:span></text:span></text:span></text:p>
      <text:p text:style-name="P4">The hostapd sources are under:</text:p>
      <text:p text:style-name="P3"> <text:span text:style-name="T1">build_dir/target-mipsel_uClibc-0.9.30.1/hostapd-full</text:span></text:p>
      <text:p text:style-name="P3"> </text:p>
      <text:p text:style-name="P4"><text:line-break/>  Copy cfg80211.ko, mac80211.ko  and b43.ko to the linksys device.<text:line-break/>  <text:line-break/><text:soft-page-break/>  Insert them by this order:<text:line-break/>  insmod cfg80211.ko<text:line-break/>  insmod mac80211.ko<text:line-break/>  insmod b43.ko<text:line-break/>  <text:line-break/>  <text:line-break/>  iwconfig should show "wlan0".</text:p>
      <text:p text:style-name="P4"><text:line-break/>  When trying "ifconfig wlan0 up", in case you get an error about firmware,<text:line-break/>  like this error message about missing firmware file, <text:line-break/>  "b43-phy0 ERROR: Firmware file "b43/ucode5.fw" not found or load failed."<text:line-break/><text:line-break/>   do as described in:<text:line-break/>  http://linuxwireless.org/en/users/Drivers/b43#devicefirmware<text:line-break/>  <text:line-break/>In case you will try to scan, you will get:  <text:line-break/>ifconfig  wlan0 up  <text:line-break/>iwlist wlan0 scan  <text:line-break/>wlan0     Interface doesn't support scanning : Operation not supported<text:line-break/><text:line-break/>It **is** inlcuded in kamikaze 8.09.<text:line-break/><text:line-break/>(so when booting with kamikaze 8.09 you do see wireless interface when <text:line-break/>running iwconfig).<text:line-break/><text:line-break/>See this thread:<text:line-break/>https://forum.openwrt.org/viewtopic.php?id=22103<text:line-break/>"Why is b43 driver missing in recent releases?"<text:line-break/><text:line-break/>See also under:<text:line-break/>http://downloads.openwrt.org/kamikaze/</text:p>
      <text:p text:style-name="P4">Another tip:</text:p>
      <text:p text:style-name="P4">In order to use , in /etc/hostapd.conf,</text:p>
      <text:p text:style-name="P4">driver=nl80211,</text:p>
      <text:p text:style-name="P4">you should have in hostapd .config, before running "make",</text:p>
      <text:p text:style-name="P4">CONFIG_DRIVER_NL80211=y</text:p>
      <text:p text:style-name="P3"> </text:p>
      <text:p text:style-name="P4">Not that in some distributions CONFIG_DRIVER_NL80211 is not set in hostapd package.</text:p>
      <text:p text:style-name="P3"> </text:p>
      <text:p text:style-name="P4">- In case there are any problems with burning an image and you cannot access</text:p>
      <text:p text:style-name="P4">the WRT54GL linksys device, you can burn an image via tftp,</text:p>
      <text:p text:style-name="P4">in this way:</text:p>
      <text:p text:style-name="P4"><text:soft-page-break/>tftp 192.168.1.1</text:p>
      <text:p text:style-name="P4">bin</text:p>
      <text:p text:style-name="P4">trace</text:p>
      <text:p text:style-name="P4">timeout 60</text:p>
      <text:p text:style-name="P3"> </text:p>
      <text:p text:style-name="P4">rexmt 1 </text:p>
      <text:p text:style-name="P4">put nameOfFirmareFile</text:p>
      <text:p text:style-name="P3"> </text:p>
      <text:p text:style-name="P4">- When using this way, you should download the firmware from linksys  site:</text:p>
      <text:p text:style-name="P2"><text:a xlink:type="simple" xlink:href="http://homesupport.cisco.com/en-us/support/routers/WRT54GL"><text:span text:style-name="T17">http://homesupport.cisco.com/en-us/support/routers/WRT54GL</text:span></text:a></text:p>
      <text:p text:style-name="P3"> </text:p>
      <text:p text:style-name="P4">- In case you will try to burn an openwrt image, most likely you will get errors;</text:p>
      <text:p text:style-name="P4">like:</text:p>
      <text:p text:style-name="P4">....</text:p>
      <text:p text:style-name="P4">...</text:p>
      <text:p text:style-name="P4">tftp&gt; put openwrt-brcm47xx-squashfs.trx </text:p>
      <text:p text:style-name="P4">received ACK &lt;block=0&gt;<text:line-break/>sent DATA &lt;block=1, 512 bytes&gt;<text:line-break/>received ACK &lt;block=0&gt;<text:line-break/>received ERROR &lt;code=4, msg=code pattern incorrect&gt;<text:line-break/>Error code 4: code pattern incorrect</text:p>
      <text:p text:style-name="P4">...</text:p>
      <text:p text:style-name="P4">...</text:p>
      <text:p text:style-name="P3"> </text:p>
      <text:p text:style-name="P4">OpenFWWF website:</text:p>
      <text:p text:style-name="P2"><text:a xlink:type="simple" xlink:href="http://www.ing.unibs.it/~openfwwf/" office:target-frame-name="_blank" xlink:show="new"><text:span text:style-name="T17">http://www.ing.unibs.it/~openfwwf/</text:span></text:a></text:p>
      <text:p text:style-name="P3">  <text:span text:style-name="T1">- also for wrt54GL.</text:span></text:p>
      <text:p text:style-name="P4">building a firmware for b43 is simple:</text:p>
      <text:p text:style-name="P4">you download b43-tools and b43 firmware.</text:p>
      <text:p text:style-name="P4">From  b43-tools/assembler you run "make &amp;&amp; make install".</text:p>
      <text:p text:style-name="P4">(you only need assembler for building the b43 firmware)</text:p>
      <text:p text:style-name="P3"> </text:p>
      <text:p text:style-name="P4">In case you get the following error:</text:p>
      <text:p text:style-name="P4">b43-tools/assembler&gt;# make<text:line-break/>CC b43-asm.bin<text:line-break/>/usr/bin/ld: cannot find -lfl</text:p>
      <text:p text:style-name="P3"><text:soft-page-break/> </text:p>
      <text:p text:style-name="P4">make sure that flex-static and flex are installed. (yum install flex-static flex)</text:p>
      <text:p text:style-name="P3"> </text:p>
      <text:p text:style-name="P4">Then simply go to the folder where you extracted the firmware, and run "make".</text:p>
      <text:p text:style-name="P4">A file name "ucode5.fw" will be generated.</text:p>
      <text:p text:style-name="P2"><text:span text:style-name="T7">With b43 on the WRT54GL, we use </text:span><text:span text:style-name="Strong_20_Emphasis"><text:span text:style-name="T7">SSB_BUSTYPE_SSB </text:span></text:span></text:p>
      <text:p text:style-name="P2"><text:span text:style-name="T7">This means that in </text:span><text:span text:style-name="Emphasis"><text:span text:style-name="Strong_20_Emphasis"><text:span text:style-name="T7">b43_wireless_core_start()</text:span></text:span></text:span><text:span text:style-name="Emphasis"><text:span text:style-name="T7"> (drivers/net/wireless/b43/main.c), </text:span></text:span></text:p>
      <text:p text:style-name="P2"><text:span text:style-name="Emphasis"><text:span text:style-name="T7">dev-&gt;dev-&gt;bus-&gt;bustype is </text:span></text:span><text:span text:style-name="Emphasis"><text:span text:style-name="Strong_20_Emphasis"><text:span text:style-name="T7">SSB_BUSTYPE_SSB </text:span></text:span></text:span><text:span text:style-name="Emphasis"><text:span text:style-name="T7">and we call</text:span></text:span></text:p>
      <text:p text:style-name="P2"><text:span text:style-name="Strong_20_Emphasis"><text:span text:style-name="Emphasis"><text:span text:style-name="T7">request_threaded_irq() </text:span></text:span></text:span><text:span text:style-name="Emphasis"><text:span text:style-name="T7">and not</text:span></text:span><text:span text:style-name="Strong_20_Emphasis"><text:span text:style-name="Emphasis"><text:span text:style-name="T7"> b43_sdio_request_irq().</text:span></text:span></text:span></text:p>
      <text:p text:style-name="P2"><text:span text:style-name="Emphasis"><text:span text:style-name="T7">(The other possibilites are SSB_BUSTYPE_PCI, SSB_BUSTYPE_PCMCIA or </text:span></text:span></text:p>
      <text:p text:style-name="P2"><text:span text:style-name="Emphasis"><text:span text:style-name="T7">SSB_BUSTYPE_SDIO).</text:span></text:span></text:p>
      <text:p text:style-name="P2"><text:span text:style-name="Emphasis"><text:span text:style-name="Strong_20_Emphasis"><text:span text:style-name="T14"> </text:span></text:span></text:span></text:p>
      <text:p text:style-name="P2"><text:span text:style-name="Emphasis"><text:span text:style-name="Strong_20_Emphasis"><text:span text:style-name="T14"> </text:span></text:span></text:span></text:p>
      <text:p text:style-name="P2"><text:span text:style-name="Emphasis"><text:span text:style-name="Strong_20_Emphasis"><text:span text:style-name="T14"> </text:span></text:span></text:span></text:p>
      <text:p text:style-name="P2"><text:span text:style-name="Emphasis"><text:span text:style-name="T14"> </text:span></text:span></text:p>
      <text:p text:style-name="P3"> </text:p>
      <text:p text:style-name="P2"><text:span text:style-name="Strong_20_Emphasis"><text:span text:style-name="T7">b43/b43legacy Linux driver discussions:</text:span></text:span></text:p>
      <text:p text:style-name="P2"><text:a xlink:type="simple" xlink:href="http://lists.infradead.org/mailman/listinfo/b43-dev"><text:span text:style-name="T17">http://lists.infradead.org/mailman/listinfo/b43-dev</text:span></text:a></text:p>
      <text:p text:style-name="P3">   <text:span text:style-name="T1">- Patches which are sent to this mailing list are also sent to Linux kernel wireless mailing list.</text:span></text:p>
      <text:p text:style-name="P3"> <text:span text:style-name="T1">ath9k-devel mailing list:</text:span></text:p>
      <text:p text:style-name="P2"><text:span text:style-name="T14"> </text:span><text:a xlink:type="simple" xlink:href="http://www.mail-archive.com/ath9k-devel@lists.ath9k.org/index.html"><text:span text:style-name="T17">http://www.mail-archive.com/ath9k-devel@lists.ath9k.org/index.html</text:span></text:a></text:p>
      <text:p text:style-name="P3"> </text:p>
      <text:p text:style-name="P3"> </text:p>
      <text:p text:style-name="P2"><text:span text:style-name="Strong_20_Emphasis"><text:span text:style-name="T7">TBD:</text:span></text:span></text:p>
      <text:p text:style-name="P4">The following downloads 8.09.2 and not 8.09; how you get 8.09 and not 8.09.2?</text:p>
      <text:p text:style-name="P2"><text:span text:style-name="T7">You can download kamikaze 8.09 by:</text:span></text:p>
      <text:p text:style-name="P4">svn co svn://svn.openwrt.org/openwrt/branches/8.09</text:p>
      <text:p text:style-name="P4">OpenWrt repositories are in the following link:</text:p>
      <text:p text:style-name="P2"><text:span text:style-name="Strong_20_Emphasis"><text:span text:style-name="T14"> </text:span></text:span><text:a xlink:type="simple" xlink:href="https://dev.openwrt.org/wiki/GetSource"><text:span text:style-name="Strong_20_Emphasis"><text:span text:style-name="T17">https://dev.openwrt.org/wiki/GetSource</text:span></text:span></text:a></text:p>
      <text:p text:style-name="P2"><text:span text:style-name="Strong_20_Emphasis"><text:span text:style-name="T14"> </text:span></text:span><text:span text:style-name="Strong_20_Emphasis"><text:span text:style-name="T7">RFKILL</text:span></text:span></text:p>
      <text:p text:style-name="P4">rfkill is a simple tool for accessing the Linux rfkill device interface,<text:line-break/>which is used to enable and disable wireless networking devices, typically<text:line-break/>WLAN, Bluetooth and mobile broadband.</text:p>
      <text:p text:style-name="P2"><text:span text:style-name="Strong_20_Emphasis"><text:span text:style-name="Emphasis"><text:span text:style-name="T7">rfkill list</text:span></text:span></text:span><text:span text:style-name="T7"> will list the status of rfkill.</text:span></text:p>
      <text:p text:style-name="P2"><text:soft-page-break/><text:span text:style-name="Strong_20_Emphasis"><text:span text:style-name="Emphasis"><text:span text:style-name="T7">rfkill block</text:span></text:span></text:span><text:span text:style-name="Strong_20_Emphasis"><text:span text:style-name="T7"> to set a soft lock</text:span></text:span></text:p>
      <text:p text:style-name="P2"><text:span text:style-name="Strong_20_Emphasis"><text:span text:style-name="Emphasis"><text:span text:style-name="T7">rfkill un</text:span></text:span></text:span><text:span text:style-name="Strong_20_Emphasis"><text:span text:style-name="T7">block to clear a soft lock </text:span></text:span></text:p>
      <text:p text:style-name="P4">see:</text:p>
      <text:p text:style-name="P4">http://www.linuxwireless.org/en/users/Documentation/rfkill</text:p>
      <text:p text:style-name="P2"><text:span text:style-name="Strong_20_Emphasis"><text:span text:style-name="T7">WiMAX</text:span></text:span></text:p>
      <text:p text:style-name="P4">LTE will undoubtedly be the 4G technology. There is WimMAX solution in </text:p>
      <text:p text:style-name="P4">Linux kernel though.</text:p>
      <text:p text:style-name="P4">WiMAX (Worldwide interoperability for Microwave access) is based on IEEE802.16<text:line-break/>standard. It is a wireless solution for broadband WAN (Wide Area Network).<text:line-break/>about 200 WiMAX projects around the world.  WiMAX products can accommodate fixed and mobile usage models. <text:line-break/>There is a WiMAX Linux git tree, maintained by Inaky Perez-Gonzalez from Intel.</text:p>
      <text:p text:style-name="P4">In the past, Inaky was involved in developing the Linux USB stack and the Linux UWB<text:line-break/>(Ultra Wideband) stack. The WiMAX stack and driver have been accepted in mainline<text:line-break/>for 2.6.29 in January 2009. The WiMAX support in Linux consists of a Kernel module<text:line-break/>(net/wimax/wimax.ko), device-specific drivers under it, and a user space management<text:line-break/>stack, WiMAX Network Service. There was in the past an initiative from Nokia for a<text:line-break/>WiMAX stack for Linux, but it is not integrated currently. Also <text:line-break/>work was done on D-Bus interface to the WiMAX stack, which will help user space tools manage the WiMAX stack. There is currently one WiMAX driver in the Linux tree, the Intel<text:line-break/>WiMAX Connection 2400 over USB driver (which supports any of the Intel Wireless<text:line-break/>WiMAX/WiFi Link 5x50 series). The WiMAX stack uses generic netlink protocol<text:line-break/>mechanism to send and receive netlink messages to and from userspace. Free form<text:line-break/>messages can be sent back and forth between driver/device and user space</text:p>
      <text:p text:style-name="P2"><text:span text:style-name="Strong_20_Emphasis"><text:span text:style-name="T7">batman-adv</text:span></text:span></text:p>
      <text:p text:style-name="P4">"B.A.T.M.A.N. Advanced Meshing Protocol is<text:line-break/>a routing protocol for multi-hop ad-hoc mesh networks. The networks may be wired or wireless.</text:p>
      <text:p text:style-name="P4">Implementation is in net/batman-adv</text:p>
      <text:p text:style-name="P4">See http://www.open-mesh.org/</text:p>
      <text:h text:style-name="P108" text:outline-level="1"><text:bookmark text:name="firstHeading"/> </text:h>
      <text:p text:style-name="P2"><text:span text:style-name="T14"> </text:span><text:span text:style-name="Strong_20_Emphasis"><text:span text:style-name="T7">Wireless Summit (2012)</text:span></text:span></text:p>
      <text:p text:style-name="P2"><text:span text:style-name="Strong_20_Emphasis"><text:span text:style-name="T14"> </text:span></text:span><text:a xlink:type="simple" xlink:href="http://wireless.kernel.org/en/developers/Summits/Barcelona-2012"><text:span text:style-name="Strong_20_Emphasis"><text:span text:style-name="T17">http://wireless.kernel.org/en/developers/Summits/Barcelona-2012</text:span></text:span></text:a></text:p>
      <text:p text:style-name="P2"><text:span text:style-name="Strong_20_Emphasis"><text:span text:style-name="T7">Will deal with 802.11, </text:span></text:span><text:a xlink:type="simple" xlink:href="http://elinux.org/images/7/71/Wireless_Networking_with_IEEE_802.15.4_and_6LoWPAN.pdf" office:target-frame-name="_blank" xlink:show="new"><text:span text:style-name="Strong_20_Emphasis"><text:span text:style-name="T17">802.15.4 stack (6lowpan),</text:span></text:span></text:a><text:span text:style-name="Strong_20_Emphasis"><text:span text:style-name="T7"> Bluetooth, NFC, and more.</text:span></text:span></text:p>
      <text:p text:style-name="P2"><text:soft-page-break/><text:span text:style-name="Strong_20_Emphasis"><text:span text:style-name="T7">lecture slides of the 802.15.4 lecture by Alan Ott: </text:span></text:span><text:a xlink:type="simple" xlink:href="http://elinux.org/images/7/71/Wireless_Networking_with_IEEE_802.15.4_and_6LoWPAN.pdf" office:target-frame-name="_blank" xlink:show="new"><text:span text:style-name="Strong_20_Emphasis"><text:span text:style-name="T17">802.15.4 stack (6lowpan)</text:span></text:span></text:a></text:p>
      <text:p text:style-name="P2"><text:span text:style-name="Strong_20_Emphasis"><text:span text:style-name="T7">6LoWPAN stands for: "IPv6 over Low power Wireless Personal Area Networks"</text:span></text:span></text:p>
      <text:p text:style-name="P2"><text:span text:style-name="Strong_20_Emphasis"><text:span text:style-name="T7">http://elinux.org/images/7/71/Wireless_Networking_with_IEEE_802.15.4_and_6LoWPAN.pdf</text:span></text:span></text:p>
      <text:p text:style-name="P2"><text:span text:style-name="Strong_20_Emphasis"><text:span text:style-name="T14"> </text:span></text:span></text:p>
      <text:p text:style-name="P2"><text:span text:style-name="Strong_20_Emphasis"><text:span text:style-name="T7">IEEE 802.15.4</text:span></text:span></text:p>
      <text:p text:style-name="P4">IEEE standard 802.15.4 is for wireless personal area network (WPAN).</text:p>
      <text:p text:style-name="P4">Implementation in the Linux kernel tree: net/ieee802154/</text:p>
      <text:p text:style-name="P4">The maintainers of IEEE 802.15.4 SUBSYSTEM are Alexander Smirnov and Dmitry Eremin-Solenikov.</text:p>
      <text:p text:style-name="P4"><text:line-break/>Web site: http://sourceforge.net/apps/trac/linux-zigbee</text:p>
      <text:p text:style-name="P4">Git tree: git://git.kernel.org/pub/scm/linux/kernel/git/lowpan/lowpan.git</text:p>
      <text:p text:style-name="P3"> </text:p>
      <text:p text:style-name="P2"><text:span text:style-name="Strong_20_Emphasis"><text:span text:style-name="T7">compat-wireless</text:span></text:span></text:p>
      <text:p text:style-name="P4">compat-wireless  is a backport of the wireless stack from newer kernels to older ones.</text:p>
      <text:p text:style-name="P2"><text:span text:style-name="Strong_20_Emphasis"><text:span text:style-name="T7">Wi-Fi Direct</text:span></text:span><text:span text:style-name="T7">, previously known as Wi-Fi </text:span><text:span text:style-name="Strong_20_Emphasis"><text:span text:style-name="T7">P2P</text:span></text:span><text:span text:style-name="T7">, is a standard that allows Wi-Fi devices to connect to each other without the need for an Access Point.</text:span></text:p>
      <text:p text:style-name="P3"> </text:p>
      <text:p text:style-name="P4">CRDA stands for "Central Regulatory Domain Agent". It is based on nl80211 and udev. </text:p>
      <text:p text:style-name="P4">You can download the source code by:</text:p>
      <text:p text:style-name="P4">git clone git://github.com/mcgrof/crda.git</text:p>
      <text:p text:style-name="P4">Mostly written by Luis R. Rodriguez (mcgrof@qca.qualcomm.com).</text:p>
      <text:p text:style-name="P4">see:</text:p>
      <text:p text:style-name="P2"><text:a xlink:type="simple" xlink:href="http://www.linuxwireless.org/en/developers/Regulatory/CRDA"><text:span text:style-name="T17">http://www.linuxwireless.org/en/developers/Regulatory/CRDA</text:span></text:a></text:p>
      <text:p text:style-name="P3"> </text:p>
      <text:p text:style-name="P64"><text:span text:style-name="Strong_20_Emphasis"><text:span text:style-name="T7">Links:</text:span></text:span></text:p>
      <text:p text:style-name="P62">"Linux wireless networking",  article from 2004</text:p>
      <text:p text:style-name="P64"><text:a xlink:type="simple" xlink:href="http://www.ibm.com/developerworks/library/wi-enable/index.html"><text:span text:style-name="T17">http://www.ibm.com/developerworks/library/wi-enable/index.html</text:span></text:a><text:span text:style-name="T7"> </text:span></text:p>
      <text:p text:style-name="P63"> </text:p>
      <text:p text:style-name="P62">Updated standard (2012) </text:p>
      <text:p text:style-name="P64"><text:span text:style-name="T14"> </text:span><text:a xlink:type="simple" xlink:href="http://standards.ieee.org/getieee802/download/802.11-2012.pdf" office:target-frame-name="_blank" xlink:show="new"><text:span text:style-name="T17">http://standards.ieee.org/getieee802/download/802.11-2012.pdf</text:span></text:a></text:p>
      <text:p text:style-name="P63"> </text:p>
      <text:p text:style-name="P63"> </text:p>
      <text:p text:style-name="P64"><text:span text:style-name="Strong_20_Emphasis"><text:span text:style-name="T7">Books:</text:span></text:span></text:p>
      <text:p text:style-name="P64"><text:span text:style-name="Strong_20_Emphasis"><text:span text:style-name="T14"> </text:span></text:span></text:p>
      <text:p text:style-name="P64"><text:span text:style-name="Strong_20_Emphasis"><text:span text:style-name="T7">802.11 Wireless Networks: The Definitive Guide, 2nd Edition</text:span></text:span></text:p>
      <text:p text:style-name="P62"><text:soft-page-break/>By Matthew Gast</text:p>
      <text:p text:style-name="P62">Publisher: O'Reilly Media, 2005</text:p>
      <text:p text:style-name="P63"> </text:p>
      <text:p text:style-name="P64"><text:span text:style-name="Strong_20_Emphasis"><text:span text:style-name="T7">802.11n: A Survival Guide</text:span></text:span></text:p>
      <text:p text:style-name="P62">By Matthew Gast</text:p>
      <text:p text:style-name="P62">Publisher: O'Reilly Media, 2012</text:p>
      <text:p text:style-name="P63"> </text:p>
      <text:p text:style-name="P63"> <text:span text:style-name="T1">TBD:</text:span></text:p>
      <text:p text:style-name="P62">ACS (Automatic Channel Selection)</text:p>
      <text:p text:style-name="P3"> </text:p>
      <text:p text:style-name="P2"><text:span text:style-name="Strong_20_Emphasis"><text:span text:style-name="Emphasis"><text:span text:style-name="T14"> </text:span></text:span></text:span><text:span text:style-name="Strong_20_Emphasis"><text:span text:style-name="T14"> </text:span></text:span><text:span text:style-name="Strong_20_Emphasis"><text:span text:style-name="T7">Useful tips:</text:span></text:span></text:p>
      <text:p text:style-name="P4">If you want immediate UDP traffic, you can use traceroute.</text:p>
      <text:p text:style-name="P4">Remember that the destination port is incremented by 1 for each sent packet.</text:p>
      <text:p text:style-name="P4">You can also generate raw UDP traffic with traceroute, by:</text:p>
      <text:p text:style-name="P4">tarceroute -P (Default protocol is 253 , see rfc3692).</text:p>
      <text:p text:style-name="P3"> </text:p>
      <text:h text:style-name="P102" text:outline-level="2"><text:span text:style-name="Source_20_Text"><text:span text:style-name="T16">wireshark tip:</text:span></text:span></text:h>
      <text:p text:style-name="P4">Sometimes you see in wireshark sniffer,  <text:line-break/>that the amount of "Bytes on wire" is larger then the MTU<text:line-break/>of the network card. <text:line-break/>This is probably due to using Jumbo packets or offloading.</text:p>
      <text:p text:style-name="P3"> </text:p>
      <text:h text:style-name="P102" text:outline-level="2"><text:span text:style-name="T10"><text:line-break/></text:span><text:bookmark text:name="LINKS"/><text:span text:style-name="Strong_20_Emphasis"><text:span text:style-name="T11">Links and more info</text:span></text:span><text:span text:style-name="T10"><text:line-break/> </text:span></text:h>
      <text:p text:style-name="P4">1) Understanding the Linux Kernel, Second Edition By Daniel P. Bovet, Marco Cesati Second Edition December 2002 chapter 18: networking.</text:p>
      <text:p text:style-name="P2"><text:a xlink:type="simple" xlink:href="http://www.oreilly.com/catalog/understandlni/"><text:span text:style-name="T17">Understanding Linux Network Internals, Christian Benvenuti, O'reilly</text:span></text:a><text:span text:style-name="T7"> contains all details of the Linux networking stack.</text:span></text:p>
      <text:p text:style-name="P4"><text:line-break/>2) Linux Device Driver, by Jonathan Corbet, Alessandro Rubini, Greg Kroah Hartman Third Edition February 2005.</text:p>
      <text:p text:style-name="P3">– <text:span text:style-name="T1">Chapter 17, Network Drivers</text:span></text:p>
      <text:p text:style-name="P2"><text:span text:style-name="T7">3) Linux networking: (a lot of docs about specific networking topics) – </text:span><text:a xlink:type="simple" xlink:href="http://linuxnet.osdl.org/index.php/Main_Page"><text:span text:style-name="T17">http://linuxnet.osdl.org/index.php/Main_Page</text:span></text:a></text:p>
      <text:p text:style-name="P2"><text:span text:style-name="T7">26) LCE: Challenges for Linux networking , By </text:span><text:span text:style-name="Strong_20_Emphasis"><text:span text:style-name="T7">Jonathan Corbet , </text:span></text:span><text:span text:style-name="T7">November 7, 2012:</text:span></text:p>
      <text:p text:style-name="P2"><text:soft-page-break/><text:a xlink:type="simple" xlink:href="http://lwn.net/Articles/523058/"><text:span text:style-name="T17">http://lwn.net/Articles/523058/</text:span></text:a></text:p>
      <text:p text:style-name="P2"><text:span text:style-name="T7">5) netdev mailing list: </text:span><text:a xlink:type="simple" xlink:href="http://www.spinics.net/lists/netdev/"><text:span text:style-name="T17">http://www.spinics.net/lists/netdev/</text:span></text:a></text:p>
      <text:p text:style-name="P2"><text:span text:style-name="T7"><text:line-break/>6) Removal of multipath routing cache from kernel code: </text:span><text:a xlink:type="simple" xlink:href="http://lists.openwall.net/netdev/2007/03/12/76"><text:span text:style-name="T17">http://lists.openwall.net/netdev/2007/03/12/76</text:span></text:a><text:span text:style-name="T7"> </text:span><text:a xlink:type="simple" xlink:href="http://lwn.net/Articles/241465/"><text:span text:style-name="T17">http://lwn.net/Articles/241465/</text:span></text:a></text:p>
      <text:p text:style-name="P2"><text:span text:style-name="T7">7) Linux Advanced Routing &amp; Traffic Control : </text:span><text:a xlink:type="simple" xlink:href="http://lartc.org/"><text:span text:style-name="T17">http://lartc.org/</text:span></text:a></text:p>
      <text:p text:style-name="P2"><text:span text:style-name="T7">8) ebtables – a filtering tool for a bridging: </text:span><text:a xlink:type="simple" xlink:href="http://ebtables.sourceforge.net/"><text:span text:style-name="T17">http://ebtables.sourceforge.net/</text:span></text:a></text:p>
      <text:p text:style-name="P2"><text:span text:style-name="T7">9) Writing Network Device Driver for Linux: (article) – </text:span><text:a xlink:type="simple" xlink:href="http://app.linux.org.mt/article/writingnetdrivers?locale=en"><text:span text:style-name="T17">http://app.linux.org.mt/article/writingnetdrivers?locale=en</text:span></text:a></text:p>
      <text:p text:style-name="P4">10) Netconf – a yearly networking conference; first was in 2004.</text:p>
      <text:p text:style-name="P2"><text:span text:style-name="T14">– </text:span><text:a xlink:type="simple" xlink:href="http://vger.kernel.org/netconf2004.html"><text:span text:style-name="T17">http://vger.kernel.org/netconf2004.html</text:span></text:a></text:p>
      <text:p text:style-name="P2"><text:span text:style-name="T14">– </text:span><text:a xlink:type="simple" xlink:href="http://vger.kernel.org/netconf2005.html"><text:span text:style-name="T17">http://vger.kernel.org/netconf2005.html</text:span></text:a></text:p>
      <text:p text:style-name="P2"><text:span text:style-name="T14">– </text:span><text:a xlink:type="simple" xlink:href="http://vger.kernel.org/netconf2006.html"><text:span text:style-name="T17">http://vger.kernel.org/netconf2006.html</text:span></text:a></text:p>
      <text:p text:style-name="P3">– <text:span text:style-name="T1">Linux Conf Australia, January 2008,Melbourne</text:span></text:p>
      <text:p text:style-name="P4">http://vger.kernel.org/netconf2010.html</text:p>
      <text:p text:style-name="P4">http://vger.kernel.org/netconf2011.html</text:p>
      <text:p text:style-name="P2"><text:span text:style-name="T14">– </text:span><text:a xlink:type="simple" xlink:href="https://www.linuxfoundation.org/%20http://vger.kernel.org/netconf2010.html%3C/a%3E%3C/p%3E%0A%0A%0A%0A%3Cp%3E %3C/p%3E%0A%3Cp%3E–%20David%20S.%20Miller,%20James%20Morris%20,%20Rusty%20Russell%20,%20Jamal%20Hadi%20Salim%20,Stephen%20Hemminger,%20Harald%20Welte,%20Hideaki%20YOSHIFUJI,%20Herbert%20Xu%20,Thomas%20Graf%20,Robert%20Olsson%20,Arnaldo%20Carvalho%20de%20Melo%20and%20others%3C/p%3E%0A%3Cp%3E11%29%20Policy%20Routing%20With%20Linux%20Online%20Book%20Edition%3C/p%3E%0A%3Cp%3E–%20by%20Matthew%20G.%20Marsh%20%28Sams%29.%3C/p%3E%0A%3Cp%3E–%20%3Ca%20class="><text:span text:style-name="T17">http://www.policyrouting.org/PolicyRoutingBook/</text:span></text:a></text:p>
      <text:p text:style-name="P4">12) THRASH A dynamic LCtrie and hash data structure:</text:p>
      <text:p text:style-name="P4">Robert Olsson Stefan Nilsson, August 2006</text:p>
      <text:p text:style-name="P2"><text:a xlink:type="simple" xlink:href="http://www.csc.kth.se/~snilsson/public/papers/trash/trash.pdf"><text:span text:style-name="T17">http://www.csc.kth.se/~snilsson/public/papers/trash/trash.pdf</text:span></text:a></text:p>
      <text:p text:style-name="P4">13) IPSec howto:</text:p>
      <text:p text:style-name="P2"><text:a xlink:type="simple" xlink:href="http://www.ipsechowto.org/t1.html"><text:span text:style-name="T17">http://www.ipsechowto.org/t1.html</text:span></text:a></text:p>
      <text:p text:style-name="P4"><text:line-break/>14) Openswan: Building and Integrating Virtual Private Networks , by Paul Wouters, Ken Bantoft</text:p>
      <text:p text:style-name="P2"><text:a xlink:type="simple" xlink:href="http://www.packtpub.com/book/openswan/mid/061205jqdnh2by"><text:span text:style-name="T17">http://www.packtpub.com/book/openswan/mid/061205jqdnh2by</text:span></text:a><text:span text:style-name="T7"> publisher: Packt Publishing.</text:span></text:p>
      <text:p text:style-name="P2"><text:span text:style-name="T7">15) </text:span><text:a xlink:type="simple" xlink:href="http://www.vyatta.com/"><text:span text:style-name="T17">http://www.vyatta.com/</text:span></text:a><text:span text:style-name="T7"> Open-Source Networking</text:span></text:p>
      <text:p text:style-name="P2"><text:span text:style-name="T7">16) For a very basic description of the network stack, see </text:span><text:a xlink:type="simple" xlink:href="http://www.ittc.ku.edu/~ashwinc/docs/Network_stack.pdf"><text:span text:style-name="T17">[1]</text:span></text:a><text:span text:style-name="T7">.</text:span></text:p>
      <text:p text:style-name="P2"><text:span text:style-name="T7">17) </text:span><text:a xlink:type="simple" xlink:href="http://www.ibm.com/developerworks/linux/library/l-linux-networking-stack/"><text:span text:style-name="T17">http://www.ibm.com/developerworks/linux/library/l-linux-networking-stack/</text:span></text:a><text:span text:style-name="T7"> gives an overview of the networking stack.</text:span></text:p>
      <text:p text:style-name="P2"><text:span text:style-name="T7">18) </text:span><text:a xlink:type="simple" xlink:href="http://www.makelinux.net/reference"><text:span text:style-name="T17">http://www.makelinux.net/reference</text:span></text:a><text:span text:style-name="T7"> is a general reference for Linux kernel internals.</text:span></text:p>
      <text:p text:style-name="P2"><text:span text:style-name="T7">19) </text:span><text:a xlink:type="simple" xlink:href="http://www.linuxjournal.com/article/1312"><text:span text:style-name="T17">This Linux Journal article by Alan Cox</text:span></text:a><text:span text:style-name="T7"> is an overall introduction to the networking kernel.</text:span></text:p>
      <text:h text:style-name="P108" text:outline-level="1"><text:soft-page-break/> </text:h>
      <text:p text:style-name="P4">20)</text:p>
      <text:p text:style-name="P4">Receive packet steering (RPS)</text:p>
      <text:p text:style-name="P4">http://lwn.net/Articles/362339/</text:p>
      <text:p text:style-name="P4">RPS and RFS<text:line-break/>http://lwn.net/Articles/398385/</text:p>
      <text:p text:style-name="P4">Receive flow steering<text:line-break/>http://lwn.net/Articles/382428/</text:p>
      <text:p text:style-name="P4">xps: Transmit Packet Steering <text:line-break/>http://lwn.net/Articles/412062/</text:p>
      <text:p text:style-name="P3"> <text:span text:style-name="T1">21) application for zero copy:</text:span></text:p>
      <text:p text:style-name="P3">    <text:span text:style-name="T1">http://netsniff-ng.org/</text:span></text:p>
      <text:p text:style-name="P4">(trafgen; uses PF_PACKET RAW sockets and sendto() sys call)</text:p>
      <text:p text:style-name="P2"><text:span text:style-name="T7">22) splice tools: </text:span><text:a xlink:type="simple" xlink:href="http://brick.kernel.dk/snaps/splice-git-latest.tar.gz"><text:span text:style-name="T17">http://brick.kernel.dk/snaps/splice-git-latest.tar.gz</text:span></text:a></text:p>
      <text:p text:style-name="P2"><text:span text:style-name="Strong_20_Emphasis"><text:span text:style-name="T7">network splice receive:</text:span></text:span></text:p>
      <text:p text:style-name="P4">http://lwn.net/Articles/236918/</text:p>
      <text:p text:style-name="P2"><text:span text:style-name="T7">23) </text:span><text:span text:style-name="Strong_20_Emphasis"><text:span text:style-name="T7">Network namespaces</text:span></text:span><text:span text:style-name="T7"> - by Jonathan Corbet:</text:span></text:p>
      <text:p text:style-name="P4">http://lwn.net/Articles/219794/</text:p>
      <text:p text:style-name="P2"><text:span text:style-name="T7">24)  The initial change to napi_struct is explained in<text:line-break/></text:span><text:a xlink:type="simple" xlink:href="http://lwn.net/Articles/244640/" office:target-frame-name="_blank" xlink:show="new"><text:span text:style-name="T17">ttp://lwn.net/Articles/244640/</text:span></text:a></text:p>
      <text:p text:style-name="P4"><text:line-break/>25) How GRO works by David Miller:</text:p>
      <text:p text:style-name="P4">http://vger.kernel.org/~davem/cgi-bin/blog.cgi/2010/08/30</text:p>
      <text:p text:style-name="P3"> </text:p>
      <text:p text:style-name="P4">kernel networking repositories:</text:p>
      <text:p text:style-name="P4">To clone  the stable tree you should run:</text:p>
      <text:p text:style-name="P4">git clone git://git.kernel.org/pub/scm/linux/kernel/git/davem/net.git</text:p>
      <text:p text:style-name="P3"> </text:p>
      <text:p text:style-name="P4">To clone  net-next you should run:</text:p>
      <text:p text:style-name="P4">git clone git://git.kernel.org/pub/scm/linux/kernel/git/davem/net-next.git</text:p>
      <text:p text:style-name="P3"> </text:p>
      <text:p text:style-name="P3"><text:soft-page-break/><draw:frame draw:style-name="fr1" draw:name="graphics6" text:anchor-type="as-char" svg:width="2.3126in" svg:height="2.3543in" draw:z-index="5"><draw:image xlink:href="http://static.wix.com/media/b7502b_263b8953e092e6935c14f79fd557efad.jpg_srz_222_226_75_22_0.50_1.20_0.00_jpg_srz" xlink:type="simple" xlink:show="embed" xlink:actuate="onLoad"/></draw:frame></text:p>
      <text:p text:style-name="P3">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Bitstream Vera Sans Mono" svg:font-family="'Bitstream Vera Sans Mono', 'Courier New', monospace"/>
    <style:font-face style:name="Lohit Devanagari1" svg:font-family="'Lohit Devanagari'"/>
    <style:font-face style:name="OpenSymbol" svg:font-family="OpenSymbol"/>
    <style:font-face style:name="Tahoma" svg:font-family="Tahoma, Verdana, Arial, Helvetica, 'Bitstream Vera Sans', sans-serif"/>
    <style:font-face style:name="DejaVu Sans Mono" svg:font-family="'DejaVu Sans Mono'" style:font-family-generic="modern" style:font-pitch="fixed"/>
    <style:font-face style:name="Lohit Devanagari2" svg:font-family="'Lohit Devanagari'"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harp"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WenQuanYi Zen Hei Sharp" style:font-size-asian="18pt" style:font-weight-asian="bold" style:font-name-complex="Lohit Devanagari"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WenQuanYi Zen Hei Sharp" style:font-size-asian="24pt" style:font-weight-asian="bold" style:font-name-complex="Lohit Devanagari" style:font-size-complex="24pt" style:font-weight-complex="bold"/>
    </style:style>
    <style:style style:name="List_20_Contents" style:display-name="List Contents" style:family="paragraph" style:parent-style-name="Standard" style:class="html">
      <style:paragraph-properties fo:margin="100%"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100%" fo:margin-left="0in" fo:margin-right="0in" fo:text-indent="0in" style:auto-text-indent="false"/>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WenQuanYi Zen Hei Sharp" style:font-size-asian="14pt" style:font-weight-asian="bold" style:font-name-complex="Lohit Devanagari" style:font-size-complex="14pt"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Zen Hei Sharp1" style:font-size-asian="10pt" style:font-name-complex="Lohit Devanagari2" style:font-size-complex="10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WenQuanYi Zen Hei Sharp1" style:font-name-complex="Lohit Devanagari2"/>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ot </meta:initial-creator>
    <meta:creation-date>2012-12-10T22:25:10</meta:creation-date>
    <dc:date>2012-12-10T22:28:49</dc:date>
    <dc:creator>root </dc:creator>
    <meta:editing-duration>P0D</meta:editing-duration>
    <meta:editing-cycles>1</meta:editing-cycles>
    <meta:document-statistic meta:table-count="1" meta:image-count="6" meta:object-count="0" meta:page-count="122" meta:paragraph-count="2176" meta:word-count="24328" meta:character-count="165299" meta:non-whitespace-character-count="140852"/>
    <meta:generator>LibreOffice/3.5$Linux_X86_64 LibreOffice_project/350m1$Build-2</meta:generator>
  </office:meta>
</office:document-meta>
</file>